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ylor_life_monthly" table:style-name="ta1">
        <office:forms form:automatic-focus="false" form:apply-design-mode="false"/>
        <table:shapes>
          <draw:frame draw:z-index="0" draw:style-name="gr1" draw:text-style-name="P1" svg:width="6.2988in" svg:height="3.5429in" svg:x="0.5059in" svg:y="0.8244in">
            <draw:object draw:notify-on-update-of-ranges="taylor_life_monthly.A1:taylor_life_monthly.A1 taylor_life_monthly.A2:taylor_life_monthly.A182 taylor_life_monthly.B1:taylor_life_monthly.B1 taylor_life_monthly.B2:taylor_life_monthly.B182 taylor_life_monthly.C1:taylor_life_monthly.C1 taylor_life_monthly.C2:taylor_life_monthly.C182 taylor_life_monthly.F1:taylor_life_monthly.F1 taylor_life_monthly.F2:taylor_life_monthly.F182 taylor_life_monthly.G1:taylor_life_monthly.G1 taylor_life_monthly.G2:taylor_life_monthly.G182 taylor_life_monthly.J1:taylor_life_monthly.J1 taylor_life_monthly.J2:taylor_life_monthly.J182 taylor_life_monthly.K1:taylor_life_monthly.K1 taylor_life_monthly.K2:taylor_life_monthly.K1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arn_lc</text:p>
          </table:table-cell>
          <table:table-cell office:value-type="string" calcext:value-type="string">
            <text:p>earn_cc</text:p>
          </table:table-cell>
          <table:table-cell office:value-type="string" calcext:value-type="string">
            <text:p>earn_norm_lc</text:p>
          </table:table-cell>
          <table:table-cell office:value-type="string" calcext:value-type="string">
            <text:p>earn_norm_cc</text:p>
          </table:table-cell>
          <table:table-cell office:value-type="string" calcext:value-type="string">
            <text:p>exp_total_lc</text:p>
          </table:table-cell>
          <table:table-cell office:value-type="string" calcext:value-type="string">
            <text:p>exp_total_cc</text:p>
          </table:table-cell>
          <table:table-cell office:value-type="string" calcext:value-type="string">
            <text:p>exp_norm_total_lc</text:p>
          </table:table-cell>
          <table:table-cell office:value-type="string" calcext:value-type="string">
            <text:p>exp_norm_total_cc</text:p>
          </table:table-cell>
          <table:table-cell office:value-type="string" calcext:value-type="string">
            <text:p>worth_lc</text:p>
          </table:table-cell>
          <table:table-cell office:value-type="string" calcext:value-type="string">
            <text:p>worth_cc</text:p>
          </table:table-cell>
          <table:table-cell office:value-type="string" calcext:value-type="string">
            <text:p>worth_norm_lc</text:p>
          </table:table-cell>
          <table:table-cell office:value-type="string" calcext:value-type="string">
            <text:p>worth_norm_cc</text:p>
          </table:table-cell>
          <table:table-cell office:value-type="string" calcext:value-type="string">
            <text:p>exp_al_cc</text:p>
          </table:table-cell>
          <table:table-cell office:value-type="string" calcext:value-type="string">
            <text:p>exp_cc</text:p>
          </table:table-cell>
          <table:table-cell office:value-type="string" calcext:value-type="string">
            <text:p>exp_lc</text:p>
          </table:table-cell>
          <table:table-cell office:value-type="string" calcext:value-type="string">
            <text:p>exp_non_taylor</text:p>
          </table:table-cell>
        </table:table-row>
        <table:table-row table:style-name="ro1">
          <table:table-cell office:value-type="date" office:date-value="2026-07-31" calcext:value-type="date">
            <text:p>2026-07-31</text:p>
          </table:table-cell>
          <table:table-cell table:number-columns-repeated="2" office:value-type="float" office:value="47500" calcext:value-type="float">
            <text:p>47500</text:p>
          </table:table-cell>
          <table:table-cell table:number-columns-repeated="2" office:value-type="float" office:value="47302.9045643154" calcext:value-type="float">
            <text:p>47302.9045643154</text:p>
          </table:table-cell>
          <table:table-cell office:value-type="float" office:value="19332.05" calcext:value-type="float">
            <text:p>19332.05</text:p>
          </table:table-cell>
          <table:table-cell office:value-type="float" office:value="13417.675" calcext:value-type="float">
            <text:p>13417.675</text:p>
          </table:table-cell>
          <table:table-cell office:value-type="float" office:value="19251.8340248963" calcext:value-type="float">
            <text:p>19251.8340248963</text:p>
          </table:table-cell>
          <table:table-cell office:value-type="float" office:value="13362" calcext:value-type="float">
            <text:p>13362</text:p>
          </table:table-cell>
          <table:table-cell office:value-type="float" office:value="5728167.95" calcext:value-type="float">
            <text:p>5728167.95</text:p>
          </table:table-cell>
          <table:table-cell office:value-type="float" office:value="5734082.325" calcext:value-type="float">
            <text:p>5734082.325</text:p>
          </table:table-cell>
          <table:table-cell office:value-type="float" office:value="5704399.61825726" calcext:value-type="float">
            <text:p>5704399.61825726</text:p>
          </table:table-cell>
          <table:table-cell office:value-type="float" office:value="5710289.45228216" calcext:value-type="float">
            <text:p>5710289.45228216</text:p>
          </table:table-cell>
          <table:table-cell office:value-type="float" office:value="0" calcext:value-type="float">
            <text:p>0</text:p>
          </table:table-cell>
          <table:table-cell office:value-type="float" office:value="3765.625" calcext:value-type="float">
            <text:p>3765.625</text:p>
          </table:table-cell>
          <table:table-cell office:value-type="float" office:value="9680" calcext:value-type="float">
            <text:p>9680</text:p>
          </table:table-cell>
          <table:table-cell office:value-type="float" office:value="9652.05" calcext:value-type="float">
            <text:p>9652.05</text:p>
          </table:table-cell>
        </table:table-row>
        <table:table-row table:style-name="ro1">
          <table:table-cell office:value-type="date" office:date-value="2026-08-31" calcext:value-type="date">
            <text:p>2026-08-31</text:p>
          </table:table-cell>
          <table:table-cell office:value-type="float" office:value="95234.7329166667" calcext:value-type="float">
            <text:p>95234.7329166667</text:p>
          </table:table-cell>
          <table:table-cell office:value-type="float" office:value="95284.019375" calcext:value-type="float">
            <text:p>95284.019375</text:p>
          </table:table-cell>
          <table:table-cell office:value-type="float" office:value="94446.0428711627" calcext:value-type="float">
            <text:p>94446.0428711627</text:p>
          </table:table-cell>
          <table:table-cell office:value-type="float" office:value="94494.9211618257" calcext:value-type="float">
            <text:p>94494.9211618257</text:p>
          </table:table-cell>
          <table:table-cell office:value-type="float" office:value="38784.9835416667" calcext:value-type="float">
            <text:p>38784.9835416667</text:p>
          </table:table-cell>
          <table:table-cell office:value-type="float" office:value="26891.2569791667" calcext:value-type="float">
            <text:p>26891.2569791667</text:p>
          </table:table-cell>
          <table:table-cell office:value-type="float" office:value="38463.7842323651" calcext:value-type="float">
            <text:p>38463.7842323651</text:p>
          </table:table-cell>
          <table:table-cell office:value-type="float" office:value="26668.5560165975" calcext:value-type="float">
            <text:p>26668.5560165975</text:p>
          </table:table-cell>
          <table:table-cell office:value-type="float" office:value="5756610.84979167" calcext:value-type="float">
            <text:p>5756610.84979167</text:p>
          </table:table-cell>
          <table:table-cell office:value-type="float" office:value="5768504.57635417" calcext:value-type="float">
            <text:p>5768504.57635417</text:p>
          </table:table-cell>
          <table:table-cell office:value-type="float" office:value="5708937.2591381" calcext:value-type="float">
            <text:p>5708937.2591381</text:p>
          </table:table-cell>
          <table:table-cell office:value-type="float" office:value="5720732.48735387" calcext:value-type="float">
            <text:p>5720732.48735387</text:p>
          </table:table-cell>
          <table:table-cell office:value-type="float" office:value="0" calcext:value-type="float">
            <text:p>0</text:p>
          </table:table-cell>
          <table:table-cell office:value-type="float" office:value="7546.94010416667" calcext:value-type="float">
            <text:p>7546.94010416667</text:p>
          </table:table-cell>
          <table:table-cell office:value-type="float" office:value="19440.6666666667" calcext:value-type="float">
            <text:p>19440.6666666667</text:p>
          </table:table-cell>
          <table:table-cell office:value-type="float" office:value="19344.316875" calcext:value-type="float">
            <text:p>19344.316875</text:p>
          </table:table-cell>
        </table:table-row>
        <table:table-row table:style-name="ro1">
          <table:table-cell office:value-type="date" office:date-value="2026-09-30" calcext:value-type="date">
            <text:p>2026-09-30</text:p>
          </table:table-cell>
          <table:table-cell office:value-type="float" office:value="143206.489998264" calcext:value-type="float">
            <text:p>143206.489998264</text:p>
          </table:table-cell>
          <table:table-cell office:value-type="float" office:value="143354.890844618" calcext:value-type="float">
            <text:p>143354.890844618</text:p>
          </table:table-cell>
          <table:table-cell office:value-type="float" office:value="141431.223267034" calcext:value-type="float">
            <text:p>141431.223267034</text:p>
          </table:table-cell>
          <table:table-cell office:value-type="float" office:value="141577.784454547" calcext:value-type="float">
            <text:p>141577.784454547</text:p>
          </table:table-cell>
          <table:table-cell office:value-type="float" office:value="58359.6404175347" calcext:value-type="float">
            <text:p>58359.6404175347</text:p>
          </table:table-cell>
          <table:table-cell office:value-type="float" office:value="40420.9788832465" calcext:value-type="float">
            <text:p>40420.9788832465</text:p>
          </table:table-cell>
          <table:table-cell office:value-type="float" office:value="57636.1820876711" calcext:value-type="float">
            <text:p>57636.1820876711</text:p>
          </table:table-cell>
          <table:table-cell office:value-type="float" office:value="39919.898107815" calcext:value-type="float">
            <text:p>39919.898107815</text:p>
          </table:table-cell>
          <table:table-cell office:value-type="float" office:value="5785331.15819358" calcext:value-type="float">
            <text:p>5785331.15819358</text:p>
          </table:table-cell>
          <table:table-cell office:value-type="float" office:value="5803269.81972786" calcext:value-type="float">
            <text:p>5803269.81972786</text:p>
          </table:table-cell>
          <table:table-cell office:value-type="float" office:value="5713612.99839221" calcext:value-type="float">
            <text:p>5713612.99839221</text:p>
          </table:table-cell>
          <table:table-cell office:value-type="float" office:value="5731329.28237207" calcext:value-type="float">
            <text:p>5731329.28237207</text:p>
          </table:table-cell>
          <table:table-cell office:value-type="float" office:value="0" calcext:value-type="float">
            <text:p>0</text:p>
          </table:table-cell>
          <table:table-cell office:value-type="float" office:value="11344.010687934" calcext:value-type="float">
            <text:p>11344.010687934</text:p>
          </table:table-cell>
          <table:table-cell office:value-type="float" office:value="29282.6722222222" calcext:value-type="float">
            <text:p>29282.6722222222</text:p>
          </table:table-cell>
          <table:table-cell office:value-type="float" office:value="29076.9681953125" calcext:value-type="float">
            <text:p>29076.9681953125</text:p>
          </table:table-cell>
        </table:table-row>
        <table:table-row table:style-name="ro1">
          <table:table-cell office:value-type="date" office:date-value="2026-10-31" calcext:value-type="date">
            <text:p>2026-10-31</text:p>
          </table:table-cell>
          <table:table-cell office:value-type="float" office:value="191417.58298321" calcext:value-type="float">
            <text:p>191417.58298321</text:p>
          </table:table-cell>
          <table:table-cell office:value-type="float" office:value="191715.472675684" calcext:value-type="float">
            <text:p>191715.472675684</text:p>
          </table:table-cell>
          <table:table-cell office:value-type="float" office:value="188260.247223538" calcext:value-type="float">
            <text:p>188260.247223538</text:p>
          </table:table-cell>
          <table:table-cell office:value-type="float" office:value="188553.223376911" calcext:value-type="float">
            <text:p>188553.223376911</text:p>
          </table:table-cell>
          <table:table-cell office:value-type="float" office:value="78056.8667202004" calcext:value-type="float">
            <text:p>78056.8667202004</text:p>
          </table:table-cell>
          <table:table-cell office:value-type="float" office:value="54007.0746285934" calcext:value-type="float">
            <text:p>54007.0746285934</text:p>
          </table:table-cell>
          <table:table-cell office:value-type="float" office:value="76769.3583693855" calcext:value-type="float">
            <text:p>76769.3583693855</text:p>
          </table:table-cell>
          <table:table-cell office:value-type="float" office:value="53116.2553770771" calcext:value-type="float">
            <text:p>53116.2553770771</text:p>
          </table:table-cell>
          <table:table-cell office:value-type="float" office:value="5814331.35521267" calcext:value-type="float">
            <text:p>5814331.35521267</text:p>
          </table:table-cell>
          <table:table-cell office:value-type="float" office:value="5838381.14730428" calcext:value-type="float">
            <text:p>5838381.14730428</text:p>
          </table:table-cell>
          <table:table-cell office:value-type="float" office:value="5718426.91414569" calcext:value-type="float">
            <text:p>5718426.91414569</text:p>
          </table:table-cell>
          <table:table-cell office:value-type="float" office:value="5742080.01713799" calcext:value-type="float">
            <text:p>5742080.01713799</text:p>
          </table:table-cell>
          <table:table-cell office:value-type="float" office:value="0" calcext:value-type="float">
            <text:p>0</text:p>
          </table:table-cell>
          <table:table-cell office:value-type="float" office:value="15156.9023991338" calcext:value-type="float">
            <text:p>15156.9023991338</text:p>
          </table:table-cell>
          <table:table-cell office:value-type="float" office:value="39206.6944907407" calcext:value-type="float">
            <text:p>39206.6944907407</text:p>
          </table:table-cell>
          <table:table-cell office:value-type="float" office:value="38850.1722294596" calcext:value-type="float">
            <text:p>38850.1722294596</text:p>
          </table:table-cell>
        </table:table-row>
        <table:table-row table:style-name="ro1">
          <table:table-cell office:value-type="date" office:date-value="2026-11-30" calcext:value-type="date">
            <text:p>2026-11-30</text:p>
          </table:table-cell>
          <table:table-cell office:value-type="float" office:value="239870.344276649" calcext:value-type="float">
            <text:p>239870.344276649</text:p>
          </table:table-cell>
          <table:table-cell office:value-type="float" office:value="240368.648903219" calcext:value-type="float">
            <text:p>240368.648903219</text:p>
          </table:table-cell>
          <table:table-cell office:value-type="float" office:value="234934.909385645" calcext:value-type="float">
            <text:p>234934.909385645</text:p>
          </table:table-cell>
          <table:table-cell office:value-type="float" office:value="235422.961181471" calcext:value-type="float">
            <text:p>235422.961181471</text:p>
          </table:table-cell>
          <table:table-cell office:value-type="float" office:value="97877.5148919126" calcext:value-type="float">
            <text:p>97877.5148919126</text:p>
          </table:table-cell>
          <table:table-cell office:value-type="float" office:value="67649.7791062125" calcext:value-type="float">
            <text:p>67649.7791062125</text:p>
          </table:table-cell>
          <table:table-cell office:value-type="float" office:value="95863.6431750939" calcext:value-type="float">
            <text:p>95863.6431750939</text:p>
          </table:table-cell>
          <table:table-cell office:value-type="float" office:value="66257.8559771723" calcext:value-type="float">
            <text:p>66257.8559771723</text:p>
          </table:table-cell>
          <table:table-cell office:value-type="float" office:value="5843613.94222373" calcext:value-type="float">
            <text:p>5843613.94222373</text:p>
          </table:table-cell>
          <table:table-cell office:value-type="float" office:value="5873841.67800943" calcext:value-type="float">
            <text:p>5873841.67800943</text:p>
          </table:table-cell>
          <table:table-cell office:value-type="float" office:value="5723379.08690228" calcext:value-type="float">
            <text:p>5723379.08690228</text:p>
          </table:table-cell>
          <table:table-cell office:value-type="float" office:value="5752984.8741002" calcext:value-type="float">
            <text:p>5752984.8741002</text:p>
          </table:table-cell>
          <table:table-cell office:value-type="float" office:value="0" calcext:value-type="float">
            <text:p>0</text:p>
          </table:table-cell>
          <table:table-cell office:value-type="float" office:value="18985.6811591301" calcext:value-type="float">
            <text:p>18985.6811591301</text:p>
          </table:table-cell>
          <table:table-cell office:value-type="float" office:value="49213.4169448302" calcext:value-type="float">
            <text:p>49213.4169448302</text:p>
          </table:table-cell>
          <table:table-cell office:value-type="float" office:value="48664.0979470824" calcext:value-type="float">
            <text:p>48664.0979470824</text:p>
          </table:table-cell>
        </table:table-row>
        <table:table-row table:style-name="ro1">
          <table:table-cell office:value-type="date" office:date-value="2026-12-31" calcext:value-type="date">
            <text:p>2026-12-31</text:p>
          </table:table-cell>
          <table:table-cell office:value-type="float" office:value="288567.127128514" calcext:value-type="float">
            <text:p>288567.127128514</text:p>
          </table:table-cell>
          <table:table-cell office:value-type="float" office:value="289317.329553298" calcext:value-type="float">
            <text:p>289317.329553298</text:p>
          </table:table-cell>
          <table:table-cell office:value-type="float" office:value="281456.997619748" calcext:value-type="float">
            <text:p>281456.997619748</text:p>
          </table:table-cell>
          <table:table-cell office:value-type="float" office:value="282188.715484454" calcext:value-type="float">
            <text:p>282188.715484454</text:p>
          </table:table-cell>
          <table:table-cell office:value-type="float" office:value="117822.443774566" calcext:value-type="float">
            <text:p>117822.443774566</text:p>
          </table:table-cell>
          <table:table-cell office:value-type="float" office:value="81349.3281858218" calcext:value-type="float">
            <text:p>81349.3281858218</text:p>
          </table:table-cell>
          <table:table-cell office:value-type="float" office:value="114919.36592709" calcext:value-type="float">
            <text:p>114919.36592709</text:p>
          </table:table-cell>
          <table:table-cell office:value-type="float" office:value="79344.9271141964" calcext:value-type="float">
            <text:p>79344.9271141964</text:p>
          </table:table-cell>
          <table:table-cell office:value-type="float" office:value="5873181.44215037" calcext:value-type="float">
            <text:p>5873181.44215037</text:p>
          </table:table-cell>
          <table:table-cell office:value-type="float" office:value="5909654.55773912" calcext:value-type="float">
            <text:p>5909654.55773912</text:p>
          </table:table-cell>
          <table:table-cell office:value-type="float" office:value="5728469.59954479" calcext:value-type="float">
            <text:p>5728469.59954479</text:p>
          </table:table-cell>
          <table:table-cell office:value-type="float" office:value="5764044.03835769" calcext:value-type="float">
            <text:p>5764044.03835769</text:p>
          </table:table-cell>
          <table:table-cell office:value-type="float" office:value="0" calcext:value-type="float">
            <text:p>0</text:p>
          </table:table-cell>
          <table:table-cell office:value-type="float" office:value="22830.4131639599" calcext:value-type="float">
            <text:p>22830.4131639599</text:p>
          </table:table-cell>
          <table:table-cell office:value-type="float" office:value="59303.5287527038" calcext:value-type="float">
            <text:p>59303.5287527038</text:p>
          </table:table-cell>
          <table:table-cell office:value-type="float" office:value="58518.9150218619" calcext:value-type="float">
            <text:p>58518.9150218619</text:p>
          </table:table-cell>
        </table:table-row>
        <table:table-row table:style-name="ro1">
          <table:table-cell office:value-type="date" office:date-value="2027-01-31" calcext:value-type="date">
            <text:p>2027-01-31</text:p>
          </table:table-cell>
          <table:table-cell office:value-type="float" office:value="337510.3058131" calcext:value-type="float">
            <text:p>337510.3058131</text:p>
          </table:table-cell>
          <table:table-cell office:value-type="float" office:value="338564.45086779" calcext:value-type="float">
            <text:p>338564.45086779</text:p>
          </table:table-cell>
          <table:table-cell office:value-type="float" office:value="327828.293061532" calcext:value-type="float">
            <text:p>327828.293061532</text:p>
          </table:table-cell>
          <table:table-cell office:value-type="float" office:value="328852.198311139" calcext:value-type="float">
            <text:p>328852.198311139</text:p>
          </table:table-cell>
          <table:table-cell office:value-type="float" office:value="137892.518660096" calcext:value-type="float">
            <text:p>137892.518660096</text:p>
          </table:table-cell>
          <table:table-cell office:value-type="float" office:value="95105.9587199293" calcext:value-type="float">
            <text:p>95105.9587199293</text:p>
          </table:table-cell>
          <table:table-cell office:value-type="float" office:value="133936.855378062" calcext:value-type="float">
            <text:p>133936.855378062</text:p>
          </table:table-cell>
          <table:table-cell office:value-type="float" office:value="92377.6950514819" calcext:value-type="float">
            <text:p>92377.6950514819</text:p>
          </table:table-cell>
          <table:table-cell office:value-type="float" office:value="5903036.39964755" calcext:value-type="float">
            <text:p>5903036.39964755</text:p>
          </table:table-cell>
          <table:table-cell office:value-type="float" office:value="5945822.95958772" calcext:value-type="float">
            <text:p>5945822.95958772</text:p>
          </table:table-cell>
          <table:table-cell office:value-type="float" office:value="5733698.53733644" calcext:value-type="float">
            <text:p>5733698.53733644</text:p>
          </table:table-cell>
          <table:table-cell office:value-type="float" office:value="5775257.69766303" calcext:value-type="float">
            <text:p>5775257.69766303</text:p>
          </table:table-cell>
          <table:table-cell office:value-type="float" office:value="0" calcext:value-type="float">
            <text:p>0</text:p>
          </table:table-cell>
          <table:table-cell office:value-type="float" office:value="26691.1648854764" calcext:value-type="float">
            <text:p>26691.1648854764</text:p>
          </table:table-cell>
          <table:table-cell office:value-type="float" office:value="69477.724825643" calcext:value-type="float">
            <text:p>69477.724825643</text:p>
          </table:table-cell>
          <table:table-cell office:value-type="float" office:value="68414.793834453" calcext:value-type="float">
            <text:p>68414.793834453</text:p>
          </table:table-cell>
        </table:table-row>
        <table:table-row table:style-name="ro1">
          <table:table-cell office:value-type="date" office:date-value="2027-02-28" calcext:value-type="date">
            <text:p>2027-02-28</text:p>
          </table:table-cell>
          <table:table-cell office:value-type="float" office:value="386702.275810163" calcext:value-type="float">
            <text:p>386702.275810163</text:p>
          </table:table-cell>
          <table:table-cell office:value-type="float" office:value="388112.975531021" calcext:value-type="float">
            <text:p>388112.975531021</text:p>
          </table:table-cell>
          <table:table-cell office:value-type="float" office:value="374050.570163654" calcext:value-type="float">
            <text:p>374050.570163654</text:p>
          </table:table-cell>
          <table:table-cell office:value-type="float" office:value="375415.116141076" calcext:value-type="float">
            <text:p>375415.116141076</text:p>
          </table:table-cell>
          <table:table-cell office:value-type="float" office:value="158088.611341287" calcext:value-type="float">
            <text:p>158088.611341287</text:p>
          </table:table-cell>
          <table:table-cell office:value-type="float" office:value="108919.908547929" calcext:value-type="float">
            <text:p>108919.908547929</text:p>
          </table:table-cell>
          <table:table-cell office:value-type="float" office:value="152916.43961676" calcext:value-type="float">
            <text:p>152916.43961676</text:p>
          </table:table-cell>
          <table:table-cell office:value-type="float" office:value="105356.385113509" calcext:value-type="float">
            <text:p>105356.385113509</text:p>
          </table:table-cell>
          <table:table-cell office:value-type="float" office:value="5933181.38128559" calcext:value-type="float">
            <text:p>5933181.38128559</text:p>
          </table:table-cell>
          <table:table-cell office:value-type="float" office:value="5982350.08407895" calcext:value-type="float">
            <text:p>5982350.08407895</text:p>
          </table:table-cell>
          <table:table-cell office:value-type="float" office:value="5739065.98792229" calcext:value-type="float">
            <text:p>5739065.98792229</text:p>
          </table:table-cell>
          <table:table-cell office:value-type="float" office:value="5786626.04242554" calcext:value-type="float">
            <text:p>5786626.04242554</text:p>
          </table:table-cell>
          <table:table-cell office:value-type="float" office:value="0" calcext:value-type="float">
            <text:p>0</text:p>
          </table:table-cell>
          <table:table-cell office:value-type="float" office:value="30568.0030724992" calcext:value-type="float">
            <text:p>30568.0030724992</text:p>
          </table:table-cell>
          <table:table-cell office:value-type="float" office:value="79736.7058658567" calcext:value-type="float">
            <text:p>79736.7058658567</text:p>
          </table:table-cell>
          <table:table-cell office:value-type="float" office:value="78351.9054754299" calcext:value-type="float">
            <text:p>78351.9054754299</text:p>
          </table:table-cell>
        </table:table-row>
        <table:table-row table:style-name="ro1">
          <table:table-cell office:value-type="date" office:date-value="2027-03-31" calcext:value-type="date">
            <text:p>2027-03-31</text:p>
          </table:table-cell>
          <table:table-cell office:value-type="float" office:value="436145.453987543" calcext:value-type="float">
            <text:p>436145.453987543</text:p>
          </table:table-cell>
          <table:table-cell office:value-type="float" office:value="437965.892898346" calcext:value-type="float">
            <text:p>437965.892898346</text:p>
          </table:table-cell>
          <table:table-cell office:value-type="float" office:value="420125.596743243" calcext:value-type="float">
            <text:p>420125.596743243</text:p>
          </table:table-cell>
          <table:table-cell office:value-type="float" office:value="421879.169953151" calcext:value-type="float">
            <text:p>421879.169953151</text:p>
          </table:table-cell>
          <table:table-cell office:value-type="float" office:value="178411.600162983" calcext:value-type="float">
            <text:p>178411.600162983</text:p>
          </table:table-cell>
          <table:table-cell office:value-type="float" office:value="122791.416500212" calcext:value-type="float">
            <text:p>122791.416500212</text:p>
          </table:table-cell>
          <table:table-cell office:value-type="float" office:value="171858.44607366" calcext:value-type="float">
            <text:p>171858.44607366</text:p>
          </table:table-cell>
          <table:table-cell office:value-type="float" office:value="118281.221689801" calcext:value-type="float">
            <text:p>118281.221689801</text:p>
          </table:table-cell>
          <table:table-cell office:value-type="float" office:value="5963618.97573578" calcext:value-type="float">
            <text:p>5963618.97573578</text:p>
          </table:table-cell>
          <table:table-cell office:value-type="float" office:value="6019239.15939856" calcext:value-type="float">
            <text:p>6019239.15939856</text:p>
          </table:table-cell>
          <table:table-cell office:value-type="float" office:value="5744572.04133069" calcext:value-type="float">
            <text:p>5744572.04133069</text:p>
          </table:table-cell>
          <table:table-cell office:value-type="float" office:value="5798149.26571455" calcext:value-type="float">
            <text:p>5798149.26571455</text:p>
          </table:table-cell>
          <table:table-cell office:value-type="float" office:value="0" calcext:value-type="float">
            <text:p>0</text:p>
          </table:table-cell>
          <table:table-cell office:value-type="float" office:value="34460.9947519679" calcext:value-type="float">
            <text:p>34460.9947519679</text:p>
          </table:table-cell>
          <table:table-cell office:value-type="float" office:value="90081.1784147388" calcext:value-type="float">
            <text:p>90081.1784147388</text:p>
          </table:table-cell>
          <table:table-cell office:value-type="float" office:value="88330.4217482442" calcext:value-type="float">
            <text:p>88330.4217482442</text:p>
          </table:table-cell>
        </table:table-row>
        <table:table-row table:style-name="ro1">
          <table:table-cell office:value-type="date" office:date-value="2027-04-30" calcext:value-type="date">
            <text:p>2027-04-30</text:p>
          </table:table-cell>
          <table:table-cell office:value-type="float" office:value="485842.278785341" calcext:value-type="float">
            <text:p>485842.278785341</text:p>
          </table:table-cell>
          <table:table-cell office:value-type="float" office:value="488126.219226667" calcext:value-type="float">
            <text:p>488126.219226667</text:p>
          </table:table-cell>
          <table:table-cell office:value-type="float" office:value="466055.13402921" calcext:value-type="float">
            <text:p>466055.13402921</text:p>
          </table:table-cell>
          <table:table-cell office:value-type="float" office:value="468246.055270479" calcext:value-type="float">
            <text:p>468246.055270479</text:p>
          </table:table-cell>
          <table:table-cell office:value-type="float" office:value="198862.370073724" calcext:value-type="float">
            <text:p>198862.370073724</text:p>
          </table:table-cell>
          <table:table-cell office:value-type="float" office:value="136720.722402296" calcext:value-type="float">
            <text:p>136720.722402296</text:p>
          </table:table-cell>
          <table:table-cell office:value-type="float" office:value="190763.20152661" calcext:value-type="float">
            <text:p>190763.20152661</text:p>
          </table:table-cell>
          <table:table-cell office:value-type="float" office:value="131152.428238806" calcext:value-type="float">
            <text:p>131152.428238806</text:p>
          </table:table-cell>
          <table:table-cell office:value-type="float" office:value="5994351.79395753" calcext:value-type="float">
            <text:p>5994351.79395753</text:p>
          </table:table-cell>
          <table:table-cell office:value-type="float" office:value="6056493.44162896" calcext:value-type="float">
            <text:p>6056493.44162896</text:p>
          </table:table-cell>
          <table:table-cell office:value-type="float" office:value="5750216.78997486" calcext:value-type="float">
            <text:p>5750216.78997486</text:p>
          </table:table-cell>
          <table:table-cell office:value-type="float" office:value="5809827.56326266" calcext:value-type="float">
            <text:p>5809827.56326266</text:p>
          </table:table-cell>
          <table:table-cell office:value-type="float" office:value="0" calcext:value-type="float">
            <text:p>0</text:p>
          </table:table-cell>
          <table:table-cell office:value-type="float" office:value="38370.2072301011" calcext:value-type="float">
            <text:p>38370.2072301011</text:p>
          </table:table-cell>
          <table:table-cell office:value-type="float" office:value="100511.854901528" calcext:value-type="float">
            <text:p>100511.854901528</text:p>
          </table:table-cell>
          <table:table-cell office:value-type="float" office:value="98350.5151721952" calcext:value-type="float">
            <text:p>98350.5151721952</text:p>
          </table:table-cell>
        </table:table-row>
        <table:table-row table:style-name="ro1">
          <table:table-cell office:value-type="date" office:date-value="2027-05-31" calcext:value-type="date">
            <text:p>2027-05-31</text:p>
          </table:table-cell>
          <table:table-cell office:value-type="float" office:value="535795.210401654" calcext:value-type="float">
            <text:p>535795.210401654</text:p>
          </table:table-cell>
          <table:table-cell office:value-type="float" office:value="538596.997906909" calcext:value-type="float">
            <text:p>538596.997906909</text:p>
          </table:table-cell>
          <table:table-cell office:value-type="float" office:value="511840.936709378" calcext:value-type="float">
            <text:p>511840.936709378</text:p>
          </table:table-cell>
          <table:table-cell office:value-type="float" office:value="514517.462205146" calcext:value-type="float">
            <text:p>514517.462205146</text:p>
          </table:table-cell>
          <table:table-cell office:value-type="float" office:value="219441.812677787" calcext:value-type="float">
            <text:p>219441.812677787</text:p>
          </table:table-cell>
          <table:table-cell office:value-type="float" office:value="150708.067078973" calcext:value-type="float">
            <text:p>150708.067078973</text:p>
          </table:table-cell>
          <table:table-cell office:value-type="float" office:value="209631.032106471" calcext:value-type="float">
            <text:p>209631.032106471</text:p>
          </table:table-cell>
          <table:table-cell office:value-type="float" office:value="143970.227291757" calcext:value-type="float">
            <text:p>143970.227291757</text:p>
          </table:table-cell>
          <table:table-cell office:value-type="float" office:value="6025382.46938706" calcext:value-type="float">
            <text:p>6025382.46938706</text:p>
          </table:table-cell>
          <table:table-cell office:value-type="float" office:value="6094116.21498588" calcext:value-type="float">
            <text:p>6094116.21498588</text:p>
          </table:table-cell>
          <table:table-cell office:value-type="float" office:value="5756000.32865434" calcext:value-type="float">
            <text:p>5756000.32865434</text:p>
          </table:table-cell>
          <table:table-cell office:value-type="float" office:value="5821661.13346905" calcext:value-type="float">
            <text:p>5821661.13346905</text:p>
          </table:table-cell>
          <table:table-cell office:value-type="float" office:value="0" calcext:value-type="float">
            <text:p>0</text:p>
          </table:table-cell>
          <table:table-cell office:value-type="float" office:value="42295.7080935599" calcext:value-type="float">
            <text:p>42295.7080935599</text:p>
          </table:table-cell>
          <table:table-cell office:value-type="float" office:value="111029.453692374" calcext:value-type="float">
            <text:p>111029.453692374</text:p>
          </table:table-cell>
          <table:table-cell office:value-type="float" office:value="108412.358985413" calcext:value-type="float">
            <text:p>108412.358985413</text:p>
          </table:table-cell>
        </table:table-row>
        <table:table-row table:style-name="ro1">
          <table:table-cell office:value-type="date" office:date-value="2027-06-30" calcext:value-type="date">
            <text:p>2027-06-30</text:p>
          </table:table-cell>
          <table:table-cell office:value-type="float" office:value="586006.730979879" calcext:value-type="float">
            <text:p>586006.730979879</text:p>
          </table:table-cell>
          <table:table-cell office:value-type="float" office:value="589381.299698458" calcext:value-type="float">
            <text:p>589381.299698458</text:p>
          </table:table-cell>
          <table:table-cell office:value-type="float" office:value="557484.752977425" calcext:value-type="float">
            <text:p>557484.752977425</text:p>
          </table:table-cell>
          <table:table-cell office:value-type="float" office:value="560695.075502793" calcext:value-type="float">
            <text:p>560695.075502793</text:p>
          </table:table-cell>
          <table:table-cell office:value-type="float" office:value="240150.826287663" calcext:value-type="float">
            <text:p>240150.826287663</text:p>
          </table:table-cell>
          <table:table-cell office:value-type="float" office:value="164753.692358468" calcext:value-type="float">
            <text:p>164753.692358468</text:p>
          </table:table-cell>
          <table:table-cell office:value-type="float" office:value="228462.263302738" calcext:value-type="float">
            <text:p>228462.263302738</text:p>
          </table:table-cell>
          <table:table-cell office:value-type="float" office:value="156734.840456522" calcext:value-type="float">
            <text:p>156734.840456522</text:p>
          </table:table-cell>
          <table:table-cell office:value-type="float" office:value="6056713.65812773" calcext:value-type="float">
            <text:p>6056713.65812773</text:p>
          </table:table-cell>
          <table:table-cell office:value-type="float" office:value="6132110.79205692" calcext:value-type="float">
            <text:p>6132110.79205692</text:p>
          </table:table-cell>
          <table:table-cell office:value-type="float" office:value="5761922.75455667" calcext:value-type="float">
            <text:p>5761922.75455667</text:p>
          </table:table-cell>
          <table:table-cell office:value-type="float" office:value="5833650.17740288" calcext:value-type="float">
            <text:p>5833650.17740288</text:p>
          </table:table-cell>
          <table:table-cell office:value-type="float" office:value="0" calcext:value-type="float">
            <text:p>0</text:p>
          </table:table-cell>
          <table:table-cell office:value-type="float" office:value="46237.5652106164" calcext:value-type="float">
            <text:p>46237.5652106164</text:p>
          </table:table-cell>
          <table:table-cell office:value-type="float" office:value="121634.699139811" calcext:value-type="float">
            <text:p>121634.699139811</text:p>
          </table:table-cell>
          <table:table-cell office:value-type="float" office:value="118516.127147852" calcext:value-type="float">
            <text:p>118516.127147852</text:p>
          </table:table-cell>
        </table:table-row>
        <table:table-row table:style-name="ro1">
          <table:table-cell office:value-type="date" office:date-value="2027-07-31" calcext:value-type="date">
            <text:p>2027-07-31</text:p>
          </table:table-cell>
          <table:table-cell office:value-type="float" office:value="636479.34479761" calcext:value-type="float">
            <text:p>636479.34479761</text:p>
          </table:table-cell>
          <table:table-cell office:value-type="float" office:value="640482.222965599" calcext:value-type="float">
            <text:p>640482.222965599</text:p>
          </table:table-cell>
          <table:table-cell office:value-type="float" office:value="602988.324579649" calcext:value-type="float">
            <text:p>602988.324579649</text:p>
          </table:table-cell>
          <table:table-cell office:value-type="float" office:value="606780.574587038" calcext:value-type="float">
            <text:p>606780.574587038</text:p>
          </table:table-cell>
          <table:table-cell office:value-type="float" office:value="260990.315976944" calcext:value-type="float">
            <text:p>260990.315976944</text:p>
          </table:table-cell>
          <table:table-cell office:value-type="float" office:value="178857.841076629" calcext:value-type="float">
            <text:p>178857.841076629</text:p>
          </table:table-cell>
          <table:table-cell office:value-type="float" office:value="247257.219969161" calcext:value-type="float">
            <text:p>247257.219969161</text:p>
          </table:table-cell>
          <table:table-cell office:value-type="float" office:value="169446.488421433" calcext:value-type="float">
            <text:p>169446.488421433</text:p>
          </table:table-cell>
          <table:table-cell office:value-type="float" office:value="6088348.03914191" calcext:value-type="float">
            <text:p>6088348.03914191</text:p>
          </table:table-cell>
          <table:table-cell office:value-type="float" office:value="6170480.51404222" calcext:value-type="float">
            <text:p>6170480.51404222</text:p>
          </table:table-cell>
          <table:table-cell office:value-type="float" office:value="5767984.16725895" calcext:value-type="float">
            <text:p>5767984.16725895</text:p>
          </table:table-cell>
          <table:table-cell office:value-type="float" office:value="5845794.89880668" calcext:value-type="float">
            <text:p>5845794.89880668</text:p>
          </table:table-cell>
          <table:table-cell office:value-type="float" office:value="0" calcext:value-type="float">
            <text:p>0</text:p>
          </table:table-cell>
          <table:table-cell office:value-type="float" office:value="50195.8467323273" calcext:value-type="float">
            <text:p>50195.8467323273</text:p>
          </table:table-cell>
          <table:table-cell office:value-type="float" office:value="132328.321632643" calcext:value-type="float">
            <text:p>132328.321632643</text:p>
          </table:table-cell>
          <table:table-cell office:value-type="float" office:value="128661.994344301" calcext:value-type="float">
            <text:p>128661.994344301</text:p>
          </table:table-cell>
        </table:table-row>
        <table:table-row table:style-name="ro1">
          <table:table-cell office:value-type="date" office:date-value="2027-08-31" calcext:value-type="date">
            <text:p>2027-08-31</text:p>
          </table:table-cell>
          <table:table-cell office:value-type="float" office:value="687215.578457126" calcext:value-type="float">
            <text:p>687215.578457126</text:p>
          </table:table-cell>
          <table:table-cell office:value-type="float" office:value="691902.89391595" calcext:value-type="float">
            <text:p>691902.89391595</text:p>
          </table:table-cell>
          <table:table-cell office:value-type="float" office:value="648353.38686155" calcext:value-type="float">
            <text:p>648353.38686155</text:p>
          </table:table-cell>
          <table:table-cell office:value-type="float" office:value="652775.633603745" calcext:value-type="float">
            <text:p>652775.633603745</text:p>
          </table:table-cell>
          <table:table-cell office:value-type="float" office:value="281961.19363365" calcext:value-type="float">
            <text:p>281961.19363365</text:p>
          </table:table-cell>
          <table:table-cell office:value-type="float" office:value="193020.757081115" calcext:value-type="float">
            <text:p>193020.757081115</text:p>
          </table:table-cell>
          <table:table-cell office:value-type="float" office:value="266016.226329345" calcext:value-type="float">
            <text:p>266016.226329345</text:p>
          </table:table-cell>
          <table:table-cell office:value-type="float" office:value="182105.390959103" calcext:value-type="float">
            <text:p>182105.390959103</text:p>
          </table:table-cell>
          <table:table-cell office:value-type="float" office:value="6120288.31444452" calcext:value-type="float">
            <text:p>6120288.31444452</text:p>
          </table:table-cell>
          <table:table-cell office:value-type="float" office:value="6209228.75099706" calcext:value-type="float">
            <text:p>6209228.75099706</text:p>
          </table:table-cell>
          <table:table-cell office:value-type="float" office:value="5774184.66872959" calcext:value-type="float">
            <text:p>5774184.66872959</text:p>
          </table:table-cell>
          <table:table-cell office:value-type="float" office:value="5858095.50409983" calcext:value-type="float">
            <text:p>5858095.50409983</text:p>
          </table:table-cell>
          <table:table-cell office:value-type="float" office:value="0" calcext:value-type="float">
            <text:p>0</text:p>
          </table:table-cell>
          <table:table-cell office:value-type="float" office:value="54170.621093712" calcext:value-type="float">
            <text:p>54170.621093712</text:p>
          </table:table-cell>
          <table:table-cell office:value-type="float" office:value="143111.057646248" calcext:value-type="float">
            <text:p>143111.057646248</text:p>
          </table:table-cell>
          <table:table-cell office:value-type="float" office:value="138850.135987403" calcext:value-type="float">
            <text:p>138850.135987403</text:p>
          </table:table-cell>
        </table:table-row>
        <table:table-row table:style-name="ro1">
          <table:table-cell office:value-type="date" office:date-value="2027-09-30" calcext:value-type="date">
            <text:p>2027-09-30</text:p>
          </table:table-cell>
          <table:table-cell office:value-type="float" office:value="738217.981077497" calcext:value-type="float">
            <text:p>738217.981077497</text:p>
          </table:table-cell>
          <table:table-cell office:value-type="float" office:value="743646.466840926" calcext:value-type="float">
            <text:p>743646.466840926</text:p>
          </table:table-cell>
          <table:table-cell office:value-type="float" office:value="693581.668814238" calcext:value-type="float">
            <text:p>693581.668814238</text:p>
          </table:table-cell>
          <table:table-cell office:value-type="float" office:value="698681.921465138" calcext:value-type="float">
            <text:p>698681.921465138</text:p>
          </table:table-cell>
          <table:table-cell office:value-type="float" office:value="303064.378013983" calcext:value-type="float">
            <text:p>303064.378013983</text:p>
          </table:table-cell>
          <table:table-cell office:value-type="float" office:value="207242.685235619" calcext:value-type="float">
            <text:p>207242.685235619</text:p>
          </table:table-cell>
          <table:table-cell office:value-type="float" office:value="284739.605982343" calcext:value-type="float">
            <text:p>284739.605982343</text:p>
          </table:table-cell>
          <table:table-cell office:value-type="float" office:value="194711.766930227" calcext:value-type="float">
            <text:p>194711.766930227</text:p>
          </table:table-cell>
          <table:table-cell office:value-type="float" office:value="6152537.20929818" calcext:value-type="float">
            <text:p>6152537.20929818</text:p>
          </table:table-cell>
          <table:table-cell office:value-type="float" office:value="6248358.90207654" calcext:value-type="float">
            <text:p>6248358.90207654</text:p>
          </table:table-cell>
          <table:table-cell office:value-type="float" office:value="5780524.36332995" calcext:value-type="float">
            <text:p>5780524.36332995</text:p>
          </table:table-cell>
          <table:table-cell office:value-type="float" office:value="5870552.20238207" calcext:value-type="float">
            <text:p>5870552.20238207</text:p>
          </table:table-cell>
          <table:table-cell office:value-type="float" office:value="0" calcext:value-type="float">
            <text:p>0</text:p>
          </table:table-cell>
          <table:table-cell office:value-type="float" office:value="58161.9570149358" calcext:value-type="float">
            <text:p>58161.9570149358</text:p>
          </table:table-cell>
          <table:table-cell office:value-type="float" office:value="153983.6497933" calcext:value-type="float">
            <text:p>153983.6497933</text:p>
          </table:table-cell>
          <table:table-cell office:value-type="float" office:value="149080.728220683" calcext:value-type="float">
            <text:p>149080.728220683</text:p>
          </table:table-cell>
        </table:table-row>
        <table:table-row table:style-name="ro1">
          <table:table-cell office:value-type="date" office:date-value="2027-10-31" calcext:value-type="date">
            <text:p>2027-10-31</text:p>
          </table:table-cell>
          <table:table-cell office:value-type="float" office:value="789489.124488316" calcext:value-type="float">
            <text:p>789489.124488316</text:p>
          </table:table-cell>
          <table:table-cell office:value-type="float" office:value="795716.124358231" calcext:value-type="float">
            <text:p>795716.124358231</text:p>
          </table:table-cell>
          <table:table-cell office:value-type="float" office:value="738674.893120651" calcext:value-type="float">
            <text:p>738674.893120651</text:p>
          </table:table-cell>
          <table:table-cell office:value-type="float" office:value="744501.101893765" calcext:value-type="float">
            <text:p>744501.101893765</text:p>
          </table:table-cell>
          <table:table-cell office:value-type="float" office:value="324300.794796514" calcext:value-type="float">
            <text:p>324300.794796514</text:p>
          </table:table-cell>
          <table:table-cell office:value-type="float" office:value="221523.871424101" calcext:value-type="float">
            <text:p>221523.871424101</text:p>
          </table:table-cell>
          <table:table-cell office:value-type="float" office:value="303427.681908242" calcext:value-type="float">
            <text:p>303427.681908242</text:p>
          </table:table-cell>
          <table:table-cell office:value-type="float" office:value="207265.834287363" calcext:value-type="float">
            <text:p>207265.834287363</text:p>
          </table:table-cell>
          <table:table-cell office:value-type="float" office:value="6185097.47240991" calcext:value-type="float">
            <text:p>6185097.47240991</text:p>
          </table:table-cell>
          <table:table-cell office:value-type="float" office:value="6287874.39578233" calcext:value-type="float">
            <text:p>6287874.39578233</text:p>
          </table:table-cell>
          <table:table-cell office:value-type="float" office:value="5787003.35781614" calcext:value-type="float">
            <text:p>5787003.35781614</text:p>
          </table:table-cell>
          <table:table-cell office:value-type="float" office:value="5883165.20543701" calcext:value-type="float">
            <text:p>5883165.20543701</text:p>
          </table:table-cell>
          <table:table-cell office:value-type="float" office:value="0" calcext:value-type="float">
            <text:p>0</text:p>
          </table:table-cell>
          <table:table-cell office:value-type="float" office:value="62169.923502498" calcext:value-type="float">
            <text:p>62169.923502498</text:p>
          </table:table-cell>
          <table:table-cell office:value-type="float" office:value="164946.846874911" calcext:value-type="float">
            <text:p>164946.846874911</text:p>
          </table:table-cell>
          <table:table-cell office:value-type="float" office:value="159353.947921603" calcext:value-type="float">
            <text:p>159353.947921603</text:p>
          </table:table-cell>
        </table:table-row>
        <table:table-row table:style-name="ro1">
          <table:table-cell office:value-type="date" office:date-value="2027-11-30" calcext:value-type="date">
            <text:p>2027-11-30</text:p>
          </table:table-cell>
          <table:table-cell office:value-type="float" office:value="841031.603425065" calcext:value-type="float">
            <text:p>841031.603425065</text:p>
          </table:table-cell>
          <table:table-cell office:value-type="float" office:value="848115.077656417" calcext:value-type="float">
            <text:p>848115.077656417</text:p>
          </table:table-cell>
          <table:table-cell office:value-type="float" office:value="783634.776201612" calcext:value-type="float">
            <text:p>783634.776201612</text:p>
          </table:table-cell>
          <table:table-cell office:value-type="float" office:value="790234.833466297" calcext:value-type="float">
            <text:p>790234.833466297</text:p>
          </table:table-cell>
          <table:table-cell office:value-type="float" office:value="345671.376636811" calcext:value-type="float">
            <text:p>345671.376636811</text:p>
          </table:table-cell>
          <table:table-cell office:value-type="float" office:value="235864.562555035" calcext:value-type="float">
            <text:p>235864.562555035</text:p>
          </table:table-cell>
          <table:table-cell office:value-type="float" office:value="322080.77647373" calcext:value-type="float">
            <text:p>322080.77647373</text:p>
          </table:table-cell>
          <table:table-cell office:value-type="float" office:value="219767.810078702" calcext:value-type="float">
            <text:p>219767.810078702</text:p>
          </table:table-cell>
          <table:table-cell office:value-type="float" office:value="6217971.87612967" calcext:value-type="float">
            <text:p>6217971.87612967</text:p>
          </table:table-cell>
          <table:table-cell office:value-type="float" office:value="6327778.69021145" calcext:value-type="float">
            <text:p>6327778.69021145</text:p>
          </table:table-cell>
          <table:table-cell office:value-type="float" office:value="5793621.76134079" calcext:value-type="float">
            <text:p>5793621.76134079</text:p>
          </table:table-cell>
          <table:table-cell office:value-type="float" office:value="5895934.72773582" calcext:value-type="float">
            <text:p>5895934.72773582</text:p>
          </table:table-cell>
          <table:table-cell office:value-type="float" office:value="0" calcext:value-type="float">
            <text:p>0</text:p>
          </table:table-cell>
          <table:table-cell office:value-type="float" office:value="66194.5898504251" calcext:value-type="float">
            <text:p>66194.5898504251</text:p>
          </table:table-cell>
          <table:table-cell office:value-type="float" office:value="176001.403932202" calcext:value-type="float">
            <text:p>176001.403932202</text:p>
          </table:table-cell>
          <table:table-cell office:value-type="float" office:value="169669.97270461" calcext:value-type="float">
            <text:p>169669.97270461</text:p>
          </table:table-cell>
        </table:table-row>
        <table:table-row table:style-name="ro1">
          <table:table-cell office:value-type="date" office:date-value="2027-12-31" calcext:value-type="date">
            <text:p>2027-12-31</text:p>
          </table:table-cell>
          <table:table-cell office:value-type="float" office:value="892848.035726145" calcext:value-type="float">
            <text:p>892848.035726145</text:p>
          </table:table-cell>
          <table:table-cell office:value-type="float" office:value="900846.566741512" calcext:value-type="float">
            <text:p>900846.566741512</text:p>
          </table:table-cell>
          <table:table-cell office:value-type="float" office:value="828463.028261695" calcext:value-type="float">
            <text:p>828463.028261695</text:p>
          </table:table-cell>
          <table:table-cell office:value-type="float" office:value="835884.769657191" calcext:value-type="float">
            <text:p>835884.769657191</text:p>
          </table:table-cell>
          <table:table-cell office:value-type="float" office:value="367177.063222516" calcext:value-type="float">
            <text:p>367177.063222516</text:p>
          </table:table-cell>
          <table:table-cell office:value-type="float" office:value="250265.006565681" calcext:value-type="float">
            <text:p>250265.006565681</text:p>
          </table:table-cell>
          <table:table-cell office:value-type="float" office:value="340699.21143766" calcext:value-type="float">
            <text:p>340699.21143766</text:p>
          </table:table-cell>
          <table:table-cell office:value-type="float" office:value="232217.910451819" calcext:value-type="float">
            <text:p>232217.910451819</text:p>
          </table:table-cell>
          <table:table-cell office:value-type="float" office:value="6251163.21665035" calcext:value-type="float">
            <text:p>6251163.21665035</text:p>
          </table:table-cell>
          <table:table-cell office:value-type="float" office:value="6368075.27330719" calcext:value-type="float">
            <text:p>6368075.27330719</text:p>
          </table:table-cell>
          <table:table-cell office:value-type="float" office:value="5800379.68545493" calcext:value-type="float">
            <text:p>5800379.68545493</text:p>
          </table:table-cell>
          <table:table-cell office:value-type="float" office:value="5908860.98644077" calcext:value-type="float">
            <text:p>5908860.98644077</text:p>
          </table:table-cell>
          <table:table-cell office:value-type="float" office:value="0" calcext:value-type="float">
            <text:p>0</text:p>
          </table:table-cell>
          <table:table-cell office:value-type="float" office:value="70236.0256414685" calcext:value-type="float">
            <text:p>70236.0256414685</text:p>
          </table:table-cell>
          <table:table-cell office:value-type="float" office:value="187148.082298303" calcext:value-type="float">
            <text:p>187148.082298303</text:p>
          </table:table-cell>
          <table:table-cell office:value-type="float" office:value="180028.980924212" calcext:value-type="float">
            <text:p>180028.980924212</text:p>
          </table:table-cell>
        </table:table-row>
        <table:table-row table:style-name="ro1">
          <table:table-cell office:value-type="date" office:date-value="2028-01-31" calcext:value-type="date">
            <text:p>2028-01-31</text:p>
          </table:table-cell>
          <table:table-cell office:value-type="float" office:value="944941.062531565" calcext:value-type="float">
            <text:p>944941.062531565</text:p>
          </table:table-cell>
          <table:table-cell office:value-type="float" office:value="953913.860685739" calcext:value-type="float">
            <text:p>953913.860685739</text:p>
          </table:table-cell>
          <table:table-cell office:value-type="float" office:value="873161.353334924" calcext:value-type="float">
            <text:p>873161.353334924</text:p>
          </table:table-cell>
          <table:table-cell office:value-type="float" office:value="881452.558882188" calcext:value-type="float">
            <text:p>881452.558882188</text:p>
          </table:table-cell>
          <table:table-cell office:value-type="float" office:value="388818.801328852" calcext:value-type="float">
            <text:p>388818.801328852</text:p>
          </table:table-cell>
          <table:table-cell office:value-type="float" office:value="264725.452426371" calcext:value-type="float">
            <text:p>264725.452426371</text:p>
          </table:table-cell>
          <table:table-cell office:value-type="float" office:value="359283.307956598" calcext:value-type="float">
            <text:p>359283.307956598</text:p>
          </table:table-cell>
          <table:table-cell office:value-type="float" office:value="244616.350657413" calcext:value-type="float">
            <text:p>244616.350657413</text:p>
          </table:table-cell>
          <table:table-cell office:value-type="float" office:value="6284674.31420962" calcext:value-type="float">
            <text:p>6284674.31420962</text:p>
          </table:table-cell>
          <table:table-cell office:value-type="float" office:value="6408767.6631121" calcext:value-type="float">
            <text:p>6408767.6631121</text:p>
          </table:table-cell>
          <table:table-cell office:value-type="float" office:value="5807277.24410982" calcext:value-type="float">
            <text:p>5807277.24410982</text:p>
          </table:table-cell>
          <table:table-cell office:value-type="float" office:value="5921944.201409" calcext:value-type="float">
            <text:p>5921944.201409</text:p>
          </table:table-cell>
          <table:table-cell office:value-type="float" office:value="0" calcext:value-type="float">
            <text:p>0</text:p>
          </table:table-cell>
          <table:table-cell office:value-type="float" office:value="74294.300748308" calcext:value-type="float">
            <text:p>74294.300748308</text:p>
          </table:table-cell>
          <table:table-cell office:value-type="float" office:value="198387.649650789" calcext:value-type="float">
            <text:p>198387.649650789</text:p>
          </table:table-cell>
          <table:table-cell office:value-type="float" office:value="190431.151678063" calcext:value-type="float">
            <text:p>190431.151678063</text:p>
          </table:table-cell>
        </table:table-row>
        <table:table-row table:style-name="ro1">
          <table:table-cell office:value-type="date" office:date-value="2028-02-29" calcext:value-type="date">
            <text:p>2028-02-29</text:p>
          </table:table-cell>
          <table:table-cell office:value-type="float" office:value="997313.348483312" calcext:value-type="float">
            <text:p>997313.348483312</text:p>
          </table:table-cell>
          <table:table-cell office:value-type="float" office:value="1007320.25787834" calcext:value-type="float">
            <text:p>1007320.25787834</text:p>
          </table:table-cell>
          <table:table-cell office:value-type="float" office:value="917731.449330296" calcext:value-type="float">
            <text:p>917731.449330296</text:p>
          </table:table-cell>
          <table:table-cell office:value-type="float" office:value="926939.844541673" calcext:value-type="float">
            <text:p>926939.844541673</text:p>
          </table:table-cell>
          <table:table-cell office:value-type="float" office:value="410597.544874601" calcext:value-type="float">
            <text:p>410597.544874601</text:p>
          </table:table-cell>
          <table:table-cell office:value-type="float" office:value="279246.150144814" calcext:value-type="float">
            <text:p>279246.150144814</text:p>
          </table:table-cell>
          <table:table-cell office:value-type="float" office:value="377833.386590367" calcext:value-type="float">
            <text:p>377833.386590367</text:p>
          </table:table-cell>
          <table:table-cell office:value-type="float" office:value="256963.345053026" calcext:value-type="float">
            <text:p>256963.345053026</text:p>
          </table:table-cell>
          <table:table-cell office:value-type="float" office:value="6318508.01329336" calcext:value-type="float">
            <text:p>6318508.01329336</text:p>
          </table:table-cell>
          <table:table-cell office:value-type="float" office:value="6449859.40802315" calcext:value-type="float">
            <text:p>6449859.40802315</text:p>
          </table:table-cell>
          <table:table-cell office:value-type="float" office:value="5814314.5536589" calcext:value-type="float">
            <text:p>5814314.5536589</text:p>
          </table:table-cell>
          <table:table-cell office:value-type="float" office:value="5935184.59519624" calcext:value-type="float">
            <text:p>5935184.59519624</text:p>
          </table:table-cell>
          <table:table-cell office:value-type="float" office:value="0" calcext:value-type="float">
            <text:p>0</text:p>
          </table:table-cell>
          <table:table-cell office:value-type="float" office:value="78369.4853347593" calcext:value-type="float">
            <text:p>78369.4853347593</text:p>
          </table:table-cell>
          <table:table-cell office:value-type="float" office:value="209720.880064546" calcext:value-type="float">
            <text:p>209720.880064546</text:p>
          </table:table-cell>
          <table:table-cell office:value-type="float" office:value="200876.664810055" calcext:value-type="float">
            <text:p>200876.664810055</text:p>
          </table:table-cell>
        </table:table-row>
        <table:table-row table:style-name="ro1">
          <table:table-cell office:value-type="date" office:date-value="2028-03-31" calcext:value-type="date">
            <text:p>2028-03-31</text:p>
          </table:table-cell>
          <table:table-cell office:value-type="float" office:value="1049967.58192742" calcext:value-type="float">
            <text:p>1049967.58192742</text:p>
          </table:table-cell>
          <table:table-cell office:value-type="float" office:value="1061069.08627853" calcext:value-type="float">
            <text:p>1061069.08627853</text:p>
          </table:table-cell>
          <table:table-cell office:value-type="float" office:value="962175.008077132" calcext:value-type="float">
            <text:p>962175.008077132</text:p>
          </table:table-cell>
          <table:table-cell office:value-type="float" office:value="972348.265063875" calcext:value-type="float">
            <text:p>972348.265063875</text:p>
          </table:table-cell>
          <table:table-cell office:value-type="float" office:value="432514.254978514" calcext:value-type="float">
            <text:p>432514.254978514</text:p>
          </table:table-cell>
          <table:table-cell office:value-type="float" office:value="293827.350770418" calcext:value-type="float">
            <text:p>293827.350770418</text:p>
          </table:table-cell>
          <table:table-cell office:value-type="float" office:value="396349.76730757" calcext:value-type="float">
            <text:p>396349.76730757</text:p>
          </table:table-cell>
          <table:table-cell office:value-type="float" office:value="269259.107106748" calcext:value-type="float">
            <text:p>269259.107106748</text:p>
          </table:table-cell>
          <table:table-cell office:value-type="float" office:value="6352667.18284085" calcext:value-type="float">
            <text:p>6352667.18284085</text:p>
          </table:table-cell>
          <table:table-cell office:value-type="float" office:value="6491354.08704894" calcext:value-type="float">
            <text:p>6491354.08704894</text:p>
          </table:table-cell>
          <table:table-cell office:value-type="float" office:value="5821491.73285974" calcext:value-type="float">
            <text:p>5821491.73285974</text:p>
          </table:table-cell>
          <table:table-cell office:value-type="float" office:value="5948582.39306056" calcext:value-type="float">
            <text:p>5948582.39306056</text:p>
          </table:table-cell>
          <table:table-cell office:value-type="float" office:value="0" calcext:value-type="float">
            <text:p>0</text:p>
          </table:table-cell>
          <table:table-cell office:value-type="float" office:value="82461.6498569874" calcext:value-type="float">
            <text:p>82461.6498569874</text:p>
          </table:table-cell>
          <table:table-cell office:value-type="float" office:value="221148.554065084" calcext:value-type="float">
            <text:p>221148.554065084</text:p>
          </table:table-cell>
          <table:table-cell office:value-type="float" office:value="211365.70091343" calcext:value-type="float">
            <text:p>211365.70091343</text:p>
          </table:table-cell>
        </table:table-row>
        <table:table-row table:style-name="ro1">
          <table:table-cell office:value-type="date" office:date-value="2028-04-30" calcext:value-type="date">
            <text:p>2028-04-30</text:p>
          </table:table-cell>
          <table:table-cell office:value-type="float" office:value="1102906.47511776" calcext:value-type="float">
            <text:p>1102906.47511776</text:p>
          </table:table-cell>
          <table:table-cell office:value-type="float" office:value="1115163.70367061" calcext:value-type="float">
            <text:p>1115163.70367061</text:p>
          </table:table-cell>
          <table:table-cell office:value-type="float" office:value="1006493.71537025" calcext:value-type="float">
            <text:p>1006493.71537025</text:p>
          </table:table-cell>
          <table:table-cell office:value-type="float" office:value="1017679.45394793" calcext:value-type="float">
            <text:p>1017679.45394793</text:p>
          </table:table-cell>
          <table:table-cell office:value-type="float" office:value="454569.900016196" calcext:value-type="float">
            <text:p>454569.900016196</text:p>
          </table:table-cell>
          <table:table-cell office:value-type="float" office:value="308469.306398628" calcext:value-type="float">
            <text:p>308469.306398628</text:p>
          </table:table-cell>
          <table:table-cell office:value-type="float" office:value="414832.769491115" calcext:value-type="float">
            <text:p>414832.769491115</text:p>
          </table:table-cell>
          <table:table-cell office:value-type="float" office:value="281503.849400911" calcext:value-type="float">
            <text:p>281503.849400911</text:p>
          </table:table-cell>
          <table:table-cell office:value-type="float" office:value="6387154.71645166" calcext:value-type="float">
            <text:p>6387154.71645166</text:p>
          </table:table-cell>
          <table:table-cell office:value-type="float" office:value="6533255.31006923" calcext:value-type="float">
            <text:p>6533255.31006923</text:p>
          </table:table-cell>
          <table:table-cell office:value-type="float" office:value="5828808.90287606" calcext:value-type="float">
            <text:p>5828808.90287606</text:p>
          </table:table-cell>
          <table:table-cell office:value-type="float" office:value="5962137.82296627" calcext:value-type="float">
            <text:p>5962137.82296627</text:p>
          </table:table-cell>
          <table:table-cell office:value-type="float" office:value="0" calcext:value-type="float">
            <text:p>0</text:p>
          </table:table-cell>
          <table:table-cell office:value-type="float" office:value="86570.8650647249" calcext:value-type="float">
            <text:p>86570.8650647249</text:p>
          </table:table-cell>
          <table:table-cell office:value-type="float" office:value="232671.458682293" calcext:value-type="float">
            <text:p>232671.458682293</text:p>
          </table:table-cell>
          <table:table-cell office:value-type="float" office:value="221898.441333903" calcext:value-type="float">
            <text:p>221898.441333903</text:p>
          </table:table-cell>
        </table:table-row>
        <table:table-row table:style-name="ro1">
          <table:table-cell office:value-type="date" office:date-value="2028-05-31" calcext:value-type="date">
            <text:p>2028-05-31</text:p>
          </table:table-cell>
          <table:table-cell office:value-type="float" office:value="1156132.76442153" calcext:value-type="float">
            <text:p>1156132.76442153</text:p>
          </table:table-cell>
          <table:table-cell office:value-type="float" office:value="1169607.49792118" calcext:value-type="float">
            <text:p>1169607.49792118</text:p>
          </table:table-cell>
          <table:table-cell office:value-type="float" office:value="1050689.25101499" calcext:value-type="float">
            <text:p>1050689.25101499</text:p>
          </table:table-cell>
          <table:table-cell office:value-type="float" office:value="1062935.03980679" calcext:value-type="float">
            <text:p>1062935.03980679</text:p>
          </table:table-cell>
          <table:table-cell office:value-type="float" office:value="476765.455677439" calcext:value-type="float">
            <text:p>476765.455677439</text:p>
          </table:table-cell>
          <table:table-cell office:value-type="float" office:value="323172.270175289" calcext:value-type="float">
            <text:p>323172.270175289</text:p>
          </table:table-cell>
          <table:table-cell office:value-type="float" office:value="433282.711943721" calcext:value-type="float">
            <text:p>433282.711943721</text:p>
          </table:table-cell>
          <table:table-cell office:value-type="float" office:value="293697.783635762" calcext:value-type="float">
            <text:p>293697.783635762</text:p>
          </table:table-cell>
          <table:table-cell office:value-type="float" office:value="6421973.53259432" calcext:value-type="float">
            <text:p>6421973.53259432</text:p>
          </table:table-cell>
          <table:table-cell office:value-type="float" office:value="6575566.71809647" calcext:value-type="float">
            <text:p>6575566.71809647</text:p>
          </table:table-cell>
          <table:table-cell office:value-type="float" office:value="5836266.18727975" calcext:value-type="float">
            <text:p>5836266.18727975</text:p>
          </table:table-cell>
          <table:table-cell office:value-type="float" office:value="5975851.11558771" calcext:value-type="float">
            <text:p>5975851.11558771</text:p>
          </table:table-cell>
          <table:table-cell office:value-type="float" office:value="0" calcext:value-type="float">
            <text:p>0</text:p>
          </table:table-cell>
          <table:table-cell office:value-type="float" office:value="90697.2020024946" calcext:value-type="float">
            <text:p>90697.2020024946</text:p>
          </table:table-cell>
          <table:table-cell office:value-type="float" office:value="244290.387504645" calcext:value-type="float">
            <text:p>244290.387504645</text:p>
          </table:table-cell>
          <table:table-cell office:value-type="float" office:value="232475.068172794" calcext:value-type="float">
            <text:p>232475.068172794</text:p>
          </table:table-cell>
        </table:table-row>
        <table:table-row table:style-name="ro1">
          <table:table-cell office:value-type="date" office:date-value="2028-06-30" calcext:value-type="date">
            <text:p>2028-06-30</text:p>
          </table:table-cell>
          <table:table-cell office:value-type="float" office:value="1209649.21052648" calcext:value-type="float">
            <text:p>1209649.21052648</text:p>
          </table:table-cell>
          <table:table-cell office:value-type="float" office:value="1224403.88723865" calcext:value-type="float">
            <text:p>1224403.88723865</text:p>
          </table:table-cell>
          <table:table-cell office:value-type="float" office:value="1094763.28887202" calcext:value-type="float">
            <text:p>1094763.28887202</text:p>
          </table:table-cell>
          <table:table-cell office:value-type="float" office:value="1108116.64640998" calcext:value-type="float">
            <text:p>1108116.64640998</text:p>
          </table:table-cell>
          <table:table-cell office:value-type="float" office:value="499101.905024031" calcext:value-type="float">
            <text:p>499101.905024031</text:p>
          </table:table-cell>
          <table:table-cell office:value-type="float" office:value="337936.496301019" calcext:value-type="float">
            <text:p>337936.496301019</text:p>
          </table:table-cell>
          <table:table-cell office:value-type="float" office:value="451699.912893416" calcext:value-type="float">
            <text:p>451699.912893416</text:p>
          </table:table-cell>
          <table:table-cell office:value-type="float" office:value="305841.120633124" calcext:value-type="float">
            <text:p>305841.120633124</text:p>
          </table:table-cell>
          <table:table-cell office:value-type="float" office:value="6457126.57481665" calcext:value-type="float">
            <text:p>6457126.57481665</text:p>
          </table:table-cell>
          <table:table-cell office:value-type="float" office:value="6618291.98353967" calcext:value-type="float">
            <text:p>6618291.98353967</text:p>
          </table:table-cell>
          <table:table-cell office:value-type="float" office:value="5843863.71205297" calcext:value-type="float">
            <text:p>5843863.71205297</text:p>
          </table:table-cell>
          <table:table-cell office:value-type="float" office:value="5989722.50431327" calcext:value-type="float">
            <text:p>5989722.50431327</text:p>
          </table:table-cell>
          <table:table-cell office:value-type="float" office:value="0" calcext:value-type="float">
            <text:p>0</text:p>
          </table:table-cell>
          <table:table-cell office:value-type="float" office:value="94840.7320108383" calcext:value-type="float">
            <text:p>94840.7320108383</text:p>
          </table:table-cell>
          <table:table-cell office:value-type="float" office:value="256006.14073385" calcext:value-type="float">
            <text:p>256006.14073385</text:p>
          </table:table-cell>
          <table:table-cell office:value-type="float" office:value="243095.764290181" calcext:value-type="float">
            <text:p>243095.764290181</text:p>
          </table:table-cell>
        </table:table-row>
        <table:table-row table:style-name="ro1">
          <table:table-cell office:value-type="date" office:date-value="2028-07-31" calcext:value-type="date">
            <text:p>2028-07-31</text:p>
          </table:table-cell>
          <table:table-cell office:value-type="float" office:value="1263458.59864995" calcext:value-type="float">
            <text:p>1263458.59864995</text:p>
          </table:table-cell>
          <table:table-cell office:value-type="float" office:value="1279556.32043482" calcext:value-type="float">
            <text:p>1279556.32043482</text:p>
          </table:table-cell>
          <table:table-cell office:value-type="float" office:value="1138717.49690204" calcext:value-type="float">
            <text:p>1138717.49690204</text:p>
          </table:table-cell>
          <table:table-cell office:value-type="float" office:value="1153225.89272623" calcext:value-type="float">
            <text:p>1153225.89272623</text:p>
          </table:table-cell>
          <table:table-cell office:value-type="float" office:value="521580.238548022" calcext:value-type="float">
            <text:p>521580.238548022</text:p>
          </table:table-cell>
          <table:table-cell office:value-type="float" office:value="352762.240035607" calcext:value-type="float">
            <text:p>352762.240035607</text:p>
          </table:table-cell>
          <table:table-cell office:value-type="float" office:value="470084.689999031" calcext:value-type="float">
            <text:p>470084.689999031</text:p>
          </table:table-cell>
          <table:table-cell office:value-type="float" office:value="317934.07034004" calcext:value-type="float">
            <text:p>317934.07034004</text:p>
          </table:table-cell>
          <table:table-cell office:value-type="float" office:value="6492616.811958" calcext:value-type="float">
            <text:p>6492616.811958</text:p>
          </table:table-cell>
          <table:table-cell office:value-type="float" office:value="6661434.81047042" calcext:value-type="float">
            <text:p>6661434.81047042</text:p>
          </table:table-cell>
          <table:table-cell office:value-type="float" office:value="5851601.60559029" calcext:value-type="float">
            <text:p>5851601.60559029</text:p>
          </table:table-cell>
          <table:table-cell office:value-type="float" office:value="6003752.22524928" calcext:value-type="float">
            <text:p>6003752.22524928</text:p>
          </table:table-cell>
          <table:table-cell office:value-type="float" office:value="0" calcext:value-type="float">
            <text:p>0</text:p>
          </table:table-cell>
          <table:table-cell office:value-type="float" office:value="99001.5267275501" calcext:value-type="float">
            <text:p>99001.5267275501</text:p>
          </table:table-cell>
          <table:table-cell office:value-type="float" office:value="267819.525239966" calcext:value-type="float">
            <text:p>267819.525239966</text:p>
          </table:table-cell>
          <table:table-cell office:value-type="float" office:value="253760.713308056" calcext:value-type="float">
            <text:p>253760.713308056</text:p>
          </table:table-cell>
        </table:table-row>
        <table:table-row table:style-name="ro1">
          <table:table-cell office:value-type="date" office:date-value="2028-08-31" calcext:value-type="date">
            <text:p>2028-08-31</text:p>
          </table:table-cell>
          <table:table-cell office:value-type="float" office:value="1317563.7387496" calcext:value-type="float">
            <text:p>1317563.7387496</text:p>
          </table:table-cell>
          <table:table-cell office:value-type="float" office:value="1335068.27718874" calcext:value-type="float">
            <text:p>1335068.27718874</text:p>
          </table:table-cell>
          <table:table-cell office:value-type="float" office:value="1182553.53721025" calcext:value-type="float">
            <text:p>1182553.53721025</text:p>
          </table:table-cell>
          <table:table-cell office:value-type="float" office:value="1198264.39296595" calcext:value-type="float">
            <text:p>1198264.39296595</text:p>
          </table:table-cell>
          <table:table-cell office:value-type="float" office:value="544201.454230472" calcext:value-type="float">
            <text:p>544201.454230472</text:p>
          </table:table-cell>
          <table:table-cell office:value-type="float" office:value="367649.757702422" calcext:value-type="float">
            <text:p>367649.757702422</text:p>
          </table:table-cell>
          <table:table-cell office:value-type="float" office:value="488437.360355673" calcext:value-type="float">
            <text:p>488437.360355673</text:p>
          </table:table-cell>
          <table:table-cell office:value-type="float" office:value="329976.841832405" calcext:value-type="float">
            <text:p>329976.841832405</text:p>
          </table:table-cell>
          <table:table-cell office:value-type="float" office:value="6528447.2383631" calcext:value-type="float">
            <text:p>6528447.2383631</text:p>
          </table:table-cell>
          <table:table-cell office:value-type="float" office:value="6704998.93489115" calcext:value-type="float">
            <text:p>6704998.93489115</text:p>
          </table:table-cell>
          <table:table-cell office:value-type="float" office:value="5859479.99870082" calcext:value-type="float">
            <text:p>5859479.99870082</text:p>
          </table:table-cell>
          <table:table-cell office:value-type="float" office:value="6017940.51722409" calcext:value-type="float">
            <text:p>6017940.51722409</text:p>
          </table:table-cell>
          <table:table-cell office:value-type="float" office:value="0" calcext:value-type="float">
            <text:p>0</text:p>
          </table:table-cell>
          <table:table-cell office:value-type="float" office:value="103179.658088915" calcext:value-type="float">
            <text:p>103179.658088915</text:p>
          </table:table-cell>
          <table:table-cell office:value-type="float" office:value="279731.354616966" calcext:value-type="float">
            <text:p>279731.354616966</text:p>
          </table:table-cell>
          <table:table-cell office:value-type="float" office:value="264470.099613507" calcext:value-type="float">
            <text:p>264470.099613507</text:p>
          </table:table-cell>
        </table:table-row>
        <table:table-row table:style-name="ro1">
          <table:table-cell office:value-type="date" office:date-value="2028-09-30" calcext:value-type="date">
            <text:p>2028-09-30</text:p>
          </table:table-cell>
          <table:table-cell office:value-type="float" office:value="1371967.46573596" calcext:value-type="float">
            <text:p>1371967.46573596</text:p>
          </table:table-cell>
          <table:table-cell office:value-type="float" office:value="1390943.26831283" calcext:value-type="float">
            <text:p>1390943.26831283</text:p>
          </table:table-cell>
          <table:table-cell office:value-type="float" office:value="1226273.06609071" calcext:value-type="float">
            <text:p>1226273.06609071</text:p>
          </table:table-cell>
          <table:table-cell office:value-type="float" office:value="1243233.75662355" calcext:value-type="float">
            <text:p>1243233.75662355</text:p>
          </table:table-cell>
          <table:table-cell office:value-type="float" office:value="566966.55760067" calcext:value-type="float">
            <text:p>566966.55760067</text:p>
          </table:table-cell>
          <table:table-cell office:value-type="float" office:value="382599.306692848" calcext:value-type="float">
            <text:p>382599.306692848</text:p>
          </table:table-cell>
          <table:table-cell office:value-type="float" office:value="506758.240500197" calcext:value-type="float">
            <text:p>506758.240500197</text:p>
          </table:table-cell>
          <table:table-cell office:value-type="float" office:value="341969.643318578" calcext:value-type="float">
            <text:p>341969.643318578</text:p>
          </table:table-cell>
          <table:table-cell office:value-type="float" office:value="6564620.87409785" calcext:value-type="float">
            <text:p>6564620.87409785</text:p>
          </table:table-cell>
          <table:table-cell office:value-type="float" office:value="6748988.12500567" calcext:value-type="float">
            <text:p>6748988.12500567</text:p>
          </table:table-cell>
          <table:table-cell office:value-type="float" office:value="5867499.02461048" calcext:value-type="float">
            <text:p>5867499.02461048</text:p>
          </table:table-cell>
          <table:table-cell office:value-type="float" office:value="6032287.6217921" calcext:value-type="float">
            <text:p>6032287.6217921</text:p>
          </table:table-cell>
          <table:table-cell office:value-type="float" office:value="0" calcext:value-type="float">
            <text:p>0</text:p>
          </table:table-cell>
          <table:table-cell office:value-type="float" office:value="107375.198330952" calcext:value-type="float">
            <text:p>107375.198330952</text:p>
          </table:table-cell>
          <table:table-cell office:value-type="float" office:value="291742.449238774" calcext:value-type="float">
            <text:p>291742.449238774</text:p>
          </table:table-cell>
          <table:table-cell office:value-type="float" office:value="275224.108361896" calcext:value-type="float">
            <text:p>275224.108361896</text:p>
          </table:table-cell>
        </table:table-row>
        <table:table-row table:style-name="ro1">
          <table:table-cell office:value-type="date" office:date-value="2028-10-31" calcext:value-type="date">
            <text:p>2028-10-31</text:p>
          </table:table-cell>
          <table:table-cell office:value-type="float" office:value="1426672.63968678" calcext:value-type="float">
            <text:p>1426672.63968678</text:p>
          </table:table-cell>
          <table:table-cell office:value-type="float" office:value="1447184.83602121" calcext:value-type="float">
            <text:p>1447184.83602121</text:p>
          </table:table-cell>
          <table:table-cell office:value-type="float" office:value="1269877.73407051" calcext:value-type="float">
            <text:p>1269877.73407051</text:p>
          </table:table-cell>
          <table:table-cell office:value-type="float" office:value="1288135.58851965" calcext:value-type="float">
            <text:p>1288135.58851965</text:p>
          </table:table-cell>
          <table:table-cell office:value-type="float" office:value="589876.561795834" calcext:value-type="float">
            <text:p>589876.561795834</text:p>
          </table:table-cell>
          <table:table-cell office:value-type="float" office:value="397611.145470735" calcext:value-type="float">
            <text:p>397611.145470735</text:p>
          </table:table-cell>
          <table:table-cell office:value-type="float" office:value="525047.646416666" calcext:value-type="float">
            <text:p>525047.646416666</text:p>
          </table:table-cell>
          <table:table-cell office:value-type="float" office:value="353912.682142982" calcext:value-type="float">
            <text:p>353912.682142982</text:p>
          </table:table-cell>
          <table:table-cell office:value-type="float" office:value="6601140.76516684" calcext:value-type="float">
            <text:p>6601140.76516684</text:p>
          </table:table-cell>
          <table:table-cell office:value-type="float" office:value="6793406.18149194" calcext:value-type="float">
            <text:p>6793406.18149194</text:p>
          </table:table-cell>
          <table:table-cell office:value-type="float" office:value="5875658.81896418" calcext:value-type="float">
            <text:p>5875658.81896418</text:p>
          </table:table-cell>
          <table:table-cell office:value-type="float" office:value="6046793.78323786" calcext:value-type="float">
            <text:p>6046793.78323786</text:p>
          </table:table-cell>
          <table:table-cell office:value-type="float" office:value="0" calcext:value-type="float">
            <text:p>0</text:p>
          </table:table-cell>
          <table:table-cell office:value-type="float" office:value="111588.219990664" calcext:value-type="float">
            <text:p>111588.219990664</text:p>
          </table:table-cell>
          <table:table-cell office:value-type="float" office:value="303853.636315763" calcext:value-type="float">
            <text:p>303853.636315763</text:p>
          </table:table-cell>
          <table:table-cell office:value-type="float" office:value="286022.925480071" calcext:value-type="float">
            <text:p>286022.925480071</text:p>
          </table:table-cell>
        </table:table-row>
        <table:table-row table:style-name="ro1">
          <table:table-cell office:value-type="date" office:date-value="2028-11-30" calcext:value-type="date">
            <text:p>2028-11-30</text:p>
          </table:table-cell>
          <table:table-cell office:value-type="float" office:value="1481682.14606317" calcext:value-type="float">
            <text:p>1481682.14606317</text:p>
          </table:table-cell>
          <table:table-cell office:value-type="float" office:value="1503796.55420031" calcext:value-type="float">
            <text:p>1503796.55420031</text:p>
          </table:table-cell>
          <table:table-cell office:value-type="float" office:value="1313369.18595373" calcext:value-type="float">
            <text:p>1313369.18595373</text:p>
          </table:table-cell>
          <table:table-cell office:value-type="float" office:value="1332971.48884312" calcext:value-type="float">
            <text:p>1332971.48884312</text:p>
          </table:table-cell>
          <table:table-cell office:value-type="float" office:value="612932.487621299" calcext:value-type="float">
            <text:p>612932.487621299</text:p>
          </table:table-cell>
          <table:table-cell office:value-type="float" office:value="412685.533576863" calcext:value-type="float">
            <text:p>412685.533576863</text:p>
          </table:table-cell>
          <table:table-cell office:value-type="float" office:value="543305.893541801" calcext:value-type="float">
            <text:p>543305.893541801</text:p>
          </table:table-cell>
          <table:table-cell office:value-type="float" office:value="365806.164789692" calcext:value-type="float">
            <text:p>365806.164789692</text:p>
          </table:table-cell>
          <table:table-cell office:value-type="float" office:value="6638009.98373273" calcext:value-type="float">
            <text:p>6638009.98373273</text:p>
          </table:table-cell>
          <table:table-cell office:value-type="float" office:value="6838256.93777717" calcext:value-type="float">
            <text:p>6838256.93777717</text:p>
          </table:table-cell>
          <table:table-cell office:value-type="float" office:value="5883959.51982817" calcext:value-type="float">
            <text:p>5883959.51982817</text:p>
          </table:table-cell>
          <table:table-cell office:value-type="float" office:value="6061459.24858028" calcext:value-type="float">
            <text:p>6061459.24858028</text:p>
          </table:table-cell>
          <table:table-cell office:value-type="float" office:value="0" calcext:value-type="float">
            <text:p>0</text:p>
          </table:table-cell>
          <table:table-cell office:value-type="float" office:value="115818.795907292" calcext:value-type="float">
            <text:p>115818.795907292</text:p>
          </table:table-cell>
          <table:table-cell office:value-type="float" office:value="316065.749951728" calcext:value-type="float">
            <text:p>316065.749951728</text:p>
          </table:table-cell>
          <table:table-cell office:value-type="float" office:value="296866.737669571" calcext:value-type="float">
            <text:p>296866.737669571</text:p>
          </table:table-cell>
        </table:table-row>
        <table:table-row table:style-name="ro1">
          <table:table-cell office:value-type="date" office:date-value="2028-12-31" calcext:value-type="date">
            <text:p>2028-12-31</text:p>
          </table:table-cell>
          <table:table-cell office:value-type="float" office:value="1536998.89592761" calcext:value-type="float">
            <text:p>1536998.89592761</text:p>
          </table:table-cell>
          <table:table-cell office:value-type="float" office:value="1560782.02868179" calcext:value-type="float">
            <text:p>1560782.02868179</text:p>
          </table:table-cell>
          <table:table-cell office:value-type="float" office:value="1356749.06086536" calcext:value-type="float">
            <text:p>1356749.06086536</text:p>
          </table:table-cell>
          <table:table-cell office:value-type="float" office:value="1377743.05319299" calcext:value-type="float">
            <text:p>1377743.05319299</text:p>
          </table:table-cell>
          <table:table-cell office:value-type="float" office:value="636135.363611187" calcext:value-type="float">
            <text:p>636135.363611187</text:p>
          </table:table-cell>
          <table:table-cell office:value-type="float" office:value="427822.731633434" calcext:value-type="float">
            <text:p>427822.731633434</text:p>
          </table:table-cell>
          <table:table-cell office:value-type="float" office:value="561533.296770419" calcext:value-type="float">
            <text:p>561533.296770419</text:p>
          </table:table-cell>
          <table:table-cell office:value-type="float" office:value="377650.296886" calcext:value-type="float">
            <text:p>377650.296886</text:p>
          </table:table-cell>
          <table:table-cell office:value-type="float" office:value="6675231.62833746" calcext:value-type="float">
            <text:p>6675231.62833746</text:p>
          </table:table-cell>
          <table:table-cell office:value-type="float" office:value="6883544.26031521" calcext:value-type="float">
            <text:p>6883544.26031521</text:p>
          </table:table-cell>
          <table:table-cell office:value-type="float" office:value="5892401.26769238" calcext:value-type="float">
            <text:p>5892401.26769238</text:p>
          </table:table-cell>
          <table:table-cell office:value-type="float" office:value="6076284.2675768" calcext:value-type="float">
            <text:p>6076284.2675768</text:p>
          </table:table-cell>
          <table:table-cell office:value-type="float" office:value="0" calcext:value-type="float">
            <text:p>0</text:p>
          </table:table-cell>
          <table:table-cell office:value-type="float" office:value="120066.999223573" calcext:value-type="float">
            <text:p>120066.999223573</text:p>
          </table:table-cell>
          <table:table-cell office:value-type="float" office:value="328379.631201326" calcext:value-type="float">
            <text:p>328379.631201326</text:p>
          </table:table-cell>
          <table:table-cell office:value-type="float" office:value="307755.732409861" calcext:value-type="float">
            <text:p>307755.732409861</text:p>
          </table:table-cell>
        </table:table-row>
        <table:table-row table:style-name="ro1">
          <table:table-cell office:value-type="date" office:date-value="2029-01-31" calcext:value-type="date">
            <text:p>2029-01-31</text:p>
          </table:table-cell>
          <table:table-cell office:value-type="float" office:value="1592625.82616375" calcext:value-type="float">
            <text:p>1592625.82616375</text:p>
          </table:table-cell>
          <table:table-cell office:value-type="float" office:value="1618144.89751775" calcext:value-type="float">
            <text:p>1618144.89751775</text:p>
          </table:table-cell>
          <table:table-cell office:value-type="float" office:value="1400018.9922949" calcext:value-type="float">
            <text:p>1400018.9922949</text:p>
          </table:table-cell>
          <table:table-cell office:value-type="float" office:value="1422451.87262021" calcext:value-type="float">
            <text:p>1422451.87262021</text:p>
          </table:table-cell>
          <table:table-cell office:value-type="float" office:value="659486.226089572" calcext:value-type="float">
            <text:p>659486.226089572</text:p>
          </table:table-cell>
          <table:table-cell office:value-type="float" office:value="443023.001348573" calcext:value-type="float">
            <text:p>443023.001348573</text:p>
          </table:table-cell>
          <table:table-cell office:value-type="float" office:value="579730.170460867" calcext:value-type="float">
            <text:p>579730.170460867</text:p>
          </table:table-cell>
          <table:table-cell office:value-type="float" office:value="389445.283205975" calcext:value-type="float">
            <text:p>389445.283205975</text:p>
          </table:table-cell>
          <table:table-cell office:value-type="float" office:value="6712808.82412531" calcext:value-type="float">
            <text:p>6712808.82412531</text:p>
          </table:table-cell>
          <table:table-cell office:value-type="float" office:value="6929272.04886631" calcext:value-type="float">
            <text:p>6929272.04886631</text:p>
          </table:table-cell>
          <table:table-cell office:value-type="float" office:value="5900984.20547273" calcext:value-type="float">
            <text:p>5900984.20547273</text:p>
          </table:table-cell>
          <table:table-cell office:value-type="float" office:value="6091269.09272762" calcext:value-type="float">
            <text:p>6091269.09272762</text:p>
          </table:table-cell>
          <table:table-cell office:value-type="float" office:value="0" calcext:value-type="float">
            <text:p>0</text:p>
          </table:table-cell>
          <table:table-cell office:value-type="float" office:value="124332.903387004" calcext:value-type="float">
            <text:p>124332.903387004</text:p>
          </table:table-cell>
          <table:table-cell office:value-type="float" office:value="340796.128128004" calcext:value-type="float">
            <text:p>340796.128128004</text:p>
          </table:table-cell>
          <table:table-cell office:value-type="float" office:value="318690.097961569" calcext:value-type="float">
            <text:p>318690.097961569</text:p>
          </table:table-cell>
        </table:table-row>
        <table:table-row table:style-name="ro1">
          <table:table-cell office:value-type="date" office:date-value="2029-02-28" calcext:value-type="date">
            <text:p>2029-02-28</text:p>
          </table:table-cell>
          <table:table-cell office:value-type="float" office:value="1648565.89969813" calcext:value-type="float">
            <text:p>1648565.89969813</text:p>
          </table:table-cell>
          <table:table-cell office:value-type="float" office:value="1675888.8312583" calcext:value-type="float">
            <text:p>1675888.8312583</text:p>
          </table:table-cell>
          <table:table-cell office:value-type="float" office:value="1443180.60813993" calcext:value-type="float">
            <text:p>1443180.60813993</text:p>
          </table:table-cell>
          <table:table-cell office:value-type="float" office:value="1467099.53366932" calcext:value-type="float">
            <text:p>1467099.53366932</text:p>
          </table:table-cell>
          <table:table-cell office:value-type="float" office:value="682986.119232146" calcext:value-type="float">
            <text:p>682986.119232146</text:p>
          </table:table-cell>
          <table:table-cell office:value-type="float" office:value="458286.605520859" calcext:value-type="float">
            <text:p>458286.605520859</text:p>
          </table:table-cell>
          <table:table-cell office:value-type="float" office:value="597896.828440442" calcext:value-type="float">
            <text:p>597896.828440442</text:p>
          </table:table-cell>
          <table:table-cell office:value-type="float" office:value="401191.327674" calcext:value-type="float">
            <text:p>401191.327674</text:p>
          </table:table-cell>
          <table:table-cell office:value-type="float" office:value="6750744.72306787" calcext:value-type="float">
            <text:p>6750744.72306787</text:p>
          </table:table-cell>
          <table:table-cell office:value-type="float" office:value="6975444.23677915" calcext:value-type="float">
            <text:p>6975444.23677915</text:p>
          </table:table-cell>
          <table:table-cell office:value-type="float" office:value="5909708.47851363" calcext:value-type="float">
            <text:p>5909708.47851363</text:p>
          </table:table-cell>
          <table:table-cell office:value-type="float" office:value="6106413.97928007" calcext:value-type="float">
            <text:p>6106413.97928007</text:p>
          </table:table-cell>
          <table:table-cell office:value-type="float" office:value="0" calcext:value-type="float">
            <text:p>0</text:p>
          </table:table-cell>
          <table:table-cell office:value-type="float" office:value="128616.582151117" calcext:value-type="float">
            <text:p>128616.582151117</text:p>
          </table:table-cell>
          <table:table-cell office:value-type="float" office:value="353316.095862404" calcext:value-type="float">
            <text:p>353316.095862404</text:p>
          </table:table-cell>
          <table:table-cell office:value-type="float" office:value="329670.023369742" calcext:value-type="float">
            <text:p>329670.023369742</text:p>
          </table:table-cell>
        </table:table-row>
        <table:table-row table:style-name="ro1">
          <table:table-cell office:value-type="date" office:date-value="2029-03-31" calcext:value-type="date">
            <text:p>2029-03-31</text:p>
          </table:table-cell>
          <table:table-cell office:value-type="float" office:value="1704822.1057237" calcext:value-type="float">
            <text:p>1704822.1057237</text:p>
          </table:table-cell>
          <table:table-cell office:value-type="float" office:value="1734017.53323146" calcext:value-type="float">
            <text:p>1734017.53323146</text:p>
          </table:table-cell>
          <table:table-cell office:value-type="float" office:value="1486235.53074942" calcext:value-type="float">
            <text:p>1486235.53074942</text:p>
          </table:table-cell>
          <table:table-cell office:value-type="float" office:value="1511687.6184199" calcext:value-type="float">
            <text:p>1511687.6184199</text:p>
          </table:table-cell>
          <table:table-cell office:value-type="float" office:value="706636.095128373" calcext:value-type="float">
            <text:p>706636.095128373</text:p>
          </table:table-cell>
          <table:table-cell office:value-type="float" office:value="473613.808043862" calcext:value-type="float">
            <text:p>473613.808043862</text:p>
          </table:table-cell>
          <table:table-cell office:value-type="float" office:value="616033.584010803" calcext:value-type="float">
            <text:p>616033.584010803</text:p>
          </table:table-cell>
          <table:table-cell office:value-type="float" office:value="412888.633368299" calcext:value-type="float">
            <text:p>412888.633368299</text:p>
          </table:table-cell>
          <table:table-cell office:value-type="float" office:value="6789042.5041908" calcext:value-type="float">
            <text:p>6789042.5041908</text:p>
          </table:table-cell>
          <table:table-cell office:value-type="float" office:value="7022064.79127532" calcext:value-type="float">
            <text:p>7022064.79127532</text:p>
          </table:table-cell>
          <table:table-cell office:value-type="float" office:value="5918574.23459038" calcext:value-type="float">
            <text:p>5918574.23459038</text:p>
          </table:table-cell>
          <table:table-cell office:value-type="float" office:value="6121719.18523288" calcext:value-type="float">
            <text:p>6121719.18523288</text:p>
          </table:table-cell>
          <table:table-cell office:value-type="float" office:value="0" calcext:value-type="float">
            <text:p>0</text:p>
          </table:table-cell>
          <table:table-cell office:value-type="float" office:value="132918.109576746" calcext:value-type="float">
            <text:p>132918.109576746</text:p>
          </table:table-cell>
          <table:table-cell office:value-type="float" office:value="365940.396661257" calcext:value-type="float">
            <text:p>365940.396661257</text:p>
          </table:table-cell>
          <table:table-cell office:value-type="float" office:value="340695.698467116" calcext:value-type="float">
            <text:p>340695.698467116</text:p>
          </table:table-cell>
        </table:table-row>
        <table:table-row table:style-name="ro1">
          <table:table-cell office:value-type="date" office:date-value="2029-04-30" calcext:value-type="date">
            <text:p>2029-04-30</text:p>
          </table:table-cell>
          <table:table-cell office:value-type="float" office:value="1761397.45992529" calcext:value-type="float">
            <text:p>1761397.45992529</text:p>
          </table:table-cell>
          <table:table-cell office:value-type="float" office:value="1792534.73982542" calcext:value-type="float">
            <text:p>1792534.73982542</text:p>
          </table:table-cell>
          <table:table-cell office:value-type="float" office:value="1529185.37696697" calcext:value-type="float">
            <text:p>1529185.37696697</text:p>
          </table:table-cell>
          <table:table-cell office:value-type="float" office:value="1556217.70452798" calcext:value-type="float">
            <text:p>1556217.70452798</text:p>
          </table:table-cell>
          <table:table-cell office:value-type="float" office:value="730437.213844163" calcext:value-type="float">
            <text:p>730437.213844163</text:p>
          </table:table-cell>
          <table:table-cell office:value-type="float" office:value="489004.873910712" calcext:value-type="float">
            <text:p>489004.873910712</text:p>
          </table:table-cell>
          <table:table-cell office:value-type="float" office:value="634140.749953377" calcext:value-type="float">
            <text:p>634140.749953377</text:p>
          </table:table-cell>
          <table:table-cell office:value-type="float" office:value="424537.402524447" calcext:value-type="float">
            <text:p>424537.402524447</text:p>
          </table:table-cell>
          <table:table-cell office:value-type="float" office:value="6827705.37380268" calcext:value-type="float">
            <text:p>6827705.37380268</text:p>
          </table:table-cell>
          <table:table-cell office:value-type="float" office:value="7069137.71373613" calcext:value-type="float">
            <text:p>7069137.71373613</text:p>
          </table:table-cell>
          <table:table-cell office:value-type="float" office:value="5927581.62391171" calcext:value-type="float">
            <text:p>5927581.62391171</text:p>
          </table:table-cell>
          <table:table-cell office:value-type="float" office:value="6137184.97134064" calcext:value-type="float">
            <text:p>6137184.97134064</text:p>
          </table:table-cell>
          <table:table-cell office:value-type="float" office:value="0" calcext:value-type="float">
            <text:p>0</text:p>
          </table:table-cell>
          <table:table-cell office:value-type="float" office:value="137237.560033316" calcext:value-type="float">
            <text:p>137237.560033316</text:p>
          </table:table-cell>
          <table:table-cell office:value-type="float" office:value="378669.899966767" calcext:value-type="float">
            <text:p>378669.899966767</text:p>
          </table:table-cell>
          <table:table-cell office:value-type="float" office:value="351767.313877396" calcext:value-type="float">
            <text:p>351767.313877396</text:p>
          </table:table-cell>
        </table:table-row>
        <table:table-row table:style-name="ro1">
          <table:table-cell office:value-type="date" office:date-value="2029-05-31" calcext:value-type="date">
            <text:p>2029-05-31</text:p>
          </table:table-cell>
          <table:table-cell office:value-type="float" office:value="1818295.00470697" calcext:value-type="float">
            <text:p>1818295.00470697</text:p>
          </table:table-cell>
          <table:table-cell office:value-type="float" office:value="1851444.22077322" calcext:value-type="float">
            <text:p>1851444.22077322</text:p>
          </table:table-cell>
          <table:table-cell office:value-type="float" office:value="1572031.75817385" calcext:value-type="float">
            <text:p>1572031.75817385</text:p>
          </table:table-cell>
          <table:table-cell office:value-type="float" office:value="1600691.3652672" calcext:value-type="float">
            <text:p>1600691.3652672</text:p>
          </table:table-cell>
          <table:table-cell office:value-type="float" office:value="754390.543485042" calcext:value-type="float">
            <text:p>754390.543485042</text:p>
          </table:table-cell>
          <table:table-cell office:value-type="float" office:value="504460.069218673" calcext:value-type="float">
            <text:p>504460.069218673</text:p>
          </table:table-cell>
          <table:table-cell office:value-type="float" office:value="652218.638534747" calcext:value-type="float">
            <text:p>652218.638534747</text:p>
          </table:table-cell>
          <table:table-cell office:value-type="float" office:value="436137.836538868" calcext:value-type="float">
            <text:p>436137.836538868</text:p>
          </table:table-cell>
          <table:table-cell office:value-type="float" office:value="6866736.56572552" calcext:value-type="float">
            <text:p>6866736.56572552</text:p>
          </table:table-cell>
          <table:table-cell office:value-type="float" office:value="7116667.03999189" calcext:value-type="float">
            <text:p>7116667.03999189</text:p>
          </table:table-cell>
          <table:table-cell office:value-type="float" office:value="5936730.79912231" calcext:value-type="float">
            <text:p>5936730.79912231</text:p>
          </table:table-cell>
          <table:table-cell office:value-type="float" office:value="6152811.60111819" calcext:value-type="float">
            <text:p>6152811.60111819</text:p>
          </table:table-cell>
          <table:table-cell office:value-type="float" office:value="0" calcext:value-type="float">
            <text:p>0</text:p>
          </table:table-cell>
          <table:table-cell office:value-type="float" office:value="141575.008200122" calcext:value-type="float">
            <text:p>141575.008200122</text:p>
          </table:table-cell>
          <table:table-cell office:value-type="float" office:value="391505.48246649" calcext:value-type="float">
            <text:p>391505.48246649</text:p>
          </table:table-cell>
          <table:table-cell office:value-type="float" office:value="362885.061018551" calcext:value-type="float">
            <text:p>362885.061018551</text:p>
          </table:table-cell>
        </table:table-row>
        <table:table-row table:style-name="ro1">
          <table:table-cell office:value-type="date" office:date-value="2029-06-30" calcext:value-type="date">
            <text:p>2029-06-30</text:p>
          </table:table-cell>
          <table:table-cell office:value-type="float" office:value="1875517.80942135" calcext:value-type="float">
            <text:p>1875517.80942135</text:p>
          </table:table-cell>
          <table:table-cell office:value-type="float" office:value="1910749.77943982" calcext:value-type="float">
            <text:p>1910749.77943982</text:p>
          </table:table-cell>
          <table:table-cell office:value-type="float" office:value="1614776.28033182" calcext:value-type="float">
            <text:p>1614776.28033182</text:p>
          </table:table-cell>
          <table:table-cell office:value-type="float" office:value="1645110.16956998" calcext:value-type="float">
            <text:p>1645110.16956998</text:p>
          </table:table-cell>
          <table:table-cell office:value-type="float" office:value="778497.16025984" calcext:value-type="float">
            <text:p>778497.16025984</text:p>
          </table:table-cell>
          <table:table-cell office:value-type="float" office:value="519979.661173751" calcext:value-type="float">
            <text:p>519979.661173751</text:p>
          </table:table-cell>
          <table:table-cell office:value-type="float" office:value="670267.561512047" calcext:value-type="float">
            <text:p>670267.561512047</text:p>
          </table:table-cell>
          <table:table-cell office:value-type="float" office:value="447690.135972317" calcext:value-type="float">
            <text:p>447690.135972317</text:p>
          </table:table-cell>
          <table:table-cell office:value-type="float" office:value="6906139.34152748" calcext:value-type="float">
            <text:p>6906139.34152748</text:p>
          </table:table-cell>
          <table:table-cell office:value-type="float" office:value="7164656.84061356" calcext:value-type="float">
            <text:p>7164656.84061356</text:p>
          </table:table-cell>
          <table:table-cell office:value-type="float" office:value="5946021.91530541" calcext:value-type="float">
            <text:p>5946021.91530541</text:p>
          </table:table-cell>
          <table:table-cell office:value-type="float" office:value="6168599.34084514" calcext:value-type="float">
            <text:p>6168599.34084514</text:p>
          </table:table-cell>
          <table:table-cell office:value-type="float" office:value="0" calcext:value-type="float">
            <text:p>0</text:p>
          </table:table-cell>
          <table:table-cell office:value-type="float" office:value="145930.529067622" calcext:value-type="float">
            <text:p>145930.529067622</text:p>
          </table:table-cell>
          <table:table-cell office:value-type="float" office:value="404448.028153711" calcext:value-type="float">
            <text:p>404448.028153711</text:p>
          </table:table-cell>
          <table:table-cell office:value-type="float" office:value="374049.132106129" calcext:value-type="float">
            <text:p>374049.132106129</text:p>
          </table:table-cell>
        </table:table-row>
        <table:table-row table:style-name="ro1">
          <table:table-cell office:value-type="date" office:date-value="2029-07-31" calcext:value-type="date">
            <text:p>2029-07-31</text:p>
          </table:table-cell>
          <table:table-cell office:value-type="float" office:value="1933068.97060075" calcext:value-type="float">
            <text:p>1933068.97060075</text:p>
          </table:table-cell>
          <table:table-cell office:value-type="float" office:value="1970455.2531116" calcext:value-type="float">
            <text:p>1970455.2531116</text:p>
          </table:table-cell>
          <table:table-cell office:value-type="float" office:value="1657420.54402592" calcext:value-type="float">
            <text:p>1657420.54402592</text:p>
          </table:table-cell>
          <table:table-cell office:value-type="float" office:value="1689475.6820684" calcext:value-type="float">
            <text:p>1689475.6820684</text:p>
          </table:table-cell>
          <table:table-cell office:value-type="float" office:value="802758.148544896" calcext:value-type="float">
            <text:p>802758.148544896</text:p>
          </table:table-cell>
          <table:table-cell office:value-type="float" office:value="535563.918095308" calcext:value-type="float">
            <text:p>535563.918095308</text:p>
          </table:table-cell>
          <table:table-cell office:value-type="float" office:value="688287.830138329" calcext:value-type="float">
            <text:p>688287.830138329</text:p>
          </table:table-cell>
          <table:table-cell office:value-type="float" office:value="459194.500553345" calcext:value-type="float">
            <text:p>459194.500553345</text:p>
          </table:table-cell>
          <table:table-cell office:value-type="float" office:value="6945916.99075731" calcext:value-type="float">
            <text:p>6945916.99075731</text:p>
          </table:table-cell>
          <table:table-cell office:value-type="float" office:value="7213111.2212069" calcext:value-type="float">
            <text:p>7213111.2212069</text:p>
          </table:table-cell>
          <table:table-cell office:value-type="float" office:value="5955455.12998543" calcext:value-type="float">
            <text:p>5955455.12998543</text:p>
          </table:table-cell>
          <table:table-cell office:value-type="float" office:value="6184548.45957041" calcext:value-type="float">
            <text:p>6184548.45957041</text:p>
          </table:table-cell>
          <table:table-cell office:value-type="float" office:value="0" calcext:value-type="float">
            <text:p>0</text:p>
          </table:table-cell>
          <table:table-cell office:value-type="float" office:value="150304.197938737" calcext:value-type="float">
            <text:p>150304.197938737</text:p>
          </table:table-cell>
          <table:table-cell office:value-type="float" office:value="417498.428388325" calcext:value-type="float">
            <text:p>417498.428388325</text:p>
          </table:table-cell>
          <table:table-cell office:value-type="float" office:value="385259.720156571" calcext:value-type="float">
            <text:p>385259.720156571</text:p>
          </table:table-cell>
        </table:table-row>
        <table:table-row table:style-name="ro1">
          <table:table-cell office:value-type="date" office:date-value="2029-08-31" calcext:value-type="date">
            <text:p>2029-08-31</text:p>
          </table:table-cell>
          <table:table-cell office:value-type="float" office:value="1990951.61219039" calcext:value-type="float">
            <text:p>1990951.61219039</text:p>
          </table:table-cell>
          <table:table-cell office:value-type="float" office:value="2030564.51328833" calcext:value-type="float">
            <text:p>2030564.51328833</text:p>
          </table:table-cell>
          <table:table-cell office:value-type="float" office:value="1699966.14450702" calcext:value-type="float">
            <text:p>1699966.14450702</text:p>
          </table:table-cell>
          <table:table-cell office:value-type="float" office:value="1733789.46313509" calcext:value-type="float">
            <text:p>1733789.46313509</text:p>
          </table:table-cell>
          <table:table-cell office:value-type="float" office:value="827174.600948785" calcext:value-type="float">
            <text:p>827174.600948785</text:p>
          </table:table-cell>
          <table:table-cell office:value-type="float" office:value="551213.109420705" calcext:value-type="float">
            <text:p>551213.109420705</text:p>
          </table:table-cell>
          <table:table-cell office:value-type="float" office:value="706279.755167936" calcext:value-type="float">
            <text:p>706279.755167936</text:p>
          </table:table-cell>
          <table:table-cell office:value-type="float" office:value="470651.129181754" calcext:value-type="float">
            <text:p>470651.129181754</text:p>
          </table:table-cell>
          <table:table-cell office:value-type="float" office:value="6986072.83118094" calcext:value-type="float">
            <text:p>6986072.83118094</text:p>
          </table:table-cell>
          <table:table-cell office:value-type="float" office:value="7262034.32270902" calcext:value-type="float">
            <text:p>7262034.32270902</text:p>
          </table:table-cell>
          <table:table-cell office:value-type="float" office:value="5965030.60313061" calcext:value-type="float">
            <text:p>5965030.60313061</text:p>
          </table:table-cell>
          <table:table-cell office:value-type="float" office:value="6200659.22911679" calcext:value-type="float">
            <text:p>6200659.22911679</text:p>
          </table:table-cell>
          <table:table-cell office:value-type="float" office:value="0" calcext:value-type="float">
            <text:p>0</text:p>
          </table:table-cell>
          <table:table-cell office:value-type="float" office:value="154696.090430148" calcext:value-type="float">
            <text:p>154696.090430148</text:p>
          </table:table-cell>
          <table:table-cell office:value-type="float" office:value="430657.581958228" calcext:value-type="float">
            <text:p>430657.581958228</text:p>
          </table:table-cell>
          <table:table-cell office:value-type="float" office:value="396517.018990557" calcext:value-type="float">
            <text:p>396517.018990557</text:p>
          </table:table-cell>
        </table:table-row>
        <table:table-row table:style-name="ro1">
          <table:table-cell office:value-type="date" office:date-value="2029-09-30" calcext:value-type="date">
            <text:p>2029-09-30</text:p>
          </table:table-cell>
          <table:table-cell office:value-type="float" office:value="2049168.88578357" calcext:value-type="float">
            <text:p>2049168.88578357</text:p>
          </table:table-cell>
          <table:table-cell office:value-type="float" office:value="2091081.46597757" calcext:value-type="float">
            <text:p>2091081.46597757</text:p>
          </table:table-cell>
          <table:table-cell office:value-type="float" office:value="1742414.67173422" calcext:value-type="float">
            <text:p>1742414.67173422</text:p>
          </table:table-cell>
          <table:table-cell office:value-type="float" office:value="1778053.06892388" calcext:value-type="float">
            <text:p>1778053.06892388</text:p>
          </table:table-cell>
          <table:table-cell office:value-type="float" office:value="851747.618377564" calcext:value-type="float">
            <text:p>851747.618377564</text:p>
          </table:table-cell>
          <table:table-cell office:value-type="float" office:value="566927.505709958" calcext:value-type="float">
            <text:p>566927.505709958</text:p>
          </table:table-cell>
          <table:table-cell office:value-type="float" office:value="724243.646861859" calcext:value-type="float">
            <text:p>724243.646861859</text:p>
          </table:table-cell>
          <table:table-cell office:value-type="float" office:value="482060.219932037" calcext:value-type="float">
            <text:p>482060.219932037</text:p>
          </table:table-cell>
          <table:table-cell office:value-type="float" office:value="7026610.20901991" calcext:value-type="float">
            <text:p>7026610.20901991</text:p>
          </table:table-cell>
          <table:table-cell office:value-type="float" office:value="7311430.32168752" calcext:value-type="float">
            <text:p>7311430.32168752</text:p>
          </table:table-cell>
          <table:table-cell office:value-type="float" office:value="5974748.49715576" calcext:value-type="float">
            <text:p>5974748.49715576</text:p>
          </table:table-cell>
          <table:table-cell office:value-type="float" office:value="6216931.92408558" calcext:value-type="float">
            <text:p>6216931.92408558</text:p>
          </table:table-cell>
          <table:table-cell office:value-type="float" office:value="0" calcext:value-type="float">
            <text:p>0</text:p>
          </table:table-cell>
          <table:table-cell office:value-type="float" office:value="159106.282473607" calcext:value-type="float">
            <text:p>159106.282473607</text:p>
          </table:table-cell>
          <table:table-cell office:value-type="float" office:value="443926.395141213" calcext:value-type="float">
            <text:p>443926.395141213</text:p>
          </table:table-cell>
          <table:table-cell office:value-type="float" office:value="407821.223236351" calcext:value-type="float">
            <text:p>407821.223236351</text:p>
          </table:table-cell>
        </table:table-row>
        <table:table-row table:style-name="ro1">
          <table:table-cell office:value-type="date" office:date-value="2029-10-31" calcext:value-type="date">
            <text:p>2029-10-31</text:p>
          </table:table-cell>
          <table:table-cell office:value-type="float" office:value="2107723.97085873" calcext:value-type="float">
            <text:p>2107723.97085873</text:p>
          </table:table-cell>
          <table:table-cell office:value-type="float" office:value="2152010.05199163" calcext:value-type="float">
            <text:p>2152010.05199163</text:p>
          </table:table-cell>
          <table:table-cell office:value-type="float" office:value="1784767.71041711" calcext:value-type="float">
            <text:p>1784767.71041711</text:p>
          </table:table-cell>
          <table:table-cell office:value-type="float" office:value="1822268.05141039" calcext:value-type="float">
            <text:p>1822268.05141039</text:p>
          </table:table-cell>
          <table:table-cell office:value-type="float" office:value="876478.310100559" calcext:value-type="float">
            <text:p>876478.310100559</text:p>
          </table:table-cell>
          <table:table-cell office:value-type="float" office:value="582707.378650416" calcext:value-type="float">
            <text:p>582707.378650416</text:p>
          </table:table-cell>
          <table:table-cell office:value-type="float" office:value="742179.814993088" calcext:value-type="float">
            <text:p>742179.814993088</text:p>
          </table:table-cell>
          <table:table-cell office:value-type="float" office:value="493421.970056801" calcext:value-type="float">
            <text:p>493421.970056801</text:p>
          </table:table-cell>
          <table:table-cell office:value-type="float" office:value="7067532.49919189" calcext:value-type="float">
            <text:p>7067532.49919189</text:p>
          </table:table-cell>
          <table:table-cell office:value-type="float" office:value="7361303.43064204" calcext:value-type="float">
            <text:p>7361303.43064204</text:p>
          </table:table-cell>
          <table:table-cell office:value-type="float" office:value="5984608.97692502" calcext:value-type="float">
            <text:p>5984608.97692502</text:p>
          </table:table-cell>
          <table:table-cell office:value-type="float" office:value="6233366.82186131" calcext:value-type="float">
            <text:p>6233366.82186131</text:p>
          </table:table-cell>
          <table:table-cell office:value-type="float" office:value="0" calcext:value-type="float">
            <text:p>0</text:p>
          </table:table-cell>
          <table:table-cell office:value-type="float" office:value="163534.850317247" calcext:value-type="float">
            <text:p>163534.850317247</text:p>
          </table:table-cell>
          <table:table-cell office:value-type="float" office:value="457305.78176739" calcext:value-type="float">
            <text:p>457305.78176739</text:p>
          </table:table-cell>
          <table:table-cell office:value-type="float" office:value="419172.528333169" calcext:value-type="float">
            <text:p>419172.528333169</text:p>
          </table:table-cell>
        </table:table-row>
        <table:table-row table:style-name="ro1">
          <table:table-cell office:value-type="date" office:date-value="2029-11-30" calcext:value-type="date">
            <text:p>2029-11-30</text:p>
          </table:table-cell>
          <table:table-cell office:value-type="float" office:value="2166620.07501867" calcext:value-type="float">
            <text:p>2166620.07501867</text:p>
          </table:table-cell>
          <table:table-cell office:value-type="float" office:value="2213354.24724698" calcext:value-type="float">
            <text:p>2213354.24724698</text:p>
          </table:table-cell>
          <table:table-cell office:value-type="float" office:value="1827026.84005791" calcext:value-type="float">
            <text:p>1827026.84005791</text:p>
          </table:table-cell>
          <table:table-cell office:value-type="float" office:value="1866435.95843243" calcext:value-type="float">
            <text:p>1866435.95843243</text:p>
          </table:table-cell>
          <table:table-cell office:value-type="float" office:value="901367.793816675" calcext:value-type="float">
            <text:p>901367.793816675</text:p>
          </table:table-cell>
          <table:table-cell office:value-type="float" office:value="598553.00106146" calcext:value-type="float">
            <text:p>598553.00106146</text:p>
          </table:table-cell>
          <table:table-cell office:value-type="float" office:value="760088.568851954" calcext:value-type="float">
            <text:p>760088.568851954</text:p>
          </table:table-cell>
          <table:table-cell office:value-type="float" office:value="504736.575990175" calcext:value-type="float">
            <text:p>504736.575990175</text:p>
          </table:table-cell>
          <table:table-cell office:value-type="float" office:value="7108843.10555321" calcext:value-type="float">
            <text:p>7108843.10555321</text:p>
          </table:table-cell>
          <table:table-cell office:value-type="float" office:value="7411657.89830843" calcext:value-type="float">
            <text:p>7411657.89830843</text:p>
          </table:table-cell>
          <table:table-cell office:value-type="float" office:value="5994612.20975461" calcext:value-type="float">
            <text:p>5994612.20975461</text:p>
          </table:table-cell>
          <table:table-cell office:value-type="float" office:value="6249964.20261639" calcext:value-type="float">
            <text:p>6249964.20261639</text:p>
          </table:table-cell>
          <table:table-cell office:value-type="float" office:value="0" calcext:value-type="float">
            <text:p>0</text:p>
          </table:table-cell>
          <table:table-cell office:value-type="float" office:value="167981.870526903" calcext:value-type="float">
            <text:p>167981.870526903</text:p>
          </table:table-cell>
          <table:table-cell office:value-type="float" office:value="470796.663282118" calcext:value-type="float">
            <text:p>470796.663282118</text:p>
          </table:table-cell>
          <table:table-cell office:value-type="float" office:value="430571.130534557" calcext:value-type="float">
            <text:p>430571.130534557</text:p>
          </table:table-cell>
        </table:table-row>
        <table:table-row table:style-name="ro1">
          <table:table-cell office:value-type="date" office:date-value="2029-12-31" calcext:value-type="date">
            <text:p>2029-12-31</text:p>
          </table:table-cell>
          <table:table-cell office:value-type="float" office:value="2225860.43423161" calcext:value-type="float">
            <text:p>2225860.43423161</text:p>
          </table:table-cell>
          <table:table-cell office:value-type="float" office:value="2275118.06306622" calcext:value-type="float">
            <text:p>2275118.06306622</text:p>
          </table:table-cell>
          <table:table-cell office:value-type="float" office:value="1869193.63499339" calcext:value-type="float">
            <text:p>1869193.63499339</text:p>
          </table:table-cell>
          <table:table-cell office:value-type="float" office:value="1910558.33373036" calcext:value-type="float">
            <text:p>1910558.33373036</text:p>
          </table:table-cell>
          <table:table-cell office:value-type="float" office:value="926417.195721254" calcext:value-type="float">
            <text:p>926417.195721254</text:p>
          </table:table-cell>
          <table:table-cell office:value-type="float" office:value="614464.646899216" calcext:value-type="float">
            <text:p>614464.646899216</text:p>
          </table:table-cell>
          <table:table-cell office:value-type="float" office:value="777970.217251461" calcext:value-type="float">
            <text:p>777970.217251461</text:p>
          </table:table-cell>
          <table:table-cell office:value-type="float" office:value="516004.233351212" calcext:value-type="float">
            <text:p>516004.233351212</text:p>
          </table:table-cell>
          <table:table-cell office:value-type="float" office:value="7150545.46114339" calcext:value-type="float">
            <text:p>7150545.46114339</text:p>
          </table:table-cell>
          <table:table-cell office:value-type="float" office:value="7462498.00996542" calcext:value-type="float">
            <text:p>7462498.00996542</text:p>
          </table:table-cell>
          <table:table-cell office:value-type="float" office:value="6004758.36541572" calcext:value-type="float">
            <text:p>6004758.36541572</text:p>
          </table:table-cell>
          <table:table-cell office:value-type="float" office:value="6266724.34931597" calcext:value-type="float">
            <text:p>6266724.34931597</text:p>
          </table:table-cell>
          <table:table-cell office:value-type="float" office:value="0" calcext:value-type="float">
            <text:p>0</text:p>
          </table:table-cell>
          <table:table-cell office:value-type="float" office:value="172447.419987431" calcext:value-type="float">
            <text:p>172447.419987431</text:p>
          </table:table-cell>
          <table:table-cell office:value-type="float" office:value="484399.968809469" calcext:value-type="float">
            <text:p>484399.968809469</text:p>
          </table:table-cell>
          <table:table-cell office:value-type="float" office:value="442017.226911784" calcext:value-type="float">
            <text:p>442017.226911784</text:p>
          </table:table-cell>
        </table:table-row>
        <table:table-row table:style-name="ro1">
          <table:table-cell office:value-type="date" office:date-value="2030-01-31" calcext:value-type="date">
            <text:p>2030-01-31</text:p>
          </table:table-cell>
          <table:table-cell office:value-type="float" office:value="2285448.31307447" calcext:value-type="float">
            <text:p>2285448.31307447</text:p>
          </table:table-cell>
          <table:table-cell office:value-type="float" office:value="2337305.5464826" calcext:value-type="float">
            <text:p>2337305.5464826</text:p>
          </table:table-cell>
          <table:table-cell office:value-type="float" office:value="1911269.66443671" calcext:value-type="float">
            <text:p>1911269.66443671</text:p>
          </table:table-cell>
          <table:table-cell office:value-type="float" office:value="1954636.71698721" calcext:value-type="float">
            <text:p>1954636.71698721</text:p>
          </table:table-cell>
          <table:table-cell office:value-type="float" office:value="951627.650573465" calcext:value-type="float">
            <text:p>951627.650573465</text:p>
          </table:table-cell>
          <table:table-cell office:value-type="float" office:value="630442.591261296" calcext:value-type="float">
            <text:p>630442.591261296</text:p>
          </table:table-cell>
          <table:table-cell office:value-type="float" office:value="795825.068532613" calcext:value-type="float">
            <text:p>795825.068532613</text:p>
          </table:table-cell>
          <table:table-cell office:value-type="float" office:value="527225.136947265" calcext:value-type="float">
            <text:p>527225.136947265</text:p>
          </table:table-cell>
          <table:table-cell office:value-type="float" office:value="7192643.02843171" calcext:value-type="float">
            <text:p>7192643.02843171</text:p>
          </table:table-cell>
          <table:table-cell office:value-type="float" office:value="7513828.08774388" calcext:value-type="float">
            <text:p>7513828.08774388</text:p>
          </table:table-cell>
          <table:table-cell office:value-type="float" office:value="6015047.61613733" calcext:value-type="float">
            <text:p>6015047.61613733</text:p>
          </table:table-cell>
          <table:table-cell office:value-type="float" office:value="6283647.54772268" calcext:value-type="float">
            <text:p>6283647.54772268</text:p>
          </table:table-cell>
          <table:table-cell office:value-type="float" office:value="0" calcext:value-type="float">
            <text:p>0</text:p>
          </table:table-cell>
          <table:table-cell office:value-type="float" office:value="176931.575904046" calcext:value-type="float">
            <text:p>176931.575904046</text:p>
          </table:table-cell>
          <table:table-cell office:value-type="float" office:value="498116.635216215" calcext:value-type="float">
            <text:p>498116.635216215</text:p>
          </table:table-cell>
          <table:table-cell office:value-type="float" office:value="453511.01535725" calcext:value-type="float">
            <text:p>453511.01535725</text:p>
          </table:table-cell>
        </table:table-row>
        <table:table-row table:style-name="ro1">
          <table:table-cell office:value-type="date" office:date-value="2030-02-28" calcext:value-type="date">
            <text:p>2030-02-28</text:p>
          </table:table-cell>
          <table:table-cell office:value-type="float" office:value="2345387.00497807" calcext:value-type="float">
            <text:p>2345387.00497807</text:p>
          </table:table-cell>
          <table:table-cell office:value-type="float" office:value="2399920.78054713" calcext:value-type="float">
            <text:p>2399920.78054713</text:p>
          </table:table-cell>
          <table:table-cell office:value-type="float" office:value="1953256.49251902" calcext:value-type="float">
            <text:p>1953256.49251902</text:p>
          </table:table-cell>
          <table:table-cell office:value-type="float" office:value="1998672.64386878" calcext:value-type="float">
            <text:p>1998672.64386878</text:p>
          </table:table-cell>
          <table:table-cell office:value-type="float" office:value="977000.301764255" calcext:value-type="float">
            <text:p>977000.301764255</text:p>
          </table:table-cell>
          <table:table-cell office:value-type="float" office:value="646487.110391551" calcext:value-type="float">
            <text:p>646487.110391551</text:p>
          </table:table-cell>
          <table:table-cell office:value-type="float" office:value="813653.430569731" calcext:value-type="float">
            <text:p>813653.430569731</text:p>
          </table:table-cell>
          <table:table-cell office:value-type="float" office:value="538399.480777359" calcext:value-type="float">
            <text:p>538399.480777359</text:p>
          </table:table-cell>
          <table:table-cell office:value-type="float" office:value="7235139.29956596" calcext:value-type="float">
            <text:p>7235139.29956596</text:p>
          </table:table-cell>
          <table:table-cell office:value-type="float" office:value="7565652.49093867" calcext:value-type="float">
            <text:p>7565652.49093867</text:p>
          </table:table-cell>
          <table:table-cell office:value-type="float" office:value="6025480.13660922" calcext:value-type="float">
            <text:p>6025480.13660922</text:p>
          </table:table-cell>
          <table:table-cell office:value-type="float" office:value="6300734.08640159" calcext:value-type="float">
            <text:p>6300734.08640159</text:p>
          </table:table-cell>
          <table:table-cell office:value-type="float" office:value="0" calcext:value-type="float">
            <text:p>0</text:p>
          </table:table-cell>
          <table:table-cell office:value-type="float" office:value="181434.415803646" calcext:value-type="float">
            <text:p>181434.415803646</text:p>
          </table:table-cell>
          <table:table-cell office:value-type="float" office:value="511947.60717635" calcext:value-type="float">
            <text:p>511947.60717635</text:p>
          </table:table-cell>
          <table:table-cell office:value-type="float" office:value="465052.694587905" calcext:value-type="float">
            <text:p>465052.694587905</text:p>
          </table:table-cell>
        </table:table-row>
        <table:table-row table:style-name="ro1">
          <table:table-cell office:value-type="date" office:date-value="2030-03-31" calcext:value-type="date">
            <text:p>2030-03-31</text:p>
          </table:table-cell>
          <table:table-cell office:value-type="float" office:value="2405679.83247445" calcext:value-type="float">
            <text:p>2405679.83247445</text:p>
          </table:table-cell>
          <table:table-cell office:value-type="float" office:value="2462967.88463828" calcext:value-type="float">
            <text:p>2462967.88463828</text:p>
          </table:table-cell>
          <table:table-cell office:value-type="float" office:value="1995155.67833105" calcext:value-type="float">
            <text:p>1995155.67833105</text:p>
          </table:table-cell>
          <table:table-cell office:value-type="float" office:value="2042667.64606353" calcext:value-type="float">
            <text:p>2042667.64606353</text:p>
          </table:table-cell>
          <table:table-cell office:value-type="float" office:value="1002536.30138484" calcext:value-type="float">
            <text:p>1002536.30138484</text:p>
          </table:table-cell>
          <table:table-cell office:value-type="float" office:value="662598.481684849" calcext:value-type="float">
            <text:p>662598.481684849</text:p>
          </table:table-cell>
          <table:table-cell office:value-type="float" office:value="831455.610775761" calcext:value-type="float">
            <text:p>831455.610775761</text:p>
          </table:table-cell>
          <table:table-cell office:value-type="float" office:value="549527.458035544" calcext:value-type="float">
            <text:p>549527.458035544</text:p>
          </table:table-cell>
          <table:table-cell office:value-type="float" office:value="7278037.79662313" calcext:value-type="float">
            <text:p>7278037.79662313</text:p>
          </table:table-cell>
          <table:table-cell office:value-type="float" office:value="7617975.61632312" calcext:value-type="float">
            <text:p>7617975.61632312</text:p>
          </table:table-cell>
          <table:table-cell office:value-type="float" office:value="6036056.10398484" calcext:value-type="float">
            <text:p>6036056.10398484</text:p>
          </table:table-cell>
          <table:table-cell office:value-type="float" office:value="6317984.25672506" calcext:value-type="float">
            <text:p>6317984.25672506</text:p>
          </table:table-cell>
          <table:table-cell office:value-type="float" office:value="0" calcext:value-type="float">
            <text:p>0</text:p>
          </table:table-cell>
          <table:table-cell office:value-type="float" office:value="185956.017536161" calcext:value-type="float">
            <text:p>185956.017536161</text:p>
          </table:table-cell>
          <table:table-cell office:value-type="float" office:value="525893.837236153" calcext:value-type="float">
            <text:p>525893.837236153</text:p>
          </table:table-cell>
          <table:table-cell office:value-type="float" office:value="476642.464148688" calcext:value-type="float">
            <text:p>476642.464148688</text:p>
          </table:table-cell>
        </table:table-row>
        <table:table-row table:style-name="ro1">
          <table:table-cell office:value-type="date" office:date-value="2030-04-30" calcext:value-type="date">
            <text:p>2030-04-30</text:p>
          </table:table-cell>
          <table:table-cell office:value-type="float" office:value="2466330.14744631" calcext:value-type="float">
            <text:p>2466330.14744631</text:p>
          </table:table-cell>
          <table:table-cell office:value-type="float" office:value="2526451.01477431" calcext:value-type="float">
            <text:p>2526451.01477431</text:p>
          </table:table-cell>
          <table:table-cell office:value-type="float" office:value="2036968.77596441" calcext:value-type="float">
            <text:p>2036968.77596441</text:p>
          </table:table-cell>
          <table:table-cell office:value-type="float" office:value="2086623.25132239" calcext:value-type="float">
            <text:p>2086623.25132239</text:p>
          </table:table-cell>
          <table:table-cell office:value-type="float" office:value="1028236.81029576" calcext:value-type="float">
            <text:p>1028236.81029576</text:p>
          </table:table-cell>
          <table:table-cell office:value-type="float" office:value="678776.983691869" calcext:value-type="float">
            <text:p>678776.983691869</text:p>
          </table:table-cell>
          <table:table-cell office:value-type="float" office:value="849231.916107573" calcext:value-type="float">
            <text:p>849231.916107573</text:p>
          </table:table-cell>
          <table:table-cell office:value-type="float" office:value="560609.261114235" calcext:value-type="float">
            <text:p>560609.261114235</text:p>
          </table:table-cell>
          <table:table-cell office:value-type="float" office:value="7321342.07186228" calcext:value-type="float">
            <text:p>7321342.07186228</text:p>
          </table:table-cell>
          <table:table-cell office:value-type="float" office:value="7670801.89846617" calcext:value-type="float">
            <text:p>7670801.89846617</text:p>
          </table:table-cell>
          <table:table-cell office:value-type="float" office:value="6046775.6978844" calcext:value-type="float">
            <text:p>6046775.6978844</text:p>
          </table:table-cell>
          <table:table-cell office:value-type="float" office:value="6335398.35287774" calcext:value-type="float">
            <text:p>6335398.35287774</text:p>
          </table:table-cell>
          <table:table-cell office:value-type="float" office:value="0" calcext:value-type="float">
            <text:p>0</text:p>
          </table:table-cell>
          <table:table-cell office:value-type="float" office:value="190496.459275895" calcext:value-type="float">
            <text:p>190496.459275895</text:p>
          </table:table-cell>
          <table:table-cell office:value-type="float" office:value="539956.285879787" calcext:value-type="float">
            <text:p>539956.285879787</text:p>
          </table:table-cell>
          <table:table-cell office:value-type="float" office:value="488280.524415974" calcext:value-type="float">
            <text:p>488280.524415974</text:p>
          </table:table-cell>
        </table:table-row>
        <table:table-row table:style-name="ro1">
          <table:table-cell office:value-type="date" office:date-value="2030-05-31" calcext:value-type="date">
            <text:p>2030-05-31</text:p>
          </table:table-cell>
          <table:table-cell office:value-type="float" office:value="2527341.3313785" calcext:value-type="float">
            <text:p>2527341.3313785</text:p>
          </table:table-cell>
          <table:table-cell office:value-type="float" office:value="2590374.36392819" calcext:value-type="float">
            <text:p>2590374.36392819</text:p>
          </table:table-cell>
          <table:table-cell office:value-type="float" office:value="2078697.33455281" calcext:value-type="float">
            <text:p>2078697.33455281</text:p>
          </table:table-cell>
          <table:table-cell office:value-type="float" office:value="2130540.98349846" calcext:value-type="float">
            <text:p>2130540.98349846</text:p>
          </table:table-cell>
          <table:table-cell office:value-type="float" office:value="1054102.99819649" calcext:value-type="float">
            <text:p>1054102.99819649</text:p>
          </table:table-cell>
          <table:table-cell office:value-type="float" office:value="695022.896123919" calcext:value-type="float">
            <text:p>695022.896123919</text:p>
          </table:table-cell>
          <table:table-cell office:value-type="float" office:value="866982.653071257" calcext:value-type="float">
            <text:p>866982.653071257</text:p>
          </table:table-cell>
          <table:table-cell office:value-type="float" office:value="571645.081607537" calcext:value-type="float">
            <text:p>571645.081607537</text:p>
          </table:table-cell>
          <table:table-cell office:value-type="float" office:value="7365055.70797953" calcext:value-type="float">
            <text:p>7365055.70797953</text:p>
          </table:table-cell>
          <table:table-cell office:value-type="float" office:value="7724135.8100521" calcext:value-type="float">
            <text:p>7724135.8100521</text:p>
          </table:table-cell>
          <table:table-cell office:value-type="float" office:value="6057639.10039786" calcext:value-type="float">
            <text:p>6057639.10039786</text:p>
          </table:table-cell>
          <table:table-cell office:value-type="float" office:value="6352976.67186158" calcext:value-type="float">
            <text:p>6352976.67186158</text:p>
          </table:table-cell>
          <table:table-cell office:value-type="float" office:value="0" calcext:value-type="float">
            <text:p>0</text:p>
          </table:table-cell>
          <table:table-cell office:value-type="float" office:value="195055.819522878" calcext:value-type="float">
            <text:p>195055.819522878</text:p>
          </table:table-cell>
          <table:table-cell office:value-type="float" office:value="554135.921595452" calcext:value-type="float">
            <text:p>554135.921595452</text:p>
          </table:table-cell>
          <table:table-cell office:value-type="float" office:value="499967.076601041" calcext:value-type="float">
            <text:p>499967.076601041</text:p>
          </table:table-cell>
        </table:table-row>
        <table:table-row table:style-name="ro1">
          <table:table-cell office:value-type="date" office:date-value="2030-06-30" calcext:value-type="date">
            <text:p>2030-06-30</text:p>
          </table:table-cell>
          <table:table-cell office:value-type="float" office:value="2588716.79561166" calcext:value-type="float">
            <text:p>2588716.79561166</text:p>
          </table:table-cell>
          <table:table-cell office:value-type="float" office:value="2654742.1623453" calcext:value-type="float">
            <text:p>2654742.1623453</text:p>
          </table:table-cell>
          <table:table-cell office:value-type="float" office:value="2120342.89831315" calcext:value-type="float">
            <text:p>2120342.89831315</text:p>
          </table:table-cell>
          <table:table-cell office:value-type="float" office:value="2174422.36258653" calcext:value-type="float">
            <text:p>2174422.36258653</text:p>
          </table:table-cell>
          <table:table-cell office:value-type="float" office:value="1080136.04369563" calcext:value-type="float">
            <text:p>1080136.04369563</text:p>
          </table:table-cell>
          <table:table-cell office:value-type="float" office:value="711336.499857768" calcext:value-type="float">
            <text:p>711336.499857768</text:p>
          </table:table-cell>
          <table:table-cell office:value-type="float" office:value="884708.127727407" calcext:value-type="float">
            <text:p>884708.127727407</text:p>
          </table:table-cell>
          <table:table-cell office:value-type="float" office:value="582635.11031456" calcext:value-type="float">
            <text:p>582635.11031456</text:p>
          </table:table-cell>
          <table:table-cell office:value-type="float" office:value="7409182.3183652" calcext:value-type="float">
            <text:p>7409182.3183652</text:p>
          </table:table-cell>
          <table:table-cell office:value-type="float" office:value="7777981.86220305" calcext:value-type="float">
            <text:p>7777981.86220305</text:p>
          </table:table-cell>
          <table:table-cell office:value-type="float" office:value="6068646.49608806" calcext:value-type="float">
            <text:p>6068646.49608806</text:p>
          </table:table-cell>
          <table:table-cell office:value-type="float" office:value="6370719.51350091" calcext:value-type="float">
            <text:p>6370719.51350091</text:p>
          </table:table-cell>
          <table:table-cell office:value-type="float" office:value="0" calcext:value-type="float">
            <text:p>0</text:p>
          </table:table-cell>
          <table:table-cell office:value-type="float" office:value="199634.177104223" calcext:value-type="float">
            <text:p>199634.177104223</text:p>
          </table:table-cell>
          <table:table-cell office:value-type="float" office:value="568433.720942081" calcext:value-type="float">
            <text:p>568433.720942081</text:p>
          </table:table-cell>
          <table:table-cell office:value-type="float" office:value="511702.322753545" calcext:value-type="float">
            <text:p>511702.322753545</text:p>
          </table:table-cell>
        </table:table-row>
        <table:table-row table:style-name="ro1">
          <table:table-cell office:value-type="date" office:date-value="2030-07-31" calcext:value-type="date">
            <text:p>2030-07-31</text:p>
          </table:table-cell>
          <table:table-cell office:value-type="float" office:value="2650459.98159804" calcext:value-type="float">
            <text:p>2650459.98159804</text:p>
          </table:table-cell>
          <table:table-cell office:value-type="float" office:value="2719558.67786365" calcext:value-type="float">
            <text:p>2719558.67786365</text:p>
          </table:table-cell>
          <table:table-cell office:value-type="float" office:value="2161907.00658644" calcext:value-type="float">
            <text:p>2161907.00658644</text:p>
          </table:table-cell>
          <table:table-cell office:value-type="float" office:value="2218268.90476253" calcext:value-type="float">
            <text:p>2218268.90476253</text:p>
          </table:table-cell>
          <table:table-cell office:value-type="float" office:value="1106337.13438162" calcext:value-type="float">
            <text:p>1106337.13438162</text:p>
          </table:table-cell>
          <table:table-cell office:value-type="float" office:value="727718.076940509" calcext:value-type="float">
            <text:p>727718.076940509</text:p>
          </table:table-cell>
          <table:table-cell office:value-type="float" office:value="902408.645696397" calcext:value-type="float">
            <text:p>902408.645696397</text:p>
          </table:table-cell>
          <table:table-cell office:value-type="float" office:value="593579.537242715" calcext:value-type="float">
            <text:p>593579.537242715</text:p>
          </table:table-cell>
          <table:table-cell office:value-type="float" office:value="7453725.54736305" calcext:value-type="float">
            <text:p>7453725.54736305</text:p>
          </table:table-cell>
          <table:table-cell office:value-type="float" office:value="7832344.60480415" calcext:value-type="float">
            <text:p>7832344.60480415</text:p>
          </table:table-cell>
          <table:table-cell office:value-type="float" office:value="6079798.07199382" calcext:value-type="float">
            <text:p>6079798.07199382</text:p>
          </table:table-cell>
          <table:table-cell office:value-type="float" office:value="6388627.1804475" calcext:value-type="float">
            <text:p>6388627.1804475</text:p>
          </table:table-cell>
          <table:table-cell office:value-type="float" office:value="0" calcext:value-type="float">
            <text:p>0</text:p>
          </table:table-cell>
          <table:table-cell office:value-type="float" office:value="204231.611175491" calcext:value-type="float">
            <text:p>204231.611175491</text:p>
          </table:table-cell>
          <table:table-cell office:value-type="float" office:value="582850.668616598" calcext:value-type="float">
            <text:p>582850.668616598</text:p>
          </table:table-cell>
          <table:table-cell office:value-type="float" office:value="523486.465765018" calcext:value-type="float">
            <text:p>523486.465765018</text:p>
          </table:table-cell>
        </table:table-row>
        <table:table-row table:style-name="ro1">
          <table:table-cell office:value-type="date" office:date-value="2030-08-31" calcext:value-type="date">
            <text:p>2030-08-31</text:p>
          </table:table-cell>
          <table:table-cell office:value-type="float" office:value="2712574.3611594" calcext:value-type="float">
            <text:p>2712574.3611594</text:p>
          </table:table-cell>
          <table:table-cell office:value-type="float" office:value="2784828.21623702" calcext:value-type="float">
            <text:p>2784828.21623702</text:p>
          </table:table-cell>
          <table:table-cell office:value-type="float" office:value="2203391.19387856" calcext:value-type="float">
            <text:p>2203391.19387856</text:p>
          </table:table-cell>
          <table:table-cell office:value-type="float" office:value="2262082.12242283" calcext:value-type="float">
            <text:p>2262082.12242283</text:p>
          </table:table-cell>
          <table:table-cell office:value-type="float" office:value="1132707.46689411" calcext:value-type="float">
            <text:p>1132707.46689411</text:p>
          </table:table-cell>
          <table:table-cell office:value-type="float" office:value="744167.910594428" calcext:value-type="float">
            <text:p>744167.910594428</text:p>
          </table:table-cell>
          <table:table-cell office:value-type="float" office:value="920084.512163652" calcext:value-type="float">
            <text:p>920084.512163652</text:p>
          </table:table-cell>
          <table:table-cell office:value-type="float" office:value="604478.551611003" calcext:value-type="float">
            <text:p>604478.551611003</text:p>
          </table:table-cell>
          <table:table-cell office:value-type="float" office:value="7498689.07053176" calcext:value-type="float">
            <text:p>7498689.07053176</text:p>
          </table:table-cell>
          <table:table-cell office:value-type="float" office:value="7887228.62683144" calcext:value-type="float">
            <text:p>7887228.62683144</text:p>
          </table:table-cell>
          <table:table-cell office:value-type="float" office:value="6091094.01763316" calcext:value-type="float">
            <text:p>6091094.01763316</text:p>
          </table:table-cell>
          <table:table-cell office:value-type="float" office:value="6406699.97818581" calcext:value-type="float">
            <text:p>6406699.97818581</text:p>
          </table:table-cell>
          <table:table-cell office:value-type="float" office:value="0" calcext:value-type="float">
            <text:p>0</text:p>
          </table:table-cell>
          <table:table-cell office:value-type="float" office:value="208848.201222055" calcext:value-type="float">
            <text:p>208848.201222055</text:p>
          </table:table-cell>
          <table:table-cell office:value-type="float" office:value="597387.757521737" calcext:value-type="float">
            <text:p>597387.757521737</text:p>
          </table:table-cell>
          <table:table-cell office:value-type="float" office:value="535319.709372373" calcext:value-type="float">
            <text:p>535319.709372373</text:p>
          </table:table-cell>
        </table:table-row>
        <table:table-row table:style-name="ro1">
          <table:table-cell office:value-type="date" office:date-value="2030-09-30" calcext:value-type="date">
            <text:p>2030-09-30</text:p>
          </table:table-cell>
          <table:table-cell office:value-type="float" office:value="2775063.43674716" calcext:value-type="float">
            <text:p>2775063.43674716</text:p>
          </table:table-cell>
          <table:table-cell office:value-type="float" office:value="2850555.12146062" calcext:value-type="float">
            <text:p>2850555.12146062</text:p>
          </table:table-cell>
          <table:table-cell office:value-type="float" office:value="2244796.98990092" calcext:value-type="float">
            <text:p>2244796.98990092</text:p>
          </table:table-cell>
          <table:table-cell office:value-type="float" office:value="2305863.52422345" calcext:value-type="float">
            <text:p>2305863.52422345</text:p>
          </table:table-cell>
          <table:table-cell office:value-type="float" office:value="1159248.24699584" calcext:value-type="float">
            <text:p>1159248.24699584</text:p>
          </table:table-cell>
          <table:table-cell office:value-type="float" office:value="760686.285221905" calcext:value-type="float">
            <text:p>760686.285221905</text:p>
          </table:table-cell>
          <table:table-cell office:value-type="float" office:value="937736.03188491" calcext:value-type="float">
            <text:p>937736.03188491</text:p>
          </table:table-cell>
          <table:table-cell office:value-type="float" office:value="615332.341853281" calcext:value-type="float">
            <text:p>615332.341853281</text:p>
          </table:table-cell>
          <table:table-cell office:value-type="float" office:value="7544076.59490857" calcext:value-type="float">
            <text:p>7544076.59490857</text:p>
          </table:table-cell>
          <table:table-cell office:value-type="float" office:value="7942638.55668251" calcext:value-type="float">
            <text:p>7942638.55668251</text:p>
          </table:table-cell>
          <table:table-cell office:value-type="float" office:value="6102534.5250065" calcext:value-type="float">
            <text:p>6102534.5250065</text:p>
          </table:table-cell>
          <table:table-cell office:value-type="float" office:value="6424938.21503813" calcext:value-type="float">
            <text:p>6424938.21503813</text:p>
          </table:table-cell>
          <table:table-cell office:value-type="float" office:value="0" calcext:value-type="float">
            <text:p>0</text:p>
          </table:table-cell>
          <table:table-cell office:value-type="float" office:value="213484.027060481" calcext:value-type="float">
            <text:p>213484.027060481</text:p>
          </table:table-cell>
          <table:table-cell office:value-type="float" office:value="612045.988834418" calcext:value-type="float">
            <text:p>612045.988834418</text:p>
          </table:table-cell>
          <table:table-cell office:value-type="float" office:value="547202.258161424" calcext:value-type="float">
            <text:p>547202.258161424</text:p>
          </table:table-cell>
        </table:table-row>
        <table:table-row table:style-name="ro1">
          <table:table-cell office:value-type="date" office:date-value="2030-10-31" calcext:value-type="date">
            <text:p>2030-10-31</text:p>
          </table:table-cell>
          <table:table-cell office:value-type="float" office:value="2837930.74170473" calcext:value-type="float">
            <text:p>2837930.74170473</text:p>
          </table:table-cell>
          <table:table-cell office:value-type="float" office:value="2916743.77609964" calcext:value-type="float">
            <text:p>2916743.77609964</text:p>
          </table:table-cell>
          <table:table-cell office:value-type="float" office:value="2286125.91961093" calcext:value-type="float">
            <text:p>2286125.91961093</text:p>
          </table:table-cell>
          <table:table-cell office:value-type="float" office:value="2349614.6151191" calcext:value-type="float">
            <text:p>2349614.6151191</text:p>
          </table:table-cell>
          <table:table-cell office:value-type="float" office:value="1185960.68964513" calcext:value-type="float">
            <text:p>1185960.68964513</text:p>
          </table:table-cell>
          <table:table-cell office:value-type="float" office:value="777273.48641033" calcext:value-type="float">
            <text:p>777273.48641033</text:p>
          </table:table-cell>
          <table:table-cell office:value-type="float" office:value="955363.509191473" calcext:value-type="float">
            <text:p>955363.509191473</text:p>
          </table:table-cell>
          <table:table-cell office:value-type="float" office:value="626141.095621524" calcext:value-type="float">
            <text:p>626141.095621524</text:p>
          </table:table-cell>
          <table:table-cell office:value-type="float" office:value="7589891.85927515" calcext:value-type="float">
            <text:p>7589891.85927515</text:p>
          </table:table-cell>
          <table:table-cell office:value-type="float" office:value="7998579.06250996" calcext:value-type="float">
            <text:p>7998579.06250996</text:p>
          </table:table-cell>
          <table:table-cell office:value-type="float" office:value="6114119.7885999" calcext:value-type="float">
            <text:p>6114119.7885999</text:p>
          </table:table-cell>
          <table:table-cell office:value-type="float" office:value="6443342.20216985" calcext:value-type="float">
            <text:p>6443342.20216985</text:p>
          </table:table-cell>
          <table:table-cell office:value-type="float" office:value="0" calcext:value-type="float">
            <text:p>0</text:p>
          </table:table-cell>
          <table:table-cell office:value-type="float" office:value="218139.168839899" calcext:value-type="float">
            <text:p>218139.168839899</text:p>
          </table:table-cell>
          <table:table-cell office:value-type="float" office:value="626826.372074705" calcext:value-type="float">
            <text:p>626826.372074705</text:p>
          </table:table-cell>
          <table:table-cell office:value-type="float" office:value="559134.31757043" calcext:value-type="float">
            <text:p>559134.31757043</text:p>
          </table:table-cell>
        </table:table-row>
        <table:table-row table:style-name="ro1">
          <table:table-cell office:value-type="date" office:date-value="2030-11-30" calcext:value-type="date">
            <text:p>2030-11-30</text:p>
          </table:table-cell>
          <table:table-cell office:value-type="float" office:value="2901179.84053203" calcext:value-type="float">
            <text:p>2901179.84053203</text:p>
          </table:table-cell>
          <table:table-cell office:value-type="float" office:value="2983398.60162055" calcext:value-type="float">
            <text:p>2983398.60162055</text:p>
          </table:table-cell>
          <table:table-cell office:value-type="float" office:value="2327379.50325237" calcext:value-type="float">
            <text:p>2327379.50325237</text:p>
          </table:table-cell>
          <table:table-cell office:value-type="float" office:value="2393336.89640218" calcext:value-type="float">
            <text:p>2393336.89640218</text:p>
          </table:table-cell>
          <table:table-cell office:value-type="float" office:value="1212846.01906897" calcext:value-type="float">
            <text:p>1212846.01906897</text:p>
          </table:table-cell>
          <table:table-cell office:value-type="float" office:value="793929.800937039" calcext:value-type="float">
            <text:p>793929.800937039</text:p>
          </table:table-cell>
          <table:table-cell office:value-type="float" office:value="972967.24799546" calcext:value-type="float">
            <text:p>972967.24799546</text:p>
          </table:table-cell>
          <table:table-cell office:value-type="float" office:value="636904.99978907" calcext:value-type="float">
            <text:p>636904.99978907</text:p>
          </table:table-cell>
          <table:table-cell office:value-type="float" office:value="7636138.63442565" calcext:value-type="float">
            <text:p>7636138.63442565</text:p>
          </table:table-cell>
          <table:table-cell office:value-type="float" office:value="8055054.85255758" calcext:value-type="float">
            <text:p>8055054.85255758</text:p>
          </table:table-cell>
          <table:table-cell office:value-type="float" office:value="6125850.00538841" calcext:value-type="float">
            <text:p>6125850.00538841</text:p>
          </table:table-cell>
          <table:table-cell office:value-type="float" office:value="6461912.2535948" calcext:value-type="float">
            <text:p>6461912.2535948</text:p>
          </table:table-cell>
          <table:table-cell office:value-type="float" office:value="0" calcext:value-type="float">
            <text:p>0</text:p>
          </table:table-cell>
          <table:table-cell office:value-type="float" office:value="222813.707043399" calcext:value-type="float">
            <text:p>222813.707043399</text:p>
          </table:table-cell>
          <table:table-cell office:value-type="float" office:value="641729.925175327" calcext:value-type="float">
            <text:p>641729.925175327</text:p>
          </table:table-cell>
          <table:table-cell office:value-type="float" office:value="571116.09389364" calcext:value-type="float">
            <text:p>571116.09389364</text:p>
          </table:table-cell>
        </table:table-row>
        <table:table-row table:style-name="ro1">
          <table:table-cell office:value-type="date" office:date-value="2030-12-31" calcext:value-type="date">
            <text:p>2030-12-31</text:p>
          </table:table-cell>
          <table:table-cell office:value-type="float" office:value="2964814.32915224" calcext:value-type="float">
            <text:p>2964814.32915224</text:p>
          </table:table-cell>
          <table:table-cell office:value-type="float" office:value="3050524.0587252" calcext:value-type="float">
            <text:p>3050524.0587252</text:p>
          </table:table-cell>
          <table:table-cell office:value-type="float" office:value="2368559.25639563" calcext:value-type="float">
            <text:p>2368559.25639563</text:p>
          </table:table-cell>
          <table:table-cell office:value-type="float" office:value="2437031.86574154" calcext:value-type="float">
            <text:p>2437031.86574154</text:p>
          </table:table-cell>
          <table:table-cell office:value-type="float" office:value="1239905.46883665" calcext:value-type="float">
            <text:p>1239905.46883665</text:p>
          </table:table-cell>
          <table:table-cell office:value-type="float" office:value="810655.516774277" calcext:value-type="float">
            <text:p>810655.516774277</text:p>
          </table:table-cell>
          <table:table-cell office:value-type="float" office:value="990547.551795043" calcext:value-type="float">
            <text:p>990547.551795043</text:p>
          </table:table-cell>
          <table:table-cell office:value-type="float" office:value="647624.240453845" calcext:value-type="float">
            <text:p>647624.240453845</text:p>
          </table:table-cell>
          <table:table-cell office:value-type="float" office:value="7682820.72343709" calcext:value-type="float">
            <text:p>7682820.72343709</text:p>
          </table:table-cell>
          <table:table-cell office:value-type="float" office:value="8112070.67549947" calcext:value-type="float">
            <text:p>8112070.67549947</text:p>
          </table:table-cell>
          <table:table-cell office:value-type="float" office:value="6137725.37483938" calcext:value-type="float">
            <text:p>6137725.37483938</text:p>
          </table:table-cell>
          <table:table-cell office:value-type="float" office:value="6480648.68618058" calcext:value-type="float">
            <text:p>6480648.68618058</text:p>
          </table:table-cell>
          <table:table-cell office:value-type="float" office:value="0" calcext:value-type="float">
            <text:p>0</text:p>
          </table:table-cell>
          <table:table-cell office:value-type="float" office:value="227507.722489413" calcext:value-type="float">
            <text:p>227507.722489413</text:p>
          </table:table-cell>
          <table:table-cell office:value-type="float" office:value="656757.674551788" calcext:value-type="float">
            <text:p>656757.674551788</text:p>
          </table:table-cell>
          <table:table-cell office:value-type="float" office:value="583147.794284864" calcext:value-type="float">
            <text:p>583147.794284864</text:p>
          </table:table-cell>
        </table:table-row>
        <table:table-row table:style-name="ro1">
          <table:table-cell office:value-type="date" office:date-value="2031-01-31" calcext:value-type="date">
            <text:p>2031-01-31</text:p>
          </table:table-cell>
          <table:table-cell office:value-type="float" office:value="3028837.83518088" calcext:value-type="float">
            <text:p>3028837.83518088</text:p>
          </table:table-cell>
          <table:table-cell office:value-type="float" office:value="3118124.6476877" calcext:value-type="float">
            <text:p>3118124.6476877</text:p>
          </table:table-cell>
          <table:table-cell office:value-type="float" office:value="2409666.68997772" calcext:value-type="float">
            <text:p>2409666.68997772</text:p>
          </table:table-cell>
          <table:table-cell office:value-type="float" office:value="2480701.01722129" calcext:value-type="float">
            <text:p>2480701.01722129</text:p>
          </table:table-cell>
          <table:table-cell office:value-type="float" office:value="1267140.2819341" calcext:value-type="float">
            <text:p>1267140.2819341</text:p>
          </table:table-cell>
          <table:table-cell office:value-type="float" office:value="827450.92309417" calcext:value-type="float">
            <text:p>827450.92309417</text:p>
          </table:table-cell>
          <table:table-cell office:value-type="float" office:value="1008104.72367968" calcext:value-type="float">
            <text:p>1008104.72367968</text:p>
          </table:table-cell>
          <table:table-cell office:value-type="float" office:value="658299.002941589" calcext:value-type="float">
            <text:p>658299.002941589</text:p>
          </table:table-cell>
          <table:table-cell office:value-type="float" office:value="7729941.96194192" calcext:value-type="float">
            <text:p>7729941.96194192</text:p>
          </table:table-cell>
          <table:table-cell office:value-type="float" office:value="8169631.32078185" calcext:value-type="float">
            <text:p>8169631.32078185</text:p>
          </table:table-cell>
          <table:table-cell office:value-type="float" office:value="6149746.09891588" calcext:value-type="float">
            <text:p>6149746.09891588</text:p>
          </table:table-cell>
          <table:table-cell office:value-type="float" office:value="6499551.81965397" calcext:value-type="float">
            <text:p>6499551.81965397</text:p>
          </table:table-cell>
          <table:table-cell office:value-type="float" office:value="0" calcext:value-type="float">
            <text:p>0</text:p>
          </table:table-cell>
          <table:table-cell office:value-type="float" office:value="232221.296333119" calcext:value-type="float">
            <text:p>232221.296333119</text:p>
          </table:table-cell>
          <table:table-cell office:value-type="float" office:value="671910.655173053" calcext:value-type="float">
            <text:p>671910.655173053</text:p>
          </table:table-cell>
          <table:table-cell office:value-type="float" office:value="595229.626761051" calcext:value-type="float">
            <text:p>595229.626761051</text:p>
          </table:table-cell>
        </table:table-row>
        <table:table-row table:style-name="ro1">
          <table:table-cell office:value-type="date" office:date-value="2031-02-28" calcext:value-type="date">
            <text:p>2031-02-28</text:p>
          </table:table-cell>
          <table:table-cell office:value-type="float" office:value="3093254.01819706" calcext:value-type="float">
            <text:p>3093254.01819706</text:p>
          </table:table-cell>
          <table:table-cell office:value-type="float" office:value="3186204.90869421" calcext:value-type="float">
            <text:p>3186204.90869421</text:p>
          </table:table-cell>
          <table:table-cell office:value-type="float" office:value="2450703.31034226" calcext:value-type="float">
            <text:p>2450703.31034226</text:p>
          </table:table-cell>
          <table:table-cell office:value-type="float" office:value="2524345.84137933" calcext:value-type="float">
            <text:p>2524345.84137933</text:p>
          </table:table-cell>
          <table:table-cell office:value-type="float" office:value="1294551.71083872" calcext:value-type="float">
            <text:p>1294551.71083872</text:p>
          </table:table-cell>
          <table:table-cell office:value-type="float" office:value="844316.310273729" calcext:value-type="float">
            <text:p>844316.310273729</text:p>
          </table:table-cell>
          <table:table-cell office:value-type="float" office:value="1025639.06633534" calcext:value-type="float">
            <text:p>1025639.06633534</text:p>
          </table:table-cell>
          <table:table-cell office:value-type="float" office:value="668929.471809051" calcext:value-type="float">
            <text:p>668929.471809051</text:p>
          </table:table-cell>
          <table:table-cell office:value-type="float" office:value="7777506.21840294" calcext:value-type="float">
            <text:p>7777506.21840294</text:p>
          </table:table-cell>
          <table:table-cell office:value-type="float" office:value="8227741.61896793" calcext:value-type="float">
            <text:p>8227741.61896793</text:p>
          </table:table-cell>
          <table:table-cell office:value-type="float" office:value="6161912.38208012" calcext:value-type="float">
            <text:p>6161912.38208012</text:p>
          </table:table-cell>
          <table:table-cell office:value-type="float" office:value="6518621.97660641" calcext:value-type="float">
            <text:p>6518621.97660641</text:p>
          </table:table-cell>
          <table:table-cell office:value-type="float" office:value="0" calcext:value-type="float">
            <text:p>0</text:p>
          </table:table-cell>
          <table:table-cell office:value-type="float" office:value="236954.51006784" calcext:value-type="float">
            <text:p>236954.51006784</text:p>
          </table:table-cell>
          <table:table-cell office:value-type="float" office:value="687189.910632828" calcext:value-type="float">
            <text:p>687189.910632828</text:p>
          </table:table-cell>
          <table:table-cell office:value-type="float" office:value="607361.800205888" calcext:value-type="float">
            <text:p>607361.800205888</text:p>
          </table:table-cell>
        </table:table-row>
        <table:table-row table:style-name="ro1">
          <table:table-cell office:value-type="date" office:date-value="2031-03-31" calcext:value-type="date">
            <text:p>2031-03-31</text:p>
          </table:table-cell>
          <table:table-cell office:value-type="float" office:value="3158066.57001709" calcext:value-type="float">
            <text:p>3158066.57001709</text:p>
          </table:table-cell>
          <table:table-cell office:value-type="float" office:value="3254769.42218561" calcext:value-type="float">
            <text:p>3254769.42218561</text:p>
          </table:table-cell>
          <table:table-cell office:value-type="float" office:value="2491670.61927926" calcext:value-type="float">
            <text:p>2491670.61927926</text:p>
          </table:table-cell>
          <table:table-cell office:value-type="float" office:value="2567967.82524586" calcext:value-type="float">
            <text:p>2567967.82524586</text:p>
          </table:table-cell>
          <table:table-cell office:value-type="float" office:value="1322141.01759485" calcext:value-type="float">
            <text:p>1322141.01759485</text:p>
          </table:table-cell>
          <table:table-cell office:value-type="float" office:value="861251.969899869" calcext:value-type="float">
            <text:p>861251.969899869</text:p>
          </table:table-cell>
          <table:table-cell office:value-type="float" office:value="1043150.88204972" calcext:value-type="float">
            <text:p>1043150.88204972</text:p>
          </table:table-cell>
          <table:table-cell office:value-type="float" office:value="679515.830847188" calcext:value-type="float">
            <text:p>679515.830847188</text:p>
          </table:table-cell>
          <table:table-cell office:value-type="float" office:value="7825517.39439049" calcext:value-type="float">
            <text:p>7825517.39439049</text:p>
          </table:table-cell>
          <table:table-cell office:value-type="float" office:value="8286406.44208547" calcext:value-type="float">
            <text:p>8286406.44208547</text:p>
          </table:table-cell>
          <table:table-cell office:value-type="float" office:value="6174224.43129692" calcext:value-type="float">
            <text:p>6174224.43129692</text:p>
          </table:table-cell>
          <table:table-cell office:value-type="float" office:value="6537859.48249946" calcext:value-type="float">
            <text:p>6537859.48249946</text:p>
          </table:table-cell>
          <table:table-cell office:value-type="float" office:value="0" calcext:value-type="float">
            <text:p>0</text:p>
          </table:table-cell>
          <table:table-cell office:value-type="float" office:value="241707.445526456" calcext:value-type="float">
            <text:p>241707.445526456</text:p>
          </table:table-cell>
          <table:table-cell office:value-type="float" office:value="702596.493221435" calcext:value-type="float">
            <text:p>702596.493221435</text:p>
          </table:table-cell>
          <table:table-cell office:value-type="float" office:value="619544.524373413" calcext:value-type="float">
            <text:p>619544.524373413</text:p>
          </table:table-cell>
        </table:table-row>
        <table:table-row table:style-name="ro1">
          <table:table-cell office:value-type="date" office:date-value="2031-04-30" calcext:value-type="date">
            <text:p>2031-04-30</text:p>
          </table:table-cell>
          <table:table-cell office:value-type="float" office:value="3223279.21497034" calcext:value-type="float">
            <text:p>3223279.21497034</text:p>
          </table:table-cell>
          <table:table-cell office:value-type="float" office:value="3323822.80920299" calcext:value-type="float">
            <text:p>3323822.80920299</text:p>
          </table:table-cell>
          <table:table-cell office:value-type="float" office:value="2532570.1140648" calcext:value-type="float">
            <text:p>2532570.1140648</text:p>
          </table:table-cell>
          <table:table-cell office:value-type="float" office:value="2611568.45238176" calcext:value-type="float">
            <text:p>2611568.45238176</text:p>
          </table:table-cell>
          <table:table-cell office:value-type="float" office:value="1349909.47388992" calcext:value-type="float">
            <text:p>1349909.47388992</text:p>
          </table:table-cell>
          <table:table-cell office:value-type="float" office:value="878258.194774452" calcext:value-type="float">
            <text:p>878258.194774452</text:p>
          </table:table-cell>
          <table:table-cell office:value-type="float" office:value="1060640.47271747" calcext:value-type="float">
            <text:p>1060640.47271747</text:p>
          </table:table-cell>
          <table:table-cell office:value-type="float" office:value="690058.263084336" calcext:value-type="float">
            <text:p>690058.263084336</text:p>
          </table:table-cell>
          <table:table-cell office:value-type="float" office:value="7873979.42486197" calcext:value-type="float">
            <text:p>7873979.42486197</text:p>
          </table:table-cell>
          <table:table-cell office:value-type="float" office:value="8345630.70397743" calcext:value-type="float">
            <text:p>8345630.70397743</text:p>
          </table:table-cell>
          <table:table-cell office:value-type="float" office:value="6186682.45603725" calcext:value-type="float">
            <text:p>6186682.45603725</text:p>
          </table:table-cell>
          <table:table-cell office:value-type="float" office:value="6557264.66567039" calcext:value-type="float">
            <text:p>6557264.66567039</text:p>
          </table:table-cell>
          <table:table-cell office:value-type="float" office:value="0" calcext:value-type="float">
            <text:p>0</text:p>
          </table:table-cell>
          <table:table-cell office:value-type="float" office:value="246480.184882816" calcext:value-type="float">
            <text:p>246480.184882816</text:p>
          </table:table-cell>
          <table:table-cell office:value-type="float" office:value="718131.463998281" calcext:value-type="float">
            <text:p>718131.463998281</text:p>
          </table:table-cell>
          <table:table-cell office:value-type="float" office:value="631778.009891635" calcext:value-type="float">
            <text:p>631778.009891635</text:p>
          </table:table-cell>
        </table:table-row>
        <table:table-row table:style-name="ro1">
          <table:table-cell office:value-type="date" office:date-value="2031-05-31" calcext:value-type="date">
            <text:p>2031-05-31</text:p>
          </table:table-cell>
          <table:table-cell office:value-type="float" office:value="3288895.71017753" calcext:value-type="float">
            <text:p>3288895.71017753</text:p>
          </table:table-cell>
          <table:table-cell office:value-type="float" office:value="3393369.73173614" calcext:value-type="float">
            <text:p>3393369.73173614</text:p>
          </table:table-cell>
          <table:table-cell office:value-type="float" office:value="2573403.28750052" calcext:value-type="float">
            <text:p>2573403.28750052</text:p>
          </table:table-cell>
          <table:table-cell office:value-type="float" office:value="2655149.20291686" calcext:value-type="float">
            <text:p>2655149.20291686</text:p>
          </table:table-cell>
          <table:table-cell office:value-type="float" office:value="1377858.36113112" calcext:value-type="float">
            <text:p>1377858.36113112</text:p>
          </table:table-cell>
          <table:table-cell office:value-type="float" office:value="895335.278919346" calcext:value-type="float">
            <text:p>895335.278919346</text:p>
          </table:table-cell>
          <table:table-cell office:value-type="float" office:value="1078108.13984537" calcext:value-type="float">
            <text:p>1078108.13984537</text:p>
          </table:table-cell>
          <table:table-cell office:value-type="float" office:value="700556.950789381" calcext:value-type="float">
            <text:p>700556.950789381</text:p>
          </table:table-cell>
          <table:table-cell office:value-type="float" office:value="7922896.2784437" calcext:value-type="float">
            <text:p>7922896.2784437</text:p>
          </table:table-cell>
          <table:table-cell office:value-type="float" office:value="8405419.36065547" calcext:value-type="float">
            <text:p>8405419.36065547</text:p>
          </table:table-cell>
          <table:table-cell office:value-type="float" office:value="6199286.66828178" calcext:value-type="float">
            <text:p>6199286.66828178</text:p>
          </table:table-cell>
          <table:table-cell office:value-type="float" office:value="6576837.85733777" calcext:value-type="float">
            <text:p>6576837.85733777</text:p>
          </table:table-cell>
          <table:table-cell office:value-type="float" office:value="0" calcext:value-type="float">
            <text:p>0</text:p>
          </table:table-cell>
          <table:table-cell office:value-type="float" office:value="251272.810653162" calcext:value-type="float">
            <text:p>251272.810653162</text:p>
          </table:table-cell>
          <table:table-cell office:value-type="float" office:value="733795.892864933" calcext:value-type="float">
            <text:p>733795.892864933</text:p>
          </table:table-cell>
          <table:table-cell office:value-type="float" office:value="644062.468266184" calcext:value-type="float">
            <text:p>644062.468266184</text:p>
          </table:table-cell>
        </table:table-row>
        <table:table-row table:style-name="ro1">
          <table:table-cell office:value-type="date" office:date-value="2031-06-30" calcext:value-type="date">
            <text:p>2031-06-30</text:p>
          </table:table-cell>
          <table:table-cell office:value-type="float" office:value="3354919.84583122" calcext:value-type="float">
            <text:p>3354919.84583122</text:p>
          </table:table-cell>
          <table:table-cell office:value-type="float" office:value="3463414.89307493" calcext:value-type="float">
            <text:p>3463414.89307493</text:p>
          </table:table-cell>
          <table:table-cell office:value-type="float" office:value="2614171.62795307" calcext:value-type="float">
            <text:p>2614171.62795307</text:p>
          </table:table-cell>
          <table:table-cell office:value-type="float" office:value="2698711.55358806" calcext:value-type="float">
            <text:p>2698711.55358806</text:p>
          </table:table-cell>
          <table:table-cell office:value-type="float" office:value="1405988.97052277" calcext:value-type="float">
            <text:p>1405988.97052277</text:p>
          </table:table-cell>
          <table:table-cell office:value-type="float" office:value="912483.517581509" calcext:value-type="float">
            <text:p>912483.517581509</text:p>
          </table:table-cell>
          <table:table-cell office:value-type="float" office:value="1095554.18455755" calcext:value-type="float">
            <text:p>1095554.18455755</text:p>
          </table:table-cell>
          <table:table-cell office:value-type="float" office:value="711012.075474902" calcext:value-type="float">
            <text:p>711012.075474902</text:p>
          </table:table-cell>
          <table:table-cell office:value-type="float" office:value="7972271.95771517" calcext:value-type="float">
            <text:p>7972271.95771517</text:p>
          </table:table-cell>
          <table:table-cell office:value-type="float" office:value="8465777.41065643" calcext:value-type="float">
            <text:p>8465777.41065643</text:p>
          </table:table-cell>
          <table:table-cell office:value-type="float" office:value="6212037.28252448" calcext:value-type="float">
            <text:p>6212037.28252448</text:p>
          </table:table-cell>
          <table:table-cell office:value-type="float" office:value="6596579.39160713" calcext:value-type="float">
            <text:p>6596579.39160713</text:p>
          </table:table-cell>
          <table:table-cell office:value-type="float" office:value="0" calcext:value-type="float">
            <text:p>0</text:p>
          </table:table-cell>
          <table:table-cell office:value-type="float" office:value="256085.40569755" calcext:value-type="float">
            <text:p>256085.40569755</text:p>
          </table:table-cell>
          <table:table-cell office:value-type="float" office:value="749590.858638807" calcext:value-type="float">
            <text:p>749590.858638807</text:p>
          </table:table-cell>
          <table:table-cell office:value-type="float" office:value="656398.11188396" calcext:value-type="float">
            <text:p>656398.11188396</text:p>
          </table:table-cell>
        </table:table-row>
        <table:table-row table:style-name="ro1">
          <table:table-cell office:value-type="date" office:date-value="2031-07-31" calcext:value-type="date">
            <text:p>2031-07-31</text:p>
          </table:table-cell>
          <table:table-cell office:value-type="float" office:value="3421355.44547885" calcext:value-type="float">
            <text:p>3421355.44547885</text:p>
          </table:table-cell>
          <table:table-cell office:value-type="float" office:value="3533963.03816373" calcext:value-type="float">
            <text:p>3533963.03816373</text:p>
          </table:table-cell>
          <table:table-cell office:value-type="float" office:value="2654876.6193933" calcext:value-type="float">
            <text:p>2654876.6193933</text:p>
          </table:table-cell>
          <table:table-cell office:value-type="float" office:value="2742256.97777738" calcext:value-type="float">
            <text:p>2742256.97777738</text:p>
          </table:table-cell>
          <table:table-cell office:value-type="float" office:value="1434302.60314427" calcext:value-type="float">
            <text:p>1434302.60314427</text:p>
          </table:table-cell>
          <table:table-cell office:value-type="float" office:value="929703.207238099" calcext:value-type="float">
            <text:p>929703.207238099</text:p>
          </table:table-cell>
          <table:table-cell office:value-type="float" office:value="1112978.90760068" calcext:value-type="float">
            <text:p>1112978.90760068</text:p>
          </table:table-cell>
          <table:table-cell office:value-type="float" office:value="721423.817900317" calcext:value-type="float">
            <text:p>721423.817900317</text:p>
          </table:table-cell>
          <table:table-cell office:value-type="float" office:value="8022110.49949564" calcext:value-type="float">
            <text:p>8022110.49949564</text:p>
          </table:table-cell>
          <table:table-cell office:value-type="float" office:value="8526709.89540182" calcext:value-type="float">
            <text:p>8526709.89540182</text:p>
          </table:table-cell>
          <table:table-cell office:value-type="float" office:value="6224934.5157763" calcext:value-type="float">
            <text:p>6224934.5157763</text:p>
          </table:table-cell>
          <table:table-cell office:value-type="float" office:value="6616489.60547666" calcext:value-type="float">
            <text:p>6616489.60547666</text:p>
          </table:table-cell>
          <table:table-cell office:value-type="float" office:value="0" calcext:value-type="float">
            <text:p>0</text:p>
          </table:table-cell>
          <table:table-cell office:value-type="float" office:value="260918.05322129" calcext:value-type="float">
            <text:p>260918.05322129</text:p>
          </table:table-cell>
          <table:table-cell office:value-type="float" office:value="765517.449127464" calcext:value-type="float">
            <text:p>765517.449127464</text:p>
          </table:table-cell>
          <table:table-cell office:value-type="float" office:value="668785.154016809" calcext:value-type="float">
            <text:p>668785.154016809</text:p>
          </table:table-cell>
        </table:table-row>
        <table:table-row table:style-name="ro1">
          <table:table-cell office:value-type="date" office:date-value="2031-08-31" calcext:value-type="date">
            <text:p>2031-08-31</text:p>
          </table:table-cell>
          <table:table-cell office:value-type="float" office:value="3488206.36630798" calcext:value-type="float">
            <text:p>3488206.36630798</text:p>
          </table:table-cell>
          <table:table-cell office:value-type="float" office:value="3605018.95395875" calcext:value-type="float">
            <text:p>3605018.95395875</text:p>
          </table:table-cell>
          <table:table-cell office:value-type="float" office:value="2695519.74143545" calcext:value-type="float">
            <text:p>2695519.74143545</text:p>
          </table:table-cell>
          <table:table-cell office:value-type="float" office:value="2785786.94554989" calcext:value-type="float">
            <text:p>2785786.94554989</text:p>
          </table:table-cell>
          <table:table-cell office:value-type="float" office:value="1462800.57002874" calcext:value-type="float">
            <text:p>1462800.57002874</text:p>
          </table:table-cell>
          <table:table-cell office:value-type="float" office:value="946994.645601591" calcext:value-type="float">
            <text:p>946994.645601591</text:p>
          </table:table-cell>
          <table:table-cell office:value-type="float" office:value="1130382.60934914" calcext:value-type="float">
            <text:p>1130382.60934914</text:p>
          </table:table-cell>
          <table:table-cell office:value-type="float" office:value="731792.358075005" calcext:value-type="float">
            <text:p>731792.358075005</text:p>
          </table:table-cell>
          <table:table-cell office:value-type="float" office:value="8072415.97513318" calcext:value-type="float">
            <text:p>8072415.97513318</text:p>
          </table:table-cell>
          <table:table-cell office:value-type="float" office:value="8588221.89956033" calcext:value-type="float">
            <text:p>8588221.89956033</text:p>
          </table:table-cell>
          <table:table-cell office:value-type="float" office:value="6237978.58756882" calcext:value-type="float">
            <text:p>6237978.58756882</text:p>
          </table:table-cell>
          <table:table-cell office:value-type="float" office:value="6636568.83884296" calcext:value-type="float">
            <text:p>6636568.83884296</text:p>
          </table:table-cell>
          <table:table-cell office:value-type="float" office:value="0" calcext:value-type="float">
            <text:p>0</text:p>
          </table:table-cell>
          <table:table-cell office:value-type="float" office:value="265770.836776378" calcext:value-type="float">
            <text:p>265770.836776378</text:p>
          </table:table-cell>
          <table:table-cell office:value-type="float" office:value="781576.761203526" calcext:value-type="float">
            <text:p>781576.761203526</text:p>
          </table:table-cell>
          <table:table-cell office:value-type="float" office:value="681223.808825213" calcext:value-type="float">
            <text:p>681223.808825213</text:p>
          </table:table-cell>
        </table:table-row>
        <table:table-row table:style-name="ro1">
          <table:table-cell office:value-type="date" office:date-value="2031-09-30" calcext:value-type="date">
            <text:p>2031-09-30</text:p>
          </table:table-cell>
          <table:table-cell office:value-type="float" office:value="3555476.49943409" calcext:value-type="float">
            <text:p>3555476.49943409</text:p>
          </table:table-cell>
          <table:table-cell office:value-type="float" office:value="3676587.46978842" calcext:value-type="float">
            <text:p>3676587.46978842</text:p>
          </table:table-cell>
          <table:table-cell office:value-type="float" office:value="2736102.46937613" calcext:value-type="float">
            <text:p>2736102.46937613</text:p>
          </table:table-cell>
          <table:table-cell office:value-type="float" office:value="2829302.92369154" calcext:value-type="float">
            <text:p>2829302.92369154</text:p>
          </table:table-cell>
          <table:table-cell office:value-type="float" office:value="1491484.19224221" calcext:value-type="float">
            <text:p>1491484.19224221</text:p>
          </table:table-cell>
          <table:table-cell office:value-type="float" office:value="964358.131624931" calcext:value-type="float">
            <text:p>964358.131624931</text:p>
          </table:table-cell>
          <table:table-cell office:value-type="float" office:value="1147765.58981022" calcext:value-type="float">
            <text:p>1147765.58981022</text:p>
          </table:table-cell>
          <table:table-cell office:value-type="float" office:value="742117.875261416" calcext:value-type="float">
            <text:p>742117.875261416</text:p>
          </table:table-cell>
          <table:table-cell office:value-type="float" office:value="8123192.49079606" calcext:value-type="float">
            <text:p>8123192.49079606</text:p>
          </table:table-cell>
          <table:table-cell office:value-type="float" office:value="8650318.55141334" calcext:value-type="float">
            <text:p>8650318.55141334</text:p>
          </table:table-cell>
          <table:table-cell office:value-type="float" office:value="6251169.71995802" calcext:value-type="float">
            <text:p>6251169.71995802</text:p>
          </table:table-cell>
          <table:table-cell office:value-type="float" office:value="6656817.43450683" calcext:value-type="float">
            <text:p>6656817.43450683</text:p>
          </table:table-cell>
          <table:table-cell office:value-type="float" office:value="0" calcext:value-type="float">
            <text:p>0</text:p>
          </table:table-cell>
          <table:table-cell office:value-type="float" office:value="270643.840262946" calcext:value-type="float">
            <text:p>270643.840262946</text:p>
          </table:table-cell>
          <table:table-cell office:value-type="float" office:value="797769.900880222" calcext:value-type="float">
            <text:p>797769.900880222</text:p>
          </table:table-cell>
          <table:table-cell office:value-type="float" office:value="693714.291361984" calcext:value-type="float">
            <text:p>693714.291361984</text:p>
          </table:table-cell>
        </table:table-row>
        <table:table-row table:style-name="ro1">
          <table:table-cell office:value-type="date" office:date-value="2031-10-31" calcext:value-type="date">
            <text:p>2031-10-31</text:p>
          </table:table-cell>
          <table:table-cell office:value-type="float" office:value="3623169.77019072" calcext:value-type="float">
            <text:p>3623169.77019072</text:p>
          </table:table-cell>
          <table:table-cell office:value-type="float" office:value="3748673.45771686" calcext:value-type="float">
            <text:p>3748673.45771686</text:p>
          </table:table-cell>
          <table:table-cell office:value-type="float" office:value="2776626.27423314" calcext:value-type="float">
            <text:p>2776626.27423314</text:p>
          </table:table-cell>
          <table:table-cell office:value-type="float" office:value="2872806.37574682" calcext:value-type="float">
            <text:p>2872806.37574682</text:p>
          </table:table-cell>
          <table:table-cell office:value-type="float" office:value="1520354.80096355" calcext:value-type="float">
            <text:p>1520354.80096355</text:p>
          </table:table-cell>
          <table:table-cell office:value-type="float" office:value="981793.965506701" calcext:value-type="float">
            <text:p>981793.965506701</text:p>
          </table:table-cell>
          <table:table-cell office:value-type="float" office:value="1165128.14862928" calcext:value-type="float">
            <text:p>1165128.14862928</text:p>
          </table:table-cell>
          <table:table-cell office:value-type="float" office:value="752400.547978173" calcext:value-type="float">
            <text:p>752400.547978173</text:p>
          </table:table-cell>
          <table:table-cell office:value-type="float" office:value="8174444.1877667" calcext:value-type="float">
            <text:p>8174444.1877667</text:p>
          </table:table-cell>
          <table:table-cell office:value-type="float" office:value="8713005.02322355" calcext:value-type="float">
            <text:p>8713005.02322355</text:p>
          </table:table-cell>
          <table:table-cell office:value-type="float" office:value="6264508.13752805" calcext:value-type="float">
            <text:p>6264508.13752805</text:p>
          </table:table-cell>
          <table:table-cell office:value-type="float" office:value="6677235.73817915" calcext:value-type="float">
            <text:p>6677235.73817915</text:p>
          </table:table-cell>
          <table:table-cell office:value-type="float" office:value="0" calcext:value-type="float">
            <text:p>0</text:p>
          </table:table-cell>
          <table:table-cell office:value-type="float" office:value="275537.147930709" calcext:value-type="float">
            <text:p>275537.147930709</text:p>
          </table:table-cell>
          <table:table-cell office:value-type="float" office:value="814097.983387557" calcext:value-type="float">
            <text:p>814097.983387557</text:p>
          </table:table-cell>
          <table:table-cell office:value-type="float" office:value="706256.817575993" calcext:value-type="float">
            <text:p>706256.817575993</text:p>
          </table:table-cell>
        </table:table-row>
        <table:table-row table:style-name="ro1">
          <table:table-cell office:value-type="date" office:date-value="2031-11-30" calcext:value-type="date">
            <text:p>2031-11-30</text:p>
          </table:table-cell>
          <table:table-cell office:value-type="float" office:value="3691290.13842211" calcext:value-type="float">
            <text:p>3691290.13842211</text:p>
          </table:table-cell>
          <table:table-cell office:value-type="float" office:value="3821281.83291039" calcext:value-type="float">
            <text:p>3821281.83291039</text:p>
          </table:table-cell>
          <table:table-cell office:value-type="float" office:value="2817092.62278427" calcext:value-type="float">
            <text:p>2817092.62278427</text:p>
          </table:table-cell>
          <table:table-cell office:value-type="float" office:value="2916298.76205641" calcext:value-type="float">
            <text:p>2916298.76205641</text:p>
          </table:table-cell>
          <table:table-cell office:value-type="float" office:value="1549413.73756501" calcext:value-type="float">
            <text:p>1549413.73756501</text:p>
          </table:table-cell>
          <table:table-cell office:value-type="float" office:value="999302.448696313" calcext:value-type="float">
            <text:p>999302.448696313</text:p>
          </table:table-cell>
          <table:table-cell office:value-type="float" office:value="1182470.58509489" calcext:value-type="float">
            <text:p>1182470.58509489</text:p>
          </table:table-cell>
          <table:table-cell office:value-type="float" office:value="762640.55400316" calcext:value-type="float">
            <text:p>762640.55400316</text:p>
          </table:table-cell>
          <table:table-cell office:value-type="float" office:value="8226175.24273799" calcext:value-type="float">
            <text:p>8226175.24273799</text:p>
          </table:table-cell>
          <table:table-cell office:value-type="float" office:value="8776286.53160669" calcext:value-type="float">
            <text:p>8776286.53160669</text:p>
          </table:table-cell>
          <table:table-cell office:value-type="float" office:value="6277994.06739503" calcext:value-type="float">
            <text:p>6277994.06739503</text:p>
          </table:table-cell>
          <table:table-cell office:value-type="float" office:value="6697824.09848677" calcext:value-type="float">
            <text:p>6697824.09848677</text:p>
          </table:table-cell>
          <table:table-cell office:value-type="float" office:value="0" calcext:value-type="float">
            <text:p>0</text:p>
          </table:table-cell>
          <table:table-cell office:value-type="float" office:value="280450.84438042" calcext:value-type="float">
            <text:p>280450.84438042</text:p>
          </table:table-cell>
          <table:table-cell office:value-type="float" office:value="830562.13324912" calcext:value-type="float">
            <text:p>830562.13324912</text:p>
          </table:table-cell>
          <table:table-cell office:value-type="float" office:value="718851.604315893" calcext:value-type="float">
            <text:p>718851.604315893</text:p>
          </table:table-cell>
        </table:table-row>
        <table:table-row table:style-name="ro1">
          <table:table-cell office:value-type="date" office:date-value="2031-12-31" calcext:value-type="date">
            <text:p>2031-12-31</text:p>
          </table:table-cell>
          <table:table-cell office:value-type="float" office:value="3759841.59877826" calcext:value-type="float">
            <text:p>3759841.59877826</text:p>
          </table:table-cell>
          <table:table-cell office:value-type="float" office:value="3894417.55400712" calcext:value-type="float">
            <text:p>3894417.55400712</text:p>
          </table:table-cell>
          <table:table-cell office:value-type="float" office:value="2857502.97760587" calcext:value-type="float">
            <text:p>2857502.97760587</text:p>
          </table:table-cell>
          <table:table-cell office:value-type="float" office:value="2959781.53979465" calcext:value-type="float">
            <text:p>2959781.53979465</text:p>
          </table:table-cell>
          <table:table-cell office:value-type="float" office:value="1578662.35369341" calcext:value-type="float">
            <text:p>1578662.35369341</text:p>
          </table:table-cell>
          <table:table-cell office:value-type="float" office:value="1016883.88389921" calcext:value-type="float">
            <text:p>1016883.88389921</text:p>
          </table:table-cell>
          <table:table-cell office:value-type="float" office:value="1199793.19814405" calcext:value-type="float">
            <text:p>1199793.19814405</text:p>
          </table:table-cell>
          <table:table-cell office:value-type="float" office:value="772838.070376591" calcext:value-type="float">
            <text:p>772838.070376591</text:p>
          </table:table-cell>
          <table:table-cell office:value-type="float" office:value="8278389.86811212" calcext:value-type="float">
            <text:p>8278389.86811212</text:p>
          </table:table-cell>
          <table:table-cell office:value-type="float" office:value="8840168.33790631" calcext:value-type="float">
            <text:p>8840168.33790631</text:p>
          </table:table-cell>
          <table:table-cell office:value-type="float" office:value="6291627.73921098" calcext:value-type="float">
            <text:p>6291627.73921098</text:p>
          </table:table-cell>
          <table:table-cell office:value-type="float" office:value="6718582.86697844" calcext:value-type="float">
            <text:p>6718582.86697844</text:p>
          </table:table-cell>
          <table:table-cell office:value-type="float" office:value="0" calcext:value-type="float">
            <text:p>0</text:p>
          </table:table-cell>
          <table:table-cell office:value-type="float" office:value="285385.014565338" calcext:value-type="float">
            <text:p>285385.014565338</text:p>
          </table:table-cell>
          <table:table-cell office:value-type="float" office:value="847163.48435953" calcext:value-type="float">
            <text:p>847163.48435953</text:p>
          </table:table-cell>
          <table:table-cell office:value-type="float" office:value="731498.869333876" calcext:value-type="float">
            <text:p>731498.869333876</text:p>
          </table:table-cell>
        </table:table-row>
        <table:table-row table:style-name="ro1">
          <table:table-cell office:value-type="date" office:date-value="2032-01-31" calcext:value-type="date">
            <text:p>2032-01-31</text:p>
          </table:table-cell>
          <table:table-cell office:value-type="float" office:value="3828828.18101253" calcext:value-type="float">
            <text:p>3828828.18101253</text:p>
          </table:table-cell>
          <table:table-cell office:value-type="float" office:value="3968085.62348967" calcext:value-type="float">
            <text:p>3968085.62348967</text:p>
          </table:table-cell>
          <table:table-cell office:value-type="float" office:value="2897858.79711133" calcext:value-type="float">
            <text:p>2897858.79711133</text:p>
          </table:table-cell>
          <table:table-cell office:value-type="float" office:value="3003256.16300694" calcext:value-type="float">
            <text:p>3003256.16300694</text:p>
          </table:table-cell>
          <table:table-cell office:value-type="float" office:value="1608102.01135196" calcext:value-type="float">
            <text:p>1608102.01135196</text:p>
          </table:table-cell>
          <table:table-cell office:value-type="float" office:value="1034538.57508213" calcext:value-type="float">
            <text:p>1034538.57508213</text:p>
          </table:table-cell>
          <table:table-cell office:value-type="float" office:value="1217096.28636727" calcext:value-type="float">
            <text:p>1217096.28636727</text:p>
          </table:table-cell>
          <table:table-cell office:value-type="float" office:value="782993.273404074" calcext:value-type="float">
            <text:p>782993.273404074</text:p>
          </table:table-cell>
          <table:table-cell office:value-type="float" office:value="8331092.31230195" calcext:value-type="float">
            <text:p>8331092.31230195</text:p>
          </table:table-cell>
          <table:table-cell office:value-type="float" office:value="8904655.74857178" calcext:value-type="float">
            <text:p>8904655.74857178</text:p>
          </table:table-cell>
          <table:table-cell office:value-type="float" office:value="6305409.38516766" calcext:value-type="float">
            <text:p>6305409.38516766</text:p>
          </table:table-cell>
          <table:table-cell office:value-type="float" office:value="6739512.39813085" calcext:value-type="float">
            <text:p>6739512.39813085</text:p>
          </table:table-cell>
          <table:table-cell office:value-type="float" office:value="0" calcext:value-type="float">
            <text:p>0</text:p>
          </table:table-cell>
          <table:table-cell office:value-type="float" office:value="290339.743792694" calcext:value-type="float">
            <text:p>290339.743792694</text:p>
          </table:table-cell>
          <table:table-cell office:value-type="float" office:value="863903.180062526" calcext:value-type="float">
            <text:p>863903.180062526</text:p>
          </table:table-cell>
          <table:table-cell office:value-type="float" office:value="744198.831289433" calcext:value-type="float">
            <text:p>744198.831289433</text:p>
          </table:table-cell>
        </table:table-row>
        <table:table-row table:style-name="ro1">
          <table:table-cell office:value-type="date" office:date-value="2032-02-29" calcext:value-type="date">
            <text:p>2032-02-29</text:p>
          </table:table-cell>
          <table:table-cell office:value-type="float" office:value="3898253.95028171" calcext:value-type="float">
            <text:p>3898253.95028171</text:p>
          </table:table-cell>
          <table:table-cell office:value-type="float" office:value="4042291.0880611" calcext:value-type="float">
            <text:p>4042291.0880611</text:p>
          </table:table-cell>
          <table:table-cell office:value-type="float" office:value="2938161.53558944" calcext:value-type="float">
            <text:p>2938161.53558944</text:p>
          </table:table-cell>
          <table:table-cell office:value-type="float" office:value="3046724.08264701" calcext:value-type="float">
            <text:p>3046724.08264701</text:p>
          </table:table-cell>
          <table:table-cell office:value-type="float" office:value="1637734.08298285" calcext:value-type="float">
            <text:p>1637734.08298285</text:p>
          </table:table-cell>
          <table:table-cell office:value-type="float" office:value="1052266.8274783" calcext:value-type="float">
            <text:p>1052266.8274783</text:p>
          </table:table-cell>
          <table:table-cell office:value-type="float" office:value="1234380.14801379" calcext:value-type="float">
            <text:p>1234380.14801379</text:p>
          </table:table-cell>
          <table:table-cell office:value-type="float" office:value="793106.338659659" calcext:value-type="float">
            <text:p>793106.338659659</text:p>
          </table:table-cell>
          <table:table-cell office:value-type="float" office:value="8384286.86003484" calcext:value-type="float">
            <text:p>8384286.86003484</text:p>
          </table:table-cell>
          <table:table-cell office:value-type="float" office:value="8969754.11553939" calcext:value-type="float">
            <text:p>8969754.11553939</text:p>
          </table:table-cell>
          <table:table-cell office:value-type="float" office:value="6319339.24000054" calcext:value-type="float">
            <text:p>6319339.24000054</text:p>
          </table:table-cell>
          <table:table-cell office:value-type="float" office:value="6760613.04935466" calcext:value-type="float">
            <text:p>6760613.04935466</text:p>
          </table:table-cell>
          <table:table-cell office:value-type="float" office:value="0" calcext:value-type="float">
            <text:p>0</text:p>
          </table:table-cell>
          <table:table-cell office:value-type="float" office:value="295315.117725164" calcext:value-type="float">
            <text:p>295315.117725164</text:p>
          </table:table-cell>
          <table:table-cell office:value-type="float" office:value="880782.373229713" calcext:value-type="float">
            <text:p>880782.373229713</text:p>
          </table:table-cell>
          <table:table-cell office:value-type="float" office:value="756951.709753139" calcext:value-type="float">
            <text:p>756951.709753139</text:p>
          </table:table-cell>
        </table:table-row>
        <table:table-row table:style-name="ro1">
          <table:table-cell office:value-type="date" office:date-value="2032-03-31" calcext:value-type="date">
            <text:p>2032-03-31</text:p>
          </table:table-cell>
          <table:table-cell office:value-type="float" office:value="3968123.00744867" calcext:value-type="float">
            <text:p>3968123.00744867</text:p>
          </table:table-cell>
          <table:table-cell office:value-type="float" office:value="4117039.03902393" calcext:value-type="float">
            <text:p>4117039.03902393</text:p>
          </table:table-cell>
          <table:table-cell office:value-type="float" office:value="2978412.6432426" calcext:value-type="float">
            <text:p>2978412.6432426</text:p>
          </table:table-cell>
          <table:table-cell office:value-type="float" office:value="3090186.74661407" calcext:value-type="float">
            <text:p>3090186.74661407</text:p>
          </table:table-cell>
          <table:table-cell office:value-type="float" office:value="1667559.95155041" calcext:value-type="float">
            <text:p>1667559.95155041</text:p>
          </table:table-cell>
          <table:table-cell office:value-type="float" office:value="1070068.9475928" calcext:value-type="float">
            <text:p>1070068.9475928</text:p>
          </table:table-cell>
          <table:table-cell office:value-type="float" office:value="1251645.08099665" calcext:value-type="float">
            <text:p>1251645.08099665</text:p>
          </table:table-cell>
          <table:table-cell office:value-type="float" office:value="803177.440988872" calcext:value-type="float">
            <text:p>803177.440988872</text:p>
          </table:table-cell>
          <table:table-cell office:value-type="float" office:value="8437977.8326591" calcext:value-type="float">
            <text:p>8437977.8326591</text:p>
          </table:table-cell>
          <table:table-cell office:value-type="float" office:value="9035468.83661671" calcext:value-type="float">
            <text:p>9035468.83661671</text:p>
          </table:table-cell>
          <table:table-cell office:value-type="float" office:value="6333417.54099284" calcext:value-type="float">
            <text:p>6333417.54099284</text:p>
          </table:table-cell>
          <table:table-cell office:value-type="float" office:value="6781885.18100061" calcext:value-type="float">
            <text:p>6781885.18100061</text:p>
          </table:table-cell>
          <table:table-cell office:value-type="float" office:value="0" calcext:value-type="float">
            <text:p>0</text:p>
          </table:table-cell>
          <table:table-cell office:value-type="float" office:value="300311.222382352" calcext:value-type="float">
            <text:p>300311.222382352</text:p>
          </table:table-cell>
          <table:table-cell office:value-type="float" office:value="897802.226339961" calcext:value-type="float">
            <text:p>897802.226339961</text:p>
          </table:table-cell>
          <table:table-cell office:value-type="float" office:value="769757.725210444" calcext:value-type="float">
            <text:p>769757.725210444</text:p>
          </table:table-cell>
        </table:table-row>
        <table:table-row table:style-name="ro1">
          <table:table-cell office:value-type="date" office:date-value="2032-04-30" calcext:value-type="date">
            <text:p>2032-04-30</text:p>
          </table:table-cell>
          <table:table-cell office:value-type="float" office:value="4038439.4893875" calcext:value-type="float">
            <text:p>4038439.4893875</text:p>
          </table:table-cell>
          <table:table-cell office:value-type="float" office:value="4192334.6126624" calcext:value-type="float">
            <text:p>4192334.6126624</text:p>
          </table:table-cell>
          <table:table-cell office:value-type="float" office:value="3018613.56622494" calcext:value-type="float">
            <text:p>3018613.56622494</text:p>
          </table:table-cell>
          <table:table-cell office:value-type="float" office:value="3133645.59978995" calcext:value-type="float">
            <text:p>3133645.59978995</text:p>
          </table:table-cell>
          <table:table-cell office:value-type="float" office:value="1697581.01062495" calcext:value-type="float">
            <text:p>1697581.01062495</text:p>
          </table:table-cell>
          <table:table-cell office:value-type="float" office:value="1087945.24320777" calcext:value-type="float">
            <text:p>1087945.24320777</text:p>
          </table:table-cell>
          <table:table-cell office:value-type="float" office:value="1268891.38289788" calcext:value-type="float">
            <text:p>1268891.38289788</text:p>
          </table:table-cell>
          <table:table-cell office:value-type="float" office:value="813206.75451174" calcext:value-type="float">
            <text:p>813206.75451174</text:p>
          </table:table-cell>
          <table:table-cell office:value-type="float" office:value="8492169.58845297" calcext:value-type="float">
            <text:p>8492169.58845297</text:p>
          </table:table-cell>
          <table:table-cell office:value-type="float" office:value="9101805.35587015" calcext:value-type="float">
            <text:p>9101805.35587015</text:p>
          </table:table-cell>
          <table:table-cell office:value-type="float" office:value="6347644.52797953" calcext:value-type="float">
            <text:p>6347644.52797953</text:p>
          </table:table-cell>
          <table:table-cell office:value-type="float" office:value="6803329.15636567" calcext:value-type="float">
            <text:p>6803329.15636567</text:p>
          </table:table-cell>
          <table:table-cell office:value-type="float" office:value="0" calcext:value-type="float">
            <text:p>0</text:p>
          </table:table-cell>
          <table:table-cell office:value-type="float" office:value="305328.144142278" calcext:value-type="float">
            <text:p>305328.144142278</text:p>
          </table:table-cell>
          <table:table-cell office:value-type="float" office:value="914963.911559461" calcext:value-type="float">
            <text:p>914963.911559461</text:p>
          </table:table-cell>
          <table:table-cell office:value-type="float" office:value="782617.099065488" calcext:value-type="float">
            <text:p>782617.099065488</text:p>
          </table:table-cell>
        </table:table-row>
        <table:table-row table:style-name="ro1">
          <table:table-cell office:value-type="date" office:date-value="2032-05-31" calcext:value-type="date">
            <text:p>2032-05-31</text:p>
          </table:table-cell>
          <table:table-cell office:value-type="float" office:value="4109207.56929127" calcext:value-type="float">
            <text:p>4109207.56929127</text:p>
          </table:table-cell>
          <table:table-cell office:value-type="float" office:value="4268182.99062799" calcext:value-type="float">
            <text:p>4268182.99062799</text:p>
          </table:table-cell>
          <table:table-cell office:value-type="float" office:value="3058765.74668027" calcext:value-type="float">
            <text:p>3058765.74668027</text:p>
          </table:table-cell>
          <table:table-cell office:value-type="float" office:value="3177102.08407601" calcext:value-type="float">
            <text:p>3177102.08407601</text:p>
          </table:table-cell>
          <table:table-cell office:value-type="float" office:value="1727798.66446738" calcext:value-type="float">
            <text:p>1727798.66446738</text:p>
          </table:table-cell>
          <table:table-cell office:value-type="float" office:value="1105896.0233878" calcext:value-type="float">
            <text:p>1105896.0233878</text:p>
          </table:table-cell>
          <table:table-cell office:value-type="float" office:value="1286119.35097361" calcext:value-type="float">
            <text:p>1286119.35097361</text:p>
          </table:table-cell>
          <table:table-cell office:value-type="float" office:value="823194.452625799" calcext:value-type="float">
            <text:p>823194.452625799</text:p>
          </table:table-cell>
          <table:table-cell office:value-type="float" office:value="8546866.52293618" calcext:value-type="float">
            <text:p>8546866.52293618</text:p>
          </table:table-cell>
          <table:table-cell office:value-type="float" office:value="9168769.16401577" calcext:value-type="float">
            <text:p>9168769.16401577</text:p>
          </table:table-cell>
          <table:table-cell office:value-type="float" office:value="6362020.44335142" calcext:value-type="float">
            <text:p>6362020.44335142</text:p>
          </table:table-cell>
          <table:table-cell office:value-type="float" office:value="6824945.34169924" calcext:value-type="float">
            <text:p>6824945.34169924</text:p>
          </table:table-cell>
          <table:table-cell office:value-type="float" office:value="0" calcext:value-type="float">
            <text:p>0</text:p>
          </table:table-cell>
          <table:table-cell office:value-type="float" office:value="310365.969742871" calcext:value-type="float">
            <text:p>310365.969742871</text:p>
          </table:table-cell>
          <table:table-cell office:value-type="float" office:value="932268.610822456" calcext:value-type="float">
            <text:p>932268.610822456</text:p>
          </table:table-cell>
          <table:table-cell office:value-type="float" office:value="795530.053644927" calcext:value-type="float">
            <text:p>795530.053644927</text:p>
          </table:table-cell>
        </table:table-row>
        <table:table-row table:style-name="ro1">
          <table:table-cell office:value-type="date" office:date-value="2032-06-30" calcext:value-type="date">
            <text:p>2032-06-30</text:p>
          </table:table-cell>
          <table:table-cell office:value-type="float" office:value="4180431.45698241" calcext:value-type="float">
            <text:p>4180431.45698241</text:p>
          </table:table-cell>
          <table:table-cell office:value-type="float" office:value="4344589.40032812" calcext:value-type="float">
            <text:p>4344589.40032812</text:p>
          </table:table-cell>
          <table:table-cell office:value-type="float" office:value="3098870.62277995" calcext:value-type="float">
            <text:p>3098870.62277995</text:p>
          </table:table-cell>
          <table:table-cell office:value-type="float" office:value="3220557.63843005" calcext:value-type="float">
            <text:p>3220557.63843005</text:p>
          </table:table-cell>
          <table:table-cell office:value-type="float" office:value="1758214.32811442" calcext:value-type="float">
            <text:p>1758214.32811442</text:p>
          </table:table-cell>
          <table:table-cell office:value-type="float" office:value="1123921.59848525" calcext:value-type="float">
            <text:p>1123921.59848525</text:p>
          </table:table-cell>
          <table:table-cell office:value-type="float" office:value="1303329.28215919" calcext:value-type="float">
            <text:p>1303329.28215919</text:p>
          </table:table-cell>
          <table:table-cell office:value-type="float" office:value="833140.708009095" calcext:value-type="float">
            <text:p>833140.708009095</text:p>
          </table:table-cell>
          <table:table-cell office:value-type="float" office:value="8602073.06918417" calcext:value-type="float">
            <text:p>8602073.06918417</text:p>
          </table:table-cell>
          <table:table-cell office:value-type="float" office:value="9236365.79881335" calcext:value-type="float">
            <text:p>9236365.79881335</text:p>
          </table:table-cell>
          <table:table-cell office:value-type="float" office:value="6376545.53205931" calcext:value-type="float">
            <text:p>6376545.53205931</text:p>
          </table:table-cell>
          <table:table-cell office:value-type="float" office:value="6846734.1062094" calcext:value-type="float">
            <text:p>6846734.1062094</text:p>
          </table:table-cell>
          <table:table-cell office:value-type="float" office:value="0" calcext:value-type="float">
            <text:p>0</text:p>
          </table:table-cell>
          <table:table-cell office:value-type="float" office:value="315424.786283466" calcext:value-type="float">
            <text:p>315424.786283466</text:p>
          </table:table-cell>
          <table:table-cell office:value-type="float" office:value="949717.515912643" calcext:value-type="float">
            <text:p>949717.515912643</text:p>
          </table:table-cell>
          <table:table-cell office:value-type="float" office:value="808496.812201781" calcext:value-type="float">
            <text:p>808496.812201781</text:p>
          </table:table-cell>
        </table:table-row>
        <table:table-row table:style-name="ro1">
          <table:table-cell office:value-type="date" office:date-value="2032-07-31" calcext:value-type="date">
            <text:p>2032-07-31</text:p>
          </table:table-cell>
          <table:table-cell office:value-type="float" office:value="4252115.39922561" calcext:value-type="float">
            <text:p>4252115.39922561</text:p>
          </table:table-cell>
          <table:table-cell office:value-type="float" office:value="4421559.11531823" calcext:value-type="float">
            <text:p>4421559.11531823</text:p>
          </table:table-cell>
          <table:table-cell office:value-type="float" office:value="3138929.6287606" calcext:value-type="float">
            <text:p>3138929.6287606</text:p>
          </table:table-cell>
          <table:table-cell office:value-type="float" office:value="3264013.69890303" calcext:value-type="float">
            <text:p>3264013.69890303</text:p>
          </table:table-cell>
          <table:table-cell office:value-type="float" office:value="1788829.42746454" calcext:value-type="float">
            <text:p>1788829.42746454</text:p>
          </table:table-cell>
          <table:table-cell office:value-type="float" office:value="1142022.2801456" calcext:value-type="float">
            <text:p>1142022.2801456</text:p>
          </table:table-cell>
          <table:table-cell office:value-type="float" office:value="1320521.4730743" calcext:value-type="float">
            <text:p>1320521.4730743</text:p>
          </table:table-cell>
          <table:table-cell office:value-type="float" office:value="843045.692623165" calcext:value-type="float">
            <text:p>843045.692623165</text:p>
          </table:table-cell>
          <table:table-cell office:value-type="float" office:value="8657793.69814488" calcext:value-type="float">
            <text:p>8657793.69814488</text:p>
          </table:table-cell>
          <table:table-cell office:value-type="float" office:value="9304600.84546381" calcext:value-type="float">
            <text:p>9304600.84546381</text:p>
          </table:table-cell>
          <table:table-cell office:value-type="float" office:value="6391220.04161814" calcext:value-type="float">
            <text:p>6391220.04161814</text:p>
          </table:table-cell>
          <table:table-cell office:value-type="float" office:value="6868695.82206927" calcext:value-type="float">
            <text:p>6868695.82206927</text:p>
          </table:table-cell>
          <table:table-cell office:value-type="float" office:value="0" calcext:value-type="float">
            <text:p>0</text:p>
          </table:table-cell>
          <table:table-cell office:value-type="float" office:value="320504.681226314" calcext:value-type="float">
            <text:p>320504.681226314</text:p>
          </table:table-cell>
          <table:table-cell office:value-type="float" office:value="967311.828545249" calcext:value-type="float">
            <text:p>967311.828545249</text:p>
          </table:table-cell>
          <table:table-cell office:value-type="float" office:value="821517.598919289" calcext:value-type="float">
            <text:p>821517.598919289</text:p>
          </table:table-cell>
        </table:table-row>
        <table:table-row table:style-name="ro1">
          <table:table-cell office:value-type="date" office:date-value="2032-08-31" calcext:value-type="date">
            <text:p>2032-08-31</text:p>
          </table:table-cell>
          <table:table-cell office:value-type="float" office:value="4324263.68004348" calcext:value-type="float">
            <text:p>4324263.68004348</text:p>
          </table:table-cell>
          <table:table-cell office:value-type="float" office:value="4499097.45569709" calcext:value-type="float">
            <text:p>4499097.45569709</text:p>
          </table:table-cell>
          <table:table-cell office:value-type="float" office:value="3178944.19496175" calcext:value-type="float">
            <text:p>3178944.19496175</text:p>
          </table:table-cell>
          <table:table-cell office:value-type="float" office:value="3307471.69867579" calcext:value-type="float">
            <text:p>3307471.69867579</text:p>
          </table:table-cell>
          <table:table-cell office:value-type="float" office:value="1819645.39936458" calcext:value-type="float">
            <text:p>1819645.39936458</text:p>
          </table:table-cell>
          <table:table-cell office:value-type="float" office:value="1160198.38131288" calcext:value-type="float">
            <text:p>1160198.38131288</text:p>
          </table:table-cell>
          <table:table-cell office:value-type="float" office:value="1337696.22002808" calcext:value-type="float">
            <text:p>1337696.22002808</text:p>
          </table:table-cell>
          <table:table-cell office:value-type="float" office:value="852909.577716015" calcext:value-type="float">
            <text:p>852909.577716015</text:p>
          </table:table-cell>
          <table:table-cell office:value-type="float" office:value="8714032.91895825" calcext:value-type="float">
            <text:p>8714032.91895825</text:p>
          </table:table-cell>
          <table:table-cell office:value-type="float" office:value="9373479.93700995" calcext:value-type="float">
            <text:p>9373479.93700995</text:p>
          </table:table-cell>
          <table:table-cell office:value-type="float" office:value="6406044.22211121" calcext:value-type="float">
            <text:p>6406044.22211121</text:p>
          </table:table-cell>
          <table:table-cell office:value-type="float" office:value="6890830.86442328" calcext:value-type="float">
            <text:p>6890830.86442328</text:p>
          </table:table-cell>
          <table:table-cell office:value-type="float" office:value="0" calcext:value-type="float">
            <text:p>0</text:p>
          </table:table-cell>
          <table:table-cell office:value-type="float" office:value="325605.74239809" calcext:value-type="float">
            <text:p>325605.74239809</text:p>
          </table:table-cell>
          <table:table-cell office:value-type="float" office:value="985052.760449792" calcext:value-type="float">
            <text:p>985052.760449792</text:p>
          </table:table-cell>
          <table:table-cell office:value-type="float" office:value="834592.638914786" calcext:value-type="float">
            <text:p>834592.638914786</text:p>
          </table:table-cell>
        </table:table-row>
        <table:table-row table:style-name="ro1">
          <table:table-cell office:value-type="date" office:date-value="2032-09-30" calcext:value-type="date">
            <text:p>2032-09-30</text:p>
          </table:table-cell>
          <table:table-cell office:value-type="float" office:value="4396880.6210348" calcext:value-type="float">
            <text:p>4396880.6210348</text:p>
          </table:table-cell>
          <table:table-cell office:value-type="float" office:value="4577209.78850551" calcext:value-type="float">
            <text:p>4577209.78850551</text:p>
          </table:table-cell>
          <table:table-cell office:value-type="float" office:value="3218915.74786324" calcext:value-type="float">
            <text:p>3218915.74786324</text:p>
          </table:table-cell>
          <table:table-cell office:value-type="float" office:value="3350933.06809559" calcext:value-type="float">
            <text:p>3350933.06809559</text:p>
          </table:table-cell>
          <table:table-cell office:value-type="float" office:value="1850663.69169714" calcext:value-type="float">
            <text:p>1850663.69169714</text:p>
          </table:table-cell>
          <table:table-cell office:value-type="float" office:value="1178450.21623501" calcext:value-type="float">
            <text:p>1178450.21623501</text:p>
          </table:table-cell>
          <table:table-cell office:value-type="float" office:value="1354853.81902423" calcext:value-type="float">
            <text:p>1354853.81902423</text:p>
          </table:table-cell>
          <table:table-cell office:value-type="float" office:value="862732.533825077" calcext:value-type="float">
            <text:p>862732.533825077</text:p>
          </table:table-cell>
          <table:table-cell office:value-type="float" office:value="8770795.27927838" calcext:value-type="float">
            <text:p>8770795.27927838</text:p>
          </table:table-cell>
          <table:table-cell office:value-type="float" office:value="9443008.7547405" calcext:value-type="float">
            <text:p>9443008.7547405</text:p>
          </table:table-cell>
          <table:table-cell office:value-type="float" office:value="6421018.32619447" calcext:value-type="float">
            <text:p>6421018.32619447</text:p>
          </table:table-cell>
          <table:table-cell office:value-type="float" office:value="6913139.61139363" calcext:value-type="float">
            <text:p>6913139.61139363</text:p>
          </table:table-cell>
          <table:table-cell office:value-type="float" office:value="0" calcext:value-type="float">
            <text:p>0</text:p>
          </table:table-cell>
          <table:table-cell office:value-type="float" office:value="330728.057991416" calcext:value-type="float">
            <text:p>330728.057991416</text:p>
          </table:table-cell>
          <table:table-cell office:value-type="float" office:value="1002941.53345354" calcext:value-type="float">
            <text:p>1002941.53345354</text:p>
          </table:table-cell>
          <table:table-cell office:value-type="float" office:value="847722.158243597" calcext:value-type="float">
            <text:p>847722.158243597</text:p>
          </table:table-cell>
        </table:table-row>
        <table:table-row table:style-name="ro1">
          <table:table-cell office:value-type="date" office:date-value="2032-10-31" calcext:value-type="date">
            <text:p>2032-10-31</text:p>
          </table:table-cell>
          <table:table-cell office:value-type="float" office:value="4469970.58169545" calcext:value-type="float">
            <text:p>4469970.58169545</text:p>
          </table:table-cell>
          <table:table-cell office:value-type="float" office:value="4655901.52812835" calcext:value-type="float">
            <text:p>4655901.52812835</text:p>
          </table:table-cell>
          <table:table-cell office:value-type="float" office:value="3258845.71012269" calcext:value-type="float">
            <text:p>3258845.71012269</text:p>
          </table:table-cell>
          <table:table-cell office:value-type="float" office:value="3394399.23471257" calcext:value-type="float">
            <text:p>3394399.23471257</text:p>
          </table:table-cell>
          <table:table-cell office:value-type="float" office:value="1881885.7634686" calcext:value-type="float">
            <text:p>1881885.7634686</text:p>
          </table:table-cell>
          <table:table-cell office:value-type="float" office:value="1196778.10046933" calcext:value-type="float">
            <text:p>1196778.10046933</text:p>
          </table:table-cell>
          <table:table-cell office:value-type="float" office:value="1371994.56576612" calcext:value-type="float">
            <text:p>1371994.56576612</text:p>
          </table:table-cell>
          <table:table-cell office:value-type="float" office:value="872514.730780159" calcext:value-type="float">
            <text:p>872514.730780159</text:p>
          </table:table-cell>
          <table:table-cell office:value-type="float" office:value="8828085.36559838" calcext:value-type="float">
            <text:p>8828085.36559838</text:p>
          </table:table-cell>
          <table:table-cell office:value-type="float" office:value="9513193.02859765" calcext:value-type="float">
            <text:p>9513193.02859765</text:p>
          </table:table-cell>
          <table:table-cell office:value-type="float" office:value="6436142.60910079" calcext:value-type="float">
            <text:p>6436142.60910079</text:p>
          </table:table-cell>
          <table:table-cell office:value-type="float" office:value="6935622.44408676" calcext:value-type="float">
            <text:p>6935622.44408676</text:p>
          </table:table-cell>
          <table:table-cell office:value-type="float" office:value="0" calcext:value-type="float">
            <text:p>0</text:p>
          </table:table-cell>
          <table:table-cell office:value-type="float" office:value="335871.71656638" calcext:value-type="float">
            <text:p>335871.71656638</text:p>
          </table:table-cell>
          <table:table-cell office:value-type="float" office:value="1020979.37956565" calcext:value-type="float">
            <text:p>1020979.37956565</text:p>
          </table:table-cell>
          <table:table-cell office:value-type="float" office:value="860906.383902945" calcext:value-type="float">
            <text:p>860906.383902945</text:p>
          </table:table-cell>
        </table:table-row>
        <table:table-row table:style-name="ro1">
          <table:table-cell office:value-type="date" office:date-value="2032-11-30" calcext:value-type="date">
            <text:p>2032-11-30</text:p>
          </table:table-cell>
          <table:table-cell office:value-type="float" office:value="4543537.95974211" calcext:value-type="float">
            <text:p>4543537.95974211</text:p>
          </table:table-cell>
          <table:table-cell office:value-type="float" office:value="4735178.13669999" calcext:value-type="float">
            <text:p>4735178.13669999</text:p>
          </table:table-cell>
          <table:table-cell office:value-type="float" office:value="3298735.50061264" calcext:value-type="float">
            <text:p>3298735.50061264</text:p>
          </table:table-cell>
          <table:table-cell office:value-type="float" office:value="3437871.62331614" calcext:value-type="float">
            <text:p>3437871.62331614</text:p>
          </table:table-cell>
          <table:table-cell office:value-type="float" office:value="1913313.08489791" calcext:value-type="float">
            <text:p>1913313.08489791</text:p>
          </table:table-cell>
          <table:table-cell office:value-type="float" office:value="1215182.35088795" calcext:value-type="float">
            <text:p>1215182.35088795</text:p>
          </table:table-cell>
          <table:table-cell office:value-type="float" office:value="1389118.75566187" calcext:value-type="float">
            <text:p>1389118.75566187</text:p>
          </table:table-cell>
          <table:table-cell office:value-type="float" office:value="882256.337706383" calcext:value-type="float">
            <text:p>882256.337706383</text:p>
          </table:table-cell>
          <table:table-cell office:value-type="float" office:value="8885907.80357796" calcext:value-type="float">
            <text:p>8885907.80357796</text:p>
          </table:table-cell>
          <table:table-cell office:value-type="float" office:value="9584038.53758792" calcext:value-type="float">
            <text:p>9584038.53758792</text:p>
          </table:table-cell>
          <table:table-cell office:value-type="float" office:value="6451417.32864433" calcext:value-type="float">
            <text:p>6451417.32864433</text:p>
          </table:table-cell>
          <table:table-cell office:value-type="float" office:value="6958279.74659982" calcext:value-type="float">
            <text:p>6958279.74659982</text:p>
          </table:table-cell>
          <table:table-cell office:value-type="float" office:value="0" calcext:value-type="float">
            <text:p>0</text:p>
          </table:table-cell>
          <table:table-cell office:value-type="float" office:value="341036.807052073" calcext:value-type="float">
            <text:p>341036.807052073</text:p>
          </table:table-cell>
          <table:table-cell office:value-type="float" office:value="1039167.54106203" calcext:value-type="float">
            <text:p>1039167.54106203</text:p>
          </table:table-cell>
          <table:table-cell office:value-type="float" office:value="874145.543835874" calcext:value-type="float">
            <text:p>874145.543835874</text:p>
          </table:table-cell>
        </table:table-row>
        <table:table-row table:style-name="ro1">
          <table:table-cell office:value-type="date" office:date-value="2032-12-31" calcext:value-type="date">
            <text:p>2032-12-31</text:p>
          </table:table-cell>
          <table:table-cell office:value-type="float" office:value="4617587.19143859" calcext:value-type="float">
            <text:p>4617587.19143859</text:p>
          </table:table-cell>
          <table:table-cell office:value-type="float" office:value="4815045.12451323" calcext:value-type="float">
            <text:p>4815045.12451323</text:p>
          </table:table-cell>
          <table:table-cell office:value-type="float" office:value="3338586.53445777" calcext:value-type="float">
            <text:p>3338586.53445777</text:p>
          </table:table-cell>
          <table:table-cell office:value-type="float" office:value="3481351.65597126" calcext:value-type="float">
            <text:p>3481351.65597126</text:p>
          </table:table-cell>
          <table:table-cell office:value-type="float" office:value="1944947.13750607" calcext:value-type="float">
            <text:p>1944947.13750607</text:p>
          </table:table-cell>
          <table:table-cell office:value-type="float" office:value="1233663.28568331" calcext:value-type="float">
            <text:p>1233663.28568331</text:p>
          </table:table-cell>
          <table:table-cell office:value-type="float" office:value="1406226.68382944" calcext:value-type="float">
            <text:p>1406226.68382944</text:p>
          </table:table-cell>
          <table:table-cell office:value-type="float" office:value="891957.523027103" calcext:value-type="float">
            <text:p>891957.523027103</text:p>
          </table:table-cell>
          <table:table-cell office:value-type="float" office:value="8944267.25837376" calcext:value-type="float">
            <text:p>8944267.25837376</text:p>
          </table:table-cell>
          <table:table-cell office:value-type="float" office:value="9655551.11019652" calcext:value-type="float">
            <text:p>9655551.11019652</text:p>
          </table:table-cell>
          <table:table-cell office:value-type="float" office:value="6466842.74522492" calcext:value-type="float">
            <text:p>6466842.74522492</text:p>
          </table:table-cell>
          <table:table-cell office:value-type="float" office:value="6981111.90602726" calcext:value-type="float">
            <text:p>6981111.90602726</text:p>
          </table:table-cell>
          <table:table-cell office:value-type="float" office:value="0" calcext:value-type="float">
            <text:p>0</text:p>
          </table:table-cell>
          <table:table-cell office:value-type="float" office:value="346223.418748124" calcext:value-type="float">
            <text:p>346223.418748124</text:p>
          </table:table-cell>
          <table:table-cell office:value-type="float" office:value="1057507.27057088" calcext:value-type="float">
            <text:p>1057507.27057088</text:p>
          </table:table-cell>
          <table:table-cell office:value-type="float" office:value="887439.86693519" calcext:value-type="float">
            <text:p>887439.86693519</text:p>
          </table:table-cell>
        </table:table-row>
        <table:table-row table:style-name="ro1">
          <table:table-cell office:value-type="date" office:date-value="2033-01-31" calcext:value-type="date">
            <text:p>2033-01-31</text:p>
          </table:table-cell>
          <table:table-cell office:value-type="float" office:value="4692122.75192504" calcext:value-type="float">
            <text:p>4692122.75192504</text:p>
          </table:table-cell>
          <table:table-cell office:value-type="float" office:value="4895508.05043153" calcext:value-type="float">
            <text:p>4895508.05043153</text:p>
          </table:table-cell>
          <table:table-cell office:value-type="float" office:value="3378400.22307185" calcext:value-type="float">
            <text:p>3378400.22307185</text:p>
          </table:table-cell>
          <table:table-cell office:value-type="float" office:value="3524840.75205459" calcext:value-type="float">
            <text:p>3524840.75205459</text:p>
          </table:table-cell>
          <table:table-cell office:value-type="float" office:value="1976789.4142064" calcext:value-type="float">
            <text:p>1976789.4142064</text:p>
          </table:table-cell>
          <table:table-cell office:value-type="float" office:value="1252221.22437366" calcext:value-type="float">
            <text:p>1252221.22437366</text:p>
          </table:table-cell>
          <table:table-cell office:value-type="float" office:value="1423318.64510173" calcext:value-type="float">
            <text:p>1423318.64510173</text:p>
          </table:table-cell>
          <table:table-cell office:value-type="float" office:value="901618.454466825" calcext:value-type="float">
            <text:p>901618.454466825</text:p>
          </table:table-cell>
          <table:table-cell office:value-type="float" office:value="9003168.43497244" calcext:value-type="float">
            <text:p>9003168.43497244</text:p>
          </table:table-cell>
          <table:table-cell office:value-type="float" office:value="9727736.62480517" calcext:value-type="float">
            <text:p>9727736.62480517</text:p>
          </table:table-cell>
          <table:table-cell office:value-type="float" office:value="6482419.12183252" calcext:value-type="float">
            <text:p>6482419.12183252</text:p>
          </table:table-cell>
          <table:table-cell office:value-type="float" office:value="7004119.31246743" calcext:value-type="float">
            <text:p>7004119.31246743</text:p>
          </table:table-cell>
          <table:table-cell office:value-type="float" office:value="0" calcext:value-type="float">
            <text:p>0</text:p>
          </table:table-cell>
          <table:table-cell office:value-type="float" office:value="351431.641326241" calcext:value-type="float">
            <text:p>351431.641326241</text:p>
          </table:table-cell>
          <table:table-cell office:value-type="float" office:value="1075999.83115897" calcext:value-type="float">
            <text:p>1075999.83115897</text:p>
          </table:table-cell>
          <table:table-cell office:value-type="float" office:value="900789.58304742" calcext:value-type="float">
            <text:p>900789.58304742</text:p>
          </table:table-cell>
        </table:table-row>
        <table:table-row table:style-name="ro1">
          <table:table-cell office:value-type="date" office:date-value="2033-02-28" calcext:value-type="date">
            <text:p>2033-02-28</text:p>
          </table:table-cell>
          <table:table-cell office:value-type="float" office:value="4767149.15554981" calcext:value-type="float">
            <text:p>4767149.15554981</text:p>
          </table:table-cell>
          <table:table-cell office:value-type="float" office:value="4976572.52230491" calcext:value-type="float">
            <text:p>4976572.52230491</text:p>
          </table:table-cell>
          <table:table-cell office:value-type="float" office:value="3418177.97419464" calcext:value-type="float">
            <text:p>3418177.97419464</text:p>
          </table:table-cell>
          <table:table-cell office:value-type="float" office:value="3568340.32829061" calcext:value-type="float">
            <text:p>3568340.32829061</text:p>
          </table:table-cell>
          <table:table-cell office:value-type="float" office:value="2008841.41939542" calcext:value-type="float">
            <text:p>2008841.41939542</text:p>
          </table:table-cell>
          <table:table-cell office:value-type="float" office:value="1270856.48780855" calcext:value-type="float">
            <text:p>1270856.48780855</text:p>
          </table:table-cell>
          <table:table-cell office:value-type="float" office:value="1440394.93403167" calcext:value-type="float">
            <text:p>1440394.93403167</text:p>
          </table:table-cell>
          <table:table-cell office:value-type="float" office:value="911239.2990541" calcext:value-type="float">
            <text:p>911239.2990541</text:p>
          </table:table-cell>
          <table:table-cell office:value-type="float" office:value="9062616.07852657" calcext:value-type="float">
            <text:p>9062616.07852657</text:p>
          </table:table-cell>
          <table:table-cell office:value-type="float" office:value="9800601.01011344" calcext:value-type="float">
            <text:p>9800601.01011344</text:p>
          </table:table-cell>
          <table:table-cell office:value-type="float" office:value="6498146.72405168" calcext:value-type="float">
            <text:p>6498146.72405168</text:p>
          </table:table-cell>
          <table:table-cell office:value-type="float" office:value="7027302.35902926" calcext:value-type="float">
            <text:p>7027302.35902926</text:p>
          </table:table-cell>
          <table:table-cell office:value-type="float" office:value="0" calcext:value-type="float">
            <text:p>0</text:p>
          </table:table-cell>
          <table:table-cell office:value-type="float" office:value="356661.564831767" calcext:value-type="float">
            <text:p>356661.564831767</text:p>
          </table:table-cell>
          <table:table-cell office:value-type="float" office:value="1094646.49641863" calcext:value-type="float">
            <text:p>1094646.49641863</text:p>
          </table:table-cell>
          <table:table-cell office:value-type="float" office:value="914194.922976785" calcext:value-type="float">
            <text:p>914194.922976785</text:p>
          </table:table-cell>
        </table:table-row>
        <table:table-row table:style-name="ro1">
          <table:table-cell office:value-type="date" office:date-value="2033-03-31" calcext:value-type="date">
            <text:p>2033-03-31</text:p>
          </table:table-cell>
          <table:table-cell office:value-type="float" office:value="4842670.9562042" calcext:value-type="float">
            <text:p>4842670.9562042</text:p>
          </table:table-cell>
          <table:table-cell office:value-type="float" office:value="5058244.19738919" calcext:value-type="float">
            <text:p>5058244.19738919</text:p>
          </table:table-cell>
          <table:table-cell office:value-type="float" office:value="3457921.1919287" calcext:value-type="float">
            <text:p>3457921.1919287</text:p>
          </table:table-cell>
          <table:table-cell office:value-type="float" office:value="3611851.79878757" calcext:value-type="float">
            <text:p>3611851.79878757</text:p>
          </table:table-cell>
          <table:table-cell office:value-type="float" office:value="2041104.66904464" calcext:value-type="float">
            <text:p>2041104.66904464</text:p>
          </table:table-cell>
          <table:table-cell office:value-type="float" office:value="1289569.39817442" calcext:value-type="float">
            <text:p>1289569.39817442</text:p>
          </table:table-cell>
          <table:table-cell office:value-type="float" office:value="1457455.84489728" calcext:value-type="float">
            <text:p>1457455.84489728</text:p>
          </table:table-cell>
          <table:table-cell office:value-type="float" office:value="920820.223124414" calcext:value-type="float">
            <text:p>920820.223124414</text:p>
          </table:table-cell>
          <table:table-cell office:value-type="float" office:value="9122614.97469336" calcext:value-type="float">
            <text:p>9122614.97469336</text:p>
          </table:table-cell>
          <table:table-cell office:value-type="float" office:value="9874150.24556359" calcext:value-type="float">
            <text:p>9874150.24556359</text:p>
          </table:table-cell>
          <table:table-cell office:value-type="float" office:value="6514025.82006609" calcext:value-type="float">
            <text:p>6514025.82006609</text:p>
          </table:table-cell>
          <table:table-cell office:value-type="float" office:value="7050661.44183896" calcext:value-type="float">
            <text:p>7050661.44183896</text:p>
          </table:table-cell>
          <table:table-cell office:value-type="float" office:value="0" calcext:value-type="float">
            <text:p>0</text:p>
          </table:table-cell>
          <table:table-cell office:value-type="float" office:value="361913.279685232" calcext:value-type="float">
            <text:p>361913.279685232</text:p>
          </table:table-cell>
          <table:table-cell office:value-type="float" office:value="1113448.55055545" calcext:value-type="float">
            <text:p>1113448.55055545</text:p>
          </table:table-cell>
          <table:table-cell office:value-type="float" office:value="927656.118489188" calcext:value-type="float">
            <text:p>927656.118489188</text:p>
          </table:table-cell>
        </table:table-row>
        <table:table-row table:style-name="ro1">
          <table:table-cell office:value-type="date" office:date-value="2033-04-30" calcext:value-type="date">
            <text:p>2033-04-30</text:p>
          </table:table-cell>
          <table:table-cell office:value-type="float" office:value="4918692.74765997" calcext:value-type="float">
            <text:p>4918692.74765997</text:p>
          </table:table-cell>
          <table:table-cell office:value-type="float" office:value="5140528.78276888" calcext:value-type="float">
            <text:p>5140528.78276888</text:p>
          </table:table-cell>
          <table:table-cell office:value-type="float" office:value="3497631.27677602" calcext:value-type="float">
            <text:p>3497631.27677602</text:p>
          </table:table-cell>
          <table:table-cell office:value-type="float" office:value="3655376.57507342" calcext:value-type="float">
            <text:p>3655376.57507342</text:p>
          </table:table-cell>
          <table:table-cell office:value-type="float" office:value="2073580.69079298" calcext:value-type="float">
            <text:p>2073580.69079298</text:p>
          </table:table-cell>
          <table:table-cell office:value-type="float" office:value="1308360.27900015" calcext:value-type="float">
            <text:p>1308360.27900015</text:p>
          </table:table-cell>
          <table:table-cell office:value-type="float" office:value="1474501.67170672" calcext:value-type="float">
            <text:p>1474501.67170672</text:p>
          </table:table-cell>
          <table:table-cell office:value-type="float" office:value="930361.392323069" calcext:value-type="float">
            <text:p>930361.392323069</text:p>
          </table:table-cell>
          <table:table-cell office:value-type="float" office:value="9183169.94997618" calcext:value-type="float">
            <text:p>9183169.94997618</text:p>
          </table:table-cell>
          <table:table-cell office:value-type="float" office:value="9948390.36176901" calcext:value-type="float">
            <text:p>9948390.36176901</text:p>
          </table:table-cell>
          <table:table-cell office:value-type="float" office:value="6530056.68066314" calcext:value-type="float">
            <text:p>6530056.68066314</text:p>
          </table:table-cell>
          <table:table-cell office:value-type="float" office:value="7074196.96004679" calcext:value-type="float">
            <text:p>7074196.96004679</text:p>
          </table:table-cell>
          <table:table-cell office:value-type="float" office:value="0" calcext:value-type="float">
            <text:p>0</text:p>
          </table:table-cell>
          <table:table-cell office:value-type="float" office:value="367186.876683921" calcext:value-type="float">
            <text:p>367186.876683921</text:p>
          </table:table-cell>
          <table:table-cell office:value-type="float" office:value="1132407.28847675" calcext:value-type="float">
            <text:p>1132407.28847675</text:p>
          </table:table-cell>
          <table:table-cell office:value-type="float" office:value="941173.402316226" calcext:value-type="float">
            <text:p>941173.402316226</text:p>
          </table:table-cell>
        </table:table-row>
        <table:table-row table:style-name="ro1">
          <table:table-cell office:value-type="date" office:date-value="2033-05-31" calcext:value-type="date">
            <text:p>2033-05-31</text:p>
          </table:table-cell>
          <table:table-cell office:value-type="float" office:value="4995219.16390977" calcext:value-type="float">
            <text:p>4995219.16390977</text:p>
          </table:table-cell>
          <table:table-cell office:value-type="float" office:value="5223432.03578362" calcext:value-type="float">
            <text:p>5223432.03578362</text:p>
          </table:table-cell>
          <table:table-cell office:value-type="float" office:value="3537309.62567457" calcext:value-type="float">
            <text:p>3537309.62567457</text:p>
          </table:table-cell>
          <table:table-cell office:value-type="float" office:value="3698916.0661316" calcext:value-type="float">
            <text:p>3698916.0661316</text:p>
          </table:table-cell>
          <table:table-cell office:value-type="float" office:value="2106271.02403993" calcext:value-type="float">
            <text:p>2106271.02403993</text:p>
          </table:table-cell>
          <table:table-cell office:value-type="float" office:value="1327229.45516265" calcext:value-type="float">
            <text:p>1327229.45516265</text:p>
          </table:table-cell>
          <table:table-cell office:value-type="float" office:value="1491532.7082034" calcext:value-type="float">
            <text:p>1491532.7082034</text:p>
          </table:table-cell>
          <table:table-cell office:value-type="float" office:value="939862.971608035" calcext:value-type="float">
            <text:p>939862.971608035</text:p>
          </table:table-cell>
          <table:table-cell office:value-type="float" office:value="9244285.87206897" calcext:value-type="float">
            <text:p>9244285.87206897</text:p>
          </table:table-cell>
          <table:table-cell office:value-type="float" office:value="10023327.4409463" calcext:value-type="float">
            <text:p>10023327.4409463</text:p>
          </table:table-cell>
          <table:table-cell office:value-type="float" office:value="6546239.57923853" calcext:value-type="float">
            <text:p>6546239.57923853</text:p>
          </table:table-cell>
          <table:table-cell office:value-type="float" office:value="7097909.3158339" calcext:value-type="float">
            <text:p>7097909.3158339</text:p>
          </table:table-cell>
          <table:table-cell office:value-type="float" office:value="0" calcext:value-type="float">
            <text:p>0</text:p>
          </table:table-cell>
          <table:table-cell office:value-type="float" office:value="372482.447003437" calcext:value-type="float">
            <text:p>372482.447003437</text:p>
          </table:table-cell>
          <table:table-cell office:value-type="float" office:value="1151524.01588072" calcext:value-type="float">
            <text:p>1151524.01588072</text:p>
          </table:table-cell>
          <table:table-cell office:value-type="float" office:value="954747.00815921" calcext:value-type="float">
            <text:p>954747.00815921</text:p>
          </table:table-cell>
        </table:table-row>
        <table:table-row table:style-name="ro1">
          <table:table-cell office:value-type="date" office:date-value="2033-06-30" calcext:value-type="date">
            <text:p>2033-06-30</text:p>
          </table:table-cell>
          <table:table-cell office:value-type="float" office:value="5072254.87951035" calcext:value-type="float">
            <text:p>5072254.87951035</text:p>
          </table:table-cell>
          <table:table-cell office:value-type="float" office:value="5306959.76445818" calcext:value-type="float">
            <text:p>5306959.76445818</text:p>
          </table:table-cell>
          <table:table-cell office:value-type="float" office:value="3576957.63203474" calcext:value-type="float">
            <text:p>3576957.63203474</text:p>
          </table:table-cell>
          <table:table-cell office:value-type="float" office:value="3742471.67843673" calcext:value-type="float">
            <text:p>3742471.67843673</text:p>
          </table:table-cell>
          <table:table-cell office:value-type="float" office:value="2139177.2200396" calcext:value-type="float">
            <text:p>2139177.2200396</text:p>
          </table:table-cell>
          <table:table-cell office:value-type="float" office:value="1346177.25289249" calcext:value-type="float">
            <text:p>1346177.25289249</text:p>
          </table:table-cell>
          <table:table-cell office:value-type="float" office:value="1508549.24787103" calcext:value-type="float">
            <text:p>1508549.24787103</text:p>
          </table:table-cell>
          <table:table-cell office:value-type="float" office:value="949325.125252815" calcext:value-type="float">
            <text:p>949325.125252815</text:p>
          </table:table-cell>
          <table:table-cell office:value-type="float" office:value="9305967.65020354" calcext:value-type="float">
            <text:p>9305967.65020354</text:p>
          </table:table-cell>
          <table:table-cell office:value-type="float" office:value="10098967.6173506" calcext:value-type="float">
            <text:p>10098967.6173506</text:p>
          </table:table-cell>
          <table:table-cell office:value-type="float" office:value="6562574.79180095" calcext:value-type="float">
            <text:p>6562574.79180095</text:p>
          </table:table-cell>
          <table:table-cell office:value-type="float" office:value="7121798.91441917" calcext:value-type="float">
            <text:p>7121798.91441917</text:p>
          </table:table-cell>
          <table:table-cell office:value-type="float" office:value="0" calcext:value-type="float">
            <text:p>0</text:p>
          </table:table-cell>
          <table:table-cell office:value-type="float" office:value="377800.082199285" calcext:value-type="float">
            <text:p>377800.082199285</text:p>
          </table:table-cell>
          <table:table-cell office:value-type="float" office:value="1170800.0493464" calcext:value-type="float">
            <text:p>1170800.0493464</text:p>
          </table:table-cell>
          <table:table-cell office:value-type="float" office:value="968377.170693207" calcext:value-type="float">
            <text:p>968377.170693207</text:p>
          </table:table-cell>
        </table:table-row>
        <table:table-row table:style-name="ro1">
          <table:table-cell office:value-type="date" office:date-value="2033-07-31" calcext:value-type="date">
            <text:p>2033-07-31</text:p>
          </table:table-cell>
          <table:table-cell office:value-type="float" office:value="5149804.60992871" calcext:value-type="float">
            <text:p>5149804.60992871</text:p>
          </table:table-cell>
          <table:table-cell office:value-type="float" office:value="5391117.8279361" calcext:value-type="float">
            <text:p>5391117.8279361</text:p>
          </table:table-cell>
          <table:table-cell office:value-type="float" office:value="3616576.68577569" calcext:value-type="float">
            <text:p>3616576.68577569</text:p>
          </table:table-cell>
          <table:table-cell office:value-type="float" office:value="3786044.81599026" calcext:value-type="float">
            <text:p>3786044.81599026</text:p>
          </table:table-cell>
          <table:table-cell office:value-type="float" office:value="2172300.84199538" calcext:value-type="float">
            <text:p>2172300.84199538</text:p>
          </table:table-cell>
          <table:table-cell office:value-type="float" office:value="1365203.99977954" calcext:value-type="float">
            <text:p>1365203.99977954</text:p>
          </table:table-cell>
          <table:table-cell office:value-type="float" office:value="1525551.58393866" calcext:value-type="float">
            <text:p>1525551.58393866</text:p>
          </table:table-cell>
          <table:table-cell office:value-type="float" office:value="958748.016849276" calcext:value-type="float">
            <text:p>958748.016849276</text:p>
          </table:table-cell>
          <table:table-cell office:value-type="float" office:value="9368220.23549979" calcext:value-type="float">
            <text:p>9368220.23549979</text:p>
          </table:table-cell>
          <table:table-cell office:value-type="float" office:value="10175317.0777156" calcext:value-type="float">
            <text:p>10175317.0777156</text:p>
          </table:table-cell>
          <table:table-cell office:value-type="float" office:value="6579062.59697677" calcext:value-type="float">
            <text:p>6579062.59697677</text:p>
          </table:table-cell>
          <table:table-cell office:value-type="float" office:value="7145866.16406616" calcext:value-type="float">
            <text:p>7145866.16406616</text:p>
          </table:table-cell>
          <table:table-cell office:value-type="float" office:value="0" calcext:value-type="float">
            <text:p>0</text:p>
          </table:table-cell>
          <table:table-cell office:value-type="float" office:value="383139.874208449" calcext:value-type="float">
            <text:p>383139.874208449</text:p>
          </table:table-cell>
          <table:table-cell office:value-type="float" office:value="1190236.71642428" calcext:value-type="float">
            <text:p>1190236.71642428</text:p>
          </table:table-cell>
          <table:table-cell office:value-type="float" office:value="982064.125571096" calcext:value-type="float">
            <text:p>982064.125571096</text:p>
          </table:table-cell>
        </table:table-row>
        <table:table-row table:style-name="ro1">
          <table:table-cell office:value-type="date" office:date-value="2033-08-31" calcext:value-type="date">
            <text:p>2033-08-31</text:p>
          </table:table-cell>
          <table:table-cell office:value-type="float" office:value="5227873.11189121" calcext:value-type="float">
            <text:p>5227873.11189121</text:p>
          </table:table-cell>
          <table:table-cell office:value-type="float" office:value="5475912.13691706" calcext:value-type="float">
            <text:p>5475912.13691706</text:p>
          </table:table-cell>
          <table:table-cell office:value-type="float" office:value="3656168.17336149" calcext:value-type="float">
            <text:p>3656168.17336149</text:p>
          </table:table-cell>
          <table:table-cell office:value-type="float" office:value="3829636.880356" calcext:value-type="float">
            <text:p>3829636.880356</text:p>
          </table:table-cell>
          <table:table-cell office:value-type="float" office:value="2205643.46515546" calcext:value-type="float">
            <text:p>2205643.46515546</text:p>
          </table:table-cell>
          <table:table-cell office:value-type="float" office:value="1384310.02477863" calcext:value-type="float">
            <text:p>1384310.02477863</text:p>
          </table:table-cell>
          <table:table-cell office:value-type="float" office:value="1542540.00938574" calcext:value-type="float">
            <text:p>1542540.00938574</text:p>
          </table:table-cell>
          <table:table-cell office:value-type="float" office:value="968131.809310483" calcext:value-type="float">
            <text:p>968131.809310483</text:p>
          </table:table-cell>
          <table:table-cell office:value-type="float" office:value="9431048.62131883" calcext:value-type="float">
            <text:p>9431048.62131883</text:p>
          </table:table-cell>
          <table:table-cell office:value-type="float" office:value="10252382.0616957" calcext:value-type="float">
            <text:p>10252382.0616957</text:p>
          </table:table-cell>
          <table:table-cell office:value-type="float" office:value="6595703.27601482" calcext:value-type="float">
            <text:p>6595703.27601482</text:p>
          </table:table-cell>
          <table:table-cell office:value-type="float" office:value="7170111.47609008" calcext:value-type="float">
            <text:p>7170111.47609008</text:p>
          </table:table-cell>
          <table:table-cell office:value-type="float" office:value="0" calcext:value-type="float">
            <text:p>0</text:p>
          </table:table-cell>
          <table:table-cell office:value-type="float" office:value="388501.915350984" calcext:value-type="float">
            <text:p>388501.915350984</text:p>
          </table:table-cell>
          <table:table-cell office:value-type="float" office:value="1209835.35572782" calcext:value-type="float">
            <text:p>1209835.35572782</text:p>
          </table:table-cell>
          <table:table-cell office:value-type="float" office:value="995808.109427642" calcext:value-type="float">
            <text:p>995808.109427642</text:p>
          </table:table-cell>
        </table:table-row>
        <table:table-row table:style-name="ro1">
          <table:table-cell office:value-type="date" office:date-value="2033-09-30" calcext:value-type="date">
            <text:p>2033-09-30</text:p>
          </table:table-cell>
          <table:table-cell office:value-type="float" office:value="5306465.18373553" calcext:value-type="float">
            <text:p>5306465.18373553</text:p>
          </table:table-cell>
          <table:table-cell office:value-type="float" office:value="5561348.65409786" calcext:value-type="float">
            <text:p>5561348.65409786</text:p>
          </table:table-cell>
          <table:table-cell office:value-type="float" office:value="3695733.47783729" calcext:value-type="float">
            <text:p>3695733.47783729</text:p>
          </table:table-cell>
          <table:table-cell office:value-type="float" office:value="3873249.27069552" calcext:value-type="float">
            <text:p>3873249.27069552</text:p>
          </table:table-cell>
          <table:table-cell office:value-type="float" office:value="2239206.67690914" calcext:value-type="float">
            <text:p>2239206.67690914</text:p>
          </table:table-cell>
          <table:table-cell office:value-type="float" office:value="1403495.6582152" calcext:value-type="float">
            <text:p>1403495.6582152</text:p>
          </table:table-cell>
          <table:table-cell office:value-type="float" office:value="1559514.81694718" calcext:value-type="float">
            <text:p>1559514.81694718</text:p>
          </table:table-cell>
          <table:table-cell office:value-type="float" office:value="977476.66487351" calcext:value-type="float">
            <text:p>977476.66487351</text:p>
          </table:table-cell>
          <table:table-cell office:value-type="float" office:value="9494457.8436191" calcext:value-type="float">
            <text:p>9494457.8436191</text:p>
          </table:table-cell>
          <table:table-cell office:value-type="float" office:value="10330168.862313" calcext:value-type="float">
            <text:p>10330168.862313</text:p>
          </table:table-cell>
          <table:table-cell office:value-type="float" office:value="6612497.11279114" calcext:value-type="float">
            <text:p>6612497.11279114</text:p>
          </table:table-cell>
          <table:table-cell office:value-type="float" office:value="7194535.26486481" calcext:value-type="float">
            <text:p>7194535.26486481</text:p>
          </table:table-cell>
          <table:table-cell office:value-type="float" office:value="0" calcext:value-type="float">
            <text:p>0</text:p>
          </table:table-cell>
          <table:table-cell office:value-type="float" office:value="393886.298331613" calcext:value-type="float">
            <text:p>393886.298331613</text:p>
          </table:table-cell>
          <table:table-cell office:value-type="float" office:value="1229597.31702555" calcext:value-type="float">
            <text:p>1229597.31702555</text:p>
          </table:table-cell>
          <table:table-cell office:value-type="float" office:value="1009609.35988359" calcext:value-type="float">
            <text:p>1009609.35988359</text:p>
          </table:table-cell>
        </table:table-row>
        <table:table-row table:style-name="ro1">
          <table:table-cell office:value-type="date" office:date-value="2033-10-31" calcext:value-type="date">
            <text:p>2033-10-31</text:p>
          </table:table-cell>
          <table:table-cell office:value-type="float" office:value="5385585.66576569" calcext:value-type="float">
            <text:p>5385585.66576569</text:p>
          </table:table-cell>
          <table:table-cell office:value-type="float" office:value="5647433.39461713" calcext:value-type="float">
            <text:p>5647433.39461713</text:p>
          </table:table-cell>
          <table:table-cell office:value-type="float" office:value="3735273.97886527" calcext:value-type="float">
            <text:p>3735273.97886527</text:p>
          </table:table-cell>
          <table:table-cell office:value-type="float" office:value="3916883.38380354" calcext:value-type="float">
            <text:p>3916883.38380354</text:p>
          </table:table-cell>
          <table:table-cell office:value-type="float" office:value="2272992.07688387" calcext:value-type="float">
            <text:p>2272992.07688387</text:p>
          </table:table-cell>
          <table:table-cell office:value-type="float" office:value="1422761.2317911" calcext:value-type="float">
            <text:p>1422761.2317911</text:p>
          </table:table-cell>
          <table:table-cell office:value-type="float" office:value="1576476.29911837" calcext:value-type="float">
            <text:p>1576476.29911837</text:p>
          </table:table-cell>
          <table:table-cell office:value-type="float" office:value="986782.745102251" calcext:value-type="float">
            <text:p>986782.745102251</text:p>
          </table:table-cell>
          <table:table-cell office:value-type="float" office:value="9558452.98131544" calcext:value-type="float">
            <text:p>9558452.98131544</text:p>
          </table:table-cell>
          <table:table-cell office:value-type="float" office:value="10408683.8264082" calcext:value-type="float">
            <text:p>10408683.8264082</text:p>
          </table:table-cell>
          <table:table-cell office:value-type="float" office:value="6629444.39381388" calcext:value-type="float">
            <text:p>6629444.39381388</text:p>
          </table:table-cell>
          <table:table-cell office:value-type="float" office:value="7219137.94783001" calcext:value-type="float">
            <text:p>7219137.94783001</text:p>
          </table:table-cell>
          <table:table-cell office:value-type="float" office:value="0" calcext:value-type="float">
            <text:p>0</text:p>
          </table:table-cell>
          <table:table-cell office:value-type="float" office:value="399293.116241328" calcext:value-type="float">
            <text:p>399293.116241328</text:p>
          </table:table-cell>
          <table:table-cell office:value-type="float" office:value="1249523.9613341" calcext:value-type="float">
            <text:p>1249523.9613341</text:p>
          </table:table-cell>
          <table:table-cell office:value-type="float" office:value="1023468.11554977" calcext:value-type="float">
            <text:p>1023468.11554977</text:p>
          </table:table-cell>
        </table:table-row>
        <table:table-row table:style-name="ro1">
          <table:table-cell office:value-type="date" office:date-value="2033-11-30" calcext:value-type="date">
            <text:p>2033-11-30</text:p>
          </table:table-cell>
          <table:table-cell office:value-type="float" office:value="5465239.44060999" calcext:value-type="float">
            <text:p>5465239.44060999</text:p>
          </table:table-cell>
          <table:table-cell office:value-type="float" office:value="5734172.42650387" calcext:value-type="float">
            <text:p>5734172.42650387</text:p>
          </table:table-cell>
          <table:table-cell office:value-type="float" office:value="3774791.05276055" calcext:value-type="float">
            <text:p>3774791.05276055</text:p>
          </table:table-cell>
          <table:table-cell office:value-type="float" office:value="3960540.61414319" calcext:value-type="float">
            <text:p>3960540.61414319</text:p>
          </table:table-cell>
          <table:table-cell office:value-type="float" office:value="2307001.27704311" calcext:value-type="float">
            <text:p>2307001.27704311</text:p>
          </table:table-cell>
          <table:table-cell office:value-type="float" office:value="1442107.07859023" calcext:value-type="float">
            <text:p>1442107.07859023</text:p>
          </table:table-cell>
          <table:table-cell office:value-type="float" office:value="1593424.74816026" calcext:value-type="float">
            <text:p>1593424.74816026</text:p>
          </table:table-cell>
          <table:table-cell office:value-type="float" office:value="996050.210890208" calcext:value-type="float">
            <text:p>996050.210890208</text:p>
          </table:table-cell>
          <table:table-cell office:value-type="float" office:value="9623039.1566412" calcext:value-type="float">
            <text:p>9623039.1566412</text:p>
          </table:table-cell>
          <table:table-cell office:value-type="float" office:value="10487933.3550941" calcext:value-type="float">
            <text:p>10487933.3550941</text:p>
          </table:table-cell>
          <table:table-cell office:value-type="float" office:value="6646545.40822814" calcext:value-type="float">
            <text:p>6646545.40822814</text:p>
          </table:table-cell>
          <table:table-cell office:value-type="float" office:value="7243919.9454982" calcext:value-type="float">
            <text:p>7243919.9454982</text:p>
          </table:table-cell>
          <table:table-cell office:value-type="float" office:value="0" calcext:value-type="float">
            <text:p>0</text:p>
          </table:table-cell>
          <table:table-cell office:value-type="float" office:value="404722.462559" calcext:value-type="float">
            <text:p>404722.462559</text:p>
          </table:table-cell>
          <table:table-cell office:value-type="float" office:value="1269616.66101188" calcext:value-type="float">
            <text:p>1269616.66101188</text:p>
          </table:table-cell>
          <table:table-cell office:value-type="float" office:value="1037384.61603123" calcext:value-type="float">
            <text:p>1037384.61603123</text:p>
          </table:table-cell>
        </table:table-row>
        <table:table-row table:style-name="ro1">
          <table:table-cell office:value-type="date" office:date-value="2033-12-31" calcext:value-type="date">
            <text:p>2033-12-31</text:p>
          </table:table-cell>
          <table:table-cell office:value-type="float" office:value="5545431.433582" calcext:value-type="float">
            <text:p>5545431.433582</text:p>
          </table:table-cell>
          <table:table-cell office:value-type="float" office:value="5821571.87112965" calcext:value-type="float">
            <text:p>5821571.87112965</text:p>
          </table:table-cell>
          <table:table-cell office:value-type="float" office:value="3814286.07252693" calcext:value-type="float">
            <text:p>3814286.07252693</text:p>
          </table:table-cell>
          <table:table-cell office:value-type="float" office:value="4004222.35388117" calcext:value-type="float">
            <text:p>4004222.35388117</text:p>
          </table:table-cell>
          <table:table-cell office:value-type="float" office:value="2341235.90178501" calcext:value-type="float">
            <text:p>2341235.90178501</text:p>
          </table:table-cell>
          <table:table-cell office:value-type="float" office:value="1461533.53308436" calcext:value-type="float">
            <text:p>1461533.53308436</text:p>
          </table:table-cell>
          <table:table-cell office:value-type="float" office:value="1610360.45610436" calcext:value-type="float">
            <text:p>1610360.45610436</text:p>
          </table:table-cell>
          <table:table-cell office:value-type="float" office:value="1005279.22246328" calcext:value-type="float">
            <text:p>1005279.22246328</text:p>
          </table:table-cell>
          <table:table-cell office:value-type="float" office:value="9688221.53551334" calcext:value-type="float">
            <text:p>9688221.53551334</text:p>
          </table:table-cell>
          <table:table-cell office:value-type="float" office:value="10567923.904214" calcext:value-type="float">
            <text:p>10567923.904214</text:p>
          </table:table-cell>
          <table:table-cell office:value-type="float" office:value="6663800.44782093" calcext:value-type="float">
            <text:p>6663800.44782093</text:p>
          </table:table-cell>
          <table:table-cell office:value-type="float" office:value="7268881.68146201" calcext:value-type="float">
            <text:p>7268881.68146201</text:p>
          </table:table-cell>
          <table:table-cell office:value-type="float" office:value="0" calcext:value-type="float">
            <text:p>0</text:p>
          </table:table-cell>
          <table:table-cell office:value-type="float" office:value="410174.431152996" calcext:value-type="float">
            <text:p>410174.431152996</text:p>
          </table:table-cell>
          <table:table-cell office:value-type="float" office:value="1289876.79985365" calcext:value-type="float">
            <text:p>1289876.79985365</text:p>
          </table:table-cell>
          <table:table-cell office:value-type="float" office:value="1051359.10193136" calcext:value-type="float">
            <text:p>1051359.10193136</text:p>
          </table:table-cell>
        </table:table-row>
        <table:table-row table:style-name="ro1">
          <table:table-cell office:value-type="date" office:date-value="2034-01-31" calcext:value-type="date">
            <text:p>2034-01-31</text:p>
          </table:table-cell>
          <table:table-cell office:value-type="float" office:value="5626166.61304461" calcext:value-type="float">
            <text:p>5626166.61304461</text:p>
          </table:table-cell>
          <table:table-cell office:value-type="float" office:value="5909637.90366477" calcext:value-type="float">
            <text:p>5909637.90366477</text:p>
          </table:table-cell>
          <table:table-cell office:value-type="float" office:value="3853760.40789255" calcext:value-type="float">
            <text:p>3853760.40789255</text:p>
          </table:table-cell>
          <table:table-cell office:value-type="float" office:value="4047929.99292285" calcext:value-type="float">
            <text:p>4047929.99292285</text:p>
          </table:table-cell>
          <table:table-cell office:value-type="float" office:value="2375697.58804183" calcext:value-type="float">
            <text:p>2375697.58804183</text:p>
          </table:table-cell>
          <table:table-cell office:value-type="float" office:value="1481040.93113887" calcext:value-type="float">
            <text:p>1481040.93113887</text:p>
          </table:table-cell>
          <table:table-cell office:value-type="float" office:value="1627283.71475778" calcext:value-type="float">
            <text:p>1627283.71475778</text:p>
          </table:table-cell>
          <table:table-cell office:value-type="float" office:value="1014469.93938252" calcext:value-type="float">
            <text:p>1014469.93938252</text:p>
          </table:table-cell>
          <table:table-cell office:value-type="float" office:value="9754005.32790066" calcext:value-type="float">
            <text:p>9754005.32790066</text:p>
          </table:table-cell>
          <table:table-cell office:value-type="float" office:value="10648661.9848036" calcext:value-type="float">
            <text:p>10648661.9848036</text:p>
          </table:table-cell>
          <table:table-cell office:value-type="float" office:value="6681209.80702612" calcext:value-type="float">
            <text:p>6681209.80702612</text:p>
          </table:table-cell>
          <table:table-cell office:value-type="float" office:value="7294023.58240138" calcext:value-type="float">
            <text:p>7294023.58240138</text:p>
          </table:table-cell>
          <table:table-cell office:value-type="float" office:value="0" calcext:value-type="float">
            <text:p>0</text:p>
          </table:table-cell>
          <table:table-cell office:value-type="float" office:value="415649.1162828" calcext:value-type="float">
            <text:p>415649.1162828</text:p>
          </table:table-cell>
          <table:table-cell office:value-type="float" office:value="1310305.77318576" calcext:value-type="float">
            <text:p>1310305.77318576</text:p>
          </table:table-cell>
          <table:table-cell office:value-type="float" office:value="1065391.81485607" calcext:value-type="float">
            <text:p>1065391.81485607</text:p>
          </table:table-cell>
        </table:table-row>
        <table:table-row table:style-name="ro1">
          <table:table-cell office:value-type="date" office:date-value="2034-02-28" calcext:value-type="date">
            <text:p>2034-02-28</text:p>
          </table:table-cell>
          <table:table-cell office:value-type="float" office:value="5707449.99077711" calcext:value-type="float">
            <text:p>5707449.99077711</text:p>
          </table:table-cell>
          <table:table-cell office:value-type="float" office:value="5998376.75353813" calcext:value-type="float">
            <text:p>5998376.75353813</text:p>
          </table:table-cell>
          <table:table-cell office:value-type="float" office:value="3893215.42534549" calcext:value-type="float">
            <text:p>3893215.42534549</text:p>
          </table:table-cell>
          <table:table-cell office:value-type="float" office:value="4091664.91894724" calcext:value-type="float">
            <text:p>4091664.91894724</text:p>
          </table:table-cell>
          <table:table-cell office:value-type="float" office:value="2410387.98538028" calcext:value-type="float">
            <text:p>2410387.98538028</text:p>
          </table:table-cell>
          <table:table-cell office:value-type="float" office:value="1500629.61001862" calcext:value-type="float">
            <text:p>1500629.61001862</text:p>
          </table:table-cell>
          <table:table-cell office:value-type="float" office:value="1644194.81570827" calcext:value-type="float">
            <text:p>1644194.81570827</text:p>
          </table:table-cell>
          <table:table-cell office:value-type="float" office:value="1023622.5205469" calcext:value-type="float">
            <text:p>1023622.5205469</text:p>
          </table:table-cell>
          <table:table-cell office:value-type="float" office:value="9820395.78819507" calcext:value-type="float">
            <text:p>9820395.78819507</text:p>
          </table:table-cell>
          <table:table-cell office:value-type="float" office:value="10730154.1635567" calcext:value-type="float">
            <text:p>10730154.1635567</text:p>
          </table:table-cell>
          <table:table-cell office:value-type="float" office:value="6698773.7829295" calcext:value-type="float">
            <text:p>6698773.7829295</text:p>
          </table:table-cell>
          <table:table-cell office:value-type="float" office:value="7319346.07809087" calcext:value-type="float">
            <text:p>7319346.07809087</text:p>
          </table:table-cell>
          <table:table-cell office:value-type="float" office:value="0" calcext:value-type="float">
            <text:p>0</text:p>
          </table:table-cell>
          <table:table-cell office:value-type="float" office:value="421146.612600645" calcext:value-type="float">
            <text:p>421146.612600645</text:p>
          </table:table-cell>
          <table:table-cell office:value-type="float" office:value="1330904.98796231" calcext:value-type="float">
            <text:p>1330904.98796231</text:p>
          </table:table-cell>
          <table:table-cell office:value-type="float" office:value="1079482.99741797" calcext:value-type="float">
            <text:p>1079482.99741797</text:p>
          </table:table-cell>
        </table:table-row>
        <table:table-row table:style-name="ro1">
          <table:table-cell office:value-type="date" office:date-value="2034-03-31" calcext:value-type="date">
            <text:p>2034-03-31</text:p>
          </table:table-cell>
          <table:table-cell office:value-type="float" office:value="5789286.62234541" calcext:value-type="float">
            <text:p>5789286.62234541</text:p>
          </table:table-cell>
          <table:table-cell office:value-type="float" office:value="6087794.70490111" calcext:value-type="float">
            <text:p>6087794.70490111</text:p>
          </table:table-cell>
          <table:table-cell office:value-type="float" office:value="3932652.4881692" calcext:value-type="float">
            <text:p>3932652.4881692</text:p>
          </table:table-cell>
          <table:table-cell office:value-type="float" office:value="4135428.51744199" calcext:value-type="float">
            <text:p>4135428.51744199</text:p>
          </table:table-cell>
          <table:table-cell office:value-type="float" office:value="2445308.75610254" calcext:value-type="float">
            <text:p>2445308.75610254</text:p>
          </table:table-cell>
          <table:table-cell office:value-type="float" office:value="1520299.9083937" calcext:value-type="float">
            <text:p>1520299.9083937</text:p>
          </table:table-cell>
          <table:table-cell office:value-type="float" office:value="1661094.05032924" calcext:value-type="float">
            <text:p>1661094.05032924</text:p>
          </table:table-cell>
          <table:table-cell office:value-type="float" office:value="1032737.12419609" calcext:value-type="float">
            <text:p>1032737.12419609</text:p>
          </table:table-cell>
          <table:table-cell office:value-type="float" office:value="9887398.21558593" calcext:value-type="float">
            <text:p>9887398.21558593</text:p>
          </table:table-cell>
          <table:table-cell office:value-type="float" office:value="10812407.0632948" calcext:value-type="float">
            <text:p>10812407.0632948</text:p>
          </table:table-cell>
          <table:table-cell office:value-type="float" office:value="6716492.67527384" calcext:value-type="float">
            <text:p>6716492.67527384</text:p>
          </table:table-cell>
          <table:table-cell office:value-type="float" office:value="7344849.60140699" calcext:value-type="float">
            <text:p>7344849.60140699</text:p>
          </table:table-cell>
          <table:table-cell office:value-type="float" office:value="0" calcext:value-type="float">
            <text:p>0</text:p>
          </table:table-cell>
          <table:table-cell office:value-type="float" office:value="426667.015153148" calcext:value-type="float">
            <text:p>426667.015153148</text:p>
          </table:table-cell>
          <table:table-cell office:value-type="float" office:value="1351675.86286199" calcext:value-type="float">
            <text:p>1351675.86286199</text:p>
          </table:table-cell>
          <table:table-cell office:value-type="float" office:value="1093632.89324055" calcext:value-type="float">
            <text:p>1093632.89324055</text:p>
          </table:table-cell>
        </table:table-row>
        <table:table-row table:style-name="ro1">
          <table:table-cell office:value-type="date" office:date-value="2034-04-30" calcext:value-type="date">
            <text:p>2034-04-30</text:p>
          </table:table-cell>
          <table:table-cell office:value-type="float" office:value="5871681.60747529" calcext:value-type="float">
            <text:p>5871681.60747529</text:p>
          </table:table-cell>
          <table:table-cell office:value-type="float" office:value="6177898.09709523" calcext:value-type="float">
            <text:p>6177898.09709523</text:p>
          </table:table-cell>
          <table:table-cell office:value-type="float" office:value="3972072.95647782" calcext:value-type="float">
            <text:p>3972072.95647782</text:p>
          </table:table-cell>
          <table:table-cell office:value-type="float" office:value="4179222.17173814" calcext:value-type="float">
            <text:p>4179222.17173814</text:p>
          </table:table-cell>
          <table:table-cell office:value-type="float" office:value="2480461.57534823" calcext:value-type="float">
            <text:p>2480461.57534823</text:p>
          </table:table-cell>
          <table:table-cell office:value-type="float" office:value="1540052.16634534" calcext:value-type="float">
            <text:p>1540052.16634534</text:p>
          </table:table-cell>
          <table:table-cell office:value-type="float" office:value="1677981.70978475" calcext:value-type="float">
            <text:p>1677981.70978475</text:p>
          </table:table-cell>
          <table:table-cell office:value-type="float" office:value="1041813.90791312" calcext:value-type="float">
            <text:p>1041813.90791312</text:p>
          </table:table-cell>
          <table:table-cell office:value-type="float" office:value="9955017.95443765" calcext:value-type="float">
            <text:p>9955017.95443765</text:p>
          </table:table-cell>
          <table:table-cell office:value-type="float" office:value="10895427.3634405" calcext:value-type="float">
            <text:p>10895427.3634405</text:p>
          </table:table-cell>
          <table:table-cell office:value-type="float" office:value="6734366.78646398" calcext:value-type="float">
            <text:p>6734366.78646398</text:p>
          </table:table-cell>
          <table:table-cell office:value-type="float" office:value="7370534.58833561" calcext:value-type="float">
            <text:p>7370534.58833561</text:p>
          </table:table-cell>
          <table:table-cell office:value-type="float" office:value="0" calcext:value-type="float">
            <text:p>0</text:p>
          </table:table-cell>
          <table:table-cell office:value-type="float" office:value="432210.419382953" calcext:value-type="float">
            <text:p>432210.419382953</text:p>
          </table:table-cell>
          <table:table-cell office:value-type="float" office:value="1372619.82838584" calcext:value-type="float">
            <text:p>1372619.82838584</text:p>
          </table:table-cell>
          <table:table-cell office:value-type="float" office:value="1107841.74696238" calcext:value-type="float">
            <text:p>1107841.74696238</text:p>
          </table:table-cell>
        </table:table-row>
        <table:table-row table:style-name="ro1">
          <table:table-cell office:value-type="date" office:date-value="2034-05-31" calcext:value-type="date">
            <text:p>2034-05-31</text:p>
          </table:table-cell>
          <table:table-cell office:value-type="float" office:value="5954640.09042893" calcext:value-type="float">
            <text:p>5954640.09042893</text:p>
          </table:table-cell>
          <table:table-cell office:value-type="float" office:value="6268693.3251239" calcext:value-type="float">
            <text:p>6268693.3251239</text:p>
          </table:table-cell>
          <table:table-cell office:value-type="float" office:value="4011478.18725148" calcext:value-type="float">
            <text:p>4011478.18725148</text:p>
          </table:table-cell>
          <table:table-cell office:value-type="float" office:value="4223047.26304492" calcext:value-type="float">
            <text:p>4223047.26304492</text:p>
          </table:table-cell>
          <table:table-cell office:value-type="float" office:value="2515848.13119712" calcext:value-type="float">
            <text:p>2515848.13119712</text:p>
          </table:table-cell>
          <table:table-cell office:value-type="float" office:value="1559886.72537178" calcext:value-type="float">
            <text:p>1559886.72537178</text:p>
          </table:table-cell>
          <table:table-cell office:value-type="float" office:value="1694858.0850346" calcext:value-type="float">
            <text:p>1694858.0850346</text:p>
          </table:table-cell>
          <table:table-cell office:value-type="float" office:value="1050853.02862717" calcext:value-type="float">
            <text:p>1050853.02862717</text:p>
          </table:table-cell>
          <table:table-cell office:value-type="float" office:value="10023260.3946703" calcext:value-type="float">
            <text:p>10023260.3946703</text:p>
          </table:table-cell>
          <table:table-cell office:value-type="float" office:value="10979221.8004957" calcext:value-type="float">
            <text:p>10979221.8004957</text:p>
          </table:table-cell>
          <table:table-cell office:value-type="float" office:value="6752396.42157201" calcext:value-type="float">
            <text:p>6752396.42157201</text:p>
          </table:table-cell>
          <table:table-cell office:value-type="float" office:value="7396401.47797944" calcext:value-type="float">
            <text:p>7396401.47797944</text:p>
          </table:table-cell>
          <table:table-cell office:value-type="float" office:value="0" calcext:value-type="float">
            <text:p>0</text:p>
          </table:table-cell>
          <table:table-cell office:value-type="float" office:value="437776.921130382" calcext:value-type="float">
            <text:p>437776.921130382</text:p>
          </table:table-cell>
          <table:table-cell office:value-type="float" office:value="1393738.32695573" calcext:value-type="float">
            <text:p>1393738.32695573</text:p>
          </table:table-cell>
          <table:table-cell office:value-type="float" office:value="1122109.80424139" calcext:value-type="float">
            <text:p>1122109.80424139</text:p>
          </table:table-cell>
        </table:table-row>
        <table:table-row table:style-name="ro1">
          <table:table-cell office:value-type="date" office:date-value="2034-06-30" calcext:value-type="date">
            <text:p>2034-06-30</text:p>
          </table:table-cell>
          <table:table-cell office:value-type="float" office:value="6038167.26038452" calcext:value-type="float">
            <text:p>6038167.26038452</text:p>
          </table:table-cell>
          <table:table-cell office:value-type="float" office:value="6360186.84012803" calcext:value-type="float">
            <text:p>6360186.84012803</text:p>
          </table:table-cell>
          <table:table-cell office:value-type="float" office:value="4050869.53437136" calcext:value-type="float">
            <text:p>4050869.53437136</text:p>
          </table:table-cell>
          <table:table-cell office:value-type="float" office:value="4266905.17048439" calcext:value-type="float">
            <text:p>4266905.17048439</text:p>
          </table:table-cell>
          <table:table-cell office:value-type="float" office:value="2551470.12477276" calcext:value-type="float">
            <text:p>2551470.12477276</text:p>
          </table:table-cell>
          <table:table-cell office:value-type="float" office:value="1579803.92839416" calcext:value-type="float">
            <text:p>1579803.92839416</text:p>
          </table:table-cell>
          <table:table-cell office:value-type="float" office:value="1711723.46683925" calcext:value-type="float">
            <text:p>1711723.46683925</text:p>
          </table:table-cell>
          <table:table-cell office:value-type="float" office:value="1059854.64261627" calcext:value-type="float">
            <text:p>1059854.64261627</text:p>
          </table:table-cell>
          <table:table-cell office:value-type="float" office:value="10092130.9721436" calcext:value-type="float">
            <text:p>10092130.9721436</text:p>
          </table:table-cell>
          <table:table-cell office:value-type="float" office:value="11063797.1685222" calcext:value-type="float">
            <text:p>11063797.1685222</text:p>
          </table:table-cell>
          <table:table-cell office:value-type="float" office:value="6770581.88834249" calcext:value-type="float">
            <text:p>6770581.88834249</text:p>
          </table:table-cell>
          <table:table-cell office:value-type="float" office:value="7422450.71256547" calcext:value-type="float">
            <text:p>7422450.71256547</text:p>
          </table:table-cell>
          <table:table-cell office:value-type="float" office:value="0" calcext:value-type="float">
            <text:p>0</text:p>
          </table:table-cell>
          <table:table-cell office:value-type="float" office:value="443366.616635091" calcext:value-type="float">
            <text:p>443366.616635091</text:p>
          </table:table-cell>
          <table:table-cell office:value-type="float" office:value="1415032.81301369" calcext:value-type="float">
            <text:p>1415032.81301369</text:p>
          </table:table-cell>
          <table:table-cell office:value-type="float" office:value="1136437.31175907" calcext:value-type="float">
            <text:p>1136437.31175907</text:p>
          </table:table-cell>
        </table:table-row>
        <table:table-row table:style-name="ro1">
          <table:table-cell office:value-type="date" office:date-value="2034-07-31" calcext:value-type="date">
            <text:p>2034-07-31</text:p>
          </table:table-cell>
          <table:table-cell office:value-type="float" office:value="6122268.35181905" calcext:value-type="float">
            <text:p>6122268.35181905</text:p>
          </table:table-cell>
          <table:table-cell office:value-type="float" office:value="6452385.14986571" calcext:value-type="float">
            <text:p>6452385.14986571</text:p>
          </table:table-cell>
          <table:table-cell office:value-type="float" office:value="4090248.34865482" calcext:value-type="float">
            <text:p>4090248.34865482</text:p>
          </table:table-cell>
          <table:table-cell office:value-type="float" office:value="4310797.27112608" calcext:value-type="float">
            <text:p>4310797.27112608</text:p>
          </table:table-cell>
          <table:table-cell office:value-type="float" office:value="2587329.27034687" calcext:value-type="float">
            <text:p>2587329.27034687</text:p>
          </table:table-cell>
          <table:table-cell office:value-type="float" office:value="1599804.11976247" calcext:value-type="float">
            <text:p>1599804.11976247</text:p>
          </table:table-cell>
          <table:table-cell office:value-type="float" office:value="1728578.14576491" calcext:value-type="float">
            <text:p>1728578.14576491</text:p>
          </table:table-cell>
          <table:table-cell office:value-type="float" office:value="1068818.90550998" calcext:value-type="float">
            <text:p>1068818.90550998</text:p>
          </table:table-cell>
          <table:table-cell office:value-type="float" office:value="10161635.1690438" calcext:value-type="float">
            <text:p>10161635.1690438</text:p>
          </table:table-cell>
          <table:table-cell office:value-type="float" office:value="11149160.3196282" calcext:value-type="float">
            <text:p>11149160.3196282</text:p>
          </table:table-cell>
          <table:table-cell office:value-type="float" office:value="6788923.49719767" calcext:value-type="float">
            <text:p>6788923.49719767</text:p>
          </table:table-cell>
          <table:table-cell office:value-type="float" office:value="7448682.7374526" calcext:value-type="float">
            <text:p>7448682.7374526</text:p>
          </table:table-cell>
          <table:table-cell office:value-type="float" office:value="0" calcext:value-type="float">
            <text:p>0</text:p>
          </table:table-cell>
          <table:table-cell office:value-type="float" office:value="448979.602537738" calcext:value-type="float">
            <text:p>448979.602537738</text:p>
          </table:table-cell>
          <table:table-cell office:value-type="float" office:value="1436504.75312214" calcext:value-type="float">
            <text:p>1436504.75312214</text:p>
          </table:table-cell>
          <table:table-cell office:value-type="float" office:value="1150824.51722473" calcext:value-type="float">
            <text:p>1150824.51722473</text:p>
          </table:table-cell>
        </table:table-row>
        <table:table-row table:style-name="ro1">
          <table:table-cell office:value-type="date" office:date-value="2034-08-31" calcext:value-type="date">
            <text:p>2034-08-31</text:p>
          </table:table-cell>
          <table:table-cell office:value-type="float" office:value="6206948.64489442" calcext:value-type="float">
            <text:p>6206948.64489442</text:p>
          </table:table-cell>
          <table:table-cell office:value-type="float" office:value="6545294.81919595" calcext:value-type="float">
            <text:p>6545294.81919595</text:p>
          </table:table-cell>
          <table:table-cell office:value-type="float" office:value="4129615.97789026" calcext:value-type="float">
            <text:p>4129615.97789026</text:p>
          </table:table-cell>
          <table:table-cell office:value-type="float" office:value="4354724.94002143" calcext:value-type="float">
            <text:p>4354724.94002143</text:p>
          </table:table-cell>
          <table:table-cell office:value-type="float" office:value="2623427.29544465" calcext:value-type="float">
            <text:p>2623427.29544465</text:p>
          </table:table-cell>
          <table:table-cell office:value-type="float" office:value="1619887.64526148" calcext:value-type="float">
            <text:p>1619887.64526148</text:p>
          </table:table-cell>
          <table:table-cell office:value-type="float" office:value="1745422.41218849" calcext:value-type="float">
            <text:p>1745422.41218849</text:p>
          </table:table-cell>
          <table:table-cell office:value-type="float" office:value="1077745.97229209" calcext:value-type="float">
            <text:p>1077745.97229209</text:p>
          </table:table-cell>
          <table:table-cell office:value-type="float" office:value="10231778.5142742" calcext:value-type="float">
            <text:p>10231778.5142742</text:p>
          </table:table-cell>
          <table:table-cell office:value-type="float" office:value="11235318.1644574" calcext:value-type="float">
            <text:p>11235318.1644574</text:p>
          </table:table-cell>
          <table:table-cell office:value-type="float" office:value="6807421.56124281" calcext:value-type="float">
            <text:p>6807421.56124281</text:p>
          </table:table-cell>
          <table:table-cell office:value-type="float" office:value="7475098.00113921" calcext:value-type="float">
            <text:p>7475098.00113921</text:p>
          </table:table-cell>
          <table:table-cell office:value-type="float" office:value="0" calcext:value-type="float">
            <text:p>0</text:p>
          </table:table-cell>
          <table:table-cell office:value-type="float" office:value="454615.975881645" calcext:value-type="float">
            <text:p>454615.975881645</text:p>
          </table:table-cell>
          <table:table-cell office:value-type="float" office:value="1458155.62606482" calcext:value-type="float">
            <text:p>1458155.62606482</text:p>
          </table:table-cell>
          <table:table-cell office:value-type="float" office:value="1165271.66937983" calcext:value-type="float">
            <text:p>1165271.66937983</text:p>
          </table:table-cell>
        </table:table-row>
        <table:table-row table:style-name="ro1">
          <table:table-cell office:value-type="date" office:date-value="2034-09-30" calcext:value-type="date">
            <text:p>2034-09-30</text:p>
          </table:table-cell>
          <table:table-cell office:value-type="float" office:value="6292213.4658467" calcext:value-type="float">
            <text:p>6292213.4658467</text:p>
          </table:table-cell>
          <table:table-cell office:value-type="float" office:value="6638922.47056643" calcext:value-type="float">
            <text:p>6638922.47056643</text:p>
          </table:table-cell>
          <table:table-cell office:value-type="float" office:value="4168973.76687198" calcext:value-type="float">
            <text:p>4168973.76687198</text:p>
          </table:table-cell>
          <table:table-cell office:value-type="float" office:value="4398689.55023827" calcext:value-type="float">
            <text:p>4398689.55023827</text:p>
          </table:table-cell>
          <table:table-cell office:value-type="float" office:value="2659765.94095094" calcext:value-type="float">
            <text:p>2659765.94095094</text:p>
          </table:table-cell>
          <table:table-cell office:value-type="float" office:value="1640054.85211673" calcext:value-type="float">
            <text:p>1640054.85211673</text:p>
          </table:table-cell>
          <table:table-cell office:value-type="float" office:value="1762256.55630263" calcext:value-type="float">
            <text:p>1762256.55630263</text:p>
          </table:table-cell>
          <table:table-cell office:value-type="float" office:value="1086635.99730333" calcext:value-type="float">
            <text:p>1086635.99730333</text:p>
          </table:table-cell>
          <table:table-cell office:value-type="float" office:value="10302566.5838489" calcext:value-type="float">
            <text:p>10302566.5838489</text:p>
          </table:table-cell>
          <table:table-cell office:value-type="float" office:value="11322277.6726831" calcext:value-type="float">
            <text:p>11322277.6726831</text:p>
          </table:table-cell>
          <table:table-cell office:value-type="float" office:value="6826076.39627154" calcext:value-type="float">
            <text:p>6826076.39627154</text:p>
          </table:table-cell>
          <table:table-cell office:value-type="float" office:value="7501696.95527084" calcext:value-type="float">
            <text:p>7501696.95527084</text:p>
          </table:table-cell>
          <table:table-cell office:value-type="float" office:value="0" calcext:value-type="float">
            <text:p>0</text:p>
          </table:table-cell>
          <table:table-cell office:value-type="float" office:value="460275.834114485" calcext:value-type="float">
            <text:p>460275.834114485</text:p>
          </table:table-cell>
          <table:table-cell office:value-type="float" office:value="1479986.92294869" calcext:value-type="float">
            <text:p>1479986.92294869</text:p>
          </table:table-cell>
          <table:table-cell office:value-type="float" office:value="1179779.01800225" calcext:value-type="float">
            <text:p>1179779.01800225</text:p>
          </table:table-cell>
        </table:table-row>
        <table:table-row table:style-name="ro1">
          <table:table-cell office:value-type="date" office:date-value="2034-10-31" calcext:value-type="date">
            <text:p>2034-10-31</text:p>
          </table:table-cell>
          <table:table-cell office:value-type="float" office:value="6378068.18737878" calcext:value-type="float">
            <text:p>6378068.18737878</text:p>
          </table:table-cell>
          <table:table-cell office:value-type="float" office:value="6733274.78450545" calcext:value-type="float">
            <text:p>6733274.78450545</text:p>
          </table:table-cell>
          <table:table-cell office:value-type="float" office:value="4208323.05743494" calcext:value-type="float">
            <text:p>4208323.05743494</text:p>
          </table:table-cell>
          <table:table-cell office:value-type="float" office:value="4442692.47289513" calcext:value-type="float">
            <text:p>4442692.47289513</text:p>
          </table:table-cell>
          <table:table-cell office:value-type="float" office:value="2696346.96121719" calcext:value-type="float">
            <text:p>2696346.96121719</text:p>
          </table:table-cell>
          <table:table-cell office:value-type="float" office:value="1660306.08900055" calcext:value-type="float">
            <text:p>1660306.08900055</text:p>
          </table:table-cell>
          <table:table-cell office:value-type="float" office:value="1779080.86812071" calcext:value-type="float">
            <text:p>1779080.86812071</text:p>
          </table:table-cell>
          <table:table-cell office:value-type="float" office:value="1095489.13424398" calcext:value-type="float">
            <text:p>1095489.13424398</text:p>
          </table:table-cell>
          <table:table-cell office:value-type="float" office:value="10374005.0012893" calcext:value-type="float">
            <text:p>10374005.0012893</text:p>
          </table:table-cell>
          <table:table-cell office:value-type="float" office:value="11410045.873506" calcext:value-type="float">
            <text:p>11410045.873506</text:p>
          </table:table-cell>
          <table:table-cell office:value-type="float" office:value="6844888.32077119" calcext:value-type="float">
            <text:p>6844888.32077119</text:p>
          </table:table-cell>
          <table:table-cell office:value-type="float" office:value="7528480.05464793" calcext:value-type="float">
            <text:p>7528480.05464793</text:p>
          </table:table-cell>
          <table:table-cell office:value-type="float" office:value="0" calcext:value-type="float">
            <text:p>0</text:p>
          </table:table-cell>
          <table:table-cell office:value-type="float" office:value="465959.275089962" calcext:value-type="float">
            <text:p>465959.275089962</text:p>
          </table:table-cell>
          <table:table-cell office:value-type="float" office:value="1502000.1473066" calcext:value-type="float">
            <text:p>1502000.1473066</text:p>
          </table:table-cell>
          <table:table-cell office:value-type="float" office:value="1194346.81391059" calcext:value-type="float">
            <text:p>1194346.81391059</text:p>
          </table:table-cell>
        </table:table-row>
        <table:table-row table:style-name="ro1">
          <table:table-cell office:value-type="date" office:date-value="2034-11-30" calcext:value-type="date">
            <text:p>2034-11-30</text:p>
          </table:table-cell>
          <table:table-cell office:value-type="float" office:value="6464518.22905619" calcext:value-type="float">
            <text:p>6464518.22905619</text:p>
          </table:table-cell>
          <table:table-cell office:value-type="float" office:value="6828358.500118" calcext:value-type="float">
            <text:p>6828358.500118</text:p>
          </table:table-cell>
          <table:table-cell office:value-type="float" office:value="4247665.18848932" calcext:value-type="float">
            <text:p>4247665.18848932</text:p>
          </table:table-cell>
          <table:table-cell office:value-type="float" office:value="4486735.07719555" calcext:value-type="float">
            <text:p>4486735.07719555</text:p>
          </table:table-cell>
          <table:table-cell office:value-type="float" office:value="2733172.12416937" calcext:value-type="float">
            <text:p>2733172.12416937</text:p>
          </table:table-cell>
          <table:table-cell office:value-type="float" office:value="1680641.70603805" calcext:value-type="float">
            <text:p>1680641.70603805</text:p>
          </table:table-cell>
          <table:table-cell office:value-type="float" office:value="1795895.63748181" calcext:value-type="float">
            <text:p>1795895.63748181</text:p>
          </table:table-cell>
          <table:table-cell office:value-type="float" office:value="1104305.53617658" calcext:value-type="float">
            <text:p>1104305.53617658</text:p>
          </table:table-cell>
          <table:table-cell office:value-type="float" office:value="10446099.4380247" calcext:value-type="float">
            <text:p>10446099.4380247</text:p>
          </table:table-cell>
          <table:table-cell office:value-type="float" office:value="11498629.856156" calcext:value-type="float">
            <text:p>11498629.856156</text:p>
          </table:table-cell>
          <table:table-cell office:value-type="float" office:value="6863857.65592832" calcext:value-type="float">
            <text:p>6863857.65592832</text:p>
          </table:table-cell>
          <table:table-cell office:value-type="float" office:value="7555447.75723355" calcext:value-type="float">
            <text:p>7555447.75723355</text:p>
          </table:table-cell>
          <table:table-cell office:value-type="float" office:value="0" calcext:value-type="float">
            <text:p>0</text:p>
          </table:table-cell>
          <table:table-cell office:value-type="float" office:value="471666.397069504" calcext:value-type="float">
            <text:p>471666.397069504</text:p>
          </table:table-cell>
          <table:table-cell office:value-type="float" office:value="1524196.81520082" calcext:value-type="float">
            <text:p>1524196.81520082</text:p>
          </table:table-cell>
          <table:table-cell office:value-type="float" office:value="1208975.30896855" calcext:value-type="float">
            <text:p>1208975.30896855</text:p>
          </table:table-cell>
        </table:table-row>
        <table:table-row table:style-name="ro1">
          <table:table-cell office:value-type="date" office:date-value="2034-12-31" calcext:value-type="date">
            <text:p>2034-12-31</text:p>
          </table:table-cell>
          <table:table-cell office:value-type="float" office:value="6551569.05770639" calcext:value-type="float">
            <text:p>6551569.05770639</text:p>
          </table:table-cell>
          <table:table-cell office:value-type="float" office:value="6924180.41558597" calcext:value-type="float">
            <text:p>6924180.41558597</text:p>
          </table:table-cell>
          <table:table-cell office:value-type="float" office:value="4287001.49605516" calcext:value-type="float">
            <text:p>4287001.49605516</text:p>
          </table:table-cell>
          <table:table-cell office:value-type="float" office:value="4530818.73046223" calcext:value-type="float">
            <text:p>4530818.73046223</text:p>
          </table:table-cell>
          <table:table-cell office:value-type="float" office:value="2770243.21141675" calcext:value-type="float">
            <text:p>2770243.21141675</text:p>
          </table:table-cell>
          <table:table-cell office:value-type="float" office:value="1701062.05481321" calcext:value-type="float">
            <text:p>1701062.05481321</text:p>
          </table:table-cell>
          <table:table-cell office:value-type="float" office:value="1812701.15405574" calcext:value-type="float">
            <text:p>1812701.15405574</text:p>
          </table:table-cell>
          <table:table-cell office:value-type="float" office:value="1113085.35552854" calcext:value-type="float">
            <text:p>1113085.35552854</text:p>
          </table:table-cell>
          <table:table-cell office:value-type="float" office:value="10518855.6137956" calcext:value-type="float">
            <text:p>10518855.6137956</text:p>
          </table:table-cell>
          <table:table-cell office:value-type="float" office:value="11588036.7703992" calcext:value-type="float">
            <text:p>11588036.7703992</text:p>
          </table:table-cell>
          <table:table-cell office:value-type="float" office:value="6882984.7256341" calcext:value-type="float">
            <text:p>6882984.7256341</text:p>
          </table:table-cell>
          <table:table-cell office:value-type="float" office:value="7582600.5241613" calcext:value-type="float">
            <text:p>7582600.5241613</text:p>
          </table:table-cell>
          <table:table-cell office:value-type="float" office:value="0" calcext:value-type="float">
            <text:p>0</text:p>
          </table:table-cell>
          <table:table-cell office:value-type="float" office:value="477397.29872396" calcext:value-type="float">
            <text:p>477397.29872396</text:p>
          </table:table-cell>
          <table:table-cell office:value-type="float" office:value="1546578.4553275" calcext:value-type="float">
            <text:p>1546578.4553275</text:p>
          </table:table-cell>
          <table:table-cell office:value-type="float" office:value="1223664.75608925" calcext:value-type="float">
            <text:p>1223664.75608925</text:p>
          </table:table-cell>
        </table:table-row>
        <table:table-row table:style-name="ro1">
          <table:table-cell office:value-type="date" office:date-value="2035-01-31" calcext:value-type="date">
            <text:p>2035-01-31</text:p>
          </table:table-cell>
          <table:table-cell office:value-type="float" office:value="6639226.18782136" calcext:value-type="float">
            <text:p>6639226.18782136</text:p>
          </table:table-cell>
          <table:table-cell office:value-type="float" office:value="7020747.38867263" calcext:value-type="float">
            <text:p>7020747.38867263</text:p>
          </table:table-cell>
          <table:table-cell office:value-type="float" office:value="4326333.31329671" calcext:value-type="float">
            <text:p>4326333.31329671</text:p>
          </table:table-cell>
          <table:table-cell office:value-type="float" office:value="4574944.7981712" calcext:value-type="float">
            <text:p>4574944.7981712</text:p>
          </table:table-cell>
          <table:table-cell office:value-type="float" office:value="2807562.01836152" calcext:value-type="float">
            <text:p>2807562.01836152</text:p>
          </table:table-cell>
          <table:table-cell office:value-type="float" office:value="1721567.48837494" calcext:value-type="float">
            <text:p>1721567.48837494</text:p>
          </table:table-cell>
          <table:table-cell office:value-type="float" office:value="1829497.707348" calcext:value-type="float">
            <text:p>1829497.707348</text:p>
          </table:table-cell>
          <table:table-cell office:value-type="float" office:value="1121828.74409481" calcext:value-type="float">
            <text:p>1121828.74409481</text:p>
          </table:table-cell>
          <table:table-cell office:value-type="float" office:value="10592279.297061" calcext:value-type="float">
            <text:p>10592279.297061</text:p>
          </table:table-cell>
          <table:table-cell office:value-type="float" office:value="11678273.8270475" calcext:value-type="float">
            <text:p>11678273.8270475</text:p>
          </table:table-cell>
          <table:table-cell office:value-type="float" office:value="6902269.85648993" calcext:value-type="float">
            <text:p>6902269.85648993</text:p>
          </table:table-cell>
          <table:table-cell office:value-type="float" office:value="7609938.81974312" calcext:value-type="float">
            <text:p>7609938.81974312</text:p>
          </table:table-cell>
          <table:table-cell office:value-type="float" office:value="0" calcext:value-type="float">
            <text:p>0</text:p>
          </table:table-cell>
          <table:table-cell office:value-type="float" office:value="483152.07913531" calcext:value-type="float">
            <text:p>483152.07913531</text:p>
          </table:table-cell>
          <table:table-cell office:value-type="float" office:value="1569146.60912189" calcext:value-type="float">
            <text:p>1569146.60912189</text:p>
          </table:table-cell>
          <table:table-cell office:value-type="float" office:value="1238415.40923963" calcext:value-type="float">
            <text:p>1238415.40923963</text:p>
          </table:table-cell>
        </table:table-row>
        <table:table-row table:style-name="ro1">
          <table:table-cell office:value-type="date" office:date-value="2035-02-28" calcext:value-type="date">
            <text:p>2035-02-28</text:p>
          </table:table-cell>
          <table:table-cell office:value-type="float" office:value="6727495.18196353" calcext:value-type="float">
            <text:p>6727495.18196353</text:p>
          </table:table-cell>
          <table:table-cell office:value-type="float" office:value="7118066.33723136" calcext:value-type="float">
            <text:p>7118066.33723136</text:p>
          </table:table-cell>
          <table:table-cell office:value-type="float" office:value="4365661.97055681" calcext:value-type="float">
            <text:p>4365661.97055681</text:p>
          </table:table-cell>
          <table:table-cell office:value-type="float" office:value="4619114.64398578" calcext:value-type="float">
            <text:p>4619114.64398578</text:p>
          </table:table-cell>
          <table:table-cell office:value-type="float" office:value="2845130.35430936" calcext:value-type="float">
            <text:p>2845130.35430936</text:p>
          </table:table-cell>
          <table:table-cell office:value-type="float" office:value="1742158.36124316" calcext:value-type="float">
            <text:p>1742158.36124316</text:p>
          </table:table-cell>
          <table:table-cell office:value-type="float" office:value="1846285.58670479" calcext:value-type="float">
            <text:p>1846285.58670479</text:p>
          </table:table-cell>
          <table:table-cell office:value-type="float" office:value="1130535.85304048" calcext:value-type="float">
            <text:p>1130535.85304048</text:p>
          </table:table-cell>
          <table:table-cell office:value-type="float" office:value="10666376.3054083" calcext:value-type="float">
            <text:p>10666376.3054083</text:p>
          </table:table-cell>
          <table:table-cell office:value-type="float" office:value="11769348.2984745" calcext:value-type="float">
            <text:p>11769348.2984745</text:p>
          </table:table-cell>
          <table:table-cell office:value-type="float" office:value="6921713.37781296" calcext:value-type="float">
            <text:p>6921713.37781296</text:p>
          </table:table-cell>
          <table:table-cell office:value-type="float" office:value="7637463.11147728" calcext:value-type="float">
            <text:p>7637463.11147728</text:p>
          </table:table-cell>
          <table:table-cell office:value-type="float" office:value="0" calcext:value-type="float">
            <text:p>0</text:p>
          </table:table-cell>
          <table:table-cell office:value-type="float" office:value="488930.837798373" calcext:value-type="float">
            <text:p>488930.837798373</text:p>
          </table:table-cell>
          <table:table-cell office:value-type="float" office:value="1591902.83086457" calcext:value-type="float">
            <text:p>1591902.83086457</text:p>
          </table:table-cell>
          <table:table-cell office:value-type="float" office:value="1253227.52344479" calcext:value-type="float">
            <text:p>1253227.52344479</text:p>
          </table:table-cell>
        </table:table-row>
        <table:table-row table:style-name="ro1">
          <table:table-cell office:value-type="date" office:date-value="2035-03-31" calcext:value-type="date">
            <text:p>2035-03-31</text:p>
          </table:table-cell>
          <table:table-cell office:value-type="float" office:value="6816381.65117527" calcext:value-type="float">
            <text:p>6816381.65117527</text:p>
          </table:table-cell>
          <table:table-cell office:value-type="float" office:value="7216144.23971865" calcext:value-type="float">
            <text:p>7216144.23971865</text:p>
          </table:table-cell>
          <table:table-cell office:value-type="float" office:value="4404988.79539112" calcext:value-type="float">
            <text:p>4404988.79539112</text:p>
          </table:table-cell>
          <table:table-cell office:value-type="float" office:value="4663329.62979063" calcext:value-type="float">
            <text:p>4663329.62979063</text:p>
          </table:table-cell>
          <table:table-cell office:value-type="float" office:value="2882950.04258092" calcext:value-type="float">
            <text:p>2882950.04258092</text:p>
          </table:table-cell>
          <table:table-cell office:value-type="float" office:value="1762835.02941501" calcext:value-type="float">
            <text:p>1762835.02941501</text:p>
          </table:table-cell>
          <table:table-cell office:value-type="float" office:value="1863065.08131799" calcext:value-type="float">
            <text:p>1863065.08131799</text:p>
          </table:table-cell>
          <table:table-cell office:value-type="float" office:value="1139206.83290338" calcext:value-type="float">
            <text:p>1139206.83290338</text:p>
          </table:table-cell>
          <table:table-cell office:value-type="float" office:value="10741152.5059677" calcext:value-type="float">
            <text:p>10741152.5059677</text:p>
          </table:table-cell>
          <table:table-cell office:value-type="float" office:value="11861267.5191336" calcext:value-type="float">
            <text:p>11861267.5191336</text:p>
          </table:table-cell>
          <table:table-cell office:value-type="float" office:value="6941315.62164175" calcext:value-type="float">
            <text:p>6941315.62164175</text:p>
          </table:table-cell>
          <table:table-cell office:value-type="float" office:value="7665173.87005636" calcext:value-type="float">
            <text:p>7665173.87005636</text:p>
          </table:table-cell>
          <table:table-cell office:value-type="float" office:value="0" calcext:value-type="float">
            <text:p>0</text:p>
          </table:table-cell>
          <table:table-cell office:value-type="float" office:value="494733.674622533" calcext:value-type="float">
            <text:p>494733.674622533</text:p>
          </table:table-cell>
          <table:table-cell office:value-type="float" office:value="1614848.68778845" calcext:value-type="float">
            <text:p>1614848.68778845</text:p>
          </table:table-cell>
          <table:table-cell office:value-type="float" office:value="1268101.35479248" calcext:value-type="float">
            <text:p>1268101.35479248</text:p>
          </table:table-cell>
        </table:table-row>
        <table:table-row table:style-name="ro1">
          <table:table-cell office:value-type="date" office:date-value="2035-04-30" calcext:value-type="date">
            <text:p>2035-04-30</text:p>
          </table:table-cell>
          <table:table-cell office:value-type="float" office:value="6905891.25539167" calcext:value-type="float">
            <text:p>6905891.25539167</text:p>
          </table:table-cell>
          <table:table-cell office:value-type="float" office:value="7314988.13571143" calcext:value-type="float">
            <text:p>7314988.13571143</text:p>
          </table:table-cell>
          <table:table-cell office:value-type="float" office:value="4444315.11260229" calcext:value-type="float">
            <text:p>4444315.11260229</text:p>
          </table:table-cell>
          <table:table-cell office:value-type="float" office:value="4707591.11572558" calcext:value-type="float">
            <text:p>4707591.11572558</text:p>
          </table:table-cell>
          <table:table-cell office:value-type="float" office:value="2921022.92062413" calcext:value-type="float">
            <text:p>2921022.92062413</text:p>
          </table:table-cell>
          <table:table-cell office:value-type="float" office:value="1783597.85037091" calcext:value-type="float">
            <text:p>1783597.85037091</text:p>
          </table:table-cell>
          <table:table-cell office:value-type="float" office:value="1879836.48023013" calcext:value-type="float">
            <text:p>1879836.48023013</text:p>
          </table:table-cell>
          <table:table-cell office:value-type="float" office:value="1147841.83359673" calcext:value-type="float">
            <text:p>1147841.83359673</text:p>
          </table:table-cell>
          <table:table-cell office:value-type="float" office:value="10816613.8158291" calcext:value-type="float">
            <text:p>10816613.8158291</text:p>
          </table:table-cell>
          <table:table-cell office:value-type="float" office:value="11954038.8860823" calcext:value-type="float">
            <text:p>11954038.8860823</text:p>
          </table:table-cell>
          <table:table-cell office:value-type="float" office:value="6961076.92274189" calcext:value-type="float">
            <text:p>6961076.92274189</text:p>
          </table:table-cell>
          <table:table-cell office:value-type="float" office:value="7693071.56937529" calcext:value-type="float">
            <text:p>7693071.56937529</text:p>
          </table:table-cell>
          <table:table-cell office:value-type="float" office:value="0" calcext:value-type="float">
            <text:p>0</text:p>
          </table:table-cell>
          <table:table-cell office:value-type="float" office:value="500560.689933461" calcext:value-type="float">
            <text:p>500560.689933461</text:p>
          </table:table-cell>
          <table:table-cell office:value-type="float" office:value="1637985.76018668" calcext:value-type="float">
            <text:p>1637985.76018668</text:p>
          </table:table-cell>
          <table:table-cell office:value-type="float" office:value="1283037.16043745" calcext:value-type="float">
            <text:p>1283037.16043745</text:p>
          </table:table-cell>
        </table:table-row>
        <table:table-row table:style-name="ro1">
          <table:table-cell office:value-type="date" office:date-value="2035-05-31" calcext:value-type="date">
            <text:p>2035-05-31</text:p>
          </table:table-cell>
          <table:table-cell office:value-type="float" office:value="6996029.70385691" calcext:value-type="float">
            <text:p>6996029.70385691</text:p>
          </table:table-cell>
          <table:table-cell office:value-type="float" office:value="7414605.12642878" calcext:value-type="float">
            <text:p>7414605.12642878</text:p>
          </table:table-cell>
          <table:table-cell office:value-type="float" office:value="4483642.244274" calcext:value-type="float">
            <text:p>4483642.244274</text:p>
          </table:table-cell>
          <table:table-cell office:value-type="float" office:value="4751900.46021946" calcext:value-type="float">
            <text:p>4751900.46021946</text:p>
          </table:table-cell>
          <table:table-cell office:value-type="float" office:value="2959350.84012751" calcext:value-type="float">
            <text:p>2959350.84012751</text:p>
          </table:table-cell>
          <table:table-cell office:value-type="float" office:value="1804447.18308078" calcext:value-type="float">
            <text:p>1804447.18308078</text:p>
          </table:table-cell>
          <table:table-cell office:value-type="float" office:value="1896600.07233938" calcext:value-type="float">
            <text:p>1896600.07233938</text:p>
          </table:table-cell>
          <table:table-cell office:value-type="float" office:value="1156441.00441168" calcext:value-type="float">
            <text:p>1156441.00441168</text:p>
          </table:table-cell>
          <table:table-cell office:value-type="float" office:value="10892766.2024628" calcext:value-type="float">
            <text:p>10892766.2024628</text:p>
          </table:table-cell>
          <table:table-cell office:value-type="float" office:value="12047669.8595095" calcext:value-type="float">
            <text:p>12047669.8595095</text:p>
          </table:table-cell>
          <table:table-cell office:value-type="float" office:value="6980997.61861178" calcext:value-type="float">
            <text:p>6980997.61861178</text:p>
          </table:table-cell>
          <table:table-cell office:value-type="float" office:value="7721156.68653948" calcext:value-type="float">
            <text:p>7721156.68653948</text:p>
          </table:table-cell>
          <table:table-cell office:value-type="float" office:value="0" calcext:value-type="float">
            <text:p>0</text:p>
          </table:table-cell>
          <table:table-cell office:value-type="float" office:value="506411.98447485" calcext:value-type="float">
            <text:p>506411.98447485</text:p>
          </table:table-cell>
          <table:table-cell office:value-type="float" office:value="1661315.64152157" calcext:value-type="float">
            <text:p>1661315.64152157</text:p>
          </table:table-cell>
          <table:table-cell office:value-type="float" office:value="1298035.19860593" calcext:value-type="float">
            <text:p>1298035.19860593</text:p>
          </table:table-cell>
        </table:table-row>
        <table:table-row table:style-name="ro1">
          <table:table-cell office:value-type="date" office:date-value="2035-06-30" calcext:value-type="date">
            <text:p>2035-06-30</text:p>
          </table:table-cell>
          <table:table-cell office:value-type="float" office:value="7086802.7555441" calcext:value-type="float">
            <text:p>7086802.7555441</text:p>
          </table:table-cell>
          <table:table-cell office:value-type="float" office:value="7515002.37525803" calcext:value-type="float">
            <text:p>7515002.37525803</text:p>
          </table:table-cell>
          <table:table-cell office:value-type="float" office:value="4522971.50980491" calcext:value-type="float">
            <text:p>4522971.50980491</text:p>
          </table:table-cell>
          <table:table-cell office:value-type="float" office:value="4796259.02002385" calcext:value-type="float">
            <text:p>4796259.02002385</text:p>
          </table:table-cell>
          <table:table-cell office:value-type="float" office:value="2997935.66713438" calcext:value-type="float">
            <text:p>2997935.66713438</text:p>
          </table:table-cell>
          <table:table-cell office:value-type="float" office:value="1825383.38801029" calcext:value-type="float">
            <text:p>1825383.38801029</text:p>
          </table:table-cell>
          <table:table-cell office:value-type="float" office:value="1913356.14640452" calcext:value-type="float">
            <text:p>1913356.14640452</text:p>
          </table:table-cell>
          <table:table-cell office:value-type="float" office:value="1165004.49401993" calcext:value-type="float">
            <text:p>1165004.49401993</text:p>
          </table:table-cell>
          <table:table-cell office:value-type="float" office:value="10969615.6841442" calcext:value-type="float">
            <text:p>10969615.6841442</text:p>
          </table:table-cell>
          <table:table-cell office:value-type="float" office:value="12142167.9632683" calcext:value-type="float">
            <text:p>12142167.9632683</text:p>
          </table:table-cell>
          <table:table-cell office:value-type="float" office:value="7001078.04948835" calcext:value-type="float">
            <text:p>7001078.04948835</text:p>
          </table:table-cell>
          <table:table-cell office:value-type="float" office:value="7749429.70187293" calcext:value-type="float">
            <text:p>7749429.70187293</text:p>
          </table:table-cell>
          <table:table-cell office:value-type="float" office:value="0" calcext:value-type="float">
            <text:p>0</text:p>
          </table:table-cell>
          <table:table-cell office:value-type="float" office:value="512287.659410162" calcext:value-type="float">
            <text:p>512287.659410162</text:p>
          </table:table-cell>
          <table:table-cell office:value-type="float" office:value="1684839.93853425" calcext:value-type="float">
            <text:p>1684839.93853425</text:p>
          </table:table-cell>
          <table:table-cell office:value-type="float" office:value="1313095.72860013" calcext:value-type="float">
            <text:p>1313095.72860013</text:p>
          </table:table-cell>
        </table:table-row>
        <table:table-row table:style-name="ro1">
          <table:table-cell office:value-type="date" office:date-value="2035-07-31" calcext:value-type="date">
            <text:p>2035-07-31</text:p>
          </table:table-cell>
          <table:table-cell office:value-type="float" office:value="7178216.21957863" calcext:value-type="float">
            <text:p>7178216.21957863</text:p>
          </table:table-cell>
          <table:table-cell office:value-type="float" office:value="7616187.10828526" calcext:value-type="float">
            <text:p>7616187.10828526</text:p>
          </table:table-cell>
          <table:table-cell office:value-type="float" office:value="4562304.22594255" calcext:value-type="float">
            <text:p>4562304.22594255</text:p>
          </table:table-cell>
          <table:table-cell office:value-type="float" office:value="4840668.15024677" calcext:value-type="float">
            <text:p>4840668.15024677</text:p>
          </table:table-cell>
          <table:table-cell office:value-type="float" office:value="3036779.282158" calcext:value-type="float">
            <text:p>3036779.282158</text:p>
          </table:table-cell>
          <table:table-cell office:value-type="float" office:value="1846406.827127" calcext:value-type="float">
            <text:p>1846406.827127</text:p>
          </table:table-cell>
          <table:table-cell office:value-type="float" office:value="1930104.99104992" calcext:value-type="float">
            <text:p>1930104.99104992</text:p>
          </table:table-cell>
          <table:table-cell office:value-type="float" office:value="1173532.45047628" calcext:value-type="float">
            <text:p>1173532.45047628</text:p>
          </table:table-cell>
          <table:table-cell office:value-type="float" office:value="11047168.3303812" calcext:value-type="float">
            <text:p>11047168.3303812</text:p>
          </table:table-cell>
          <table:table-cell office:value-type="float" office:value="12237540.7854122" calcext:value-type="float">
            <text:p>12237540.7854122</text:p>
          </table:table-cell>
          <table:table-cell office:value-type="float" office:value="7021318.55835287" calcext:value-type="float">
            <text:p>7021318.55835287</text:p>
          </table:table-cell>
          <table:table-cell office:value-type="float" office:value="7777891.09892651" calcext:value-type="float">
            <text:p>7777891.09892651</text:p>
          </table:table-cell>
          <table:table-cell office:value-type="float" office:value="0" calcext:value-type="float">
            <text:p>0</text:p>
          </table:table-cell>
          <table:table-cell office:value-type="float" office:value="518187.816324371" calcext:value-type="float">
            <text:p>518187.816324371</text:p>
          </table:table-cell>
          <table:table-cell office:value-type="float" office:value="1708560.27135537" calcext:value-type="float">
            <text:p>1708560.27135537</text:p>
          </table:table-cell>
          <table:table-cell office:value-type="float" office:value="1328219.01080263" calcext:value-type="float">
            <text:p>1328219.01080263</text:p>
          </table:table-cell>
        </table:table-row>
        <table:table-row table:style-name="ro1">
          <table:table-cell office:value-type="date" office:date-value="2035-08-31" calcext:value-type="date">
            <text:p>2035-08-31</text:p>
          </table:table-cell>
          <table:table-cell office:value-type="float" office:value="7270275.95566514" calcext:value-type="float">
            <text:p>7270275.95566514</text:p>
          </table:table-cell>
          <table:table-cell office:value-type="float" office:value="7718166.61483036" calcext:value-type="float">
            <text:p>7718166.61483036</text:p>
          </table:table-cell>
          <table:table-cell office:value-type="float" office:value="4601641.70681709" calcext:value-type="float">
            <text:p>4601641.70681709</text:p>
          </table:table-cell>
          <table:table-cell office:value-type="float" office:value="4885129.20438621" calcext:value-type="float">
            <text:p>4885129.20438621</text:p>
          </table:table-cell>
          <table:table-cell office:value-type="float" office:value="3075883.58029764" calcext:value-type="float">
            <text:p>3075883.58029764</text:p>
          </table:table-cell>
          <table:table-cell office:value-type="float" office:value="1867517.86390669" calcext:value-type="float">
            <text:p>1867517.86390669</text:p>
          </table:table-cell>
          <table:table-cell office:value-type="float" office:value="1946846.89477052" calcext:value-type="float">
            <text:p>1946846.89477052</text:p>
          </table:table-cell>
          <table:table-cell office:value-type="float" office:value="1182025.02122119" calcext:value-type="float">
            <text:p>1182025.02122119</text:p>
          </table:table-cell>
          <table:table-cell office:value-type="float" office:value="11125430.2623461" calcext:value-type="float">
            <text:p>11125430.2623461</text:p>
          </table:table-cell>
          <table:table-cell office:value-type="float" office:value="12333795.978737" calcext:value-type="float">
            <text:p>12333795.978737</text:p>
          </table:table-cell>
          <table:table-cell office:value-type="float" office:value="7041719.49093685" calcext:value-type="float">
            <text:p>7041719.49093685</text:p>
          </table:table-cell>
          <table:table-cell office:value-type="float" office:value="7806541.36448618" calcext:value-type="float">
            <text:p>7806541.36448618</text:p>
          </table:table-cell>
          <table:table-cell office:value-type="float" office:value="0" calcext:value-type="float">
            <text:p>0</text:p>
          </table:table-cell>
          <table:table-cell office:value-type="float" office:value="524112.557225722" calcext:value-type="float">
            <text:p>524112.557225722</text:p>
          </table:table-cell>
          <table:table-cell office:value-type="float" office:value="1732478.27361666" calcext:value-type="float">
            <text:p>1732478.27361666</text:p>
          </table:table-cell>
          <table:table-cell office:value-type="float" office:value="1343405.30668097" calcext:value-type="float">
            <text:p>1343405.30668097</text:p>
          </table:table-cell>
        </table:table-row>
        <table:table-row table:style-name="ro1">
          <table:table-cell office:value-type="date" office:date-value="2035-09-30" calcext:value-type="date">
            <text:p>2035-09-30</text:p>
          </table:table-cell>
          <table:table-cell office:value-type="float" office:value="7362987.87451803" calcext:value-type="float">
            <text:p>7362987.87451803</text:p>
          </table:table-cell>
          <table:table-cell office:value-type="float" office:value="7820948.24798651" calcext:value-type="float">
            <text:p>7820948.24798651</text:p>
          </table:table-cell>
          <table:table-cell office:value-type="float" office:value="4640985.263975" calcext:value-type="float">
            <text:p>4640985.263975</text:p>
          </table:table-cell>
          <table:table-cell office:value-type="float" office:value="4929643.53436375" calcext:value-type="float">
            <text:p>4929643.53436375</text:p>
          </table:table-cell>
          <table:table-cell office:value-type="float" office:value="3115250.47135561" calcext:value-type="float">
            <text:p>3115250.47135561</text:p>
          </table:table-cell>
          <table:table-cell office:value-type="float" office:value="1888716.86333964" calcext:value-type="float">
            <text:p>1888716.86333964</text:p>
          </table:table-cell>
          <table:table-cell office:value-type="float" office:value="1963582.14593678" calcext:value-type="float">
            <text:p>1963582.14593678</text:p>
          </table:table-cell>
          <table:table-cell office:value-type="float" office:value="1190482.35308334" calcext:value-type="float">
            <text:p>1190482.35308334</text:p>
          </table:table-cell>
          <table:table-cell office:value-type="float" office:value="11204407.6533101" calcext:value-type="float">
            <text:p>11204407.6533101</text:p>
          </table:table-cell>
          <table:table-cell office:value-type="float" office:value="12430941.2613261" calcext:value-type="float">
            <text:p>12430941.2613261</text:p>
          </table:table-cell>
          <table:table-cell office:value-type="float" office:value="7062281.19572788" calcext:value-type="float">
            <text:p>7062281.19572788</text:p>
          </table:table-cell>
          <table:table-cell office:value-type="float" office:value="7835380.98858132" calcext:value-type="float">
            <text:p>7835380.98858132</text:p>
          </table:table-cell>
          <table:table-cell office:value-type="float" office:value="0" calcext:value-type="float">
            <text:p>0</text:p>
          </table:table-cell>
          <table:table-cell office:value-type="float" office:value="530061.984547496" calcext:value-type="float">
            <text:p>530061.984547496</text:p>
          </table:table-cell>
          <table:table-cell office:value-type="float" office:value="1756595.59256347" calcext:value-type="float">
            <text:p>1756595.59256347</text:p>
          </table:table-cell>
          <table:table-cell office:value-type="float" office:value="1358654.87879214" calcext:value-type="float">
            <text:p>1358654.87879214</text:p>
          </table:table-cell>
        </table:table-row>
        <table:table-row table:style-name="ro1">
          <table:table-cell office:value-type="date" office:date-value="2035-10-31" calcext:value-type="date">
            <text:p>2035-10-31</text:p>
          </table:table-cell>
          <table:table-cell office:value-type="float" office:value="7456357.93829561" calcext:value-type="float">
            <text:p>7456357.93829561</text:p>
          </table:table-cell>
          <table:table-cell office:value-type="float" office:value="7924539.42516423" calcext:value-type="float">
            <text:p>7924539.42516423</text:p>
          </table:table-cell>
          <table:table-cell office:value-type="float" office:value="4680336.20641268" calcext:value-type="float">
            <text:p>4680336.20641268</text:p>
          </table:table-cell>
          <table:table-cell office:value-type="float" office:value="4974212.49055793" calcext:value-type="float">
            <text:p>4974212.49055793</text:p>
          </table:table-cell>
          <table:table-cell office:value-type="float" office:value="3154881.87995527" calcext:value-type="float">
            <text:p>3154881.87995527</text:p>
          </table:table-cell>
          <table:table-cell office:value-type="float" office:value="1910004.19193689" calcext:value-type="float">
            <text:p>1910004.19193689</text:p>
          </table:table-cell>
          <table:table-cell office:value-type="float" office:value="1980311.03279964" calcext:value-type="float">
            <text:p>1980311.03279964</text:p>
          </table:table-cell>
          <table:table-cell office:value-type="float" office:value="1198904.59228217" calcext:value-type="float">
            <text:p>1198904.59228217</text:p>
          </table:table-cell>
          <table:table-cell office:value-type="float" office:value="11284106.7290827" calcext:value-type="float">
            <text:p>11284106.7290827</text:p>
          </table:table-cell>
          <table:table-cell office:value-type="float" office:value="12528984.4171011" calcext:value-type="float">
            <text:p>12528984.4171011</text:p>
          </table:table-cell>
          <table:table-cell office:value-type="float" office:value="7083004.02397566" calcext:value-type="float">
            <text:p>7083004.02397566</text:p>
          </table:table-cell>
          <table:table-cell office:value-type="float" office:value="7864410.46449313" calcext:value-type="float">
            <text:p>7864410.46449313</text:p>
          </table:table-cell>
          <table:table-cell office:value-type="float" office:value="0" calcext:value-type="float">
            <text:p>0</text:p>
          </table:table-cell>
          <table:table-cell office:value-type="float" office:value="536036.201149777" calcext:value-type="float">
            <text:p>536036.201149777</text:p>
          </table:table-cell>
          <table:table-cell office:value-type="float" office:value="1780913.88916817" calcext:value-type="float">
            <text:p>1780913.88916817</text:p>
          </table:table-cell>
          <table:table-cell office:value-type="float" office:value="1373967.99078711" calcext:value-type="float">
            <text:p>1373967.99078711</text:p>
          </table:table-cell>
        </table:table-row>
        <table:table-row table:style-name="ro1">
          <table:table-cell office:value-type="date" office:date-value="2035-11-30" calcext:value-type="date">
            <text:p>2035-11-30</text:p>
          </table:table-cell>
          <table:table-cell office:value-type="float" office:value="7550392.16103797" calcext:value-type="float">
            <text:p>7550392.16103797</text:p>
          </table:table-cell>
          <table:table-cell office:value-type="float" office:value="8028947.62864007" calcext:value-type="float">
            <text:p>8028947.62864007</text:p>
          </table:table-cell>
          <table:table-cell office:value-type="float" office:value="4719695.84060993" calcext:value-type="float">
            <text:p>4719695.84060993</text:p>
          </table:table-cell>
          <table:table-cell office:value-type="float" office:value="5018837.42183772" calcext:value-type="float">
            <text:p>5018837.42183772</text:p>
          </table:table-cell>
          <table:table-cell office:value-type="float" office:value="3194779.74565996" calcext:value-type="float">
            <text:p>3194779.74565996</text:p>
          </table:table-cell>
          <table:table-cell office:value-type="float" office:value="1931380.21773662" calcext:value-type="float">
            <text:p>1931380.21773662</text:p>
          </table:table-cell>
          <table:table-cell office:value-type="float" office:value="1997033.84349553" calcext:value-type="float">
            <text:p>1997033.84349553</text:p>
          </table:table-cell>
          <table:table-cell office:value-type="float" office:value="1207291.88443037" calcext:value-type="float">
            <text:p>1207291.88443037</text:p>
          </table:table-cell>
          <table:table-cell office:value-type="float" office:value="11364533.7684533" calcext:value-type="float">
            <text:p>11364533.7684533</text:p>
          </table:table-cell>
          <table:table-cell office:value-type="float" office:value="12627933.2963767" calcext:value-type="float">
            <text:p>12627933.2963767</text:p>
          </table:table-cell>
          <table:table-cell office:value-type="float" office:value="7103888.32969793" calcext:value-type="float">
            <text:p>7103888.32969793</text:p>
          </table:table-cell>
          <table:table-cell office:value-type="float" office:value="7893630.28876308" calcext:value-type="float">
            <text:p>7893630.28876308</text:p>
          </table:table-cell>
          <table:table-cell office:value-type="float" office:value="0" calcext:value-type="float">
            <text:p>0</text:p>
          </table:table-cell>
          <table:table-cell office:value-type="float" office:value="542035.310321235" calcext:value-type="float">
            <text:p>542035.310321235</text:p>
          </table:table-cell>
          <table:table-cell office:value-type="float" office:value="1805434.83824457" calcext:value-type="float">
            <text:p>1805434.83824457</text:p>
          </table:table-cell>
          <table:table-cell office:value-type="float" office:value="1389344.90741539" calcext:value-type="float">
            <text:p>1389344.90741539</text:p>
          </table:table-cell>
        </table:table-row>
        <table:table-row table:style-name="ro1">
          <table:table-cell office:value-type="date" office:date-value="2035-12-31" calcext:value-type="date">
            <text:p>2035-12-31</text:p>
          </table:table-cell>
          <table:table-cell office:value-type="float" office:value="7645096.60910841" calcext:value-type="float">
            <text:p>7645096.60910841</text:p>
          </table:table-cell>
          <table:table-cell office:value-type="float" office:value="8134180.40610987" calcext:value-type="float">
            <text:p>8134180.40610987</text:p>
          </table:table-cell>
          <table:table-cell office:value-type="float" office:value="4759065.4705634" calcext:value-type="float">
            <text:p>4759065.4705634</text:p>
          </table:table-cell>
          <table:table-cell office:value-type="float" office:value="5063519.67559576" calcext:value-type="float">
            <text:p>5063519.67559576</text:p>
          </table:table-cell>
          <table:table-cell office:value-type="float" office:value="3234946.02309289" calcext:value-type="float">
            <text:p>3234946.02309289</text:p>
          </table:table-cell>
          <table:table-cell office:value-type="float" office:value="1952845.31031053" calcext:value-type="float">
            <text:p>1952845.31031053</text:p>
          </table:table-cell>
          <table:table-cell office:value-type="float" office:value="2013750.86605128" calcext:value-type="float">
            <text:p>2013750.86605128</text:p>
          </table:table-cell>
          <table:table-cell office:value-type="float" office:value="1215644.37453647" calcext:value-type="float">
            <text:p>1215644.37453647</text:p>
          </table:table-cell>
          <table:table-cell office:value-type="float" office:value="11445695.103638" calcext:value-type="float">
            <text:p>11445695.103638</text:p>
          </table:table-cell>
          <table:table-cell office:value-type="float" office:value="12727795.8164204" calcext:value-type="float">
            <text:p>12727795.8164204</text:p>
          </table:table-cell>
          <table:table-cell office:value-type="float" office:value="7124934.46968655" calcext:value-type="float">
            <text:p>7124934.46968655</text:p>
          </table:table-cell>
          <table:table-cell office:value-type="float" office:value="7923040.96120136" calcext:value-type="float">
            <text:p>7923040.96120136</text:p>
          </table:table-cell>
          <table:table-cell office:value-type="float" office:value="0" calcext:value-type="float">
            <text:p>0</text:p>
          </table:table-cell>
          <table:table-cell office:value-type="float" office:value="548059.415780907" calcext:value-type="float">
            <text:p>548059.415780907</text:p>
          </table:table-cell>
          <table:table-cell office:value-type="float" office:value="1830160.12856327" calcext:value-type="float">
            <text:p>1830160.12856327</text:p>
          </table:table-cell>
          <table:table-cell office:value-type="float" office:value="1404785.89452962" calcext:value-type="float">
            <text:p>1404785.89452962</text:p>
          </table:table-cell>
        </table:table-row>
        <table:table-row table:style-name="ro1">
          <table:table-cell office:value-type="date" office:date-value="2036-01-31" calcext:value-type="date">
            <text:p>2036-01-31</text:p>
          </table:table-cell>
          <table:table-cell office:value-type="float" office:value="7740477.40163873" calcext:value-type="float">
            <text:p>7740477.40163873</text:p>
          </table:table-cell>
          <table:table-cell office:value-type="float" office:value="8240245.37124671" calcext:value-type="float">
            <text:p>8240245.37124671</text:p>
          </table:table-cell>
          <table:table-cell office:value-type="float" office:value="4798446.39781988" calcext:value-type="float">
            <text:p>4798446.39781988</text:p>
          </table:table-cell>
          <table:table-cell office:value-type="float" office:value="5108260.59778168" calcext:value-type="float">
            <text:p>5108260.59778168</text:p>
          </table:table-cell>
          <table:table-cell office:value-type="float" office:value="3275382.68205813" calcext:value-type="float">
            <text:p>3275382.68205813</text:p>
          </table:table-cell>
          <table:table-cell office:value-type="float" office:value="1974399.84077015" calcext:value-type="float">
            <text:p>1974399.84077015</text:p>
          </table:table-cell>
          <table:table-cell office:value-type="float" office:value="2030462.38838912" calcext:value-type="float">
            <text:p>2030462.38838912</text:p>
          </table:table-cell>
          <table:table-cell office:value-type="float" office:value="1223962.20700728" calcext:value-type="float">
            <text:p>1223962.20700728</text:p>
          </table:table-cell>
          <table:table-cell office:value-type="float" office:value="11527597.1207289" calcext:value-type="float">
            <text:p>11527597.1207289</text:p>
          </table:table-cell>
          <table:table-cell office:value-type="float" office:value="12828579.9620168" calcext:value-type="float">
            <text:p>12828579.9620168</text:p>
          </table:table-cell>
          <table:table-cell office:value-type="float" office:value="7146142.80351359" calcext:value-type="float">
            <text:p>7146142.80351359</text:p>
          </table:table-cell>
          <table:table-cell office:value-type="float" office:value="7952642.98489544" calcext:value-type="float">
            <text:p>7952642.98489544</text:p>
          </table:table-cell>
          <table:table-cell office:value-type="float" office:value="0" calcext:value-type="float">
            <text:p>0</text:p>
          </table:table-cell>
          <table:table-cell office:value-type="float" office:value="554108.621679994" calcext:value-type="float">
            <text:p>554108.621679994</text:p>
          </table:table-cell>
          <table:table-cell office:value-type="float" office:value="1855091.46296797" calcext:value-type="float">
            <text:p>1855091.46296797</text:p>
          </table:table-cell>
          <table:table-cell office:value-type="float" office:value="1420291.21909016" calcext:value-type="float">
            <text:p>1420291.21909016</text:p>
          </table:table-cell>
        </table:table-row>
        <table:table-row table:style-name="ro1">
          <table:table-cell office:value-type="date" office:date-value="2036-02-29" calcext:value-type="date">
            <text:p>2036-02-29</text:p>
          </table:table-cell>
          <table:table-cell office:value-type="float" office:value="7836540.71097814" calcext:value-type="float">
            <text:p>7836540.71097814</text:p>
          </table:table-cell>
          <table:table-cell office:value-type="float" office:value="8347150.20426352" calcext:value-type="float">
            <text:p>8347150.20426352</text:p>
          </table:table-cell>
          <table:table-cell office:value-type="float" office:value="4837839.92150953" calcext:value-type="float">
            <text:p>4837839.92150953</text:p>
          </table:table-cell>
          <table:table-cell office:value-type="float" office:value="5153061.53293525" calcext:value-type="float">
            <text:p>5153061.53293525</text:p>
          </table:table-cell>
          <table:table-cell office:value-type="float" office:value="3316091.7076624" calcext:value-type="float">
            <text:p>3316091.7076624</text:p>
          </table:table-cell>
          <table:table-cell office:value-type="float" office:value="1996044.18177336" calcext:value-type="float">
            <text:p>1996044.18177336</text:p>
          </table:table-cell>
          <table:table-cell office:value-type="float" office:value="2047168.69833162" calcext:value-type="float">
            <text:p>2047168.69833162</text:p>
          </table:table-cell>
          <table:table-cell office:value-type="float" office:value="1232245.5256504" calcext:value-type="float">
            <text:p>1232245.5256504</text:p>
          </table:table-cell>
          <table:table-cell office:value-type="float" office:value="11610246.2601478" calcext:value-type="float">
            <text:p>11610246.2601478</text:p>
          </table:table-cell>
          <table:table-cell office:value-type="float" office:value="12930293.7860368" calcext:value-type="float">
            <text:p>12930293.7860368</text:p>
          </table:table-cell>
          <table:table-cell office:value-type="float" office:value="7167513.69353749" calcext:value-type="float">
            <text:p>7167513.69353749</text:p>
          </table:table-cell>
          <table:table-cell office:value-type="float" office:value="7982436.86621872" calcext:value-type="float">
            <text:p>7982436.86621872</text:p>
          </table:table-cell>
          <table:table-cell office:value-type="float" office:value="0" calcext:value-type="float">
            <text:p>0</text:p>
          </table:table-cell>
          <table:table-cell office:value-type="float" office:value="560183.03260366" calcext:value-type="float">
            <text:p>560183.03260366</text:p>
          </table:table-cell>
          <table:table-cell office:value-type="float" office:value="1880230.5584927" calcext:value-type="float">
            <text:p>1880230.5584927</text:p>
          </table:table-cell>
          <table:table-cell office:value-type="float" office:value="1435861.1491697" calcext:value-type="float">
            <text:p>1435861.1491697</text:p>
          </table:table-cell>
        </table:table-row>
        <table:table-row table:style-name="ro1">
          <table:table-cell office:value-type="date" office:date-value="2036-03-31" calcext:value-type="date">
            <text:p>2036-03-31</text:p>
          </table:table-cell>
          <table:table-cell office:value-type="float" office:value="7933292.76314603" calcext:value-type="float">
            <text:p>7933292.76314603</text:p>
          </table:table-cell>
          <table:table-cell office:value-type="float" office:value="8454902.65248049" calcext:value-type="float">
            <text:p>8454902.65248049</text:p>
          </table:table-cell>
          <table:table-cell office:value-type="float" office:value="4877247.3383791" calcext:value-type="float">
            <text:p>4877247.3383791</text:p>
          </table:table-cell>
          <table:table-cell office:value-type="float" office:value="5197923.82421949" calcext:value-type="float">
            <text:p>5197923.82421949</text:p>
          </table:table-cell>
          <table:table-cell office:value-type="float" office:value="3357075.10043805" calcext:value-type="float">
            <text:p>3357075.10043805</text:p>
          </table:table-cell>
          <table:table-cell office:value-type="float" office:value="2017778.70753075" calcext:value-type="float">
            <text:p>2017778.70753075</text:p>
          </table:table-cell>
          <table:table-cell office:value-type="float" office:value="2063870.08360665" calcext:value-type="float">
            <text:p>2063870.08360665</text:p>
          </table:table-cell>
          <table:table-cell office:value-type="float" office:value="1240494.47367675" calcext:value-type="float">
            <text:p>1240494.47367675</text:p>
          </table:table-cell>
          <table:table-cell office:value-type="float" office:value="11693649.0171039" calcext:value-type="float">
            <text:p>11693649.0171039</text:p>
          </table:table-cell>
          <table:table-cell office:value-type="float" office:value="13032945.4100112" calcext:value-type="float">
            <text:p>13032945.4100112</text:p>
          </table:table-cell>
          <table:table-cell office:value-type="float" office:value="7189047.50490923" calcext:value-type="float">
            <text:p>7189047.50490923</text:p>
          </table:table-cell>
          <table:table-cell office:value-type="float" office:value="8012423.11483913" calcext:value-type="float">
            <text:p>8012423.11483913</text:p>
          </table:table-cell>
          <table:table-cell office:value-type="float" office:value="0" calcext:value-type="float">
            <text:p>0</text:p>
          </table:table-cell>
          <table:table-cell office:value-type="float" office:value="566282.753572842" calcext:value-type="float">
            <text:p>566282.753572842</text:p>
          </table:table-cell>
          <table:table-cell office:value-type="float" office:value="1905579.14648014" calcext:value-type="float">
            <text:p>1905579.14648014</text:p>
          </table:table-cell>
          <table:table-cell office:value-type="float" office:value="1451495.95395791" calcext:value-type="float">
            <text:p>1451495.95395791</text:p>
          </table:table-cell>
        </table:table-row>
        <table:table-row table:style-name="ro1">
          <table:table-cell office:value-type="date" office:date-value="2036-04-30" calcext:value-type="date">
            <text:p>2036-04-30</text:p>
          </table:table-cell>
          <table:table-cell office:value-type="float" office:value="8030739.83828857" calcext:value-type="float">
            <text:p>8030739.83828857</text:p>
          </table:table-cell>
          <table:table-cell office:value-type="float" office:value="8563510.53089725" calcext:value-type="float">
            <text:p>8563510.53089725</text:p>
          </table:table-cell>
          <table:table-cell office:value-type="float" office:value="4916669.94282491" calcext:value-type="float">
            <text:p>4916669.94282491</text:p>
          </table:table-cell>
          <table:table-cell office:value-type="float" office:value="5242848.81345376" calcext:value-type="float">
            <text:p>5242848.81345376</text:p>
          </table:table-cell>
          <table:table-cell office:value-type="float" office:value="3398334.87646687" calcext:value-type="float">
            <text:p>3398334.87646687</text:p>
          </table:table-cell>
          <table:table-cell office:value-type="float" office:value="2039603.79381213" calcext:value-type="float">
            <text:p>2039603.79381213</text:p>
          </table:table-cell>
          <table:table-cell office:value-type="float" office:value="2080566.83185232" calcext:value-type="float">
            <text:p>2080566.83185232</text:p>
          </table:table-cell>
          <table:table-cell office:value-type="float" office:value="1248709.19370298" calcext:value-type="float">
            <text:p>1248709.19370298</text:p>
          </table:table-cell>
          <table:table-cell office:value-type="float" office:value="11777811.9420546" calcext:value-type="float">
            <text:p>11777811.9420546</text:p>
          </table:table-cell>
          <table:table-cell office:value-type="float" office:value="13136543.0247093" calcext:value-type="float">
            <text:p>13136543.0247093</text:p>
          </table:table-cell>
          <table:table-cell office:value-type="float" office:value="7210744.60557856" calcext:value-type="float">
            <text:p>7210744.60557856</text:p>
          </table:table-cell>
          <table:table-cell office:value-type="float" office:value="8042602.24372789" calcext:value-type="float">
            <text:p>8042602.24372789</text:p>
          </table:table-cell>
          <table:table-cell office:value-type="float" office:value="0" calcext:value-type="float">
            <text:p>0</text:p>
          </table:table-cell>
          <table:table-cell office:value-type="float" office:value="572407.890046062" calcext:value-type="float">
            <text:p>572407.890046062</text:p>
          </table:table-cell>
          <table:table-cell office:value-type="float" office:value="1931138.97270081" calcext:value-type="float">
            <text:p>1931138.97270081</text:p>
          </table:table-cell>
          <table:table-cell office:value-type="float" office:value="1467195.90376607" calcext:value-type="float">
            <text:p>1467195.90376607</text:p>
          </table:table-cell>
        </table:table-row>
        <table:table-row table:style-name="ro1">
          <table:table-cell office:value-type="date" office:date-value="2036-05-31" calcext:value-type="date">
            <text:p>2036-05-31</text:p>
          </table:table-cell>
          <table:table-cell office:value-type="float" office:value="8128888.27113902" calcext:value-type="float">
            <text:p>8128888.27113902</text:p>
          </table:table-cell>
          <table:table-cell office:value-type="float" office:value="8672981.72276983" calcext:value-type="float">
            <text:p>8672981.72276983</text:p>
          </table:table-cell>
          <table:table-cell office:value-type="float" office:value="4956109.02692587" calcext:value-type="float">
            <text:p>4956109.02692587</text:p>
          </table:table-cell>
          <table:table-cell office:value-type="float" office:value="5287837.84114672" calcext:value-type="float">
            <text:p>5287837.84114672</text:p>
          </table:table-cell>
          <table:table-cell office:value-type="float" office:value="3439873.06750507" calcext:value-type="float">
            <text:p>3439873.06750507</text:p>
          </table:table-cell>
          <table:table-cell office:value-type="float" office:value="2061519.81795301" calcext:value-type="float">
            <text:p>2061519.81795301</text:p>
          </table:table-cell>
          <table:table-cell office:value-type="float" office:value="2097259.23062198" calcext:value-type="float">
            <text:p>2097259.23062198</text:p>
          </table:table-cell>
          <table:table-cell office:value-type="float" office:value="1256889.82775401" calcext:value-type="float">
            <text:p>1256889.82775401</text:p>
          </table:table-cell>
          <table:table-cell office:value-type="float" office:value="11862741.6411708" calcext:value-type="float">
            <text:p>11862741.6411708</text:p>
          </table:table-cell>
          <table:table-cell office:value-type="float" office:value="13241094.8907228" calcext:value-type="float">
            <text:p>13241094.8907228</text:p>
          </table:table-cell>
          <table:table-cell office:value-type="float" office:value="7232605.36630031" calcext:value-type="float">
            <text:p>7232605.36630031</text:p>
          </table:table-cell>
          <table:table-cell office:value-type="float" office:value="8072974.76916829" calcext:value-type="float">
            <text:p>8072974.76916829</text:p>
          </table:table-cell>
          <table:table-cell office:value-type="float" office:value="0" calcext:value-type="float">
            <text:p>0</text:p>
          </table:table-cell>
          <table:table-cell office:value-type="float" office:value="578558.547921254" calcext:value-type="float">
            <text:p>578558.547921254</text:p>
          </table:table-cell>
          <table:table-cell office:value-type="float" office:value="1956911.79747331" calcext:value-type="float">
            <text:p>1956911.79747331</text:p>
          </table:table-cell>
          <table:table-cell office:value-type="float" office:value="1482961.27003176" calcext:value-type="float">
            <text:p>1482961.27003176</text:p>
          </table:table-cell>
        </table:table-row>
        <table:table-row table:style-name="ro1">
          <table:table-cell office:value-type="date" office:date-value="2036-06-30" calcext:value-type="date">
            <text:p>2036-06-30</text:p>
          </table:table-cell>
          <table:table-cell office:value-type="float" office:value="8227744.45148211" calcext:value-type="float">
            <text:p>8227744.45148211</text:p>
          </table:table-cell>
          <table:table-cell office:value-type="float" office:value="8783324.18019252" calcext:value-type="float">
            <text:p>8783324.18019252</text:p>
          </table:table-cell>
          <table:table-cell office:value-type="float" office:value="4995565.88047639" calcext:value-type="float">
            <text:p>4995565.88047639</text:p>
          </table:table-cell>
          <table:table-cell office:value-type="float" office:value="5332892.24652925" calcext:value-type="float">
            <text:p>5332892.24652925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2083527.15886115" calcext:value-type="float">
            <text:p>2083527.15886115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265036.5172654" calcext:value-type="float">
            <text:p>1265036.5172654</text:p>
          </table:table-cell>
          <table:table-cell office:value-type="float" office:value="11948444.7768056" calcext:value-type="float">
            <text:p>11948444.7768056</text:p>
          </table:table-cell>
          <table:table-cell office:value-type="float" office:value="13346609.3390536" calcext:value-type="float">
            <text:p>13346609.3390536</text:p>
          </table:table-cell>
          <table:table-cell office:value-type="float" office:value="7254630.16064073" calcext:value-type="float">
            <text:p>7254630.16064073</text:p>
          </table:table-cell>
          <table:table-cell office:value-type="float" office:value="8103541.21076445" calcext:value-type="float">
            <text:p>8103541.21076445</text:p>
          </table:table-cell>
          <table:table-cell office:value-type="float" office:value="0" calcext:value-type="float">
            <text:p>0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6-07-31" calcext:value-type="date">
            <text:p>2036-07-31</text:p>
          </table:table-cell>
          <table:table-cell office:value-type="float" office:value="8327314.82462216" calcext:value-type="float">
            <text:p>8327314.82462216</text:p>
          </table:table-cell>
          <table:table-cell office:value-type="float" office:value="8894545.92468463" calcext:value-type="float">
            <text:p>8894545.92468463</text:p>
          </table:table-cell>
          <table:table-cell office:value-type="float" office:value="5035041.79101915" calcext:value-type="float">
            <text:p>5035041.79101915</text:p>
          </table:table-cell>
          <table:table-cell office:value-type="float" office:value="5378013.36758734" calcext:value-type="float">
            <text:p>5378013.36758734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2183976.44511541" calcext:value-type="float">
            <text:p>2183976.44511541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320523.23027867" calcext:value-type="float">
            <text:p>1320523.23027867</text:p>
          </table:table-cell>
          <table:table-cell office:value-type="float" office:value="12077029.2476216" calcext:value-type="float">
            <text:p>12077029.2476216</text:p>
          </table:table-cell>
          <table:table-cell office:value-type="float" office:value="13374744.5236153" calcext:value-type="float">
            <text:p>13374744.5236153</text:p>
          </table:table-cell>
          <table:table-cell office:value-type="float" office:value="7302275.49381675" calcext:value-type="float">
            <text:p>7302275.49381675</text:p>
          </table:table-cell>
          <table:table-cell office:value-type="float" office:value="8086928.26425753" calcext:value-type="float">
            <text:p>8086928.26425753</text:p>
          </table:table-cell>
          <table:table-cell office:value-type="float" office:value="100449.286254262" calcext:value-type="float">
            <text:p>100449.286254262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6-08-31" calcext:value-type="date">
            <text:p>2036-08-31</text:p>
          </table:table-cell>
          <table:table-cell office:value-type="float" office:value="8427956.735019" calcext:value-type="float">
            <text:p>8427956.735019</text:p>
          </table:table-cell>
          <table:table-cell office:value-type="float" office:value="9006002.12904809" calcext:value-type="float">
            <text:p>9006002.12904809</text:p>
          </table:table-cell>
          <table:table-cell office:value-type="float" office:value="5074749.29805904" calcext:value-type="float">
            <text:p>5074749.29805904</text:p>
          </table:table-cell>
          <table:table-cell office:value-type="float" office:value="5422809.39730073" calcext:value-type="float">
            <text:p>5422809.39730073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2285262.80875513" calcext:value-type="float">
            <text:p>2285262.80875513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376031.72384871" calcext:value-type="float">
            <text:p>1376031.72384871</text:p>
          </table:table-cell>
          <table:table-cell office:value-type="float" office:value="12206685.2556944" calcext:value-type="float">
            <text:p>12206685.2556944</text:p>
          </table:table-cell>
          <table:table-cell office:value-type="float" office:value="13403114.1680484" calcext:value-type="float">
            <text:p>13403114.1680484</text:p>
          </table:table-cell>
          <table:table-cell office:value-type="float" office:value="7350045.73238627" calcext:value-type="float">
            <text:p>7350045.73238627</text:p>
          </table:table-cell>
          <table:table-cell office:value-type="float" office:value="8070454.83912956" calcext:value-type="float">
            <text:p>8070454.83912956</text:p>
          </table:table-cell>
          <table:table-cell office:value-type="float" office:value="201735.649893975" calcext:value-type="float">
            <text:p>201735.649893975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6-09-30" calcext:value-type="date">
            <text:p>2036-09-30</text:p>
          </table:table-cell>
          <table:table-cell office:value-type="float" office:value="8529679.11214979" calcext:value-type="float">
            <text:p>8529679.11214979</text:p>
          </table:table-cell>
          <table:table-cell office:value-type="float" office:value="9117694.74711516" calcext:value-type="float">
            <text:p>9117694.74711516</text:p>
          </table:table-cell>
          <table:table-cell office:value-type="float" office:value="5114688.47717403" calcext:value-type="float">
            <text:p>5114688.47717403</text:p>
          </table:table-cell>
          <table:table-cell office:value-type="float" office:value="5467282.84244993" calcext:value-type="float">
            <text:p>5467282.84244993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2387393.22542517" calcext:value-type="float">
            <text:p>2387393.22542517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431562.95330879" calcext:value-type="float">
            <text:p>1431562.95330879</text:p>
          </table:table-cell>
          <table:table-cell office:value-type="float" office:value="12337421.7305011" calcext:value-type="float">
            <text:p>12337421.7305011</text:p>
          </table:table-cell>
          <table:table-cell office:value-type="float" office:value="13431720.226185" calcext:value-type="float">
            <text:p>13431720.226185</text:p>
          </table:table-cell>
          <table:table-cell office:value-type="float" office:value="7397941.69667494" calcext:value-type="float">
            <text:p>7397941.69667494</text:p>
          </table:table-cell>
          <table:table-cell office:value-type="float" office:value="8054120.64934988" calcext:value-type="float">
            <text:p>8054120.64934988</text:p>
          </table:table-cell>
          <table:table-cell office:value-type="float" office:value="303866.06656402" calcext:value-type="float">
            <text:p>303866.06656402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6-10-31" calcext:value-type="date">
            <text:p>2036-10-31</text:p>
          </table:table-cell>
          <table:table-cell office:value-type="float" office:value="8632490.95990397" calcext:value-type="float">
            <text:p>8632490.95990397</text:p>
          </table:table-cell>
          <table:table-cell office:value-type="float" office:value="9229625.74900004" calcext:value-type="float">
            <text:p>9229625.74900004</text:p>
          </table:table-cell>
          <table:table-cell office:value-type="float" office:value="5154859.41043617" calcext:value-type="float">
            <text:p>5154859.41043617</text:p>
          </table:table-cell>
          <table:table-cell office:value-type="float" office:value="5511436.19704018" calcext:value-type="float">
            <text:p>5511436.19704018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2490374.7289008" calcext:value-type="float">
            <text:p>2490374.7289008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487117.87436723" calcext:value-type="float">
            <text:p>1487117.87436723</text:p>
          </table:table-cell>
          <table:table-cell office:value-type="float" office:value="12469247.6759311" calcext:value-type="float">
            <text:p>12469247.6759311</text:p>
          </table:table-cell>
          <table:table-cell office:value-type="float" office:value="13460564.6681395" calcext:value-type="float">
            <text:p>13460564.6681395</text:p>
          </table:table-cell>
          <table:table-cell office:value-type="float" office:value="7445964.20915894" calcext:value-type="float">
            <text:p>7445964.20915894</text:p>
          </table:table-cell>
          <table:table-cell office:value-type="float" office:value="8037925.41129002" calcext:value-type="float">
            <text:p>8037925.41129002</text:p>
          </table:table-cell>
          <table:table-cell office:value-type="float" office:value="406847.570039649" calcext:value-type="float">
            <text:p>406847.570039649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6-11-30" calcext:value-type="date">
            <text:p>2036-11-30</text:p>
          </table:table-cell>
          <table:table-cell office:value-type="float" office:value="8736401.35720339" calcext:value-type="float">
            <text:p>8736401.35720339</text:p>
          </table:table-cell>
          <table:table-cell office:value-type="float" office:value="9341797.12123453" calcext:value-type="float">
            <text:p>9341797.12123453</text:p>
          </table:table-cell>
          <table:table-cell office:value-type="float" office:value="5195262.18640249" calcext:value-type="float">
            <text:p>5195262.18640249</text:p>
          </table:table-cell>
          <table:table-cell office:value-type="float" office:value="5555271.94237437" calcext:value-type="float">
            <text:p>5555271.94237437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2594214.41157206" calcext:value-type="float">
            <text:p>2594214.41157206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542697.44312377" calcext:value-type="float">
            <text:p>1542697.44312377</text:p>
          </table:table-cell>
          <table:table-cell office:value-type="float" office:value="12602172.1709065" calcext:value-type="float">
            <text:p>12602172.1709065</text:p>
          </table:table-cell>
          <table:table-cell office:value-type="float" office:value="13489649.4804436" calcext:value-type="float">
            <text:p>13489649.4804436</text:p>
          </table:table-cell>
          <table:table-cell office:value-type="float" office:value="7494114.09447908" calcext:value-type="float">
            <text:p>7494114.09447908</text:p>
          </table:table-cell>
          <table:table-cell office:value-type="float" office:value="8021868.84371878" calcext:value-type="float">
            <text:p>8021868.84371878</text:p>
          </table:table-cell>
          <table:table-cell office:value-type="float" office:value="510687.252710907" calcext:value-type="float">
            <text:p>510687.25271090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6-12-31" calcext:value-type="date">
            <text:p>2036-12-31</text:p>
          </table:table-cell>
          <table:table-cell office:value-type="float" office:value="8841419.45862761" calcext:value-type="float">
            <text:p>8841419.45862761</text:p>
          </table:table-cell>
          <table:table-cell office:value-type="float" office:value="9454210.8669049" calcext:value-type="float">
            <text:p>9454210.8669049</text:p>
          </table:table-cell>
          <table:table-cell office:value-type="float" office:value="5235896.90010604" calcext:value-type="float">
            <text:p>5235896.90010604</text:p>
          </table:table-cell>
          <table:table-cell office:value-type="float" office:value="5598792.54712567" calcext:value-type="float">
            <text:p>5598792.54712567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2698919.42493224" calcext:value-type="float">
            <text:p>2698919.42493224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598302.61608606" calcext:value-type="float">
            <text:p>1598302.61608606</text:p>
          </table:table-cell>
          <table:table-cell office:value-type="float" office:value="12736204.3700066" calcext:value-type="float">
            <text:p>12736204.3700066</text:p>
          </table:table-cell>
          <table:table-cell office:value-type="float" office:value="13518976.6661835" calcext:value-type="float">
            <text:p>13518976.6661835</text:p>
          </table:table-cell>
          <table:table-cell office:value-type="float" office:value="7542392.17945504" calcext:value-type="float">
            <text:p>7542392.17945504</text:p>
          </table:table-cell>
          <table:table-cell office:value-type="float" office:value="8005950.66779733" calcext:value-type="float">
            <text:p>8005950.66779733</text:p>
          </table:table-cell>
          <table:table-cell office:value-type="float" office:value="615392.266071093" calcext:value-type="float">
            <text:p>615392.266071093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01-31" calcext:value-type="date">
            <text:p>2037-01-31</text:p>
          </table:table-cell>
          <table:table-cell office:value-type="float" office:value="8947554.49504433" calcext:value-type="float">
            <text:p>8947554.49504433</text:p>
          </table:table-cell>
          <table:table-cell office:value-type="float" office:value="9566869.00578976" calcext:value-type="float">
            <text:p>9566869.00578976</text:p>
          </table:table-cell>
          <table:table-cell office:value-type="float" office:value="5276763.65304713" calcext:value-type="float">
            <text:p>5276763.65304713</text:p>
          </table:table-cell>
          <table:table-cell office:value-type="float" office:value="5642000.46740978" calcext:value-type="float">
            <text:p>5642000.46740978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2804496.98007043" calcext:value-type="float">
            <text:p>2804496.98007043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653934.35018613" calcext:value-type="float">
            <text:p>1653934.35018613</text:p>
          </table:table-cell>
          <table:table-cell office:value-type="float" office:value="12871353.5040992" calcext:value-type="float">
            <text:p>12871353.5040992</text:p>
          </table:table-cell>
          <table:table-cell office:value-type="float" office:value="13548548.2451379" calcext:value-type="float">
            <text:p>13548548.2451379</text:p>
          </table:table-cell>
          <table:table-cell office:value-type="float" office:value="7590799.29309949" calcext:value-type="float">
            <text:p>7590799.29309949</text:p>
          </table:table-cell>
          <table:table-cell office:value-type="float" office:value="7990170.60707438" calcext:value-type="float">
            <text:p>7990170.60707438</text:p>
          </table:table-cell>
          <table:table-cell office:value-type="float" office:value="720969.821209281" calcext:value-type="float">
            <text:p>720969.821209281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02-28" calcext:value-type="date">
            <text:p>2037-02-28</text:p>
          </table:table-cell>
          <table:table-cell office:value-type="float" office:value="9054815.77424516" calcext:value-type="float">
            <text:p>9054815.77424516</text:p>
          </table:table-cell>
          <table:table-cell office:value-type="float" office:value="9679773.57449924" calcext:value-type="float">
            <text:p>9679773.57449924</text:p>
          </table:table-cell>
          <table:table-cell office:value-type="float" office:value="5317862.5531847" calcext:value-type="float">
            <text:p>5317862.5531847</text:p>
          </table:table-cell>
          <table:table-cell office:value-type="float" office:value="5684898.14685683" calcext:value-type="float">
            <text:p>5684898.14685683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2910954.3481681" calcext:value-type="float">
            <text:p>2910954.3481681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709593.60279683" calcext:value-type="float">
            <text:p>1709593.60279683</text:p>
          </table:table-cell>
          <table:table-cell office:value-type="float" office:value="13007628.880976" calcext:value-type="float">
            <text:p>13007628.880976</text:p>
          </table:table-cell>
          <table:table-cell office:value-type="float" office:value="13578366.253917" calcext:value-type="float">
            <text:p>13578366.253917</text:p>
          </table:table-cell>
          <table:table-cell office:value-type="float" office:value="7639336.26663236" calcext:value-type="float">
            <text:p>7639336.26663236</text:p>
          </table:table-cell>
          <table:table-cell office:value-type="float" office:value="7974528.38748135" calcext:value-type="float">
            <text:p>7974528.38748135</text:p>
          </table:table-cell>
          <table:table-cell office:value-type="float" office:value="827427.189306953" calcext:value-type="float">
            <text:p>827427.189306953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03-31" calcext:value-type="date">
            <text:p>2037-03-31</text:p>
          </table:table-cell>
          <table:table-cell office:value-type="float" office:value="9163212.68158663" calcext:value-type="float">
            <text:p>9163212.68158663</text:p>
          </table:table-cell>
          <table:table-cell office:value-type="float" office:value="9792926.62661522" calcext:value-type="float">
            <text:p>9792926.62661522</text:p>
          </table:table-cell>
          <table:table-cell office:value-type="float" office:value="5359193.71492777" calcext:value-type="float">
            <text:p>5359193.71492777</text:p>
          </table:table-cell>
          <table:table-cell office:value-type="float" office:value="5727488.01668299" calcext:value-type="float">
            <text:p>5727488.01668299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3018298.86099992" calcext:value-type="float">
            <text:p>3018298.86099992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765281.33174833" calcext:value-type="float">
            <text:p>1765281.33174833</text:p>
          </table:table-cell>
          <table:table-cell office:value-type="float" office:value="13145039.8859933" calcext:value-type="float">
            <text:p>13145039.8859933</text:p>
          </table:table-cell>
          <table:table-cell office:value-type="float" office:value="13608432.7461026" calcext:value-type="float">
            <text:p>13608432.7461026</text:p>
          </table:table-cell>
          <table:table-cell office:value-type="float" office:value="7688003.93349511" calcext:value-type="float">
            <text:p>7688003.93349511</text:p>
          </table:table-cell>
          <table:table-cell office:value-type="float" office:value="7959023.73732769" calcext:value-type="float">
            <text:p>7959023.73732769</text:p>
          </table:table-cell>
          <table:table-cell office:value-type="float" office:value="934771.702138773" calcext:value-type="float">
            <text:p>934771.702138773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04-30" calcext:value-type="date">
            <text:p>2037-04-30</text:p>
          </table:table-cell>
          <table:table-cell office:value-type="float" office:value="9272754.68063657" calcext:value-type="float">
            <text:p>9272754.68063657</text:p>
          </table:table-cell>
          <table:table-cell office:value-type="float" office:value="9906330.23283274" calcext:value-type="float">
            <text:p>9906330.23283274</text:p>
          </table:table-cell>
          <table:table-cell office:value-type="float" office:value="5400757.2591272" calcext:value-type="float">
            <text:p>5400757.2591272</text:p>
          </table:table-cell>
          <table:table-cell office:value-type="float" office:value="5769772.49576172" calcext:value-type="float">
            <text:p>5769772.4957617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3126537.91143867" calcext:value-type="float">
            <text:p>3126537.91143867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820998.4953446" calcext:value-type="float">
            <text:p>1820998.4953446</text:p>
          </table:table-cell>
          <table:table-cell office:value-type="float" office:value="13283595.9827192" calcext:value-type="float">
            <text:p>13283595.9827192</text:p>
          </table:table-cell>
          <table:table-cell office:value-type="float" office:value="13638749.7923897" calcext:value-type="float">
            <text:p>13638749.7923897</text:p>
          </table:table-cell>
          <table:table-cell office:value-type="float" office:value="7736803.12936506" calcext:value-type="float">
            <text:p>7736803.12936506</text:p>
          </table:table-cell>
          <table:table-cell office:value-type="float" office:value="7943656.38729604" calcext:value-type="float">
            <text:p>7943656.38729604</text:p>
          </table:table-cell>
          <table:table-cell office:value-type="float" office:value="1043010.75257752" calcext:value-type="float">
            <text:p>1043010.75257752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05-31" calcext:value-type="date">
            <text:p>2037-05-31</text:p>
          </table:table-cell>
          <table:table-cell office:value-type="float" office:value="9383451.3138259" calcext:value-type="float">
            <text:p>9383451.3138259</text:p>
          </table:table-cell>
          <table:table-cell office:value-type="float" office:value="10019986.4811027" calcext:value-type="float">
            <text:p>10019986.4811027</text:p>
          </table:table-cell>
          <table:table-cell office:value-type="float" office:value="5442553.31306746" calcext:value-type="float">
            <text:p>5442553.31306746</text:p>
          </table:table-cell>
          <table:table-cell office:value-type="float" office:value="5811753.99069462" calcext:value-type="float">
            <text:p>5811753.9906946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3235678.95396442" calcext:value-type="float">
            <text:p>3235678.95396442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876746.05237989" calcext:value-type="float">
            <text:p>1876746.05237989</text:p>
          </table:table-cell>
          <table:table-cell office:value-type="float" office:value="13423306.7135844" calcext:value-type="float">
            <text:p>13423306.7135844</text:p>
          </table:table-cell>
          <table:table-cell office:value-type="float" office:value="13669319.4807292" calcext:value-type="float">
            <text:p>13669319.4807292</text:p>
          </table:table-cell>
          <table:table-cell office:value-type="float" office:value="7785734.69216969" calcext:value-type="float">
            <text:p>7785734.69216969</text:p>
          </table:table-cell>
          <table:table-cell office:value-type="float" office:value="7928426.07043769" calcext:value-type="float">
            <text:p>7928426.07043769</text:p>
          </table:table-cell>
          <table:table-cell office:value-type="float" office:value="1152151.79510327" calcext:value-type="float">
            <text:p>1152151.7951032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06-30" calcext:value-type="date">
            <text:p>2037-06-30</text:p>
          </table:table-cell>
          <table:table-cell office:value-type="float" office:value="9495312.20310577" calcext:value-type="float">
            <text:p>9495312.20310577</text:p>
          </table:table-cell>
          <table:table-cell office:value-type="float" office:value="10133897.4767754" calcext:value-type="float">
            <text:p>10133897.4767754</text:p>
          </table:table-cell>
          <table:table-cell office:value-type="float" office:value="5484582.01045863" calcext:value-type="float">
            <text:p>5484582.01045863</text:p>
          </table:table-cell>
          <table:table-cell office:value-type="float" office:value="5853434.89588209" calcext:value-type="float">
            <text:p>5853434.89588209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3345729.50517787" calcext:value-type="float">
            <text:p>3345729.50517787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932524.96215524" calcext:value-type="float">
            <text:p>1932524.96215524</text:p>
          </table:table-cell>
          <table:table-cell office:value-type="float" office:value="13564181.7005402" calcext:value-type="float">
            <text:p>13564181.7005402</text:p>
          </table:table-cell>
          <table:table-cell office:value-type="float" office:value="13700143.9164715" calcext:value-type="float">
            <text:p>13700143.9164715</text:p>
          </table:table-cell>
          <table:table-cell office:value-type="float" office:value="7834799.46210108" calcext:value-type="float">
            <text:p>7834799.46210108</text:p>
          </table:table-cell>
          <table:table-cell office:value-type="float" office:value="7913332.5221678" calcext:value-type="float">
            <text:p>7913332.5221678</text:p>
          </table:table-cell>
          <table:table-cell office:value-type="float" office:value="1262202.34631672" calcext:value-type="float">
            <text:p>1262202.34631672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07-31" calcext:value-type="date">
            <text:p>2037-07-31</text:p>
          </table:table-cell>
          <table:table-cell office:value-type="float" office:value="9608347.05061027" calcext:value-type="float">
            <text:p>9608347.05061027</text:p>
          </table:table-cell>
          <table:table-cell office:value-type="float" office:value="10248065.342746" calcext:value-type="float">
            <text:p>10248065.342746</text:p>
          </table:table-cell>
          <table:table-cell office:value-type="float" office:value="5526843.49142852" calcext:value-type="float">
            <text:p>5526843.49142852</text:p>
          </table:table-cell>
          <table:table-cell office:value-type="float" office:value="5894817.59359352" calcext:value-type="float">
            <text:p>5894817.5935935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3456697.14431811" calcext:value-type="float">
            <text:p>3456697.14431811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1988336.18449498" calcext:value-type="float">
            <text:p>1988336.18449498</text:p>
          </table:table-cell>
          <table:table-cell office:value-type="float" office:value="13706230.6457206" calcext:value-type="float">
            <text:p>13706230.6457206</text:p>
          </table:table-cell>
          <table:table-cell office:value-type="float" office:value="13731225.2225117" calcext:value-type="float">
            <text:p>13731225.2225117</text:p>
          </table:table-cell>
          <table:table-cell office:value-type="float" office:value="7883998.28163032" calcext:value-type="float">
            <text:p>7883998.28163032</text:p>
          </table:table-cell>
          <table:table-cell office:value-type="float" office:value="7898375.48026094" calcext:value-type="float">
            <text:p>7898375.48026094</text:p>
          </table:table-cell>
          <table:table-cell office:value-type="float" office:value="1373169.98545695" calcext:value-type="float">
            <text:p>1373169.98545695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08-31" calcext:value-type="date">
            <text:p>2037-08-31</text:p>
          </table:table-cell>
          <table:table-cell office:value-type="float" office:value="9722565.63932461" calcext:value-type="float">
            <text:p>9722565.63932461</text:p>
          </table:table-cell>
          <table:table-cell office:value-type="float" office:value="10362492.2196003" calcext:value-type="float">
            <text:p>10362492.2196003</text:p>
          </table:table-cell>
          <table:table-cell office:value-type="float" office:value="5569337.90251496" calcext:value-type="float">
            <text:p>5569337.90251496</text:p>
          </table:table-cell>
          <table:table-cell office:value-type="float" office:value="5935904.45403721" calcext:value-type="float">
            <text:p>5935904.45403721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3568589.51378451" calcext:value-type="float">
            <text:p>3568589.51378451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044180.67976326" calcext:value-type="float">
            <text:p>2044180.67976326</text:p>
          </table:table-cell>
          <table:table-cell office:value-type="float" office:value="13849463.3321109" calcext:value-type="float">
            <text:p>13849463.3321109</text:p>
          </table:table-cell>
          <table:table-cell office:value-type="float" office:value="13762565.5394355" calcext:value-type="float">
            <text:p>13762565.5394355</text:p>
          </table:table-cell>
          <table:table-cell office:value-type="float" office:value="7933331.99552194" calcext:value-type="float">
            <text:p>7933331.99552194</text:p>
          </table:table-cell>
          <table:table-cell office:value-type="float" office:value="7883554.68484642" calcext:value-type="float">
            <text:p>7883554.68484642</text:p>
          </table:table-cell>
          <table:table-cell office:value-type="float" office:value="1485062.35492336" calcext:value-type="float">
            <text:p>1485062.35492336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09-30" calcext:value-type="date">
            <text:p>2037-09-30</text:p>
          </table:table-cell>
          <table:table-cell office:value-type="float" office:value="9837977.83375887" calcext:value-type="float">
            <text:p>9837977.83375887</text:p>
          </table:table-cell>
          <table:table-cell office:value-type="float" office:value="10477180.2657622" calcext:value-type="float">
            <text:p>10477180.2657622</text:p>
          </table:table-cell>
          <table:table-cell office:value-type="float" office:value="5612065.39665823" calcext:value-type="float">
            <text:p>5612065.39665823</text:p>
          </table:table-cell>
          <table:table-cell office:value-type="float" office:value="5976697.83542997" calcext:value-type="float">
            <text:p>5976697.83542997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3681414.31966313" calcext:value-type="float">
            <text:p>3681414.31966313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100059.40888055" calcext:value-type="float">
            <text:p>2100059.40888055</text:p>
          </table:table-cell>
          <table:table-cell office:value-type="float" office:value="13993889.624221" calcext:value-type="float">
            <text:p>13993889.624221</text:p>
          </table:table-cell>
          <table:table-cell office:value-type="float" office:value="13794167.025667" calcext:value-type="float">
            <text:p>13794167.025667</text:p>
          </table:table-cell>
          <table:table-cell office:value-type="float" office:value="7982801.45084848" calcext:value-type="float">
            <text:p>7982801.45084848</text:p>
          </table:table-cell>
          <table:table-cell office:value-type="float" office:value="7868869.87840386" calcext:value-type="float">
            <text:p>7868869.87840386</text:p>
          </table:table-cell>
          <table:table-cell office:value-type="float" office:value="1597887.16080198" calcext:value-type="float">
            <text:p>1597887.16080198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10-31" calcext:value-type="date">
            <text:p>2037-10-31</text:p>
          </table:table-cell>
          <table:table-cell office:value-type="float" office:value="9954593.58062738" calcext:value-type="float">
            <text:p>9954593.58062738</text:p>
          </table:table-cell>
          <table:table-cell office:value-type="float" office:value="10592131.6576428" calcext:value-type="float">
            <text:p>10592131.6576428</text:p>
          </table:table-cell>
          <table:table-cell office:value-type="float" office:value="5655026.13319366" calcext:value-type="float">
            <text:p>5655026.13319366</text:p>
          </table:table-cell>
          <table:table-cell office:value-type="float" office:value="6017200.08406639" calcext:value-type="float">
            <text:p>6017200.08406639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3795179.33225741" calcext:value-type="float">
            <text:p>3795179.33225741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155973.3333402" calcext:value-type="float">
            <text:p>2155973.3333402</text:p>
          </table:table-cell>
          <table:table-cell office:value-type="float" office:value="14139519.4687655" calcext:value-type="float">
            <text:p>14139519.4687655</text:p>
          </table:table-cell>
          <table:table-cell office:value-type="float" office:value="13826031.8576172" calcext:value-type="float">
            <text:p>13826031.8576172</text:p>
          </table:table-cell>
          <table:table-cell office:value-type="float" office:value="8032407.497005" calcext:value-type="float">
            <text:p>8032407.497005</text:p>
          </table:table-cell>
          <table:table-cell office:value-type="float" office:value="7854320.80575867" calcext:value-type="float">
            <text:p>7854320.80575867</text:p>
          </table:table-cell>
          <table:table-cell office:value-type="float" office:value="1711652.17339626" calcext:value-type="float">
            <text:p>1711652.17339626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11-30" calcext:value-type="date">
            <text:p>2037-11-30</text:p>
          </table:table-cell>
          <table:table-cell office:value-type="float" office:value="10072422.9095338" calcext:value-type="float">
            <text:p>10072422.9095338</text:p>
          </table:table-cell>
          <table:table-cell office:value-type="float" office:value="10707348.5897896" calcext:value-type="float">
            <text:p>10707348.5897896</text:p>
          </table:table-cell>
          <table:table-cell office:value-type="float" office:value="5698220.27784435" calcext:value-type="float">
            <text:p>5698220.27784435</text:p>
          </table:table-cell>
          <table:table-cell office:value-type="float" office:value="6057413.53438776" calcext:value-type="float">
            <text:p>6057413.53438776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3909892.38662331" calcext:value-type="float">
            <text:p>3909892.38662331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211923.41522497" calcext:value-type="float">
            <text:p>2211923.41522497</text:p>
          </table:table-cell>
          <table:table-cell office:value-type="float" office:value="14286362.8953477" calcext:value-type="float">
            <text:p>14286362.8953477</text:p>
          </table:table-cell>
          <table:table-cell office:value-type="float" office:value="13858162.2298336" calcext:value-type="float">
            <text:p>13858162.2298336</text:p>
          </table:table-cell>
          <table:table-cell office:value-type="float" office:value="8082150.98572364" calcext:value-type="float">
            <text:p>8082150.98572364</text:p>
          </table:table-cell>
          <table:table-cell office:value-type="float" office:value="7839907.21407762" calcext:value-type="float">
            <text:p>7839907.21407762</text:p>
          </table:table-cell>
          <table:table-cell office:value-type="float" office:value="1826365.22776216" calcext:value-type="float">
            <text:p>1826365.22776216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7-12-31" calcext:value-type="date">
            <text:p>2037-12-31</text:p>
          </table:table-cell>
          <table:table-cell office:value-type="float" office:value="10191475.9336617" calcext:value-type="float">
            <text:p>10191475.9336617</text:p>
          </table:table-cell>
          <table:table-cell office:value-type="float" office:value="10822833.2750382" calcext:value-type="float">
            <text:p>10822833.2750382</text:p>
          </table:table-cell>
          <table:table-cell office:value-type="float" office:value="5741648.00271408" calcext:value-type="float">
            <text:p>5741648.00271408</text:p>
          </table:table-cell>
          <table:table-cell office:value-type="float" office:value="6097340.5090507" calcext:value-type="float">
            <text:p>6097340.5090507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4025561.38310892" calcext:value-type="float">
            <text:p>4025561.38310892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267910.61722362" calcext:value-type="float">
            <text:p>2267910.61722362</text:p>
          </table:table-cell>
          <table:table-cell office:value-type="float" office:value="14434430.0171515" calcext:value-type="float">
            <text:p>14434430.0171515</text:p>
          </table:table-cell>
          <table:table-cell office:value-type="float" office:value="13890560.3551518" calcext:value-type="float">
            <text:p>13890560.3551518</text:p>
          </table:table-cell>
          <table:table-cell office:value-type="float" office:value="8132032.7710883" calcext:value-type="float">
            <text:p>8132032.7710883</text:p>
          </table:table-cell>
          <table:table-cell office:value-type="float" office:value="7825628.85286447" calcext:value-type="float">
            <text:p>7825628.85286447</text:p>
          </table:table-cell>
          <table:table-cell office:value-type="float" office:value="1942034.22424777" calcext:value-type="float">
            <text:p>1942034.2242477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01-31" calcext:value-type="date">
            <text:p>2038-01-31</text:p>
          </table:table-cell>
          <table:table-cell office:value-type="float" office:value="10311762.8504713" calcext:value-type="float">
            <text:p>10311762.8504713</text:p>
          </table:table-cell>
          <table:table-cell office:value-type="float" office:value="10938587.9446645" calcext:value-type="float">
            <text:p>10938587.9446645</text:p>
          </table:table-cell>
          <table:table-cell office:value-type="float" office:value="5785309.48628031" calcext:value-type="float">
            <text:p>5785309.48628031</text:p>
          </table:table-cell>
          <table:table-cell office:value-type="float" office:value="6136983.31899542" calcext:value-type="float">
            <text:p>6136983.3189954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4142194.28789858" calcext:value-type="float">
            <text:p>4142194.28789858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323935.90264739" calcext:value-type="float">
            <text:p>2323935.90264739</text:p>
          </table:table-cell>
          <table:table-cell office:value-type="float" office:value="14583731.031637" calcext:value-type="float">
            <text:p>14583731.031637</text:p>
          </table:table-cell>
          <table:table-cell office:value-type="float" office:value="13923228.4648476" calcext:value-type="float">
            <text:p>13923228.4648476</text:p>
          </table:table-cell>
          <table:table-cell office:value-type="float" office:value="8182053.70954924" calcext:value-type="float">
            <text:p>8182053.70954924</text:p>
          </table:table-cell>
          <table:table-cell office:value-type="float" office:value="7811485.47395558" calcext:value-type="float">
            <text:p>7811485.47395558</text:p>
          </table:table-cell>
          <table:table-cell office:value-type="float" office:value="2058667.12903743" calcext:value-type="float">
            <text:p>2058667.12903743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02-28" calcext:value-type="date">
            <text:p>2038-02-28</text:p>
          </table:table-cell>
          <table:table-cell office:value-type="float" office:value="10433293.9424016" calcext:value-type="float">
            <text:p>10433293.9424016</text:p>
          </table:table-cell>
          <table:table-cell office:value-type="float" office:value="11054614.8485382" calcext:value-type="float">
            <text:p>11054614.8485382</text:p>
          </table:table-cell>
          <table:table-cell office:value-type="float" office:value="5829204.91338744" calcext:value-type="float">
            <text:p>5829204.91338744</text:p>
          </table:table-cell>
          <table:table-cell office:value-type="float" office:value="6176344.26351375" calcext:value-type="float">
            <text:p>6176344.26351375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4259799.13356149" calcext:value-type="float">
            <text:p>4259799.13356149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380000.23544668" calcext:value-type="float">
            <text:p>2380000.23544668</text:p>
          </table:table-cell>
          <table:table-cell office:value-type="float" office:value="14734276.2212433" calcext:value-type="float">
            <text:p>14734276.2212433</text:p>
          </table:table-cell>
          <table:table-cell office:value-type="float" office:value="13956168.8087909" calcext:value-type="float">
            <text:p>13956168.8087909</text:p>
          </table:table-cell>
          <table:table-cell office:value-type="float" office:value="8232214.65993786" calcext:value-type="float">
            <text:p>8232214.65993786</text:p>
          </table:table-cell>
          <table:table-cell office:value-type="float" office:value="7797476.83151564" calcext:value-type="float">
            <text:p>7797476.83151564</text:p>
          </table:table-cell>
          <table:table-cell office:value-type="float" office:value="2176271.97470034" calcext:value-type="float">
            <text:p>2176271.97470034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03-31" calcext:value-type="date">
            <text:p>2038-03-31</text:p>
          </table:table-cell>
          <table:table-cell office:value-type="float" office:value="10556079.5775786" calcext:value-type="float">
            <text:p>10556079.5775786</text:p>
          </table:table-cell>
          <table:table-cell office:value-type="float" office:value="11170916.2552781" calcext:value-type="float">
            <text:p>11170916.2552781</text:p>
          </table:table-cell>
          <table:table-cell office:value-type="float" office:value="5873334.47524009" calcext:value-type="float">
            <text:p>5873334.47524009</text:p>
          </table:table-cell>
          <table:table-cell office:value-type="float" office:value="6215425.63031672" calcext:value-type="float">
            <text:p>6215425.6303167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4378384.01960492" calcext:value-type="float">
            <text:p>4378384.01960492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436104.58022756" calcext:value-type="float">
            <text:p>2436104.58022756</text:p>
          </table:table-cell>
          <table:table-cell office:value-type="float" office:value="14886075.9540962" calcext:value-type="float">
            <text:p>14886075.9540962</text:p>
          </table:table-cell>
          <table:table-cell office:value-type="float" office:value="13989383.6556004" calcext:value-type="float">
            <text:p>13989383.6556004</text:p>
          </table:table-cell>
          <table:table-cell office:value-type="float" office:value="8282516.48348137" calcext:value-type="float">
            <text:p>8282516.48348137</text:p>
          </table:table-cell>
          <table:table-cell office:value-type="float" office:value="7783602.68203336" calcext:value-type="float">
            <text:p>7783602.68203336</text:p>
          </table:table-cell>
          <table:table-cell office:value-type="float" office:value="2294856.86074377" calcext:value-type="float">
            <text:p>2294856.8607437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04-30" calcext:value-type="date">
            <text:p>2038-04-30</text:p>
          </table:table-cell>
          <table:table-cell office:value-type="float" office:value="10680130.2105294" calcext:value-type="float">
            <text:p>10680130.2105294</text:p>
          </table:table-cell>
          <table:table-cell office:value-type="float" office:value="11287494.4524081" calcext:value-type="float">
            <text:p>11287494.4524081</text:p>
          </table:table-cell>
          <table:table-cell office:value-type="float" office:value="5917698.36939661" calcext:value-type="float">
            <text:p>5917698.36939661</text:p>
          </table:table-cell>
          <table:table-cell office:value-type="float" office:value="6254229.69560199" calcext:value-type="float">
            <text:p>6254229.69560199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4497957.11303204" calcext:value-type="float">
            <text:p>4497957.11303204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492249.9022684" calcext:value-type="float">
            <text:p>2492249.9022684</text:p>
          </table:table-cell>
          <table:table-cell office:value-type="float" office:value="15039140.6847229" calcext:value-type="float">
            <text:p>15039140.6847229</text:p>
          </table:table-cell>
          <table:table-cell office:value-type="float" office:value="14022875.2928" calcext:value-type="float">
            <text:p>14022875.2928</text:p>
          </table:table-cell>
          <table:table-cell office:value-type="float" office:value="8332960.04381764" calcext:value-type="float">
            <text:p>8332960.04381764</text:p>
          </table:table-cell>
          <table:table-cell office:value-type="float" office:value="7769862.78431726" calcext:value-type="float">
            <text:p>7769862.78431726</text:p>
          </table:table-cell>
          <table:table-cell office:value-type="float" office:value="2414429.95417089" calcext:value-type="float">
            <text:p>2414429.95417089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05-31" calcext:value-type="date">
            <text:p>2038-05-31</text:p>
          </table:table-cell>
          <table:table-cell office:value-type="float" office:value="10805456.3829021" calcext:value-type="float">
            <text:p>10805456.3829021</text:p>
          </table:table-cell>
          <table:table-cell office:value-type="float" office:value="11404351.7465148" calcext:value-type="float">
            <text:p>11404351.7465148</text:p>
          </table:table-cell>
          <table:table-cell office:value-type="float" office:value="5962296.79976275" calcext:value-type="float">
            <text:p>5962296.79976275</text:p>
          </table:table-cell>
          <table:table-cell office:value-type="float" office:value="6292758.7241208" calcext:value-type="float">
            <text:p>6292758.7241208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4618526.6489044" calcext:value-type="float">
            <text:p>4618526.6489044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548437.16753645" calcext:value-type="float">
            <text:p>2548437.16753645</text:p>
          </table:table-cell>
          <table:table-cell office:value-type="float" office:value="15193480.9547715" calcext:value-type="float">
            <text:p>15193480.9547715</text:p>
          </table:table-cell>
          <table:table-cell office:value-type="float" office:value="14056646.0269763" calcext:value-type="float">
            <text:p>14056646.0269763</text:p>
          </table:table-cell>
          <table:table-cell office:value-type="float" office:value="8383546.20700998" calcext:value-type="float">
            <text:p>8383546.20700998</text:p>
          </table:table-cell>
          <table:table-cell office:value-type="float" office:value="7756256.89949147" calcext:value-type="float">
            <text:p>7756256.89949147</text:p>
          </table:table-cell>
          <table:table-cell office:value-type="float" office:value="2534999.49004325" calcext:value-type="float">
            <text:p>2534999.49004325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06-30" calcext:value-type="date">
            <text:p>2038-06-30</text:p>
          </table:table-cell>
          <table:table-cell office:value-type="float" office:value="10932068.7241918" calcext:value-type="float">
            <text:p>10932068.7241918</text:p>
          </table:table-cell>
          <table:table-cell office:value-type="float" office:value="11521490.4634063" calcext:value-type="float">
            <text:p>11521490.4634063</text:p>
          </table:table-cell>
          <table:table-cell office:value-type="float" office:value="6007129.97658539" calcext:value-type="float">
            <text:p>6007129.97658539</text:p>
          </table:table-cell>
          <table:table-cell office:value-type="float" office:value="6331014.96924471" calcext:value-type="float">
            <text:p>6331014.96924471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4740100.93090902" calcext:value-type="float">
            <text:p>4740100.93090902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604667.34270451" calcext:value-type="float">
            <text:p>2604667.34270451</text:p>
          </table:table-cell>
          <table:table-cell office:value-type="float" office:value="15349107.3937372" calcext:value-type="float">
            <text:p>15349107.3937372</text:p>
          </table:table-cell>
          <table:table-cell office:value-type="float" office:value="14090698.1839373" calcext:value-type="float">
            <text:p>14090698.1839373</text:p>
          </table:table-cell>
          <table:table-cell office:value-type="float" office:value="8434275.84156203" calcext:value-type="float">
            <text:p>8434275.84156203</text:p>
          </table:table-cell>
          <table:table-cell office:value-type="float" office:value="7742784.79099157" calcext:value-type="float">
            <text:p>7742784.79099157</text:p>
          </table:table-cell>
          <table:table-cell office:value-type="float" office:value="2656573.77204787" calcext:value-type="float">
            <text:p>2656573.7720478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07-31" calcext:value-type="date">
            <text:p>2038-07-31</text:p>
          </table:table-cell>
          <table:table-cell office:value-type="float" office:value="11059977.952473" calcext:value-type="float">
            <text:p>11059977.952473</text:p>
          </table:table-cell>
          <table:table-cell office:value-type="float" office:value="11638912.9482724" calcext:value-type="float">
            <text:p>11638912.9482724</text:p>
          </table:table-cell>
          <table:table-cell office:value-type="float" office:value="6052198.11644655" calcext:value-type="float">
            <text:p>6052198.11644655</text:p>
          </table:table-cell>
          <table:table-cell office:value-type="float" office:value="6369000.673032" calcext:value-type="float">
            <text:p>6369000.67303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4862688.33193034" calcext:value-type="float">
            <text:p>4862688.33193034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660941.39516752" calcext:value-type="float">
            <text:p>2660941.39516752</text:p>
          </table:table-cell>
          <table:table-cell office:value-type="float" office:value="15506030.7196942" calcext:value-type="float">
            <text:p>15506030.7196942</text:p>
          </table:table-cell>
          <table:table-cell office:value-type="float" office:value="14125034.108873" calcext:value-type="float">
            <text:p>14125034.108873</text:p>
          </table:table-cell>
          <table:table-cell office:value-type="float" office:value="8485149.8184327" calcext:value-type="float">
            <text:p>8485149.8184327</text:p>
          </table:table-cell>
          <table:table-cell office:value-type="float" office:value="7729446.2245605" calcext:value-type="float">
            <text:p>7729446.2245605</text:p>
          </table:table-cell>
          <table:table-cell office:value-type="float" office:value="2779161.17306919" calcext:value-type="float">
            <text:p>2779161.17306919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08-31" calcext:value-type="date">
            <text:p>2038-08-31</text:p>
          </table:table-cell>
          <table:table-cell office:value-type="float" office:value="11189194.8751371" calcext:value-type="float">
            <text:p>11189194.8751371</text:p>
          </table:table-cell>
          <table:table-cell office:value-type="float" office:value="11756621.5658463" calcext:value-type="float">
            <text:p>11756621.5658463</text:p>
          </table:table-cell>
          <table:table-cell office:value-type="float" office:value="6097501.44225742" calcext:value-type="float">
            <text:p>6097501.44225742</text:p>
          </table:table-cell>
          <table:table-cell office:value-type="float" office:value="6406718.06629378" calcext:value-type="float">
            <text:p>6406718.06629378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4986297.29462685" calcext:value-type="float">
            <text:p>4986297.29462685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717260.29305919" calcext:value-type="float">
            <text:p>2717260.29305919</text:p>
          </table:table-cell>
          <table:table-cell office:value-type="float" office:value="15664261.7400343" calcext:value-type="float">
            <text:p>15664261.7400343</text:p>
          </table:table-cell>
          <table:table-cell office:value-type="float" office:value="14159656.1665166" calcext:value-type="float">
            <text:p>14159656.1665166</text:p>
          </table:table-cell>
          <table:table-cell office:value-type="float" office:value="8536169.01105105" calcext:value-type="float">
            <text:p>8536169.01105105</text:p>
          </table:table-cell>
          <table:table-cell office:value-type="float" office:value="7716240.96824446" calcext:value-type="float">
            <text:p>7716240.96824446</text:p>
          </table:table-cell>
          <table:table-cell office:value-type="float" office:value="2902770.1357657" calcext:value-type="float">
            <text:p>2902770.135765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09-30" calcext:value-type="date">
            <text:p>2038-09-30</text:p>
          </table:table-cell>
          <table:table-cell office:value-type="float" office:value="11319730.3896374" calcext:value-type="float">
            <text:p>11319730.3896374</text:p>
          </table:table-cell>
          <table:table-cell office:value-type="float" office:value="11874618.7005673" calcext:value-type="float">
            <text:p>11874618.7005673</text:p>
          </table:table-cell>
          <table:table-cell office:value-type="float" office:value="6143040.18325262" calcext:value-type="float">
            <text:p>6143040.18325262</text:p>
          </table:table-cell>
          <table:table-cell office:value-type="float" office:value="6444169.36865974" calcext:value-type="float">
            <text:p>6444169.36865974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5110936.33201249" calcext:value-type="float">
            <text:p>5110936.33201249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773625.00526872" calcext:value-type="float">
            <text:p>2773625.00526872</text:p>
          </table:table-cell>
          <table:table-cell office:value-type="float" office:value="15823811.3522105" calcext:value-type="float">
            <text:p>15823811.3522105</text:p>
          </table:table-cell>
          <table:table-cell office:value-type="float" office:value="14194566.7413071" calcext:value-type="float">
            <text:p>14194566.7413071</text:p>
          </table:table-cell>
          <table:table-cell office:value-type="float" office:value="8587334.29533136" calcext:value-type="float">
            <text:p>8587334.29533136</text:p>
          </table:table-cell>
          <table:table-cell office:value-type="float" office:value="7703168.79238888" calcext:value-type="float">
            <text:p>7703168.79238888</text:p>
          </table:table-cell>
          <table:table-cell office:value-type="float" office:value="3027409.17315134" calcext:value-type="float">
            <text:p>3027409.17315134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10-31" calcext:value-type="date">
            <text:p>2038-10-31</text:p>
          </table:table-cell>
          <table:table-cell office:value-type="float" office:value="11451595.4842391" calcext:value-type="float">
            <text:p>11451595.4842391</text:p>
          </table:table-cell>
          <table:table-cell office:value-type="float" office:value="11992906.7567449" calcext:value-type="float">
            <text:p>11992906.7567449</text:p>
          </table:table-cell>
          <table:table-cell office:value-type="float" office:value="6188814.57498462" calcext:value-type="float">
            <text:p>6188814.57498462</text:p>
          </table:table-cell>
          <table:table-cell office:value-type="float" office:value="6481356.78864363" calcext:value-type="float">
            <text:p>6481356.78864363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5236614.02804301" calcext:value-type="float">
            <text:p>5236614.02804301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830036.5014574" calcext:value-type="float">
            <text:p>2830036.5014574</text:p>
          </table:table-cell>
          <table:table-cell office:value-type="float" office:value="15984690.5444881" calcext:value-type="float">
            <text:p>15984690.5444881</text:p>
          </table:table-cell>
          <table:table-cell office:value-type="float" office:value="14229768.2375543" calcext:value-type="float">
            <text:p>14229768.2375543</text:p>
          </table:table-cell>
          <table:table-cell office:value-type="float" office:value="8638646.54968814" calcext:value-type="float">
            <text:p>8638646.54968814</text:p>
          </table:table-cell>
          <table:table-cell office:value-type="float" office:value="7690229.46963447" calcext:value-type="float">
            <text:p>7690229.46963447</text:p>
          </table:table-cell>
          <table:table-cell office:value-type="float" office:value="3153086.86918186" calcext:value-type="float">
            <text:p>3153086.86918186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11-30" calcext:value-type="date">
            <text:p>2038-11-30</text:p>
          </table:table-cell>
          <table:table-cell office:value-type="float" office:value="11584801.2387765" calcext:value-type="float">
            <text:p>11584801.2387765</text:p>
          </table:table-cell>
          <table:table-cell office:value-type="float" office:value="12111488.1587245" calcext:value-type="float">
            <text:p>12111488.1587245</text:p>
          </table:table-cell>
          <table:table-cell office:value-type="float" office:value="6234824.85931819" calcext:value-type="float">
            <text:p>6234824.85931819</text:p>
          </table:table-cell>
          <table:table-cell office:value-type="float" office:value="6518282.52370847" calcext:value-type="float">
            <text:p>6518282.52370847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5363339.03820713" calcext:value-type="float">
            <text:p>5363339.03820713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886495.75207533" calcext:value-type="float">
            <text:p>2886495.75207533</text:p>
          </table:table-cell>
          <table:table-cell office:value-type="float" office:value="16146910.3967014" calcext:value-type="float">
            <text:p>16146910.3967014</text:p>
          </table:table-cell>
          <table:table-cell office:value-type="float" office:value="14265263.0796034" calcext:value-type="float">
            <text:p>14265263.0796034</text:p>
          </table:table-cell>
          <table:table-cell office:value-type="float" office:value="8690106.6550512" calcext:value-type="float">
            <text:p>8690106.6550512</text:p>
          </table:table-cell>
          <table:table-cell office:value-type="float" office:value="7677422.77491319" calcext:value-type="float">
            <text:p>7677422.77491319</text:p>
          </table:table-cell>
          <table:table-cell office:value-type="float" office:value="3279811.87934597" calcext:value-type="float">
            <text:p>3279811.8793459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8-12-31" calcext:value-type="date">
            <text:p>2038-12-31</text:p>
          </table:table-cell>
          <table:table-cell office:value-type="float" office:value="11719358.8254157" calcext:value-type="float">
            <text:p>11719358.8254157</text:p>
          </table:table-cell>
          <table:table-cell office:value-type="float" office:value="12230365.3510545" calcext:value-type="float">
            <text:p>12230365.3510545</text:p>
          </table:table-cell>
          <table:table-cell office:value-type="float" office:value="6281071.28442518" calcext:value-type="float">
            <text:p>6281071.28442518</text:p>
          </table:table-cell>
          <table:table-cell office:value-type="float" office:value="6554948.76033136" calcext:value-type="float">
            <text:p>6554948.76033136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5491120.0901226" calcext:value-type="float">
            <text:p>5491120.0901226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943003.7283781" calcext:value-type="float">
            <text:p>2943003.7283781</text:p>
          </table:table-cell>
          <table:table-cell office:value-type="float" office:value="16310482.0810165" calcext:value-type="float">
            <text:p>16310482.0810165</text:p>
          </table:table-cell>
          <table:table-cell office:value-type="float" office:value="14301053.7120031" calcext:value-type="float">
            <text:p>14301053.7120031</text:p>
          </table:table-cell>
          <table:table-cell office:value-type="float" office:value="8741715.49488076" calcext:value-type="float">
            <text:p>8741715.49488076</text:p>
          </table:table-cell>
          <table:table-cell office:value-type="float" office:value="7664748.48544439" calcext:value-type="float">
            <text:p>7664748.48544439</text:p>
          </table:table-cell>
          <table:table-cell office:value-type="float" office:value="3407592.93126145" calcext:value-type="float">
            <text:p>3407592.93126145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01-31" calcext:value-type="date">
            <text:p>2039-01-31</text:p>
          </table:table-cell>
          <table:table-cell office:value-type="float" office:value="11855279.5094242" calcext:value-type="float">
            <text:p>11855279.5094242</text:p>
          </table:table-cell>
          <table:table-cell office:value-type="float" office:value="12349540.7986545" calcext:value-type="float">
            <text:p>12349540.7986545</text:p>
          </table:table-cell>
          <table:table-cell office:value-type="float" office:value="6327554.10477927" calcext:value-type="float">
            <text:p>6327554.10477927</text:p>
          </table:table-cell>
          <table:table-cell office:value-type="float" office:value="6591357.67406812" calcext:value-type="float">
            <text:p>6591357.6740681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5619965.98413738" calcext:value-type="float">
            <text:p>5619965.98413738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2999561.40244352" calcext:value-type="float">
            <text:p>2999561.40244352</text:p>
          </table:table-cell>
          <table:table-cell office:value-type="float" office:value="16475416.8627009" calcext:value-type="float">
            <text:p>16475416.8627009</text:p>
          </table:table-cell>
          <table:table-cell office:value-type="float" office:value="14337142.5996727" calcext:value-type="float">
            <text:p>14337142.5996727</text:p>
          </table:table-cell>
          <table:table-cell office:value-type="float" office:value="8793473.95518269" calcext:value-type="float">
            <text:p>8793473.95518269</text:p>
          </table:table-cell>
          <table:table-cell office:value-type="float" office:value="7652206.38073093" calcext:value-type="float">
            <text:p>7652206.38073093</text:p>
          </table:table-cell>
          <table:table-cell office:value-type="float" office:value="3536438.82527623" calcext:value-type="float">
            <text:p>3536438.82527623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02-28" calcext:value-type="date">
            <text:p>2039-02-28</text:p>
          </table:table-cell>
          <table:table-cell office:value-type="float" office:value="11992574.6499467" calcext:value-type="float">
            <text:p>11992574.6499467</text:p>
          </table:table-cell>
          <table:table-cell office:value-type="float" office:value="12469016.9869852" calcext:value-type="float">
            <text:p>12469016.9869852</text:p>
          </table:table-cell>
          <table:table-cell office:value-type="float" office:value="6374273.581151" calcext:value-type="float">
            <text:p>6374273.581151</text:p>
          </table:table-cell>
          <table:table-cell office:value-type="float" office:value="6627511.42961747" calcext:value-type="float">
            <text:p>6627511.42961747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5749885.59393561" calcext:value-type="float">
            <text:p>5749885.59393561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056169.7471883" calcext:value-type="float">
            <text:p>3056169.7471883</text:p>
          </table:table-cell>
          <table:table-cell office:value-type="float" office:value="16641726.1008993" calcext:value-type="float">
            <text:p>16641726.1008993</text:p>
          </table:table-cell>
          <table:table-cell office:value-type="float" office:value="14373532.2280729" calcext:value-type="float">
            <text:p>14373532.2280729</text:p>
          </table:table-cell>
          <table:table-cell office:value-type="float" office:value="8845382.92452363" calcext:value-type="float">
            <text:p>8845382.92452363</text:p>
          </table:table-cell>
          <table:table-cell office:value-type="float" office:value="7639796.24255534" calcext:value-type="float">
            <text:p>7639796.24255534</text:p>
          </table:table-cell>
          <table:table-cell office:value-type="float" office:value="3666358.43507446" calcext:value-type="float">
            <text:p>3666358.43507446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03-31" calcext:value-type="date">
            <text:p>2039-03-31</text:p>
          </table:table-cell>
          <table:table-cell office:value-type="float" office:value="12131255.7007875" calcext:value-type="float">
            <text:p>12131255.7007875</text:p>
          </table:table-cell>
          <table:table-cell office:value-type="float" office:value="12588796.4222191" calcext:value-type="float">
            <text:p>12588796.4222191</text:p>
          </table:table-cell>
          <table:table-cell office:value-type="float" office:value="6421229.98060285" calcext:value-type="float">
            <text:p>6421229.98060285</text:p>
          </table:table-cell>
          <table:table-cell office:value-type="float" office:value="6663412.18088508" calcext:value-type="float">
            <text:p>6663412.18088508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5880887.86714882" calcext:value-type="float">
            <text:p>5880887.86714882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112829.73638484" calcext:value-type="float">
            <text:p>3112829.73638484</text:p>
          </table:table-cell>
          <table:table-cell office:value-type="float" office:value="16809421.249416" calcext:value-type="float">
            <text:p>16809421.249416</text:p>
          </table:table-cell>
          <table:table-cell office:value-type="float" office:value="14410225.1033764" calcext:value-type="float">
            <text:p>14410225.1033764</text:p>
          </table:table-cell>
          <table:table-cell office:value-type="float" office:value="8897443.2940463" calcext:value-type="float">
            <text:p>8897443.2940463</text:p>
          </table:table-cell>
          <table:table-cell office:value-type="float" office:value="7627517.85497599" calcext:value-type="float">
            <text:p>7627517.85497599</text:p>
          </table:table-cell>
          <table:table-cell office:value-type="float" office:value="3797360.70828767" calcext:value-type="float">
            <text:p>3797360.7082876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04-30" calcext:value-type="date">
            <text:p>2039-04-30</text:p>
          </table:table-cell>
          <table:table-cell office:value-type="float" office:value="12271334.2111993" calcext:value-type="float">
            <text:p>12271334.2111993</text:p>
          </table:table-cell>
          <table:table-cell office:value-type="float" office:value="12708881.6314139" calcext:value-type="float">
            <text:p>12708881.6314139</text:p>
          </table:table-cell>
          <table:table-cell office:value-type="float" office:value="6468423.57648455" calcext:value-type="float">
            <text:p>6468423.57648455</text:p>
          </table:table-cell>
          <table:table-cell office:value-type="float" office:value="6699062.07104718" calcext:value-type="float">
            <text:p>6699062.07104718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6012981.82597215" calcext:value-type="float">
            <text:p>6012981.82597215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169542.34467794" calcext:value-type="float">
            <text:p>3169542.34467794</text:p>
          </table:table-cell>
          <table:table-cell office:value-type="float" office:value="16978513.8575038" calcext:value-type="float">
            <text:p>16978513.8575038</text:p>
          </table:table-cell>
          <table:table-cell office:value-type="float" office:value="14447223.7526408" calcext:value-type="float">
            <text:p>14447223.7526408</text:p>
          </table:table-cell>
          <table:table-cell office:value-type="float" office:value="8949655.95748479" calcext:value-type="float">
            <text:p>8949655.95748479</text:p>
          </table:table-cell>
          <table:table-cell office:value-type="float" office:value="7615371.00432339" calcext:value-type="float">
            <text:p>7615371.00432339</text:p>
          </table:table-cell>
          <table:table-cell office:value-type="float" office:value="3929454.667111" calcext:value-type="float">
            <text:p>3929454.667111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05-31" calcext:value-type="date">
            <text:p>2039-05-31</text:p>
          </table:table-cell>
          <table:table-cell office:value-type="float" office:value="12412821.8266785" calcext:value-type="float">
            <text:p>12412821.8266785</text:p>
          </table:table-cell>
          <table:table-cell office:value-type="float" office:value="12829275.1626859" calcext:value-type="float">
            <text:p>12829275.1626859</text:p>
          </table:table-cell>
          <table:table-cell office:value-type="float" office:value="6515854.64842847" calcext:value-type="float">
            <text:p>6515854.64842847</text:p>
          </table:table-cell>
          <table:table-cell office:value-type="float" office:value="6734463.23261398" calcext:value-type="float">
            <text:p>6734463.23261398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6146176.56778567" calcext:value-type="float">
            <text:p>6146176.56778567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226308.54760158" calcext:value-type="float">
            <text:p>3226308.54760158</text:p>
          </table:table-cell>
          <table:table-cell office:value-type="float" office:value="17149015.5706589" calcext:value-type="float">
            <text:p>17149015.5706589</text:p>
          </table:table-cell>
          <table:table-cell office:value-type="float" office:value="14484530.7239823" calcext:value-type="float">
            <text:p>14484530.7239823</text:p>
          </table:table-cell>
          <table:table-cell office:value-type="float" office:value="9002021.81117988" calcext:value-type="float">
            <text:p>9002021.81117988</text:p>
          </table:table-cell>
          <table:table-cell office:value-type="float" office:value="7603355.47919644" calcext:value-type="float">
            <text:p>7603355.47919644</text:p>
          </table:table-cell>
          <table:table-cell office:value-type="float" office:value="4062649.40892452" calcext:value-type="float">
            <text:p>4062649.40892452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06-30" calcext:value-type="date">
            <text:p>2039-06-30</text:p>
          </table:table-cell>
          <table:table-cell office:value-type="float" office:value="12555730.2897674" calcext:value-type="float">
            <text:p>12555730.2897674</text:p>
          </table:table-cell>
          <table:table-cell office:value-type="float" office:value="12949979.5853858" calcext:value-type="float">
            <text:p>12949979.5853858</text:p>
          </table:table-cell>
          <table:table-cell office:value-type="float" office:value="6563523.4823452" calcext:value-type="float">
            <text:p>6563523.4823452</text:p>
          </table:table-cell>
          <table:table-cell office:value-type="float" office:value="6769617.78749273" calcext:value-type="float">
            <text:p>6769617.78749273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6280481.26578097" calcext:value-type="float">
            <text:p>6280481.26578097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283129.3215957" calcext:value-type="float">
            <text:p>3283129.3215957</text:p>
          </table:table-cell>
          <table:table-cell office:value-type="float" office:value="17320938.1314236" calcext:value-type="float">
            <text:p>17320938.1314236</text:p>
          </table:table-cell>
          <table:table-cell office:value-type="float" office:value="14522148.5867518" calcext:value-type="float">
            <text:p>14522148.5867518</text:p>
          </table:table-cell>
          <table:table-cell office:value-type="float" office:value="9054541.75409447" calcext:value-type="float">
            <text:p>9054541.75409447</text:p>
          </table:table-cell>
          <table:table-cell office:value-type="float" office:value="7591471.07045875" calcext:value-type="float">
            <text:p>7591471.07045875</text:p>
          </table:table-cell>
          <table:table-cell office:value-type="float" office:value="4196954.10691982" calcext:value-type="float">
            <text:p>4196954.10691982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07-31" calcext:value-type="date">
            <text:p>2039-07-31</text:p>
          </table:table-cell>
          <table:table-cell office:value-type="float" office:value="12700071.4408626" calcext:value-type="float">
            <text:p>12700071.4408626</text:p>
          </table:table-cell>
          <table:table-cell office:value-type="float" office:value="13070997.4902754" calcext:value-type="float">
            <text:p>13070997.4902754</text:p>
          </table:table-cell>
          <table:table-cell office:value-type="float" office:value="6611430.37041924" calcext:value-type="float">
            <text:p>6611430.37041924</text:p>
          </table:table-cell>
          <table:table-cell office:value-type="float" office:value="6804527.84705051" calcext:value-type="float">
            <text:p>6804527.84705051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6415905.16959289" calcext:value-type="float">
            <text:p>6415905.16959289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340005.644023" calcext:value-type="float">
            <text:p>3340005.644023</text:p>
          </table:table-cell>
          <table:table-cell office:value-type="float" office:value="17494293.3801947" calcext:value-type="float">
            <text:p>17494293.3801947</text:p>
          </table:table-cell>
          <table:table-cell office:value-type="float" office:value="14560079.931711" calcext:value-type="float">
            <text:p>14560079.931711</text:p>
          </table:table-cell>
          <table:table-cell office:value-type="float" office:value="9107216.68782897" calcext:value-type="float">
            <text:p>9107216.68782897</text:p>
          </table:table-cell>
          <table:table-cell office:value-type="float" office:value="7579717.57123499" calcext:value-type="float">
            <text:p>7579717.57123499</text:p>
          </table:table-cell>
          <table:table-cell office:value-type="float" office:value="4332378.01073174" calcext:value-type="float">
            <text:p>4332378.01073174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08-31" calcext:value-type="date">
            <text:p>2039-08-31</text:p>
          </table:table-cell>
          <table:table-cell office:value-type="float" office:value="12845857.2190308" calcext:value-type="float">
            <text:p>12845857.2190308</text:p>
          </table:table-cell>
          <table:table-cell office:value-type="float" office:value="13192331.4897063" calcext:value-type="float">
            <text:p>13192331.4897063</text:p>
          </table:table-cell>
          <table:table-cell office:value-type="float" office:value="6659575.61110488" calcext:value-type="float">
            <text:p>6659575.61110488</text:p>
          </table:table-cell>
          <table:table-cell office:value-type="float" office:value="6839195.51217674" calcext:value-type="float">
            <text:p>6839195.51217674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6552457.60593659" calcext:value-type="float">
            <text:p>6552457.60593659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396938.49318575" calcext:value-type="float">
            <text:p>3396938.49318575</text:p>
          </table:table-cell>
          <table:table-cell office:value-type="float" office:value="17669093.2560389" calcext:value-type="float">
            <text:p>17669093.2560389</text:p>
          </table:table-cell>
          <table:table-cell office:value-type="float" office:value="14598327.3712115" calcext:value-type="float">
            <text:p>14598327.3712115</text:p>
          </table:table-cell>
          <table:table-cell office:value-type="float" office:value="9160047.5166368" calcext:value-type="float">
            <text:p>9160047.5166368</text:p>
          </table:table-cell>
          <table:table-cell office:value-type="float" office:value="7568094.77690733" calcext:value-type="float">
            <text:p>7568094.77690733</text:p>
          </table:table-cell>
          <table:table-cell office:value-type="float" office:value="4468930.44707544" calcext:value-type="float">
            <text:p>4468930.44707544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09-30" calcext:value-type="date">
            <text:p>2039-09-30</text:p>
          </table:table-cell>
          <table:table-cell office:value-type="float" office:value="12993099.6628312" calcext:value-type="float">
            <text:p>12993099.6628312</text:p>
          </table:table-cell>
          <table:table-cell office:value-type="float" office:value="13313984.2177997" calcext:value-type="float">
            <text:p>13313984.2177997</text:p>
          </table:table-cell>
          <table:table-cell office:value-type="float" office:value="6707959.50912218" calcext:value-type="float">
            <text:p>6707959.50912218</text:p>
          </table:table-cell>
          <table:table-cell office:value-type="float" office:value="6873622.87334536" calcext:value-type="float">
            <text:p>6873622.87334536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6690147.97924981" calcext:value-type="float">
            <text:p>6690147.97924981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453928.84834262" calcext:value-type="float">
            <text:p>3453928.84834262</text:p>
          </table:table-cell>
          <table:table-cell office:value-type="float" office:value="17845349.7975151" calcext:value-type="float">
            <text:p>17845349.7975151</text:p>
          </table:table-cell>
          <table:table-cell office:value-type="float" office:value="14636893.5393745" calcext:value-type="float">
            <text:p>14636893.5393745</text:p>
          </table:table-cell>
          <table:table-cell office:value-type="float" office:value="9213035.14743991" calcext:value-type="float">
            <text:p>9213035.14743991</text:p>
          </table:table-cell>
          <table:table-cell office:value-type="float" office:value="7556602.48511185" calcext:value-type="float">
            <text:p>7556602.48511185</text:p>
          </table:table-cell>
          <table:table-cell office:value-type="float" office:value="4606620.82038866" calcext:value-type="float">
            <text:p>4606620.82038866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10-31" calcext:value-type="date">
            <text:p>2039-10-31</text:p>
          </table:table-cell>
          <table:table-cell office:value-type="float" office:value="13141810.9111438" calcext:value-type="float">
            <text:p>13141810.9111438</text:p>
          </table:table-cell>
          <table:table-cell office:value-type="float" office:value="13435958.3306278" calcext:value-type="float">
            <text:p>13435958.3306278</text:p>
          </table:table-cell>
          <table:table-cell office:value-type="float" office:value="6756582.37545312" calcext:value-type="float">
            <text:p>6756582.37545312</text:p>
          </table:table-cell>
          <table:table-cell office:value-type="float" office:value="6907812.0106768" calcext:value-type="float">
            <text:p>6907812.0106768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6828985.77234064" calcext:value-type="float">
            <text:p>6828985.77234064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510977.68972549" calcext:value-type="float">
            <text:p>3510977.68972549</text:p>
          </table:table-cell>
          <table:table-cell office:value-type="float" office:value="18023075.1435037" calcext:value-type="float">
            <text:p>18023075.1435037</text:p>
          </table:table-cell>
          <table:table-cell office:value-type="float" office:value="14675781.0922722" calcext:value-type="float">
            <text:p>14675781.0922722</text:p>
          </table:table-cell>
          <table:table-cell office:value-type="float" office:value="9266180.48984435" calcext:value-type="float">
            <text:p>9266180.48984435</text:p>
          </table:table-cell>
          <table:table-cell office:value-type="float" office:value="7545240.49573501" calcext:value-type="float">
            <text:p>7545240.49573501</text:p>
          </table:table-cell>
          <table:table-cell office:value-type="float" office:value="4745458.61347949" calcext:value-type="float">
            <text:p>4745458.61347949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11-30" calcext:value-type="date">
            <text:p>2039-11-30</text:p>
          </table:table-cell>
          <table:table-cell office:value-type="float" office:value="13292003.2040063" calcext:value-type="float">
            <text:p>13292003.2040063</text:p>
          </table:table-cell>
          <table:table-cell office:value-type="float" office:value="13558256.5063968" calcext:value-type="float">
            <text:p>13558256.5063968</text:p>
          </table:table-cell>
          <table:table-cell office:value-type="float" office:value="6805444.52733792" calcext:value-type="float">
            <text:p>6805444.52733792</text:p>
          </table:table-cell>
          <table:table-cell office:value-type="float" office:value="6941764.9939996" calcext:value-type="float">
            <text:p>6941764.9939996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6968980.54704057" calcext:value-type="float">
            <text:p>6968980.54704057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568085.99855639" calcext:value-type="float">
            <text:p>3568085.99855639</text:p>
          </table:table-cell>
          <table:table-cell office:value-type="float" office:value="18202281.5340421" calcext:value-type="float">
            <text:p>18202281.5340421</text:p>
          </table:table-cell>
          <table:table-cell office:value-type="float" office:value="14714992.7081107" calcext:value-type="float">
            <text:p>14714992.7081107</text:p>
          </table:table-cell>
          <table:table-cell office:value-type="float" office:value="9319484.45615587" calcext:value-type="float">
            <text:p>9319484.45615587</text:p>
          </table:table-cell>
          <table:table-cell office:value-type="float" office:value="7534008.61091017" calcext:value-type="float">
            <text:p>7534008.61091017</text:p>
          </table:table-cell>
          <table:table-cell office:value-type="float" office:value="4885453.38817942" calcext:value-type="float">
            <text:p>4885453.38817942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39-12-31" calcext:value-type="date">
            <text:p>2039-12-31</text:p>
          </table:table-cell>
          <table:table-cell office:value-type="float" office:value="13443688.8834567" calcext:value-type="float">
            <text:p>13443688.8834567</text:p>
          </table:table-cell>
          <table:table-cell office:value-type="float" office:value="13680881.445631" calcext:value-type="float">
            <text:p>13680881.445631</text:p>
          </table:table-cell>
          <table:table-cell office:value-type="float" office:value="6854546.28827142" calcext:value-type="float">
            <text:p>6854546.28827142</text:p>
          </table:table-cell>
          <table:table-cell office:value-type="float" office:value="6975483.88291172" calcext:value-type="float">
            <text:p>6975483.8829117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7110141.94486299" calcext:value-type="float">
            <text:p>7110141.94486299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625254.75706428" calcext:value-type="float">
            <text:p>3625254.75706428</text:p>
          </table:table-cell>
          <table:table-cell office:value-type="float" office:value="18382981.3111684" calcext:value-type="float">
            <text:p>18382981.3111684</text:p>
          </table:table-cell>
          <table:table-cell office:value-type="float" office:value="14754531.0874145" calcext:value-type="float">
            <text:p>14754531.0874145</text:p>
          </table:table-cell>
          <table:table-cell office:value-type="float" office:value="9372947.96139561" calcext:value-type="float">
            <text:p>9372947.96139561</text:p>
          </table:table-cell>
          <table:table-cell office:value-type="float" office:value="7522906.63501417" calcext:value-type="float">
            <text:p>7522906.63501417</text:p>
          </table:table-cell>
          <table:table-cell office:value-type="float" office:value="5026614.78600184" calcext:value-type="float">
            <text:p>5026614.78600184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01-31" calcext:value-type="date">
            <text:p>2040-01-31</text:p>
          </table:table-cell>
          <table:table-cell office:value-type="float" office:value="13596880.3943831" calcext:value-type="float">
            <text:p>13596880.3943831</text:p>
          </table:table-cell>
          <table:table-cell office:value-type="float" office:value="13803835.8713595" calcext:value-type="float">
            <text:p>13803835.8713595</text:p>
          </table:table-cell>
          <table:table-cell office:value-type="float" office:value="6903887.98799972" calcext:value-type="float">
            <text:p>6903887.98799972</text:p>
          </table:table-cell>
          <table:table-cell office:value-type="float" office:value="7008970.72684166" calcext:value-type="float">
            <text:p>7008970.72684166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7252479.68766727" calcext:value-type="float">
            <text:p>7252479.68766727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682484.94850203" calcext:value-type="float">
            <text:p>3682484.94850203</text:p>
          </table:table-cell>
          <table:table-cell office:value-type="float" office:value="18565186.9197707" calcext:value-type="float">
            <text:p>18565186.9197707</text:p>
          </table:table-cell>
          <table:table-cell office:value-type="float" office:value="14794398.9532126" calcext:value-type="float">
            <text:p>14794398.9532126</text:p>
          </table:table-cell>
          <table:table-cell office:value-type="float" office:value="9426571.92331578" calcext:value-type="float">
            <text:p>9426571.92331578</text:p>
          </table:table-cell>
          <table:table-cell office:value-type="float" office:value="7511934.37466389" calcext:value-type="float">
            <text:p>7511934.37466389</text:p>
          </table:table-cell>
          <table:table-cell office:value-type="float" office:value="5168952.52880612" calcext:value-type="float">
            <text:p>5168952.52880612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02-29" calcext:value-type="date">
            <text:p>2040-02-29</text:p>
          </table:table-cell>
          <table:table-cell office:value-type="float" office:value="13751590.2853812" calcext:value-type="float">
            <text:p>13751590.2853812</text:p>
          </table:table-cell>
          <table:table-cell office:value-type="float" office:value="13927122.5293029" calcext:value-type="float">
            <text:p>13927122.5293029</text:p>
          </table:table-cell>
          <table:table-cell office:value-type="float" office:value="6953469.96251686" calcext:value-type="float">
            <text:p>6953469.96251686</text:p>
          </table:table-cell>
          <table:table-cell office:value-type="float" office:value="7042227.56510924" calcext:value-type="float">
            <text:p>7042227.56510924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7396003.57832824" calcext:value-type="float">
            <text:p>7396003.57832824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739777.55716325" calcext:value-type="float">
            <text:p>3739777.55716325</text:p>
          </table:table-cell>
          <table:table-cell office:value-type="float" office:value="18748910.9084447" calcext:value-type="float">
            <text:p>18748910.9084447</text:p>
          </table:table-cell>
          <table:table-cell office:value-type="float" office:value="14834599.0512256" calcext:value-type="float">
            <text:p>14834599.0512256</text:p>
          </table:table-cell>
          <table:table-cell office:value-type="float" office:value="9480357.26241543" calcext:value-type="float">
            <text:p>9480357.26241543</text:p>
          </table:table-cell>
          <table:table-cell office:value-type="float" office:value="7501091.6387129" calcext:value-type="float">
            <text:p>7501091.6387129</text:p>
          </table:table-cell>
          <table:table-cell office:value-type="float" office:value="5312476.41946709" calcext:value-type="float">
            <text:p>5312476.41946709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03-31" calcext:value-type="date">
            <text:p>2040-03-31</text:p>
          </table:table-cell>
          <table:table-cell office:value-type="float" office:value="13907831.2096182" calcext:value-type="float">
            <text:p>13907831.2096182</text:p>
          </table:table-cell>
          <table:table-cell office:value-type="float" office:value="14050744.1880631" calcext:value-type="float">
            <text:p>14050744.1880631</text:p>
          </table:table-cell>
          <table:table-cell office:value-type="float" office:value="7003292.55406173" calcext:value-type="float">
            <text:p>7003292.55406173</text:p>
          </table:table-cell>
          <table:table-cell office:value-type="float" office:value="7075256.42698607" calcext:value-type="float">
            <text:p>7075256.42698607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7540723.5014114" calcext:value-type="float">
            <text:p>7540723.5014114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797133.5683993" calcext:value-type="float">
            <text:p>3797133.5683993</text:p>
          </table:table-cell>
          <table:table-cell office:value-type="float" office:value="18934165.9303576" calcext:value-type="float">
            <text:p>18934165.9303576</text:p>
          </table:table-cell>
          <table:table-cell office:value-type="float" office:value="14875134.1500554" calcext:value-type="float">
            <text:p>14875134.1500554</text:p>
          </table:table-cell>
          <table:table-cell office:value-type="float" office:value="9534304.90195624" calcext:value-type="float">
            <text:p>9534304.90195624</text:p>
          </table:table-cell>
          <table:table-cell office:value-type="float" office:value="7490378.23824812" calcext:value-type="float">
            <text:p>7490378.23824812</text:p>
          </table:table-cell>
          <table:table-cell office:value-type="float" office:value="5457196.34255025" calcext:value-type="float">
            <text:p>5457196.34255025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04-30" calcext:value-type="date">
            <text:p>2040-04-30</text:p>
          </table:table-cell>
          <table:table-cell office:value-type="float" office:value="14065615.9257045" calcext:value-type="float">
            <text:p>14065615.9257045</text:p>
          </table:table-cell>
          <table:table-cell office:value-type="float" office:value="14174703.6393136" calcext:value-type="float">
            <text:p>14174703.6393136</text:p>
          </table:table-cell>
          <table:table-cell office:value-type="float" office:value="7053356.11111506" calcext:value-type="float">
            <text:p>7053356.11111506</text:p>
          </table:table-cell>
          <table:table-cell office:value-type="float" office:value="7108059.33175582" calcext:value-type="float">
            <text:p>7108059.3317558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7686649.42385358" calcext:value-type="float">
            <text:p>7686649.42385358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854553.96863618" calcext:value-type="float">
            <text:p>3854553.96863618</text:p>
          </table:table-cell>
          <table:table-cell office:value-type="float" office:value="19120964.7441198" calcext:value-type="float">
            <text:p>19120964.7441198</text:p>
          </table:table-cell>
          <table:table-cell office:value-type="float" office:value="14916007.0413754" calcext:value-type="float">
            <text:p>14916007.0413754</text:p>
          </table:table-cell>
          <table:table-cell office:value-type="float" office:value="9588415.7679784" calcext:value-type="float">
            <text:p>9588415.7679784</text:p>
          </table:table-cell>
          <table:table-cell office:value-type="float" office:value="7479793.98658654" calcext:value-type="float">
            <text:p>7479793.98658654</text:p>
          </table:table-cell>
          <table:table-cell office:value-type="float" office:value="5603122.26499243" calcext:value-type="float">
            <text:p>5603122.26499243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05-31" calcext:value-type="date">
            <text:p>2040-05-31</text:p>
          </table:table-cell>
          <table:table-cell office:value-type="float" office:value="14224957.2985722" calcext:value-type="float">
            <text:p>14224957.2985722</text:p>
          </table:table-cell>
          <table:table-cell office:value-type="float" office:value="14299003.6979917" calcext:value-type="float">
            <text:p>14299003.6979917</text:p>
          </table:table-cell>
          <table:table-cell office:value-type="float" office:value="7103660.98839656" calcext:value-type="float">
            <text:p>7103660.98839656</text:p>
          </table:table-cell>
          <table:table-cell office:value-type="float" office:value="7140638.28877415" calcext:value-type="float">
            <text:p>7140638.28877415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7833791.39564944" calcext:value-type="float">
            <text:p>7833791.39564944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912039.74539152" calcext:value-type="float">
            <text:p>3912039.74539152</text:p>
          </table:table-cell>
          <table:table-cell office:value-type="float" office:value="19309320.2146634" calcext:value-type="float">
            <text:p>19309320.2146634</text:p>
          </table:table-cell>
          <table:table-cell office:value-type="float" office:value="14957220.5401231" calcext:value-type="float">
            <text:p>14957220.5401231</text:p>
          </table:table-cell>
          <table:table-cell office:value-type="float" office:value="9642690.78931643" calcext:value-type="float">
            <text:p>9642690.78931643</text:p>
          </table:table-cell>
          <table:table-cell office:value-type="float" office:value="7469338.69927196" calcext:value-type="float">
            <text:p>7469338.69927196</text:p>
          </table:table-cell>
          <table:table-cell office:value-type="float" office:value="5750264.23678829" calcext:value-type="float">
            <text:p>5750264.23678829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06-30" calcext:value-type="date">
            <text:p>2040-06-30</text:p>
          </table:table-cell>
          <table:table-cell office:value-type="float" office:value="14385868.300361" calcext:value-type="float">
            <text:p>14385868.300361</text:p>
          </table:table-cell>
          <table:table-cell office:value-type="float" office:value="14423647.2024927" calcext:value-type="float">
            <text:p>14423647.2024927</text:p>
          </table:table-cell>
          <table:table-cell office:value-type="float" office:value="7154207.54686227" calcext:value-type="float">
            <text:p>7154207.54686227</text:p>
          </table:table-cell>
          <table:table-cell office:value-type="float" office:value="7172995.29752838" calcext:value-type="float">
            <text:p>7172995.29752838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7982159.55054361" calcext:value-type="float">
            <text:p>7982159.55054361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3969591.88729154" calcext:value-type="float">
            <text:p>3969591.88729154</text:p>
          </table:table-cell>
          <table:table-cell office:value-type="float" office:value="19499245.3141282" calcext:value-type="float">
            <text:p>19499245.3141282</text:p>
          </table:table-cell>
          <table:table-cell office:value-type="float" office:value="14998777.4846937" calcext:value-type="float">
            <text:p>14998777.4846937</text:p>
          </table:table-cell>
          <table:table-cell office:value-type="float" office:value="9697130.89761523" calcext:value-type="float">
            <text:p>9697130.89761523</text:p>
          </table:table-cell>
          <table:table-cell office:value-type="float" office:value="7459012.19407179" calcext:value-type="float">
            <text:p>7459012.19407179</text:p>
          </table:table-cell>
          <table:table-cell office:value-type="float" office:value="5898632.39168246" calcext:value-type="float">
            <text:p>5898632.39168246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07-31" calcext:value-type="date">
            <text:p>2040-07-31</text:p>
          </table:table-cell>
          <table:table-cell office:value-type="float" office:value="14548362.0113121" calcext:value-type="float">
            <text:p>14548362.0113121</text:p>
          </table:table-cell>
          <table:table-cell office:value-type="float" office:value="14548637.0148652" calcext:value-type="float">
            <text:p>14548637.0148652</text:p>
          </table:table-cell>
          <table:table-cell office:value-type="float" office:value="7204996.15370197" calcext:value-type="float">
            <text:p>7204996.15370197</text:p>
          </table:table-cell>
          <table:table-cell office:value-type="float" office:value="7205132.34769691" calcext:value-type="float">
            <text:p>7205132.34769691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8131764.10672856" calcext:value-type="float">
            <text:p>8131764.10672856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027211.3840881" calcext:value-type="float">
            <text:p>4027211.3840881</text:p>
          </table:table-cell>
          <table:table-cell office:value-type="float" office:value="19690753.1227552" calcext:value-type="float">
            <text:p>19690753.1227552</text:p>
          </table:table-cell>
          <table:table-cell office:value-type="float" office:value="15040680.7371358" calcext:value-type="float">
            <text:p>15040680.7371358</text:p>
          </table:table-cell>
          <table:table-cell office:value-type="float" office:value="9751737.02734599" calcext:value-type="float">
            <text:p>9751737.02734599</text:p>
          </table:table-cell>
          <table:table-cell office:value-type="float" office:value="7448814.29097383" calcext:value-type="float">
            <text:p>7448814.29097383</text:p>
          </table:table-cell>
          <table:table-cell office:value-type="float" office:value="6048236.94786741" calcext:value-type="float">
            <text:p>6048236.94786741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08-31" calcext:value-type="date">
            <text:p>2040-08-31</text:p>
          </table:table-cell>
          <table:table-cell office:value-type="float" office:value="14712451.6206684" calcext:value-type="float">
            <text:p>14712451.6206684</text:p>
          </table:table-cell>
          <table:table-cell office:value-type="float" office:value="14673976.021008" calcext:value-type="float">
            <text:p>14673976.021008</text:p>
          </table:table-cell>
          <table:table-cell office:value-type="float" office:value="7256027.18233678" calcext:value-type="float">
            <text:p>7256027.18233678</text:p>
          </table:table-cell>
          <table:table-cell office:value-type="float" office:value="7237051.41920833" calcext:value-type="float">
            <text:p>7237051.41920833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8282615.36754838" calcext:value-type="float">
            <text:p>8282615.36754838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084899.22667566" calcext:value-type="float">
            <text:p>4084899.22667566</text:p>
          </table:table-cell>
          <table:table-cell office:value-type="float" office:value="19883856.8297874" calcext:value-type="float">
            <text:p>19883856.8297874</text:p>
          </table:table-cell>
          <table:table-cell office:value-type="float" office:value="15082933.1833481" calcext:value-type="float">
            <text:p>15082933.1833481</text:p>
          </table:table-cell>
          <table:table-cell office:value-type="float" office:value="9806510.11582224" calcext:value-type="float">
            <text:p>9806510.11582224</text:p>
          </table:table-cell>
          <table:table-cell office:value-type="float" office:value="7438744.81218321" calcext:value-type="float">
            <text:p>7438744.81218321</text:p>
          </table:table-cell>
          <table:table-cell office:value-type="float" office:value="6199088.20868723" calcext:value-type="float">
            <text:p>6199088.20868723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09-30" calcext:value-type="date">
            <text:p>2040-09-30</text:p>
          </table:table-cell>
          <table:table-cell office:value-type="float" office:value="14878150.4275833" calcext:value-type="float">
            <text:p>14878150.4275833</text:p>
          </table:table-cell>
          <table:table-cell office:value-type="float" office:value="14799667.1308692" calcext:value-type="float">
            <text:p>14799667.1308692</text:p>
          </table:table-cell>
          <table:table-cell office:value-type="float" office:value="7307301.0124169" calcext:value-type="float">
            <text:p>7307301.0124169</text:p>
          </table:table-cell>
          <table:table-cell office:value-type="float" office:value="7268754.48230027" calcext:value-type="float">
            <text:p>7268754.48230027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8434723.72220837" calcext:value-type="float">
            <text:p>8434723.72220837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142656.40710837" calcext:value-type="float">
            <text:p>4142656.40710837</text:p>
          </table:table-cell>
          <table:table-cell office:value-type="float" office:value="20078569.7343782" calcext:value-type="float">
            <text:p>20078569.7343782</text:p>
          </table:table-cell>
          <table:table-cell office:value-type="float" office:value="15125537.733279" calcext:value-type="float">
            <text:p>15125537.733279</text:p>
          </table:table-cell>
          <table:table-cell office:value-type="float" office:value="9861451.103216" calcext:value-type="float">
            <text:p>9861451.103216</text:p>
          </table:table-cell>
          <table:table-cell office:value-type="float" office:value="7428803.58211921" calcext:value-type="float">
            <text:p>7428803.58211921</text:p>
          </table:table-cell>
          <table:table-cell office:value-type="float" office:value="6351196.56334722" calcext:value-type="float">
            <text:p>6351196.56334722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10-31" calcext:value-type="date">
            <text:p>2040-10-31</text:p>
          </table:table-cell>
          <table:table-cell office:value-type="float" office:value="15045471.8420365" calcext:value-type="float">
            <text:p>15045471.8420365</text:p>
          </table:table-cell>
          <table:table-cell office:value-type="float" office:value="14925713.2786465" calcext:value-type="float">
            <text:p>14925713.2786465</text:p>
          </table:table-cell>
          <table:table-cell office:value-type="float" office:value="7358818.02981945" calcext:value-type="float">
            <text:p>7358818.02981945</text:p>
          </table:table-cell>
          <table:table-cell office:value-type="float" office:value="7300243.49757802" calcext:value-type="float">
            <text:p>7300243.4975780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8588099.64649052" calcext:value-type="float">
            <text:p>8588099.64649052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200483.9186171" calcext:value-type="float">
            <text:p>4200483.9186171</text:p>
          </table:table-cell>
          <table:table-cell office:value-type="float" office:value="20274905.2465072" calcext:value-type="float">
            <text:p>20274905.2465072</text:p>
          </table:table-cell>
          <table:table-cell office:value-type="float" office:value="15168497.3211259" calcext:value-type="float">
            <text:p>15168497.3211259</text:p>
          </table:table-cell>
          <table:table-cell office:value-type="float" office:value="9916560.93257384" calcext:value-type="float">
            <text:p>9916560.93257384</text:p>
          </table:table-cell>
          <table:table-cell office:value-type="float" office:value="7418990.42741225" calcext:value-type="float">
            <text:p>7418990.42741225</text:p>
          </table:table-cell>
          <table:table-cell office:value-type="float" office:value="6504572.48762937" calcext:value-type="float">
            <text:p>6504572.4876293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11-30" calcext:value-type="date">
            <text:p>2040-11-30</text:p>
          </table:table-cell>
          <table:table-cell office:value-type="float" office:value="15214429.3857573" calcext:value-type="float">
            <text:p>15214429.3857573</text:p>
          </table:table-cell>
          <table:table-cell office:value-type="float" office:value="15052117.4229893" calcext:value-type="float">
            <text:p>15052117.4229893</text:p>
          </table:table-cell>
          <table:table-cell office:value-type="float" office:value="7410578.62664654" calcext:value-type="float">
            <text:p>7410578.62664654</text:p>
          </table:table-cell>
          <table:table-cell office:value-type="float" office:value="7331520.41607282" calcext:value-type="float">
            <text:p>7331520.4160728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8742753.70347503" calcext:value-type="float">
            <text:p>8742753.70347503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258382.75562655" calcext:value-type="float">
            <text:p>4258382.75562655</text:p>
          </table:table-cell>
          <table:table-cell office:value-type="float" office:value="20472876.887904" calcext:value-type="float">
            <text:p>20472876.887904</text:p>
          </table:table-cell>
          <table:table-cell office:value-type="float" office:value="15211814.9055382" calcext:value-type="float">
            <text:p>15211814.9055382</text:p>
          </table:table-cell>
          <table:table-cell office:value-type="float" office:value="9971840.54983311" calcext:value-type="float">
            <text:p>9971840.54983311</text:p>
          </table:table-cell>
          <table:table-cell office:value-type="float" office:value="7409305.17690085" calcext:value-type="float">
            <text:p>7409305.17690085</text:p>
          </table:table-cell>
          <table:table-cell office:value-type="float" office:value="6659226.54461388" calcext:value-type="float">
            <text:p>6659226.54461388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0-12-31" calcext:value-type="date">
            <text:p>2040-12-31</text:p>
          </table:table-cell>
          <table:table-cell office:value-type="float" office:value="15385036.6931565" calcext:value-type="float">
            <text:p>15385036.6931565</text:p>
          </table:table-cell>
          <table:table-cell office:value-type="float" office:value="15178882.5472021" calcext:value-type="float">
            <text:p>15178882.5472021</text:p>
          </table:table-cell>
          <table:table-cell office:value-type="float" office:value="7462583.20122338" calcext:value-type="float">
            <text:p>7462583.20122338</text:p>
          </table:table-cell>
          <table:table-cell office:value-type="float" office:value="7362587.17929991" calcext:value-type="float">
            <text:p>7362587.17929991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8898696.54426774" calcext:value-type="float">
            <text:p>8898696.54426774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316353.91377232" calcext:value-type="float">
            <text:p>4316353.91377232</text:p>
          </table:table-cell>
          <table:table-cell office:value-type="float" office:value="20672498.2929792" calcext:value-type="float">
            <text:p>20672498.2929792</text:p>
          </table:table-cell>
          <table:table-cell office:value-type="float" office:value="15255493.4698206" calcext:value-type="float">
            <text:p>15255493.4698206</text:p>
          </table:table-cell>
          <table:table-cell office:value-type="float" office:value="10027290.9038382" calcext:value-type="float">
            <text:p>10027290.9038382</text:p>
          </table:table-cell>
          <table:table-cell office:value-type="float" office:value="7399747.66162864" calcext:value-type="float">
            <text:p>7399747.66162864</text:p>
          </table:table-cell>
          <table:table-cell office:value-type="float" office:value="6815169.38540659" calcext:value-type="float">
            <text:p>6815169.38540659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1-01-31" calcext:value-type="date">
            <text:p>2041-01-31</text:p>
          </table:table-cell>
          <table:table-cell office:value-type="float" office:value="15557307.5122647" calcext:value-type="float">
            <text:p>15557307.5122647</text:p>
          </table:table-cell>
          <table:table-cell office:value-type="float" office:value="15306011.6594506" calcext:value-type="float">
            <text:p>15306011.6594506</text:p>
          </table:table-cell>
          <table:table-cell office:value-type="float" office:value="7514832.15809663" calcext:value-type="float">
            <text:p>7514832.15809663</text:p>
          </table:table-cell>
          <table:table-cell office:value-type="float" office:value="7393445.71931633" calcext:value-type="float">
            <text:p>7393445.71931633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9055938.90873372" calcext:value-type="float">
            <text:p>9055938.90873372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374398.38991805" calcext:value-type="float">
            <text:p>4374398.38991805</text:p>
          </table:table-cell>
          <table:table-cell office:value-type="float" office:value="20873783.2097632" calcext:value-type="float">
            <text:p>20873783.2097632</text:p>
          </table:table-cell>
          <table:table-cell office:value-type="float" office:value="15299536.0221386" calcext:value-type="float">
            <text:p>15299536.0221386</text:p>
          </table:table-cell>
          <table:table-cell office:value-type="float" office:value="10082912.9463567" calcext:value-type="float">
            <text:p>10082912.9463567</text:p>
          </table:table-cell>
          <table:table-cell office:value-type="float" office:value="7390317.71484142" calcext:value-type="float">
            <text:p>7390317.71484142</text:p>
          </table:table-cell>
          <table:table-cell office:value-type="float" office:value="6972411.74987257" calcext:value-type="float">
            <text:p>6972411.7498725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1-02-28" calcext:value-type="date">
            <text:p>2041-02-28</text:p>
          </table:table-cell>
          <table:table-cell office:value-type="float" office:value="15731255.7056794" calcext:value-type="float">
            <text:p>15731255.7056794</text:p>
          </table:table-cell>
          <table:table-cell office:value-type="float" office:value="15433507.7929684" calcext:value-type="float">
            <text:p>15433507.7929684</text:p>
          </table:table-cell>
          <table:table-cell office:value-type="float" office:value="7567325.9080328" calcext:value-type="float">
            <text:p>7567325.9080328</text:p>
          </table:table-cell>
          <table:table-cell office:value-type="float" office:value="7424097.95877843" calcext:value-type="float">
            <text:p>7424097.95877843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9214491.62623692" calcext:value-type="float">
            <text:p>9214491.62623692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432517.18217255" calcext:value-type="float">
            <text:p>4432517.18217255</text:p>
          </table:table-cell>
          <table:table-cell office:value-type="float" office:value="21076745.5008538" calcext:value-type="float">
            <text:p>21076745.5008538</text:p>
          </table:table-cell>
          <table:table-cell office:value-type="float" office:value="15343945.595726" calcext:value-type="float">
            <text:p>15343945.595726</text:p>
          </table:table-cell>
          <table:table-cell office:value-type="float" office:value="10138707.632096" calcext:value-type="float">
            <text:p>10138707.632096</text:p>
          </table:table-cell>
          <table:table-cell office:value-type="float" office:value="7381015.17198426" calcext:value-type="float">
            <text:p>7381015.17198426</text:p>
          </table:table-cell>
          <table:table-cell office:value-type="float" office:value="7130964.46737577" calcext:value-type="float">
            <text:p>7130964.46737577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1-03-31" calcext:value-type="date">
            <text:p>2041-03-31</text:p>
          </table:table-cell>
          <table:table-cell office:value-type="float" office:value="15906895.2515198" calcext:value-type="float">
            <text:p>15906895.2515198</text:p>
          </table:table-cell>
          <table:table-cell office:value-type="float" office:value="15561374.0062661" calcext:value-type="float">
            <text:p>15561374.0062661</text:p>
          </table:table-cell>
          <table:table-cell office:value-type="float" office:value="7620064.86801686" calcext:value-type="float">
            <text:p>7620064.86801686</text:p>
          </table:table-cell>
          <table:table-cell office:value-type="float" office:value="7454545.81099914" calcext:value-type="float">
            <text:p>7454545.81099914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9374365.61638598" calcext:value-type="float">
            <text:p>9374365.61638598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490711.28990699" calcext:value-type="float">
            <text:p>4490711.28990699</text:p>
          </table:table-cell>
          <table:table-cell office:value-type="float" office:value="21281399.1443702" calcext:value-type="float">
            <text:p>21281399.1443702</text:p>
          </table:table-cell>
          <table:table-cell office:value-type="float" office:value="15388725.2490933" calcext:value-type="float">
            <text:p>15388725.2490933</text:p>
          </table:table-cell>
          <table:table-cell office:value-type="float" office:value="10194675.9187193" calcext:value-type="float">
            <text:p>10194675.9187193</text:p>
          </table:table-cell>
          <table:table-cell office:value-type="float" office:value="7371839.8706986" calcext:value-type="float">
            <text:p>7371839.8706986</text:p>
          </table:table-cell>
          <table:table-cell office:value-type="float" office:value="7290838.45752483" calcext:value-type="float">
            <text:p>7290838.45752483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1-04-30" calcext:value-type="date">
            <text:p>2041-04-30</text:p>
          </table:table-cell>
          <table:table-cell office:value-type="float" office:value="16084240.2443896" calcext:value-type="float">
            <text:p>16084240.2443896</text:p>
          </table:table-cell>
          <table:table-cell office:value-type="float" office:value="15689613.3833419" calcext:value-type="float">
            <text:p>15689613.3833419</text:p>
          </table:table-cell>
          <table:table-cell office:value-type="float" office:value="7673049.46125098" calcext:value-type="float">
            <text:p>7673049.46125098</text:p>
          </table:table-cell>
          <table:table-cell office:value-type="float" office:value="7484791.18000494" calcext:value-type="float">
            <text:p>7484791.18000494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9535571.88978628" calcext:value-type="float">
            <text:p>9535571.88978628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548981.71377204" calcext:value-type="float">
            <text:p>4548981.71377204</text:p>
          </table:table-cell>
          <table:table-cell office:value-type="float" office:value="21487758.2349158" calcext:value-type="float">
            <text:p>21487758.2349158</text:p>
          </table:table-cell>
          <table:table-cell office:value-type="float" office:value="15433878.0662387" calcext:value-type="float">
            <text:p>15433878.0662387</text:p>
          </table:table-cell>
          <table:table-cell office:value-type="float" office:value="10250818.7668624" calcext:value-type="float">
            <text:p>10250818.7668624</text:p>
          </table:table-cell>
          <table:table-cell office:value-type="float" office:value="7362791.65081947" calcext:value-type="float">
            <text:p>7362791.65081947</text:p>
          </table:table-cell>
          <table:table-cell office:value-type="float" office:value="7452044.73092513" calcext:value-type="float">
            <text:p>7452044.73092513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1-05-31" calcext:value-type="date">
            <text:p>2041-05-31</text:p>
          </table:table-cell>
          <table:table-cell office:value-type="float" office:value="16263304.8963472" calcext:value-type="float">
            <text:p>16263304.8963472</text:p>
          </table:table-cell>
          <table:table-cell office:value-type="float" office:value="15818229.0338939" calcext:value-type="float">
            <text:p>15818229.0338939</text:p>
          </table:table-cell>
          <table:table-cell office:value-type="float" office:value="7726280.11715336" calcext:value-type="float">
            <text:p>7726280.11715336</text:p>
          </table:table-cell>
          <table:table-cell office:value-type="float" office:value="7514835.96059263" calcext:value-type="float">
            <text:p>7514835.96059263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9698121.54879825" calcext:value-type="float">
            <text:p>9698121.54879825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607329.45571512" calcext:value-type="float">
            <text:p>4607329.45571512</text:p>
          </table:table-cell>
          <table:table-cell office:value-type="float" office:value="21695836.9845494" calcext:value-type="float">
            <text:p>21695836.9845494</text:p>
          </table:table-cell>
          <table:table-cell office:value-type="float" office:value="15479407.1568603" calcext:value-type="float">
            <text:p>15479407.1568603</text:p>
          </table:table-cell>
          <table:table-cell office:value-type="float" office:value="10307137.14015" calcext:value-type="float">
            <text:p>10307137.14015</text:p>
          </table:table-cell>
          <table:table-cell office:value-type="float" office:value="7353870.35437262" calcext:value-type="float">
            <text:p>7353870.35437262</text:p>
          </table:table-cell>
          <table:table-cell office:value-type="float" office:value="7614594.3899371" calcext:value-type="float">
            <text:p>7614594.3899371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1-06-30" calcext:value-type="date">
            <text:p>2041-06-30</text:p>
          </table:table-cell>
          <table:table-cell office:value-type="float" office:value="16444103.5378851" calcext:value-type="float">
            <text:p>16444103.5378851</text:p>
          </table:table-cell>
          <table:table-cell office:value-type="float" office:value="15947224.0935344" calcext:value-type="float">
            <text:p>15947224.0935344</text:p>
          </table:table-cell>
          <table:table-cell office:value-type="float" office:value="7779757.27135729" calcext:value-type="float">
            <text:p>7779757.27135729</text:p>
          </table:table-cell>
          <table:table-cell office:value-type="float" office:value="7544682.0383858" calcext:value-type="float">
            <text:p>7544682.0383858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9862025.78830199" calcext:value-type="float">
            <text:p>9862025.78830199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665755.5189976" calcext:value-type="float">
            <text:p>4665755.5189976</text:p>
          </table:table-cell>
          <table:table-cell office:value-type="float" office:value="21905649.7237632" calcext:value-type="float">
            <text:p>21905649.7237632</text:p>
          </table:table-cell>
          <table:table-cell office:value-type="float" office:value="15525315.6565704" calcext:value-type="float">
            <text:p>15525315.6565704</text:p>
          </table:table-cell>
          <table:table-cell office:value-type="float" office:value="10363632.0052124" calcext:value-type="float">
            <text:p>10363632.0052124</text:p>
          </table:table-cell>
          <table:table-cell office:value-type="float" office:value="7345075.82557183" calcext:value-type="float">
            <text:p>7345075.82557183</text:p>
          </table:table-cell>
          <table:table-cell office:value-type="float" office:value="7778498.62944084" calcext:value-type="float">
            <text:p>7778498.62944084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  <table:table-row table:style-name="ro1">
          <table:table-cell office:value-type="date" office:date-value="2041-07-31" calcext:value-type="date">
            <text:p>2041-07-31</text:p>
          </table:table-cell>
          <table:table-cell office:value-type="float" office:value="16626650.6189165" calcext:value-type="float">
            <text:p>16626650.6189165</text:p>
          </table:table-cell>
          <table:table-cell office:value-type="float" office:value="16076601.7240058" calcext:value-type="float">
            <text:p>16076601.7240058</text:p>
          </table:table-cell>
          <table:table-cell office:value-type="float" office:value="7833481.36571027" calcext:value-type="float">
            <text:p>7833481.36571027</text:p>
          </table:table-cell>
          <table:table-cell office:value-type="float" office:value="7574331.28989102" calcext:value-type="float">
            <text:p>7574331.28989102</text:p>
          </table:table-cell>
          <table:table-cell office:value-type="float" office:value="3481691.72110915" calcext:value-type="float">
            <text:p>3481691.72110915</text:p>
          </table:table-cell>
          <table:table-cell office:value-type="float" office:value="9862025.78830199" calcext:value-type="float">
            <text:p>9862025.78830199</text:p>
          </table:table-cell>
          <table:table-cell office:value-type="float" office:value="2113947.56738912" calcext:value-type="float">
            <text:p>2113947.56738912</text:p>
          </table:table-cell>
          <table:table-cell office:value-type="float" office:value="4665755.5189976" calcext:value-type="float">
            <text:p>4665755.5189976</text:p>
          </table:table-cell>
          <table:table-cell office:value-type="float" office:value="22117210.9024705" calcext:value-type="float">
            <text:p>22117210.9024705</text:p>
          </table:table-cell>
          <table:table-cell office:value-type="float" office:value="15736876.8352776" calcext:value-type="float">
            <text:p>15736876.8352776</text:p>
          </table:table-cell>
          <table:table-cell office:value-type="float" office:value="10420304.3317017" calcext:value-type="float">
            <text:p>10420304.3317017</text:p>
          </table:table-cell>
          <table:table-cell office:value-type="float" office:value="7414273.28143725" calcext:value-type="float">
            <text:p>7414273.28143725</text:p>
          </table:table-cell>
          <table:table-cell office:value-type="float" office:value="7778498.62944084" calcext:value-type="float">
            <text:p>7778498.62944084</text:p>
          </table:table-cell>
          <table:table-cell office:value-type="float" office:value="584734.833537593" calcext:value-type="float">
            <text:p>584734.833537593</text:p>
          </table:table-cell>
          <table:table-cell office:value-type="float" office:value="1982899.39578559" calcext:value-type="float">
            <text:p>1982899.39578559</text:p>
          </table:table-cell>
          <table:table-cell office:value-type="float" office:value="1498792.32532356" calcext:value-type="float">
            <text:p>1498792.32532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28T14:24:46.995453454</dc:date>
    <meta:editing-duration>PT5M56S</meta:editing-duration>
    <meta:editing-cycles>1</meta:editing-cycles>
    <meta:document-statistic meta:table-count="1" meta:cell-count="309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1cm" svg:y="2.956cm" style:legend-expansion="high" chart:style-name="ch2"/>
        <chart:plot-area chart:style-name="ch3" table:cell-range-address="taylor_life_monthly.A1:taylor_life_monthly.C182 taylor_life_monthly.F1:taylor_life_monthly.G182 taylor_life_monthly.J1:taylor_life_monthly.K182" chart:data-source-has-labels="both" svg:x="0.32cm" svg:y="0.18cm" svg:width="12.111cm" svg:height="8.64cm">
          <chart:coordinate-region svg:x="2.079cm" svg:y="0.379cm" svg:width="9.477cm" svg:height="7.794cm"/>
          <chart:axis chart:dimension="x" chart:name="primary-x" chart:style-name="ch4" chartooo:axis-type="auto">
            <chart:categories table:cell-range-address="taylor_life_monthly.A2:taylor_life_monthly.A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ylor_life_monthly.B2:taylor_life_monthly.B182" chart:label-cell-address="taylor_life_monthly.B1:taylor_life_monthly.B1" chart:class="chart:scatter">
            <chart:domain table:cell-range-address="taylor_life_monthly.A2:taylor_life_monthly.A182"/>
            <chart:data-point chart:repeated="181"/>
          </chart:series>
          <chart:series chart:style-name="ch8" chart:values-cell-range-address="taylor_life_monthly.C2:taylor_life_monthly.C182" chart:label-cell-address="taylor_life_monthly.C1:taylor_life_monthly.C1" chart:class="chart:scatter">
            <chart:data-point chart:repeated="181"/>
          </chart:series>
          <chart:series chart:style-name="ch9" chart:values-cell-range-address="taylor_life_monthly.F2:taylor_life_monthly.F182" chart:label-cell-address="taylor_life_monthly.F1:taylor_life_monthly.F1" chart:class="chart:scatter">
            <chart:data-point chart:repeated="181"/>
          </chart:series>
          <chart:series chart:style-name="ch10" chart:values-cell-range-address="taylor_life_monthly.G2:taylor_life_monthly.G182" chart:label-cell-address="taylor_life_monthly.G1:taylor_life_monthly.G1" chart:class="chart:scatter">
            <chart:data-point chart:repeated="181"/>
          </chart:series>
          <chart:series chart:style-name="ch11" chart:values-cell-range-address="taylor_life_monthly.J2:taylor_life_monthly.J182" chart:label-cell-address="taylor_life_monthly.J1:taylor_life_monthly.J1" chart:class="chart:scatter">
            <chart:data-point chart:repeated="181"/>
          </chart:series>
          <chart:series chart:style-name="ch12" chart:values-cell-range-address="taylor_life_monthly.K2:taylor_life_monthly.K182" chart:label-cell-address="taylor_life_monthly.K1:taylor_life_monthly.K1" chart:class="chart:scatter">
            <chart:data-point chart:repeated="1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rn_lc</text:p>
                <draw:g>
                  <svg:desc>taylor_life_monthly.B1:taylor_life_monthly.B1</svg:desc>
                </draw:g>
              </table:table-cell>
              <table:table-cell office:value-type="string">
                <text:p>earn_cc</text:p>
                <draw:g>
                  <svg:desc>taylor_life_monthly.C1:taylor_life_monthly.C1</svg:desc>
                </draw:g>
              </table:table-cell>
              <table:table-cell office:value-type="string">
                <text:p>exp_total_lc</text:p>
                <draw:g>
                  <svg:desc>taylor_life_monthly.F1:taylor_life_monthly.F1</svg:desc>
                </draw:g>
              </table:table-cell>
              <table:table-cell office:value-type="string">
                <text:p>exp_total_cc</text:p>
                <draw:g>
                  <svg:desc>taylor_life_monthly.G1:taylor_life_monthly.G1</svg:desc>
                </draw:g>
              </table:table-cell>
              <table:table-cell office:value-type="string">
                <text:p>worth_lc</text:p>
                <draw:g>
                  <svg:desc>taylor_life_monthly.J1:taylor_life_monthly.J1</svg:desc>
                </draw:g>
              </table:table-cell>
              <table:table-cell office:value-type="string">
                <text:p>worth_cc</text:p>
                <draw:g>
                  <svg:desc>taylor_life_monthly.K1:taylor_life_monthly.K1</svg:desc>
                </draw:g>
              </table:table-cell>
            </table:table-row>
          </table:table-header-rows>
          <table:table-rows>
            <table:table-row>
              <table:table-cell office:value-type="float" office:value="46234">
                <text:p>46234</text:p>
                <draw:g>
                  <svg:desc>taylor_life_monthly.A2:taylor_life_monthly.A182</svg:desc>
                </draw:g>
              </table:table-cell>
              <table:table-cell office:value-type="float" office:value="47500">
                <text:p>47500</text:p>
                <draw:g>
                  <svg:desc>taylor_life_monthly.B2:taylor_life_monthly.B182</svg:desc>
                </draw:g>
              </table:table-cell>
              <table:table-cell office:value-type="float" office:value="47500">
                <text:p>47500</text:p>
                <draw:g>
                  <svg:desc>taylor_life_monthly.C2:taylor_life_monthly.C182</svg:desc>
                </draw:g>
              </table:table-cell>
              <table:table-cell office:value-type="float" office:value="19332.05">
                <text:p>19332.05</text:p>
                <draw:g>
                  <svg:desc>taylor_life_monthly.F2:taylor_life_monthly.F182</svg:desc>
                </draw:g>
              </table:table-cell>
              <table:table-cell office:value-type="float" office:value="13417.675">
                <text:p>13417.675</text:p>
                <draw:g>
                  <svg:desc>taylor_life_monthly.G2:taylor_life_monthly.G182</svg:desc>
                </draw:g>
              </table:table-cell>
              <table:table-cell office:value-type="float" office:value="5728167.95">
                <text:p>5728167.95</text:p>
                <draw:g>
                  <svg:desc>taylor_life_monthly.J2:taylor_life_monthly.J182</svg:desc>
                </draw:g>
              </table:table-cell>
              <table:table-cell office:value-type="float" office:value="5734082.325">
                <text:p>5734082.325</text:p>
                <draw:g>
                  <svg:desc>taylor_life_monthly.K2:taylor_life_monthly.K182</svg:desc>
                </draw:g>
              </table:table-cell>
            </table:table-row>
            <table:table-row>
              <table:table-cell office:value-type="float" office:value="46265">
                <text:p>46265</text:p>
              </table:table-cell>
              <table:table-cell office:value-type="float" office:value="95234.7329166667">
                <text:p>95234.7329166667</text:p>
              </table:table-cell>
              <table:table-cell office:value-type="float" office:value="95284.019375">
                <text:p>95284.019375</text:p>
              </table:table-cell>
              <table:table-cell office:value-type="float" office:value="38784.9835416667">
                <text:p>38784.9835416667</text:p>
              </table:table-cell>
              <table:table-cell office:value-type="float" office:value="26891.2569791667">
                <text:p>26891.2569791667</text:p>
              </table:table-cell>
              <table:table-cell office:value-type="float" office:value="5756610.84979167">
                <text:p>5756610.84979167</text:p>
              </table:table-cell>
              <table:table-cell office:value-type="float" office:value="5768504.57635417">
                <text:p>5768504.57635417</text:p>
              </table:table-cell>
            </table:table-row>
            <table:table-row>
              <table:table-cell office:value-type="float" office:value="46295">
                <text:p>46295</text:p>
              </table:table-cell>
              <table:table-cell office:value-type="float" office:value="143206.489998264">
                <text:p>143206.489998264</text:p>
              </table:table-cell>
              <table:table-cell office:value-type="float" office:value="143354.890844618">
                <text:p>143354.890844618</text:p>
              </table:table-cell>
              <table:table-cell office:value-type="float" office:value="58359.6404175347">
                <text:p>58359.6404175347</text:p>
              </table:table-cell>
              <table:table-cell office:value-type="float" office:value="40420.9788832465">
                <text:p>40420.9788832465</text:p>
              </table:table-cell>
              <table:table-cell office:value-type="float" office:value="5785331.15819358">
                <text:p>5785331.15819358</text:p>
              </table:table-cell>
              <table:table-cell office:value-type="float" office:value="5803269.81972786">
                <text:p>5803269.81972786</text:p>
              </table:table-cell>
            </table:table-row>
            <table:table-row>
              <table:table-cell office:value-type="float" office:value="46326">
                <text:p>46326</text:p>
              </table:table-cell>
              <table:table-cell office:value-type="float" office:value="191417.58298321">
                <text:p>191417.58298321</text:p>
              </table:table-cell>
              <table:table-cell office:value-type="float" office:value="191715.472675684">
                <text:p>191715.472675684</text:p>
              </table:table-cell>
              <table:table-cell office:value-type="float" office:value="78056.8667202004">
                <text:p>78056.8667202004</text:p>
              </table:table-cell>
              <table:table-cell office:value-type="float" office:value="54007.0746285934">
                <text:p>54007.0746285934</text:p>
              </table:table-cell>
              <table:table-cell office:value-type="float" office:value="5814331.35521267">
                <text:p>5814331.35521267</text:p>
              </table:table-cell>
              <table:table-cell office:value-type="float" office:value="5838381.14730428">
                <text:p>5838381.14730428</text:p>
              </table:table-cell>
            </table:table-row>
            <table:table-row>
              <table:table-cell office:value-type="float" office:value="46356">
                <text:p>46356</text:p>
              </table:table-cell>
              <table:table-cell office:value-type="float" office:value="239870.344276649">
                <text:p>239870.344276649</text:p>
              </table:table-cell>
              <table:table-cell office:value-type="float" office:value="240368.648903219">
                <text:p>240368.648903219</text:p>
              </table:table-cell>
              <table:table-cell office:value-type="float" office:value="97877.5148919126">
                <text:p>97877.5148919126</text:p>
              </table:table-cell>
              <table:table-cell office:value-type="float" office:value="67649.7791062125">
                <text:p>67649.7791062125</text:p>
              </table:table-cell>
              <table:table-cell office:value-type="float" office:value="5843613.94222373">
                <text:p>5843613.94222373</text:p>
              </table:table-cell>
              <table:table-cell office:value-type="float" office:value="5873841.67800943">
                <text:p>5873841.67800943</text:p>
              </table:table-cell>
            </table:table-row>
            <table:table-row>
              <table:table-cell office:value-type="float" office:value="46387">
                <text:p>46387</text:p>
              </table:table-cell>
              <table:table-cell office:value-type="float" office:value="288567.127128514">
                <text:p>288567.127128514</text:p>
              </table:table-cell>
              <table:table-cell office:value-type="float" office:value="289317.329553298">
                <text:p>289317.329553298</text:p>
              </table:table-cell>
              <table:table-cell office:value-type="float" office:value="117822.443774566">
                <text:p>117822.443774566</text:p>
              </table:table-cell>
              <table:table-cell office:value-type="float" office:value="81349.3281858218">
                <text:p>81349.3281858218</text:p>
              </table:table-cell>
              <table:table-cell office:value-type="float" office:value="5873181.44215037">
                <text:p>5873181.44215037</text:p>
              </table:table-cell>
              <table:table-cell office:value-type="float" office:value="5909654.55773912">
                <text:p>5909654.55773912</text:p>
              </table:table-cell>
            </table:table-row>
            <table:table-row>
              <table:table-cell office:value-type="float" office:value="46418">
                <text:p>46418</text:p>
              </table:table-cell>
              <table:table-cell office:value-type="float" office:value="337510.3058131">
                <text:p>337510.3058131</text:p>
              </table:table-cell>
              <table:table-cell office:value-type="float" office:value="338564.45086779">
                <text:p>338564.45086779</text:p>
              </table:table-cell>
              <table:table-cell office:value-type="float" office:value="137892.518660096">
                <text:p>137892.518660096</text:p>
              </table:table-cell>
              <table:table-cell office:value-type="float" office:value="95105.9587199293">
                <text:p>95105.9587199293</text:p>
              </table:table-cell>
              <table:table-cell office:value-type="float" office:value="5903036.39964755">
                <text:p>5903036.39964755</text:p>
              </table:table-cell>
              <table:table-cell office:value-type="float" office:value="5945822.95958772">
                <text:p>5945822.95958772</text:p>
              </table:table-cell>
            </table:table-row>
            <table:table-row>
              <table:table-cell office:value-type="float" office:value="46446">
                <text:p>46446</text:p>
              </table:table-cell>
              <table:table-cell office:value-type="float" office:value="386702.275810163">
                <text:p>386702.275810163</text:p>
              </table:table-cell>
              <table:table-cell office:value-type="float" office:value="388112.975531021">
                <text:p>388112.975531021</text:p>
              </table:table-cell>
              <table:table-cell office:value-type="float" office:value="158088.611341287">
                <text:p>158088.611341287</text:p>
              </table:table-cell>
              <table:table-cell office:value-type="float" office:value="108919.908547929">
                <text:p>108919.908547929</text:p>
              </table:table-cell>
              <table:table-cell office:value-type="float" office:value="5933181.38128559">
                <text:p>5933181.38128559</text:p>
              </table:table-cell>
              <table:table-cell office:value-type="float" office:value="5982350.08407895">
                <text:p>5982350.08407895</text:p>
              </table:table-cell>
            </table:table-row>
            <table:table-row>
              <table:table-cell office:value-type="float" office:value="46477">
                <text:p>46477</text:p>
              </table:table-cell>
              <table:table-cell office:value-type="float" office:value="436145.453987543">
                <text:p>436145.453987543</text:p>
              </table:table-cell>
              <table:table-cell office:value-type="float" office:value="437965.892898346">
                <text:p>437965.892898346</text:p>
              </table:table-cell>
              <table:table-cell office:value-type="float" office:value="178411.600162983">
                <text:p>178411.600162983</text:p>
              </table:table-cell>
              <table:table-cell office:value-type="float" office:value="122791.416500212">
                <text:p>122791.416500212</text:p>
              </table:table-cell>
              <table:table-cell office:value-type="float" office:value="5963618.97573578">
                <text:p>5963618.97573578</text:p>
              </table:table-cell>
              <table:table-cell office:value-type="float" office:value="6019239.15939856">
                <text:p>6019239.15939856</text:p>
              </table:table-cell>
            </table:table-row>
            <table:table-row>
              <table:table-cell office:value-type="float" office:value="46507">
                <text:p>46507</text:p>
              </table:table-cell>
              <table:table-cell office:value-type="float" office:value="485842.278785341">
                <text:p>485842.278785341</text:p>
              </table:table-cell>
              <table:table-cell office:value-type="float" office:value="488126.219226667">
                <text:p>488126.219226667</text:p>
              </table:table-cell>
              <table:table-cell office:value-type="float" office:value="198862.370073724">
                <text:p>198862.370073724</text:p>
              </table:table-cell>
              <table:table-cell office:value-type="float" office:value="136720.722402296">
                <text:p>136720.722402296</text:p>
              </table:table-cell>
              <table:table-cell office:value-type="float" office:value="5994351.79395753">
                <text:p>5994351.79395753</text:p>
              </table:table-cell>
              <table:table-cell office:value-type="float" office:value="6056493.44162896">
                <text:p>6056493.44162896</text:p>
              </table:table-cell>
            </table:table-row>
            <table:table-row>
              <table:table-cell office:value-type="float" office:value="46538">
                <text:p>46538</text:p>
              </table:table-cell>
              <table:table-cell office:value-type="float" office:value="535795.210401654">
                <text:p>535795.210401654</text:p>
              </table:table-cell>
              <table:table-cell office:value-type="float" office:value="538596.997906909">
                <text:p>538596.997906909</text:p>
              </table:table-cell>
              <table:table-cell office:value-type="float" office:value="219441.812677787">
                <text:p>219441.812677787</text:p>
              </table:table-cell>
              <table:table-cell office:value-type="float" office:value="150708.067078973">
                <text:p>150708.067078973</text:p>
              </table:table-cell>
              <table:table-cell office:value-type="float" office:value="6025382.46938706">
                <text:p>6025382.46938706</text:p>
              </table:table-cell>
              <table:table-cell office:value-type="float" office:value="6094116.21498588">
                <text:p>6094116.21498588</text:p>
              </table:table-cell>
            </table:table-row>
            <table:table-row>
              <table:table-cell office:value-type="float" office:value="46568">
                <text:p>46568</text:p>
              </table:table-cell>
              <table:table-cell office:value-type="float" office:value="586006.730979879">
                <text:p>586006.730979879</text:p>
              </table:table-cell>
              <table:table-cell office:value-type="float" office:value="589381.299698458">
                <text:p>589381.299698458</text:p>
              </table:table-cell>
              <table:table-cell office:value-type="float" office:value="240150.826287663">
                <text:p>240150.826287663</text:p>
              </table:table-cell>
              <table:table-cell office:value-type="float" office:value="164753.692358468">
                <text:p>164753.692358468</text:p>
              </table:table-cell>
              <table:table-cell office:value-type="float" office:value="6056713.65812773">
                <text:p>6056713.65812773</text:p>
              </table:table-cell>
              <table:table-cell office:value-type="float" office:value="6132110.79205692">
                <text:p>6132110.79205692</text:p>
              </table:table-cell>
            </table:table-row>
            <table:table-row>
              <table:table-cell office:value-type="float" office:value="46599">
                <text:p>46599</text:p>
              </table:table-cell>
              <table:table-cell office:value-type="float" office:value="636479.34479761">
                <text:p>636479.34479761</text:p>
              </table:table-cell>
              <table:table-cell office:value-type="float" office:value="640482.222965599">
                <text:p>640482.222965599</text:p>
              </table:table-cell>
              <table:table-cell office:value-type="float" office:value="260990.315976944">
                <text:p>260990.315976944</text:p>
              </table:table-cell>
              <table:table-cell office:value-type="float" office:value="178857.841076629">
                <text:p>178857.841076629</text:p>
              </table:table-cell>
              <table:table-cell office:value-type="float" office:value="6088348.03914191">
                <text:p>6088348.03914191</text:p>
              </table:table-cell>
              <table:table-cell office:value-type="float" office:value="6170480.51404222">
                <text:p>6170480.51404222</text:p>
              </table:table-cell>
            </table:table-row>
            <table:table-row>
              <table:table-cell office:value-type="float" office:value="46630">
                <text:p>46630</text:p>
              </table:table-cell>
              <table:table-cell office:value-type="float" office:value="687215.578457126">
                <text:p>687215.578457126</text:p>
              </table:table-cell>
              <table:table-cell office:value-type="float" office:value="691902.89391595">
                <text:p>691902.89391595</text:p>
              </table:table-cell>
              <table:table-cell office:value-type="float" office:value="281961.19363365">
                <text:p>281961.19363365</text:p>
              </table:table-cell>
              <table:table-cell office:value-type="float" office:value="193020.757081115">
                <text:p>193020.757081115</text:p>
              </table:table-cell>
              <table:table-cell office:value-type="float" office:value="6120288.31444452">
                <text:p>6120288.31444452</text:p>
              </table:table-cell>
              <table:table-cell office:value-type="float" office:value="6209228.75099706">
                <text:p>6209228.75099706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738217.981077497">
                <text:p>738217.981077497</text:p>
              </table:table-cell>
              <table:table-cell office:value-type="float" office:value="743646.466840926">
                <text:p>743646.466840926</text:p>
              </table:table-cell>
              <table:table-cell office:value-type="float" office:value="303064.378013983">
                <text:p>303064.378013983</text:p>
              </table:table-cell>
              <table:table-cell office:value-type="float" office:value="207242.685235619">
                <text:p>207242.685235619</text:p>
              </table:table-cell>
              <table:table-cell office:value-type="float" office:value="6152537.20929818">
                <text:p>6152537.20929818</text:p>
              </table:table-cell>
              <table:table-cell office:value-type="float" office:value="6248358.90207654">
                <text:p>6248358.90207654</text:p>
              </table:table-cell>
            </table:table-row>
            <table:table-row>
              <table:table-cell office:value-type="float" office:value="46691">
                <text:p>46691</text:p>
              </table:table-cell>
              <table:table-cell office:value-type="float" office:value="789489.124488316">
                <text:p>789489.124488316</text:p>
              </table:table-cell>
              <table:table-cell office:value-type="float" office:value="795716.124358231">
                <text:p>795716.124358231</text:p>
              </table:table-cell>
              <table:table-cell office:value-type="float" office:value="324300.794796514">
                <text:p>324300.794796514</text:p>
              </table:table-cell>
              <table:table-cell office:value-type="float" office:value="221523.871424101">
                <text:p>221523.871424101</text:p>
              </table:table-cell>
              <table:table-cell office:value-type="float" office:value="6185097.47240991">
                <text:p>6185097.47240991</text:p>
              </table:table-cell>
              <table:table-cell office:value-type="float" office:value="6287874.39578233">
                <text:p>6287874.39578233</text:p>
              </table:table-cell>
            </table:table-row>
            <table:table-row>
              <table:table-cell office:value-type="float" office:value="46721">
                <text:p>46721</text:p>
              </table:table-cell>
              <table:table-cell office:value-type="float" office:value="841031.603425065">
                <text:p>841031.603425065</text:p>
              </table:table-cell>
              <table:table-cell office:value-type="float" office:value="848115.077656417">
                <text:p>848115.077656417</text:p>
              </table:table-cell>
              <table:table-cell office:value-type="float" office:value="345671.376636811">
                <text:p>345671.376636811</text:p>
              </table:table-cell>
              <table:table-cell office:value-type="float" office:value="235864.562555035">
                <text:p>235864.562555035</text:p>
              </table:table-cell>
              <table:table-cell office:value-type="float" office:value="6217971.87612967">
                <text:p>6217971.87612967</text:p>
              </table:table-cell>
              <table:table-cell office:value-type="float" office:value="6327778.69021145">
                <text:p>6327778.69021145</text:p>
              </table:table-cell>
            </table:table-row>
            <table:table-row>
              <table:table-cell office:value-type="float" office:value="46752">
                <text:p>46752</text:p>
              </table:table-cell>
              <table:table-cell office:value-type="float" office:value="892848.035726145">
                <text:p>892848.035726145</text:p>
              </table:table-cell>
              <table:table-cell office:value-type="float" office:value="900846.566741512">
                <text:p>900846.566741512</text:p>
              </table:table-cell>
              <table:table-cell office:value-type="float" office:value="367177.063222516">
                <text:p>367177.063222516</text:p>
              </table:table-cell>
              <table:table-cell office:value-type="float" office:value="250265.006565681">
                <text:p>250265.006565681</text:p>
              </table:table-cell>
              <table:table-cell office:value-type="float" office:value="6251163.21665035">
                <text:p>6251163.21665035</text:p>
              </table:table-cell>
              <table:table-cell office:value-type="float" office:value="6368075.27330719">
                <text:p>6368075.27330719</text:p>
              </table:table-cell>
            </table:table-row>
            <table:table-row>
              <table:table-cell office:value-type="float" office:value="46783">
                <text:p>46783</text:p>
              </table:table-cell>
              <table:table-cell office:value-type="float" office:value="944941.062531565">
                <text:p>944941.062531565</text:p>
              </table:table-cell>
              <table:table-cell office:value-type="float" office:value="953913.860685739">
                <text:p>953913.860685739</text:p>
              </table:table-cell>
              <table:table-cell office:value-type="float" office:value="388818.801328852">
                <text:p>388818.801328852</text:p>
              </table:table-cell>
              <table:table-cell office:value-type="float" office:value="264725.452426371">
                <text:p>264725.452426371</text:p>
              </table:table-cell>
              <table:table-cell office:value-type="float" office:value="6284674.31420962">
                <text:p>6284674.31420962</text:p>
              </table:table-cell>
              <table:table-cell office:value-type="float" office:value="6408767.6631121">
                <text:p>6408767.6631121</text:p>
              </table:table-cell>
            </table:table-row>
            <table:table-row>
              <table:table-cell office:value-type="float" office:value="46812">
                <text:p>46812</text:p>
              </table:table-cell>
              <table:table-cell office:value-type="float" office:value="997313.348483312">
                <text:p>997313.348483312</text:p>
              </table:table-cell>
              <table:table-cell office:value-type="float" office:value="1007320.25787834">
                <text:p>1007320.25787834</text:p>
              </table:table-cell>
              <table:table-cell office:value-type="float" office:value="410597.544874601">
                <text:p>410597.544874601</text:p>
              </table:table-cell>
              <table:table-cell office:value-type="float" office:value="279246.150144814">
                <text:p>279246.150144814</text:p>
              </table:table-cell>
              <table:table-cell office:value-type="float" office:value="6318508.01329336">
                <text:p>6318508.01329336</text:p>
              </table:table-cell>
              <table:table-cell office:value-type="float" office:value="6449859.40802315">
                <text:p>6449859.40802315</text:p>
              </table:table-cell>
            </table:table-row>
            <table:table-row>
              <table:table-cell office:value-type="float" office:value="46843">
                <text:p>46843</text:p>
              </table:table-cell>
              <table:table-cell office:value-type="float" office:value="1049967.58192742">
                <text:p>1049967.58192742</text:p>
              </table:table-cell>
              <table:table-cell office:value-type="float" office:value="1061069.08627853">
                <text:p>1061069.08627853</text:p>
              </table:table-cell>
              <table:table-cell office:value-type="float" office:value="432514.254978514">
                <text:p>432514.254978514</text:p>
              </table:table-cell>
              <table:table-cell office:value-type="float" office:value="293827.350770418">
                <text:p>293827.350770418</text:p>
              </table:table-cell>
              <table:table-cell office:value-type="float" office:value="6352667.18284085">
                <text:p>6352667.18284085</text:p>
              </table:table-cell>
              <table:table-cell office:value-type="float" office:value="6491354.08704894">
                <text:p>6491354.08704894</text:p>
              </table:table-cell>
            </table:table-row>
            <table:table-row>
              <table:table-cell office:value-type="float" office:value="46873">
                <text:p>46873</text:p>
              </table:table-cell>
              <table:table-cell office:value-type="float" office:value="1102906.47511776">
                <text:p>1102906.47511776</text:p>
              </table:table-cell>
              <table:table-cell office:value-type="float" office:value="1115163.70367061">
                <text:p>1115163.70367061</text:p>
              </table:table-cell>
              <table:table-cell office:value-type="float" office:value="454569.900016196">
                <text:p>454569.900016196</text:p>
              </table:table-cell>
              <table:table-cell office:value-type="float" office:value="308469.306398628">
                <text:p>308469.306398628</text:p>
              </table:table-cell>
              <table:table-cell office:value-type="float" office:value="6387154.71645166">
                <text:p>6387154.71645166</text:p>
              </table:table-cell>
              <table:table-cell office:value-type="float" office:value="6533255.31006923">
                <text:p>6533255.31006923</text:p>
              </table:table-cell>
            </table:table-row>
            <table:table-row>
              <table:table-cell office:value-type="float" office:value="46904">
                <text:p>46904</text:p>
              </table:table-cell>
              <table:table-cell office:value-type="float" office:value="1156132.76442153">
                <text:p>1156132.76442153</text:p>
              </table:table-cell>
              <table:table-cell office:value-type="float" office:value="1169607.49792118">
                <text:p>1169607.49792118</text:p>
              </table:table-cell>
              <table:table-cell office:value-type="float" office:value="476765.455677439">
                <text:p>476765.455677439</text:p>
              </table:table-cell>
              <table:table-cell office:value-type="float" office:value="323172.270175289">
                <text:p>323172.270175289</text:p>
              </table:table-cell>
              <table:table-cell office:value-type="float" office:value="6421973.53259432">
                <text:p>6421973.53259432</text:p>
              </table:table-cell>
              <table:table-cell office:value-type="float" office:value="6575566.71809647">
                <text:p>6575566.71809647</text:p>
              </table:table-cell>
            </table:table-row>
            <table:table-row>
              <table:table-cell office:value-type="float" office:value="46934">
                <text:p>46934</text:p>
              </table:table-cell>
              <table:table-cell office:value-type="float" office:value="1209649.21052648">
                <text:p>1209649.21052648</text:p>
              </table:table-cell>
              <table:table-cell office:value-type="float" office:value="1224403.88723865">
                <text:p>1224403.88723865</text:p>
              </table:table-cell>
              <table:table-cell office:value-type="float" office:value="499101.905024031">
                <text:p>499101.905024031</text:p>
              </table:table-cell>
              <table:table-cell office:value-type="float" office:value="337936.496301019">
                <text:p>337936.496301019</text:p>
              </table:table-cell>
              <table:table-cell office:value-type="float" office:value="6457126.57481665">
                <text:p>6457126.57481665</text:p>
              </table:table-cell>
              <table:table-cell office:value-type="float" office:value="6618291.98353967">
                <text:p>6618291.98353967</text:p>
              </table:table-cell>
            </table:table-row>
            <table:table-row>
              <table:table-cell office:value-type="float" office:value="46965">
                <text:p>46965</text:p>
              </table:table-cell>
              <table:table-cell office:value-type="float" office:value="1263458.59864995">
                <text:p>1263458.59864995</text:p>
              </table:table-cell>
              <table:table-cell office:value-type="float" office:value="1279556.32043482">
                <text:p>1279556.32043482</text:p>
              </table:table-cell>
              <table:table-cell office:value-type="float" office:value="521580.238548022">
                <text:p>521580.238548022</text:p>
              </table:table-cell>
              <table:table-cell office:value-type="float" office:value="352762.240035607">
                <text:p>352762.240035607</text:p>
              </table:table-cell>
              <table:table-cell office:value-type="float" office:value="6492616.811958">
                <text:p>6492616.811958</text:p>
              </table:table-cell>
              <table:table-cell office:value-type="float" office:value="6661434.81047042">
                <text:p>6661434.81047042</text:p>
              </table:table-cell>
            </table:table-row>
            <table:table-row>
              <table:table-cell office:value-type="float" office:value="46996">
                <text:p>46996</text:p>
              </table:table-cell>
              <table:table-cell office:value-type="float" office:value="1317563.7387496">
                <text:p>1317563.7387496</text:p>
              </table:table-cell>
              <table:table-cell office:value-type="float" office:value="1335068.27718874">
                <text:p>1335068.27718874</text:p>
              </table:table-cell>
              <table:table-cell office:value-type="float" office:value="544201.454230472">
                <text:p>544201.454230472</text:p>
              </table:table-cell>
              <table:table-cell office:value-type="float" office:value="367649.757702422">
                <text:p>367649.757702422</text:p>
              </table:table-cell>
              <table:table-cell office:value-type="float" office:value="6528447.2383631">
                <text:p>6528447.2383631</text:p>
              </table:table-cell>
              <table:table-cell office:value-type="float" office:value="6704998.93489115">
                <text:p>6704998.93489115</text:p>
              </table:table-cell>
            </table:table-row>
            <table:table-row>
              <table:table-cell office:value-type="float" office:value="47026">
                <text:p>47026</text:p>
              </table:table-cell>
              <table:table-cell office:value-type="float" office:value="1371967.46573596">
                <text:p>1371967.46573596</text:p>
              </table:table-cell>
              <table:table-cell office:value-type="float" office:value="1390943.26831283">
                <text:p>1390943.26831283</text:p>
              </table:table-cell>
              <table:table-cell office:value-type="float" office:value="566966.55760067">
                <text:p>566966.55760067</text:p>
              </table:table-cell>
              <table:table-cell office:value-type="float" office:value="382599.306692848">
                <text:p>382599.306692848</text:p>
              </table:table-cell>
              <table:table-cell office:value-type="float" office:value="6564620.87409785">
                <text:p>6564620.87409785</text:p>
              </table:table-cell>
              <table:table-cell office:value-type="float" office:value="6748988.12500567">
                <text:p>6748988.12500567</text:p>
              </table:table-cell>
            </table:table-row>
            <table:table-row>
              <table:table-cell office:value-type="float" office:value="47057">
                <text:p>47057</text:p>
              </table:table-cell>
              <table:table-cell office:value-type="float" office:value="1426672.63968678">
                <text:p>1426672.63968678</text:p>
              </table:table-cell>
              <table:table-cell office:value-type="float" office:value="1447184.83602121">
                <text:p>1447184.83602121</text:p>
              </table:table-cell>
              <table:table-cell office:value-type="float" office:value="589876.561795834">
                <text:p>589876.561795834</text:p>
              </table:table-cell>
              <table:table-cell office:value-type="float" office:value="397611.145470735">
                <text:p>397611.145470735</text:p>
              </table:table-cell>
              <table:table-cell office:value-type="float" office:value="6601140.76516684">
                <text:p>6601140.76516684</text:p>
              </table:table-cell>
              <table:table-cell office:value-type="float" office:value="6793406.18149194">
                <text:p>6793406.18149194</text:p>
              </table:table-cell>
            </table:table-row>
            <table:table-row>
              <table:table-cell office:value-type="float" office:value="47087">
                <text:p>47087</text:p>
              </table:table-cell>
              <table:table-cell office:value-type="float" office:value="1481682.14606317">
                <text:p>1481682.14606317</text:p>
              </table:table-cell>
              <table:table-cell office:value-type="float" office:value="1503796.55420031">
                <text:p>1503796.55420031</text:p>
              </table:table-cell>
              <table:table-cell office:value-type="float" office:value="612932.487621299">
                <text:p>612932.487621299</text:p>
              </table:table-cell>
              <table:table-cell office:value-type="float" office:value="412685.533576863">
                <text:p>412685.533576863</text:p>
              </table:table-cell>
              <table:table-cell office:value-type="float" office:value="6638009.98373273">
                <text:p>6638009.98373273</text:p>
              </table:table-cell>
              <table:table-cell office:value-type="float" office:value="6838256.93777717">
                <text:p>6838256.93777717</text:p>
              </table:table-cell>
            </table:table-row>
            <table:table-row>
              <table:table-cell office:value-type="float" office:value="47118">
                <text:p>47118</text:p>
              </table:table-cell>
              <table:table-cell office:value-type="float" office:value="1536998.89592761">
                <text:p>1536998.89592761</text:p>
              </table:table-cell>
              <table:table-cell office:value-type="float" office:value="1560782.02868179">
                <text:p>1560782.02868179</text:p>
              </table:table-cell>
              <table:table-cell office:value-type="float" office:value="636135.363611187">
                <text:p>636135.363611187</text:p>
              </table:table-cell>
              <table:table-cell office:value-type="float" office:value="427822.731633434">
                <text:p>427822.731633434</text:p>
              </table:table-cell>
              <table:table-cell office:value-type="float" office:value="6675231.62833746">
                <text:p>6675231.62833746</text:p>
              </table:table-cell>
              <table:table-cell office:value-type="float" office:value="6883544.26031521">
                <text:p>6883544.26031521</text:p>
              </table:table-cell>
            </table:table-row>
            <table:table-row>
              <table:table-cell office:value-type="float" office:value="47149">
                <text:p>47149</text:p>
              </table:table-cell>
              <table:table-cell office:value-type="float" office:value="1592625.82616375">
                <text:p>1592625.82616375</text:p>
              </table:table-cell>
              <table:table-cell office:value-type="float" office:value="1618144.89751775">
                <text:p>1618144.89751775</text:p>
              </table:table-cell>
              <table:table-cell office:value-type="float" office:value="659486.226089572">
                <text:p>659486.226089572</text:p>
              </table:table-cell>
              <table:table-cell office:value-type="float" office:value="443023.001348573">
                <text:p>443023.001348573</text:p>
              </table:table-cell>
              <table:table-cell office:value-type="float" office:value="6712808.82412531">
                <text:p>6712808.82412531</text:p>
              </table:table-cell>
              <table:table-cell office:value-type="float" office:value="6929272.04886631">
                <text:p>6929272.04886631</text:p>
              </table:table-cell>
            </table:table-row>
            <table:table-row>
              <table:table-cell office:value-type="float" office:value="47177">
                <text:p>47177</text:p>
              </table:table-cell>
              <table:table-cell office:value-type="float" office:value="1648565.89969813">
                <text:p>1648565.89969813</text:p>
              </table:table-cell>
              <table:table-cell office:value-type="float" office:value="1675888.8312583">
                <text:p>1675888.8312583</text:p>
              </table:table-cell>
              <table:table-cell office:value-type="float" office:value="682986.119232146">
                <text:p>682986.119232146</text:p>
              </table:table-cell>
              <table:table-cell office:value-type="float" office:value="458286.605520859">
                <text:p>458286.605520859</text:p>
              </table:table-cell>
              <table:table-cell office:value-type="float" office:value="6750744.72306787">
                <text:p>6750744.72306787</text:p>
              </table:table-cell>
              <table:table-cell office:value-type="float" office:value="6975444.23677915">
                <text:p>6975444.23677915</text:p>
              </table:table-cell>
            </table:table-row>
            <table:table-row>
              <table:table-cell office:value-type="float" office:value="47208">
                <text:p>47208</text:p>
              </table:table-cell>
              <table:table-cell office:value-type="float" office:value="1704822.1057237">
                <text:p>1704822.1057237</text:p>
              </table:table-cell>
              <table:table-cell office:value-type="float" office:value="1734017.53323146">
                <text:p>1734017.53323146</text:p>
              </table:table-cell>
              <table:table-cell office:value-type="float" office:value="706636.095128373">
                <text:p>706636.095128373</text:p>
              </table:table-cell>
              <table:table-cell office:value-type="float" office:value="473613.808043862">
                <text:p>473613.808043862</text:p>
              </table:table-cell>
              <table:table-cell office:value-type="float" office:value="6789042.5041908">
                <text:p>6789042.5041908</text:p>
              </table:table-cell>
              <table:table-cell office:value-type="float" office:value="7022064.79127532">
                <text:p>7022064.79127532</text:p>
              </table:table-cell>
            </table:table-row>
            <table:table-row>
              <table:table-cell office:value-type="float" office:value="47238">
                <text:p>47238</text:p>
              </table:table-cell>
              <table:table-cell office:value-type="float" office:value="1761397.45992529">
                <text:p>1761397.45992529</text:p>
              </table:table-cell>
              <table:table-cell office:value-type="float" office:value="1792534.73982542">
                <text:p>1792534.73982542</text:p>
              </table:table-cell>
              <table:table-cell office:value-type="float" office:value="730437.213844163">
                <text:p>730437.213844163</text:p>
              </table:table-cell>
              <table:table-cell office:value-type="float" office:value="489004.873910712">
                <text:p>489004.873910712</text:p>
              </table:table-cell>
              <table:table-cell office:value-type="float" office:value="6827705.37380268">
                <text:p>6827705.37380268</text:p>
              </table:table-cell>
              <table:table-cell office:value-type="float" office:value="7069137.71373613">
                <text:p>7069137.71373613</text:p>
              </table:table-cell>
            </table:table-row>
            <table:table-row>
              <table:table-cell office:value-type="float" office:value="47269">
                <text:p>47269</text:p>
              </table:table-cell>
              <table:table-cell office:value-type="float" office:value="1818295.00470697">
                <text:p>1818295.00470697</text:p>
              </table:table-cell>
              <table:table-cell office:value-type="float" office:value="1851444.22077322">
                <text:p>1851444.22077322</text:p>
              </table:table-cell>
              <table:table-cell office:value-type="float" office:value="754390.543485042">
                <text:p>754390.543485042</text:p>
              </table:table-cell>
              <table:table-cell office:value-type="float" office:value="504460.069218673">
                <text:p>504460.069218673</text:p>
              </table:table-cell>
              <table:table-cell office:value-type="float" office:value="6866736.56572552">
                <text:p>6866736.56572552</text:p>
              </table:table-cell>
              <table:table-cell office:value-type="float" office:value="7116667.03999189">
                <text:p>7116667.03999189</text:p>
              </table:table-cell>
            </table:table-row>
            <table:table-row>
              <table:table-cell office:value-type="float" office:value="47299">
                <text:p>47299</text:p>
              </table:table-cell>
              <table:table-cell office:value-type="float" office:value="1875517.80942135">
                <text:p>1875517.80942135</text:p>
              </table:table-cell>
              <table:table-cell office:value-type="float" office:value="1910749.77943982">
                <text:p>1910749.77943982</text:p>
              </table:table-cell>
              <table:table-cell office:value-type="float" office:value="778497.16025984">
                <text:p>778497.16025984</text:p>
              </table:table-cell>
              <table:table-cell office:value-type="float" office:value="519979.661173751">
                <text:p>519979.661173751</text:p>
              </table:table-cell>
              <table:table-cell office:value-type="float" office:value="6906139.34152748">
                <text:p>6906139.34152748</text:p>
              </table:table-cell>
              <table:table-cell office:value-type="float" office:value="7164656.84061356">
                <text:p>7164656.84061356</text:p>
              </table:table-cell>
            </table:table-row>
            <table:table-row>
              <table:table-cell office:value-type="float" office:value="47330">
                <text:p>47330</text:p>
              </table:table-cell>
              <table:table-cell office:value-type="float" office:value="1933068.97060075">
                <text:p>1933068.97060075</text:p>
              </table:table-cell>
              <table:table-cell office:value-type="float" office:value="1970455.2531116">
                <text:p>1970455.2531116</text:p>
              </table:table-cell>
              <table:table-cell office:value-type="float" office:value="802758.148544896">
                <text:p>802758.148544896</text:p>
              </table:table-cell>
              <table:table-cell office:value-type="float" office:value="535563.918095308">
                <text:p>535563.918095308</text:p>
              </table:table-cell>
              <table:table-cell office:value-type="float" office:value="6945916.99075731">
                <text:p>6945916.99075731</text:p>
              </table:table-cell>
              <table:table-cell office:value-type="float" office:value="7213111.2212069">
                <text:p>7213111.2212069</text:p>
              </table:table-cell>
            </table:table-row>
            <table:table-row>
              <table:table-cell office:value-type="float" office:value="47361">
                <text:p>47361</text:p>
              </table:table-cell>
              <table:table-cell office:value-type="float" office:value="1990951.61219039">
                <text:p>1990951.61219039</text:p>
              </table:table-cell>
              <table:table-cell office:value-type="float" office:value="2030564.51328833">
                <text:p>2030564.51328833</text:p>
              </table:table-cell>
              <table:table-cell office:value-type="float" office:value="827174.600948785">
                <text:p>827174.600948785</text:p>
              </table:table-cell>
              <table:table-cell office:value-type="float" office:value="551213.109420705">
                <text:p>551213.109420705</text:p>
              </table:table-cell>
              <table:table-cell office:value-type="float" office:value="6986072.83118094">
                <text:p>6986072.83118094</text:p>
              </table:table-cell>
              <table:table-cell office:value-type="float" office:value="7262034.32270902">
                <text:p>7262034.32270902</text:p>
              </table:table-cell>
            </table:table-row>
            <table:table-row>
              <table:table-cell office:value-type="float" office:value="47391">
                <text:p>47391</text:p>
              </table:table-cell>
              <table:table-cell office:value-type="float" office:value="2049168.88578357">
                <text:p>2049168.88578357</text:p>
              </table:table-cell>
              <table:table-cell office:value-type="float" office:value="2091081.46597757">
                <text:p>2091081.46597757</text:p>
              </table:table-cell>
              <table:table-cell office:value-type="float" office:value="851747.618377564">
                <text:p>851747.618377564</text:p>
              </table:table-cell>
              <table:table-cell office:value-type="float" office:value="566927.505709958">
                <text:p>566927.505709958</text:p>
              </table:table-cell>
              <table:table-cell office:value-type="float" office:value="7026610.20901991">
                <text:p>7026610.20901991</text:p>
              </table:table-cell>
              <table:table-cell office:value-type="float" office:value="7311430.32168752">
                <text:p>7311430.32168752</text:p>
              </table:table-cell>
            </table:table-row>
            <table:table-row>
              <table:table-cell office:value-type="float" office:value="47422">
                <text:p>47422</text:p>
              </table:table-cell>
              <table:table-cell office:value-type="float" office:value="2107723.97085873">
                <text:p>2107723.97085873</text:p>
              </table:table-cell>
              <table:table-cell office:value-type="float" office:value="2152010.05199163">
                <text:p>2152010.05199163</text:p>
              </table:table-cell>
              <table:table-cell office:value-type="float" office:value="876478.310100559">
                <text:p>876478.310100559</text:p>
              </table:table-cell>
              <table:table-cell office:value-type="float" office:value="582707.378650416">
                <text:p>582707.378650416</text:p>
              </table:table-cell>
              <table:table-cell office:value-type="float" office:value="7067532.49919189">
                <text:p>7067532.49919189</text:p>
              </table:table-cell>
              <table:table-cell office:value-type="float" office:value="7361303.43064204">
                <text:p>7361303.43064204</text:p>
              </table:table-cell>
            </table:table-row>
            <table:table-row>
              <table:table-cell office:value-type="float" office:value="47452">
                <text:p>47452</text:p>
              </table:table-cell>
              <table:table-cell office:value-type="float" office:value="2166620.07501867">
                <text:p>2166620.07501867</text:p>
              </table:table-cell>
              <table:table-cell office:value-type="float" office:value="2213354.24724698">
                <text:p>2213354.24724698</text:p>
              </table:table-cell>
              <table:table-cell office:value-type="float" office:value="901367.793816675">
                <text:p>901367.793816675</text:p>
              </table:table-cell>
              <table:table-cell office:value-type="float" office:value="598553.00106146">
                <text:p>598553.00106146</text:p>
              </table:table-cell>
              <table:table-cell office:value-type="float" office:value="7108843.10555321">
                <text:p>7108843.10555321</text:p>
              </table:table-cell>
              <table:table-cell office:value-type="float" office:value="7411657.89830843">
                <text:p>7411657.89830843</text:p>
              </table:table-cell>
            </table:table-row>
            <table:table-row>
              <table:table-cell office:value-type="float" office:value="47483">
                <text:p>47483</text:p>
              </table:table-cell>
              <table:table-cell office:value-type="float" office:value="2225860.43423161">
                <text:p>2225860.43423161</text:p>
              </table:table-cell>
              <table:table-cell office:value-type="float" office:value="2275118.06306622">
                <text:p>2275118.06306622</text:p>
              </table:table-cell>
              <table:table-cell office:value-type="float" office:value="926417.195721254">
                <text:p>926417.195721254</text:p>
              </table:table-cell>
              <table:table-cell office:value-type="float" office:value="614464.646899216">
                <text:p>614464.646899216</text:p>
              </table:table-cell>
              <table:table-cell office:value-type="float" office:value="7150545.46114339">
                <text:p>7150545.46114339</text:p>
              </table:table-cell>
              <table:table-cell office:value-type="float" office:value="7462498.00996542">
                <text:p>7462498.00996542</text:p>
              </table:table-cell>
            </table:table-row>
            <table:table-row>
              <table:table-cell office:value-type="float" office:value="47514">
                <text:p>47514</text:p>
              </table:table-cell>
              <table:table-cell office:value-type="float" office:value="2285448.31307447">
                <text:p>2285448.31307447</text:p>
              </table:table-cell>
              <table:table-cell office:value-type="float" office:value="2337305.5464826">
                <text:p>2337305.5464826</text:p>
              </table:table-cell>
              <table:table-cell office:value-type="float" office:value="951627.650573465">
                <text:p>951627.650573465</text:p>
              </table:table-cell>
              <table:table-cell office:value-type="float" office:value="630442.591261296">
                <text:p>630442.591261296</text:p>
              </table:table-cell>
              <table:table-cell office:value-type="float" office:value="7192643.02843171">
                <text:p>7192643.02843171</text:p>
              </table:table-cell>
              <table:table-cell office:value-type="float" office:value="7513828.08774388">
                <text:p>7513828.08774388</text:p>
              </table:table-cell>
            </table:table-row>
            <table:table-row>
              <table:table-cell office:value-type="float" office:value="47542">
                <text:p>47542</text:p>
              </table:table-cell>
              <table:table-cell office:value-type="float" office:value="2345387.00497807">
                <text:p>2345387.00497807</text:p>
              </table:table-cell>
              <table:table-cell office:value-type="float" office:value="2399920.78054713">
                <text:p>2399920.78054713</text:p>
              </table:table-cell>
              <table:table-cell office:value-type="float" office:value="977000.301764255">
                <text:p>977000.301764255</text:p>
              </table:table-cell>
              <table:table-cell office:value-type="float" office:value="646487.110391551">
                <text:p>646487.110391551</text:p>
              </table:table-cell>
              <table:table-cell office:value-type="float" office:value="7235139.29956596">
                <text:p>7235139.29956596</text:p>
              </table:table-cell>
              <table:table-cell office:value-type="float" office:value="7565652.49093867">
                <text:p>7565652.49093867</text:p>
              </table:table-cell>
            </table:table-row>
            <table:table-row>
              <table:table-cell office:value-type="float" office:value="47573">
                <text:p>47573</text:p>
              </table:table-cell>
              <table:table-cell office:value-type="float" office:value="2405679.83247445">
                <text:p>2405679.83247445</text:p>
              </table:table-cell>
              <table:table-cell office:value-type="float" office:value="2462967.88463828">
                <text:p>2462967.88463828</text:p>
              </table:table-cell>
              <table:table-cell office:value-type="float" office:value="1002536.30138484">
                <text:p>1002536.30138484</text:p>
              </table:table-cell>
              <table:table-cell office:value-type="float" office:value="662598.481684849">
                <text:p>662598.481684849</text:p>
              </table:table-cell>
              <table:table-cell office:value-type="float" office:value="7278037.79662313">
                <text:p>7278037.79662313</text:p>
              </table:table-cell>
              <table:table-cell office:value-type="float" office:value="7617975.61632312">
                <text:p>7617975.61632312</text:p>
              </table:table-cell>
            </table:table-row>
            <table:table-row>
              <table:table-cell office:value-type="float" office:value="47603">
                <text:p>47603</text:p>
              </table:table-cell>
              <table:table-cell office:value-type="float" office:value="2466330.14744631">
                <text:p>2466330.14744631</text:p>
              </table:table-cell>
              <table:table-cell office:value-type="float" office:value="2526451.01477431">
                <text:p>2526451.01477431</text:p>
              </table:table-cell>
              <table:table-cell office:value-type="float" office:value="1028236.81029576">
                <text:p>1028236.81029576</text:p>
              </table:table-cell>
              <table:table-cell office:value-type="float" office:value="678776.983691869">
                <text:p>678776.983691869</text:p>
              </table:table-cell>
              <table:table-cell office:value-type="float" office:value="7321342.07186228">
                <text:p>7321342.07186228</text:p>
              </table:table-cell>
              <table:table-cell office:value-type="float" office:value="7670801.89846617">
                <text:p>7670801.89846617</text:p>
              </table:table-cell>
            </table:table-row>
            <table:table-row>
              <table:table-cell office:value-type="float" office:value="47634">
                <text:p>47634</text:p>
              </table:table-cell>
              <table:table-cell office:value-type="float" office:value="2527341.3313785">
                <text:p>2527341.3313785</text:p>
              </table:table-cell>
              <table:table-cell office:value-type="float" office:value="2590374.36392819">
                <text:p>2590374.36392819</text:p>
              </table:table-cell>
              <table:table-cell office:value-type="float" office:value="1054102.99819649">
                <text:p>1054102.99819649</text:p>
              </table:table-cell>
              <table:table-cell office:value-type="float" office:value="695022.896123919">
                <text:p>695022.896123919</text:p>
              </table:table-cell>
              <table:table-cell office:value-type="float" office:value="7365055.70797953">
                <text:p>7365055.70797953</text:p>
              </table:table-cell>
              <table:table-cell office:value-type="float" office:value="7724135.8100521">
                <text:p>7724135.8100521</text:p>
              </table:table-cell>
            </table:table-row>
            <table:table-row>
              <table:table-cell office:value-type="float" office:value="47664">
                <text:p>47664</text:p>
              </table:table-cell>
              <table:table-cell office:value-type="float" office:value="2588716.79561166">
                <text:p>2588716.79561166</text:p>
              </table:table-cell>
              <table:table-cell office:value-type="float" office:value="2654742.1623453">
                <text:p>2654742.1623453</text:p>
              </table:table-cell>
              <table:table-cell office:value-type="float" office:value="1080136.04369563">
                <text:p>1080136.04369563</text:p>
              </table:table-cell>
              <table:table-cell office:value-type="float" office:value="711336.499857768">
                <text:p>711336.499857768</text:p>
              </table:table-cell>
              <table:table-cell office:value-type="float" office:value="7409182.3183652">
                <text:p>7409182.3183652</text:p>
              </table:table-cell>
              <table:table-cell office:value-type="float" office:value="7777981.86220305">
                <text:p>7777981.86220305</text:p>
              </table:table-cell>
            </table:table-row>
            <table:table-row>
              <table:table-cell office:value-type="float" office:value="47695">
                <text:p>47695</text:p>
              </table:table-cell>
              <table:table-cell office:value-type="float" office:value="2650459.98159804">
                <text:p>2650459.98159804</text:p>
              </table:table-cell>
              <table:table-cell office:value-type="float" office:value="2719558.67786365">
                <text:p>2719558.67786365</text:p>
              </table:table-cell>
              <table:table-cell office:value-type="float" office:value="1106337.13438162">
                <text:p>1106337.13438162</text:p>
              </table:table-cell>
              <table:table-cell office:value-type="float" office:value="727718.076940509">
                <text:p>727718.076940509</text:p>
              </table:table-cell>
              <table:table-cell office:value-type="float" office:value="7453725.54736305">
                <text:p>7453725.54736305</text:p>
              </table:table-cell>
              <table:table-cell office:value-type="float" office:value="7832344.60480415">
                <text:p>7832344.60480415</text:p>
              </table:table-cell>
            </table:table-row>
            <table:table-row>
              <table:table-cell office:value-type="float" office:value="47726">
                <text:p>47726</text:p>
              </table:table-cell>
              <table:table-cell office:value-type="float" office:value="2712574.3611594">
                <text:p>2712574.3611594</text:p>
              </table:table-cell>
              <table:table-cell office:value-type="float" office:value="2784828.21623702">
                <text:p>2784828.21623702</text:p>
              </table:table-cell>
              <table:table-cell office:value-type="float" office:value="1132707.46689411">
                <text:p>1132707.46689411</text:p>
              </table:table-cell>
              <table:table-cell office:value-type="float" office:value="744167.910594428">
                <text:p>744167.910594428</text:p>
              </table:table-cell>
              <table:table-cell office:value-type="float" office:value="7498689.07053176">
                <text:p>7498689.07053176</text:p>
              </table:table-cell>
              <table:table-cell office:value-type="float" office:value="7887228.62683144">
                <text:p>7887228.62683144</text:p>
              </table:table-cell>
            </table:table-row>
            <table:table-row>
              <table:table-cell office:value-type="float" office:value="47756">
                <text:p>47756</text:p>
              </table:table-cell>
              <table:table-cell office:value-type="float" office:value="2775063.43674716">
                <text:p>2775063.43674716</text:p>
              </table:table-cell>
              <table:table-cell office:value-type="float" office:value="2850555.12146062">
                <text:p>2850555.12146062</text:p>
              </table:table-cell>
              <table:table-cell office:value-type="float" office:value="1159248.24699584">
                <text:p>1159248.24699584</text:p>
              </table:table-cell>
              <table:table-cell office:value-type="float" office:value="760686.285221905">
                <text:p>760686.285221905</text:p>
              </table:table-cell>
              <table:table-cell office:value-type="float" office:value="7544076.59490857">
                <text:p>7544076.59490857</text:p>
              </table:table-cell>
              <table:table-cell office:value-type="float" office:value="7942638.55668251">
                <text:p>7942638.55668251</text:p>
              </table:table-cell>
            </table:table-row>
            <table:table-row>
              <table:table-cell office:value-type="float" office:value="47787">
                <text:p>47787</text:p>
              </table:table-cell>
              <table:table-cell office:value-type="float" office:value="2837930.74170473">
                <text:p>2837930.74170473</text:p>
              </table:table-cell>
              <table:table-cell office:value-type="float" office:value="2916743.77609964">
                <text:p>2916743.77609964</text:p>
              </table:table-cell>
              <table:table-cell office:value-type="float" office:value="1185960.68964513">
                <text:p>1185960.68964513</text:p>
              </table:table-cell>
              <table:table-cell office:value-type="float" office:value="777273.48641033">
                <text:p>777273.48641033</text:p>
              </table:table-cell>
              <table:table-cell office:value-type="float" office:value="7589891.85927515">
                <text:p>7589891.85927515</text:p>
              </table:table-cell>
              <table:table-cell office:value-type="float" office:value="7998579.06250996">
                <text:p>7998579.06250996</text:p>
              </table:table-cell>
            </table:table-row>
            <table:table-row>
              <table:table-cell office:value-type="float" office:value="47817">
                <text:p>47817</text:p>
              </table:table-cell>
              <table:table-cell office:value-type="float" office:value="2901179.84053203">
                <text:p>2901179.84053203</text:p>
              </table:table-cell>
              <table:table-cell office:value-type="float" office:value="2983398.60162055">
                <text:p>2983398.60162055</text:p>
              </table:table-cell>
              <table:table-cell office:value-type="float" office:value="1212846.01906897">
                <text:p>1212846.01906897</text:p>
              </table:table-cell>
              <table:table-cell office:value-type="float" office:value="793929.800937039">
                <text:p>793929.800937039</text:p>
              </table:table-cell>
              <table:table-cell office:value-type="float" office:value="7636138.63442565">
                <text:p>7636138.63442565</text:p>
              </table:table-cell>
              <table:table-cell office:value-type="float" office:value="8055054.85255758">
                <text:p>8055054.85255758</text:p>
              </table:table-cell>
            </table:table-row>
            <table:table-row>
              <table:table-cell office:value-type="float" office:value="47848">
                <text:p>47848</text:p>
              </table:table-cell>
              <table:table-cell office:value-type="float" office:value="2964814.32915224">
                <text:p>2964814.32915224</text:p>
              </table:table-cell>
              <table:table-cell office:value-type="float" office:value="3050524.0587252">
                <text:p>3050524.0587252</text:p>
              </table:table-cell>
              <table:table-cell office:value-type="float" office:value="1239905.46883665">
                <text:p>1239905.46883665</text:p>
              </table:table-cell>
              <table:table-cell office:value-type="float" office:value="810655.516774277">
                <text:p>810655.516774277</text:p>
              </table:table-cell>
              <table:table-cell office:value-type="float" office:value="7682820.72343709">
                <text:p>7682820.72343709</text:p>
              </table:table-cell>
              <table:table-cell office:value-type="float" office:value="8112070.67549947">
                <text:p>8112070.67549947</text:p>
              </table:table-cell>
            </table:table-row>
            <table:table-row>
              <table:table-cell office:value-type="float" office:value="47879">
                <text:p>47879</text:p>
              </table:table-cell>
              <table:table-cell office:value-type="float" office:value="3028837.83518088">
                <text:p>3028837.83518088</text:p>
              </table:table-cell>
              <table:table-cell office:value-type="float" office:value="3118124.6476877">
                <text:p>3118124.6476877</text:p>
              </table:table-cell>
              <table:table-cell office:value-type="float" office:value="1267140.2819341">
                <text:p>1267140.2819341</text:p>
              </table:table-cell>
              <table:table-cell office:value-type="float" office:value="827450.92309417">
                <text:p>827450.92309417</text:p>
              </table:table-cell>
              <table:table-cell office:value-type="float" office:value="7729941.96194192">
                <text:p>7729941.96194192</text:p>
              </table:table-cell>
              <table:table-cell office:value-type="float" office:value="8169631.32078185">
                <text:p>8169631.32078185</text:p>
              </table:table-cell>
            </table:table-row>
            <table:table-row>
              <table:table-cell office:value-type="float" office:value="47907">
                <text:p>47907</text:p>
              </table:table-cell>
              <table:table-cell office:value-type="float" office:value="3093254.01819706">
                <text:p>3093254.01819706</text:p>
              </table:table-cell>
              <table:table-cell office:value-type="float" office:value="3186204.90869421">
                <text:p>3186204.90869421</text:p>
              </table:table-cell>
              <table:table-cell office:value-type="float" office:value="1294551.71083872">
                <text:p>1294551.71083872</text:p>
              </table:table-cell>
              <table:table-cell office:value-type="float" office:value="844316.310273729">
                <text:p>844316.310273729</text:p>
              </table:table-cell>
              <table:table-cell office:value-type="float" office:value="7777506.21840294">
                <text:p>7777506.21840294</text:p>
              </table:table-cell>
              <table:table-cell office:value-type="float" office:value="8227741.61896793">
                <text:p>8227741.61896793</text:p>
              </table:table-cell>
            </table:table-row>
            <table:table-row>
              <table:table-cell office:value-type="float" office:value="47938">
                <text:p>47938</text:p>
              </table:table-cell>
              <table:table-cell office:value-type="float" office:value="3158066.57001709">
                <text:p>3158066.57001709</text:p>
              </table:table-cell>
              <table:table-cell office:value-type="float" office:value="3254769.42218561">
                <text:p>3254769.42218561</text:p>
              </table:table-cell>
              <table:table-cell office:value-type="float" office:value="1322141.01759485">
                <text:p>1322141.01759485</text:p>
              </table:table-cell>
              <table:table-cell office:value-type="float" office:value="861251.969899869">
                <text:p>861251.969899869</text:p>
              </table:table-cell>
              <table:table-cell office:value-type="float" office:value="7825517.39439049">
                <text:p>7825517.39439049</text:p>
              </table:table-cell>
              <table:table-cell office:value-type="float" office:value="8286406.44208547">
                <text:p>8286406.44208547</text:p>
              </table:table-cell>
            </table:table-row>
            <table:table-row>
              <table:table-cell office:value-type="float" office:value="47968">
                <text:p>47968</text:p>
              </table:table-cell>
              <table:table-cell office:value-type="float" office:value="3223279.21497034">
                <text:p>3223279.21497034</text:p>
              </table:table-cell>
              <table:table-cell office:value-type="float" office:value="3323822.80920299">
                <text:p>3323822.80920299</text:p>
              </table:table-cell>
              <table:table-cell office:value-type="float" office:value="1349909.47388992">
                <text:p>1349909.47388992</text:p>
              </table:table-cell>
              <table:table-cell office:value-type="float" office:value="878258.194774452">
                <text:p>878258.194774452</text:p>
              </table:table-cell>
              <table:table-cell office:value-type="float" office:value="7873979.42486197">
                <text:p>7873979.42486197</text:p>
              </table:table-cell>
              <table:table-cell office:value-type="float" office:value="8345630.70397743">
                <text:p>8345630.70397743</text:p>
              </table:table-cell>
            </table:table-row>
            <table:table-row>
              <table:table-cell office:value-type="float" office:value="47999">
                <text:p>47999</text:p>
              </table:table-cell>
              <table:table-cell office:value-type="float" office:value="3288895.71017753">
                <text:p>3288895.71017753</text:p>
              </table:table-cell>
              <table:table-cell office:value-type="float" office:value="3393369.73173614">
                <text:p>3393369.73173614</text:p>
              </table:table-cell>
              <table:table-cell office:value-type="float" office:value="1377858.36113112">
                <text:p>1377858.36113112</text:p>
              </table:table-cell>
              <table:table-cell office:value-type="float" office:value="895335.278919346">
                <text:p>895335.278919346</text:p>
              </table:table-cell>
              <table:table-cell office:value-type="float" office:value="7922896.2784437">
                <text:p>7922896.2784437</text:p>
              </table:table-cell>
              <table:table-cell office:value-type="float" office:value="8405419.36065547">
                <text:p>8405419.36065547</text:p>
              </table:table-cell>
            </table:table-row>
            <table:table-row>
              <table:table-cell office:value-type="float" office:value="48029">
                <text:p>48029</text:p>
              </table:table-cell>
              <table:table-cell office:value-type="float" office:value="3354919.84583122">
                <text:p>3354919.84583122</text:p>
              </table:table-cell>
              <table:table-cell office:value-type="float" office:value="3463414.89307493">
                <text:p>3463414.89307493</text:p>
              </table:table-cell>
              <table:table-cell office:value-type="float" office:value="1405988.97052277">
                <text:p>1405988.97052277</text:p>
              </table:table-cell>
              <table:table-cell office:value-type="float" office:value="912483.517581509">
                <text:p>912483.517581509</text:p>
              </table:table-cell>
              <table:table-cell office:value-type="float" office:value="7972271.95771517">
                <text:p>7972271.95771517</text:p>
              </table:table-cell>
              <table:table-cell office:value-type="float" office:value="8465777.41065643">
                <text:p>8465777.41065643</text:p>
              </table:table-cell>
            </table:table-row>
            <table:table-row>
              <table:table-cell office:value-type="float" office:value="48060">
                <text:p>48060</text:p>
              </table:table-cell>
              <table:table-cell office:value-type="float" office:value="3421355.44547885">
                <text:p>3421355.44547885</text:p>
              </table:table-cell>
              <table:table-cell office:value-type="float" office:value="3533963.03816373">
                <text:p>3533963.03816373</text:p>
              </table:table-cell>
              <table:table-cell office:value-type="float" office:value="1434302.60314427">
                <text:p>1434302.60314427</text:p>
              </table:table-cell>
              <table:table-cell office:value-type="float" office:value="929703.207238099">
                <text:p>929703.207238099</text:p>
              </table:table-cell>
              <table:table-cell office:value-type="float" office:value="8022110.49949564">
                <text:p>8022110.49949564</text:p>
              </table:table-cell>
              <table:table-cell office:value-type="float" office:value="8526709.89540182">
                <text:p>8526709.89540182</text:p>
              </table:table-cell>
            </table:table-row>
            <table:table-row>
              <table:table-cell office:value-type="float" office:value="48091">
                <text:p>48091</text:p>
              </table:table-cell>
              <table:table-cell office:value-type="float" office:value="3488206.36630798">
                <text:p>3488206.36630798</text:p>
              </table:table-cell>
              <table:table-cell office:value-type="float" office:value="3605018.95395875">
                <text:p>3605018.95395875</text:p>
              </table:table-cell>
              <table:table-cell office:value-type="float" office:value="1462800.57002874">
                <text:p>1462800.57002874</text:p>
              </table:table-cell>
              <table:table-cell office:value-type="float" office:value="946994.645601591">
                <text:p>946994.645601591</text:p>
              </table:table-cell>
              <table:table-cell office:value-type="float" office:value="8072415.97513318">
                <text:p>8072415.97513318</text:p>
              </table:table-cell>
              <table:table-cell office:value-type="float" office:value="8588221.89956033">
                <text:p>8588221.89956033</text:p>
              </table:table-cell>
            </table:table-row>
            <table:table-row>
              <table:table-cell office:value-type="float" office:value="48121">
                <text:p>48121</text:p>
              </table:table-cell>
              <table:table-cell office:value-type="float" office:value="3555476.49943409">
                <text:p>3555476.49943409</text:p>
              </table:table-cell>
              <table:table-cell office:value-type="float" office:value="3676587.46978842">
                <text:p>3676587.46978842</text:p>
              </table:table-cell>
              <table:table-cell office:value-type="float" office:value="1491484.19224221">
                <text:p>1491484.19224221</text:p>
              </table:table-cell>
              <table:table-cell office:value-type="float" office:value="964358.131624931">
                <text:p>964358.131624931</text:p>
              </table:table-cell>
              <table:table-cell office:value-type="float" office:value="8123192.49079606">
                <text:p>8123192.49079606</text:p>
              </table:table-cell>
              <table:table-cell office:value-type="float" office:value="8650318.55141334">
                <text:p>8650318.55141334</text:p>
              </table:table-cell>
            </table:table-row>
            <table:table-row>
              <table:table-cell office:value-type="float" office:value="48152">
                <text:p>48152</text:p>
              </table:table-cell>
              <table:table-cell office:value-type="float" office:value="3623169.77019072">
                <text:p>3623169.77019072</text:p>
              </table:table-cell>
              <table:table-cell office:value-type="float" office:value="3748673.45771686">
                <text:p>3748673.45771686</text:p>
              </table:table-cell>
              <table:table-cell office:value-type="float" office:value="1520354.80096355">
                <text:p>1520354.80096355</text:p>
              </table:table-cell>
              <table:table-cell office:value-type="float" office:value="981793.965506701">
                <text:p>981793.965506701</text:p>
              </table:table-cell>
              <table:table-cell office:value-type="float" office:value="8174444.1877667">
                <text:p>8174444.1877667</text:p>
              </table:table-cell>
              <table:table-cell office:value-type="float" office:value="8713005.02322355">
                <text:p>8713005.02322355</text:p>
              </table:table-cell>
            </table:table-row>
            <table:table-row>
              <table:table-cell office:value-type="float" office:value="48182">
                <text:p>48182</text:p>
              </table:table-cell>
              <table:table-cell office:value-type="float" office:value="3691290.13842211">
                <text:p>3691290.13842211</text:p>
              </table:table-cell>
              <table:table-cell office:value-type="float" office:value="3821281.83291039">
                <text:p>3821281.83291039</text:p>
              </table:table-cell>
              <table:table-cell office:value-type="float" office:value="1549413.73756501">
                <text:p>1549413.73756501</text:p>
              </table:table-cell>
              <table:table-cell office:value-type="float" office:value="999302.448696313">
                <text:p>999302.448696313</text:p>
              </table:table-cell>
              <table:table-cell office:value-type="float" office:value="8226175.24273799">
                <text:p>8226175.24273799</text:p>
              </table:table-cell>
              <table:table-cell office:value-type="float" office:value="8776286.53160669">
                <text:p>8776286.53160669</text:p>
              </table:table-cell>
            </table:table-row>
            <table:table-row>
              <table:table-cell office:value-type="float" office:value="48213">
                <text:p>48213</text:p>
              </table:table-cell>
              <table:table-cell office:value-type="float" office:value="3759841.59877826">
                <text:p>3759841.59877826</text:p>
              </table:table-cell>
              <table:table-cell office:value-type="float" office:value="3894417.55400712">
                <text:p>3894417.55400712</text:p>
              </table:table-cell>
              <table:table-cell office:value-type="float" office:value="1578662.35369341">
                <text:p>1578662.35369341</text:p>
              </table:table-cell>
              <table:table-cell office:value-type="float" office:value="1016883.88389921">
                <text:p>1016883.88389921</text:p>
              </table:table-cell>
              <table:table-cell office:value-type="float" office:value="8278389.86811212">
                <text:p>8278389.86811212</text:p>
              </table:table-cell>
              <table:table-cell office:value-type="float" office:value="8840168.33790631">
                <text:p>8840168.33790631</text:p>
              </table:table-cell>
            </table:table-row>
            <table:table-row>
              <table:table-cell office:value-type="float" office:value="48244">
                <text:p>48244</text:p>
              </table:table-cell>
              <table:table-cell office:value-type="float" office:value="3828828.18101253">
                <text:p>3828828.18101253</text:p>
              </table:table-cell>
              <table:table-cell office:value-type="float" office:value="3968085.62348967">
                <text:p>3968085.62348967</text:p>
              </table:table-cell>
              <table:table-cell office:value-type="float" office:value="1608102.01135196">
                <text:p>1608102.01135196</text:p>
              </table:table-cell>
              <table:table-cell office:value-type="float" office:value="1034538.57508213">
                <text:p>1034538.57508213</text:p>
              </table:table-cell>
              <table:table-cell office:value-type="float" office:value="8331092.31230195">
                <text:p>8331092.31230195</text:p>
              </table:table-cell>
              <table:table-cell office:value-type="float" office:value="8904655.74857178">
                <text:p>8904655.74857178</text:p>
              </table:table-cell>
            </table:table-row>
            <table:table-row>
              <table:table-cell office:value-type="float" office:value="48273">
                <text:p>48273</text:p>
              </table:table-cell>
              <table:table-cell office:value-type="float" office:value="3898253.95028171">
                <text:p>3898253.95028171</text:p>
              </table:table-cell>
              <table:table-cell office:value-type="float" office:value="4042291.0880611">
                <text:p>4042291.0880611</text:p>
              </table:table-cell>
              <table:table-cell office:value-type="float" office:value="1637734.08298285">
                <text:p>1637734.08298285</text:p>
              </table:table-cell>
              <table:table-cell office:value-type="float" office:value="1052266.8274783">
                <text:p>1052266.8274783</text:p>
              </table:table-cell>
              <table:table-cell office:value-type="float" office:value="8384286.86003484">
                <text:p>8384286.86003484</text:p>
              </table:table-cell>
              <table:table-cell office:value-type="float" office:value="8969754.11553939">
                <text:p>8969754.11553939</text:p>
              </table:table-cell>
            </table:table-row>
            <table:table-row>
              <table:table-cell office:value-type="float" office:value="48304">
                <text:p>48304</text:p>
              </table:table-cell>
              <table:table-cell office:value-type="float" office:value="3968123.00744867">
                <text:p>3968123.00744867</text:p>
              </table:table-cell>
              <table:table-cell office:value-type="float" office:value="4117039.03902393">
                <text:p>4117039.03902393</text:p>
              </table:table-cell>
              <table:table-cell office:value-type="float" office:value="1667559.95155041">
                <text:p>1667559.95155041</text:p>
              </table:table-cell>
              <table:table-cell office:value-type="float" office:value="1070068.9475928">
                <text:p>1070068.9475928</text:p>
              </table:table-cell>
              <table:table-cell office:value-type="float" office:value="8437977.8326591">
                <text:p>8437977.8326591</text:p>
              </table:table-cell>
              <table:table-cell office:value-type="float" office:value="9035468.83661671">
                <text:p>9035468.83661671</text:p>
              </table:table-cell>
            </table:table-row>
            <table:table-row>
              <table:table-cell office:value-type="float" office:value="48334">
                <text:p>48334</text:p>
              </table:table-cell>
              <table:table-cell office:value-type="float" office:value="4038439.4893875">
                <text:p>4038439.4893875</text:p>
              </table:table-cell>
              <table:table-cell office:value-type="float" office:value="4192334.6126624">
                <text:p>4192334.6126624</text:p>
              </table:table-cell>
              <table:table-cell office:value-type="float" office:value="1697581.01062495">
                <text:p>1697581.01062495</text:p>
              </table:table-cell>
              <table:table-cell office:value-type="float" office:value="1087945.24320777">
                <text:p>1087945.24320777</text:p>
              </table:table-cell>
              <table:table-cell office:value-type="float" office:value="8492169.58845297">
                <text:p>8492169.58845297</text:p>
              </table:table-cell>
              <table:table-cell office:value-type="float" office:value="9101805.35587015">
                <text:p>9101805.35587015</text:p>
              </table:table-cell>
            </table:table-row>
            <table:table-row>
              <table:table-cell office:value-type="float" office:value="48365">
                <text:p>48365</text:p>
              </table:table-cell>
              <table:table-cell office:value-type="float" office:value="4109207.56929127">
                <text:p>4109207.56929127</text:p>
              </table:table-cell>
              <table:table-cell office:value-type="float" office:value="4268182.99062799">
                <text:p>4268182.99062799</text:p>
              </table:table-cell>
              <table:table-cell office:value-type="float" office:value="1727798.66446738">
                <text:p>1727798.66446738</text:p>
              </table:table-cell>
              <table:table-cell office:value-type="float" office:value="1105896.0233878">
                <text:p>1105896.0233878</text:p>
              </table:table-cell>
              <table:table-cell office:value-type="float" office:value="8546866.52293618">
                <text:p>8546866.52293618</text:p>
              </table:table-cell>
              <table:table-cell office:value-type="float" office:value="9168769.16401577">
                <text:p>9168769.16401577</text:p>
              </table:table-cell>
            </table:table-row>
            <table:table-row>
              <table:table-cell office:value-type="float" office:value="48395">
                <text:p>48395</text:p>
              </table:table-cell>
              <table:table-cell office:value-type="float" office:value="4180431.45698241">
                <text:p>4180431.45698241</text:p>
              </table:table-cell>
              <table:table-cell office:value-type="float" office:value="4344589.40032812">
                <text:p>4344589.40032812</text:p>
              </table:table-cell>
              <table:table-cell office:value-type="float" office:value="1758214.32811442">
                <text:p>1758214.32811442</text:p>
              </table:table-cell>
              <table:table-cell office:value-type="float" office:value="1123921.59848525">
                <text:p>1123921.59848525</text:p>
              </table:table-cell>
              <table:table-cell office:value-type="float" office:value="8602073.06918417">
                <text:p>8602073.06918417</text:p>
              </table:table-cell>
              <table:table-cell office:value-type="float" office:value="9236365.79881335">
                <text:p>9236365.79881335</text:p>
              </table:table-cell>
            </table:table-row>
            <table:table-row>
              <table:table-cell office:value-type="float" office:value="48426">
                <text:p>48426</text:p>
              </table:table-cell>
              <table:table-cell office:value-type="float" office:value="4252115.39922561">
                <text:p>4252115.39922561</text:p>
              </table:table-cell>
              <table:table-cell office:value-type="float" office:value="4421559.11531823">
                <text:p>4421559.11531823</text:p>
              </table:table-cell>
              <table:table-cell office:value-type="float" office:value="1788829.42746454">
                <text:p>1788829.42746454</text:p>
              </table:table-cell>
              <table:table-cell office:value-type="float" office:value="1142022.2801456">
                <text:p>1142022.2801456</text:p>
              </table:table-cell>
              <table:table-cell office:value-type="float" office:value="8657793.69814488">
                <text:p>8657793.69814488</text:p>
              </table:table-cell>
              <table:table-cell office:value-type="float" office:value="9304600.84546381">
                <text:p>9304600.84546381</text:p>
              </table:table-cell>
            </table:table-row>
            <table:table-row>
              <table:table-cell office:value-type="float" office:value="48457">
                <text:p>48457</text:p>
              </table:table-cell>
              <table:table-cell office:value-type="float" office:value="4324263.68004348">
                <text:p>4324263.68004348</text:p>
              </table:table-cell>
              <table:table-cell office:value-type="float" office:value="4499097.45569709">
                <text:p>4499097.45569709</text:p>
              </table:table-cell>
              <table:table-cell office:value-type="float" office:value="1819645.39936458">
                <text:p>1819645.39936458</text:p>
              </table:table-cell>
              <table:table-cell office:value-type="float" office:value="1160198.38131288">
                <text:p>1160198.38131288</text:p>
              </table:table-cell>
              <table:table-cell office:value-type="float" office:value="8714032.91895825">
                <text:p>8714032.91895825</text:p>
              </table:table-cell>
              <table:table-cell office:value-type="float" office:value="9373479.93700995">
                <text:p>9373479.93700995</text:p>
              </table:table-cell>
            </table:table-row>
            <table:table-row>
              <table:table-cell office:value-type="float" office:value="48487">
                <text:p>48487</text:p>
              </table:table-cell>
              <table:table-cell office:value-type="float" office:value="4396880.6210348">
                <text:p>4396880.6210348</text:p>
              </table:table-cell>
              <table:table-cell office:value-type="float" office:value="4577209.78850551">
                <text:p>4577209.78850551</text:p>
              </table:table-cell>
              <table:table-cell office:value-type="float" office:value="1850663.69169714">
                <text:p>1850663.69169714</text:p>
              </table:table-cell>
              <table:table-cell office:value-type="float" office:value="1178450.21623501">
                <text:p>1178450.21623501</text:p>
              </table:table-cell>
              <table:table-cell office:value-type="float" office:value="8770795.27927838">
                <text:p>8770795.27927838</text:p>
              </table:table-cell>
              <table:table-cell office:value-type="float" office:value="9443008.7547405">
                <text:p>9443008.7547405</text:p>
              </table:table-cell>
            </table:table-row>
            <table:table-row>
              <table:table-cell office:value-type="float" office:value="48518">
                <text:p>48518</text:p>
              </table:table-cell>
              <table:table-cell office:value-type="float" office:value="4469970.58169545">
                <text:p>4469970.58169545</text:p>
              </table:table-cell>
              <table:table-cell office:value-type="float" office:value="4655901.52812835">
                <text:p>4655901.52812835</text:p>
              </table:table-cell>
              <table:table-cell office:value-type="float" office:value="1881885.7634686">
                <text:p>1881885.7634686</text:p>
              </table:table-cell>
              <table:table-cell office:value-type="float" office:value="1196778.10046933">
                <text:p>1196778.10046933</text:p>
              </table:table-cell>
              <table:table-cell office:value-type="float" office:value="8828085.36559838">
                <text:p>8828085.36559838</text:p>
              </table:table-cell>
              <table:table-cell office:value-type="float" office:value="9513193.02859765">
                <text:p>9513193.02859765</text:p>
              </table:table-cell>
            </table:table-row>
            <table:table-row>
              <table:table-cell office:value-type="float" office:value="48548">
                <text:p>48548</text:p>
              </table:table-cell>
              <table:table-cell office:value-type="float" office:value="4543537.95974211">
                <text:p>4543537.95974211</text:p>
              </table:table-cell>
              <table:table-cell office:value-type="float" office:value="4735178.13669999">
                <text:p>4735178.13669999</text:p>
              </table:table-cell>
              <table:table-cell office:value-type="float" office:value="1913313.08489791">
                <text:p>1913313.08489791</text:p>
              </table:table-cell>
              <table:table-cell office:value-type="float" office:value="1215182.35088795">
                <text:p>1215182.35088795</text:p>
              </table:table-cell>
              <table:table-cell office:value-type="float" office:value="8885907.80357796">
                <text:p>8885907.80357796</text:p>
              </table:table-cell>
              <table:table-cell office:value-type="float" office:value="9584038.53758792">
                <text:p>9584038.53758792</text:p>
              </table:table-cell>
            </table:table-row>
            <table:table-row>
              <table:table-cell office:value-type="float" office:value="48579">
                <text:p>48579</text:p>
              </table:table-cell>
              <table:table-cell office:value-type="float" office:value="4617587.19143859">
                <text:p>4617587.19143859</text:p>
              </table:table-cell>
              <table:table-cell office:value-type="float" office:value="4815045.12451323">
                <text:p>4815045.12451323</text:p>
              </table:table-cell>
              <table:table-cell office:value-type="float" office:value="1944947.13750607">
                <text:p>1944947.13750607</text:p>
              </table:table-cell>
              <table:table-cell office:value-type="float" office:value="1233663.28568331">
                <text:p>1233663.28568331</text:p>
              </table:table-cell>
              <table:table-cell office:value-type="float" office:value="8944267.25837376">
                <text:p>8944267.25837376</text:p>
              </table:table-cell>
              <table:table-cell office:value-type="float" office:value="9655551.11019652">
                <text:p>9655551.11019652</text:p>
              </table:table-cell>
            </table:table-row>
            <table:table-row>
              <table:table-cell office:value-type="float" office:value="48610">
                <text:p>48610</text:p>
              </table:table-cell>
              <table:table-cell office:value-type="float" office:value="4692122.75192504">
                <text:p>4692122.75192504</text:p>
              </table:table-cell>
              <table:table-cell office:value-type="float" office:value="4895508.05043153">
                <text:p>4895508.05043153</text:p>
              </table:table-cell>
              <table:table-cell office:value-type="float" office:value="1976789.4142064">
                <text:p>1976789.4142064</text:p>
              </table:table-cell>
              <table:table-cell office:value-type="float" office:value="1252221.22437366">
                <text:p>1252221.22437366</text:p>
              </table:table-cell>
              <table:table-cell office:value-type="float" office:value="9003168.43497244">
                <text:p>9003168.43497244</text:p>
              </table:table-cell>
              <table:table-cell office:value-type="float" office:value="9727736.62480517">
                <text:p>9727736.62480517</text:p>
              </table:table-cell>
            </table:table-row>
            <table:table-row>
              <table:table-cell office:value-type="float" office:value="48638">
                <text:p>48638</text:p>
              </table:table-cell>
              <table:table-cell office:value-type="float" office:value="4767149.15554981">
                <text:p>4767149.15554981</text:p>
              </table:table-cell>
              <table:table-cell office:value-type="float" office:value="4976572.52230491">
                <text:p>4976572.52230491</text:p>
              </table:table-cell>
              <table:table-cell office:value-type="float" office:value="2008841.41939542">
                <text:p>2008841.41939542</text:p>
              </table:table-cell>
              <table:table-cell office:value-type="float" office:value="1270856.48780855">
                <text:p>1270856.48780855</text:p>
              </table:table-cell>
              <table:table-cell office:value-type="float" office:value="9062616.07852657">
                <text:p>9062616.07852657</text:p>
              </table:table-cell>
              <table:table-cell office:value-type="float" office:value="9800601.01011344">
                <text:p>9800601.01011344</text:p>
              </table:table-cell>
            </table:table-row>
            <table:table-row>
              <table:table-cell office:value-type="float" office:value="48669">
                <text:p>48669</text:p>
              </table:table-cell>
              <table:table-cell office:value-type="float" office:value="4842670.9562042">
                <text:p>4842670.9562042</text:p>
              </table:table-cell>
              <table:table-cell office:value-type="float" office:value="5058244.19738919">
                <text:p>5058244.19738919</text:p>
              </table:table-cell>
              <table:table-cell office:value-type="float" office:value="2041104.66904464">
                <text:p>2041104.66904464</text:p>
              </table:table-cell>
              <table:table-cell office:value-type="float" office:value="1289569.39817442">
                <text:p>1289569.39817442</text:p>
              </table:table-cell>
              <table:table-cell office:value-type="float" office:value="9122614.97469336">
                <text:p>9122614.97469336</text:p>
              </table:table-cell>
              <table:table-cell office:value-type="float" office:value="9874150.24556359">
                <text:p>9874150.24556359</text:p>
              </table:table-cell>
            </table:table-row>
            <table:table-row>
              <table:table-cell office:value-type="float" office:value="48699">
                <text:p>48699</text:p>
              </table:table-cell>
              <table:table-cell office:value-type="float" office:value="4918692.74765997">
                <text:p>4918692.74765997</text:p>
              </table:table-cell>
              <table:table-cell office:value-type="float" office:value="5140528.78276888">
                <text:p>5140528.78276888</text:p>
              </table:table-cell>
              <table:table-cell office:value-type="float" office:value="2073580.69079298">
                <text:p>2073580.69079298</text:p>
              </table:table-cell>
              <table:table-cell office:value-type="float" office:value="1308360.27900015">
                <text:p>1308360.27900015</text:p>
              </table:table-cell>
              <table:table-cell office:value-type="float" office:value="9183169.94997618">
                <text:p>9183169.94997618</text:p>
              </table:table-cell>
              <table:table-cell office:value-type="float" office:value="9948390.36176901">
                <text:p>9948390.36176901</text:p>
              </table:table-cell>
            </table:table-row>
            <table:table-row>
              <table:table-cell office:value-type="float" office:value="48730">
                <text:p>48730</text:p>
              </table:table-cell>
              <table:table-cell office:value-type="float" office:value="4995219.16390977">
                <text:p>4995219.16390977</text:p>
              </table:table-cell>
              <table:table-cell office:value-type="float" office:value="5223432.03578362">
                <text:p>5223432.03578362</text:p>
              </table:table-cell>
              <table:table-cell office:value-type="float" office:value="2106271.02403993">
                <text:p>2106271.02403993</text:p>
              </table:table-cell>
              <table:table-cell office:value-type="float" office:value="1327229.45516265">
                <text:p>1327229.45516265</text:p>
              </table:table-cell>
              <table:table-cell office:value-type="float" office:value="9244285.87206897">
                <text:p>9244285.87206897</text:p>
              </table:table-cell>
              <table:table-cell office:value-type="float" office:value="10023327.4409463">
                <text:p>10023327.4409463</text:p>
              </table:table-cell>
            </table:table-row>
            <table:table-row>
              <table:table-cell office:value-type="float" office:value="48760">
                <text:p>48760</text:p>
              </table:table-cell>
              <table:table-cell office:value-type="float" office:value="5072254.87951035">
                <text:p>5072254.87951035</text:p>
              </table:table-cell>
              <table:table-cell office:value-type="float" office:value="5306959.76445818">
                <text:p>5306959.76445818</text:p>
              </table:table-cell>
              <table:table-cell office:value-type="float" office:value="2139177.2200396">
                <text:p>2139177.2200396</text:p>
              </table:table-cell>
              <table:table-cell office:value-type="float" office:value="1346177.25289249">
                <text:p>1346177.25289249</text:p>
              </table:table-cell>
              <table:table-cell office:value-type="float" office:value="9305967.65020354">
                <text:p>9305967.65020354</text:p>
              </table:table-cell>
              <table:table-cell office:value-type="float" office:value="10098967.6173506">
                <text:p>10098967.6173506</text:p>
              </table:table-cell>
            </table:table-row>
            <table:table-row>
              <table:table-cell office:value-type="float" office:value="48791">
                <text:p>48791</text:p>
              </table:table-cell>
              <table:table-cell office:value-type="float" office:value="5149804.60992871">
                <text:p>5149804.60992871</text:p>
              </table:table-cell>
              <table:table-cell office:value-type="float" office:value="5391117.8279361">
                <text:p>5391117.8279361</text:p>
              </table:table-cell>
              <table:table-cell office:value-type="float" office:value="2172300.84199538">
                <text:p>2172300.84199538</text:p>
              </table:table-cell>
              <table:table-cell office:value-type="float" office:value="1365203.99977954">
                <text:p>1365203.99977954</text:p>
              </table:table-cell>
              <table:table-cell office:value-type="float" office:value="9368220.23549979">
                <text:p>9368220.23549979</text:p>
              </table:table-cell>
              <table:table-cell office:value-type="float" office:value="10175317.0777156">
                <text:p>10175317.0777156</text:p>
              </table:table-cell>
            </table:table-row>
            <table:table-row>
              <table:table-cell office:value-type="float" office:value="48822">
                <text:p>48822</text:p>
              </table:table-cell>
              <table:table-cell office:value-type="float" office:value="5227873.11189121">
                <text:p>5227873.11189121</text:p>
              </table:table-cell>
              <table:table-cell office:value-type="float" office:value="5475912.13691706">
                <text:p>5475912.13691706</text:p>
              </table:table-cell>
              <table:table-cell office:value-type="float" office:value="2205643.46515546">
                <text:p>2205643.46515546</text:p>
              </table:table-cell>
              <table:table-cell office:value-type="float" office:value="1384310.02477863">
                <text:p>1384310.02477863</text:p>
              </table:table-cell>
              <table:table-cell office:value-type="float" office:value="9431048.62131883">
                <text:p>9431048.62131883</text:p>
              </table:table-cell>
              <table:table-cell office:value-type="float" office:value="10252382.0616957">
                <text:p>10252382.0616957</text:p>
              </table:table-cell>
            </table:table-row>
            <table:table-row>
              <table:table-cell office:value-type="float" office:value="48852">
                <text:p>48852</text:p>
              </table:table-cell>
              <table:table-cell office:value-type="float" office:value="5306465.18373553">
                <text:p>5306465.18373553</text:p>
              </table:table-cell>
              <table:table-cell office:value-type="float" office:value="5561348.65409786">
                <text:p>5561348.65409786</text:p>
              </table:table-cell>
              <table:table-cell office:value-type="float" office:value="2239206.67690914">
                <text:p>2239206.67690914</text:p>
              </table:table-cell>
              <table:table-cell office:value-type="float" office:value="1403495.6582152">
                <text:p>1403495.6582152</text:p>
              </table:table-cell>
              <table:table-cell office:value-type="float" office:value="9494457.8436191">
                <text:p>9494457.8436191</text:p>
              </table:table-cell>
              <table:table-cell office:value-type="float" office:value="10330168.862313">
                <text:p>10330168.862313</text:p>
              </table:table-cell>
            </table:table-row>
            <table:table-row>
              <table:table-cell office:value-type="float" office:value="48883">
                <text:p>48883</text:p>
              </table:table-cell>
              <table:table-cell office:value-type="float" office:value="5385585.66576569">
                <text:p>5385585.66576569</text:p>
              </table:table-cell>
              <table:table-cell office:value-type="float" office:value="5647433.39461713">
                <text:p>5647433.39461713</text:p>
              </table:table-cell>
              <table:table-cell office:value-type="float" office:value="2272992.07688387">
                <text:p>2272992.07688387</text:p>
              </table:table-cell>
              <table:table-cell office:value-type="float" office:value="1422761.2317911">
                <text:p>1422761.2317911</text:p>
              </table:table-cell>
              <table:table-cell office:value-type="float" office:value="9558452.98131544">
                <text:p>9558452.98131544</text:p>
              </table:table-cell>
              <table:table-cell office:value-type="float" office:value="10408683.8264082">
                <text:p>10408683.8264082</text:p>
              </table:table-cell>
            </table:table-row>
            <table:table-row>
              <table:table-cell office:value-type="float" office:value="48913">
                <text:p>48913</text:p>
              </table:table-cell>
              <table:table-cell office:value-type="float" office:value="5465239.44060999">
                <text:p>5465239.44060999</text:p>
              </table:table-cell>
              <table:table-cell office:value-type="float" office:value="5734172.42650387">
                <text:p>5734172.42650387</text:p>
              </table:table-cell>
              <table:table-cell office:value-type="float" office:value="2307001.27704311">
                <text:p>2307001.27704311</text:p>
              </table:table-cell>
              <table:table-cell office:value-type="float" office:value="1442107.07859023">
                <text:p>1442107.07859023</text:p>
              </table:table-cell>
              <table:table-cell office:value-type="float" office:value="9623039.1566412">
                <text:p>9623039.1566412</text:p>
              </table:table-cell>
              <table:table-cell office:value-type="float" office:value="10487933.3550941">
                <text:p>10487933.3550941</text:p>
              </table:table-cell>
            </table:table-row>
            <table:table-row>
              <table:table-cell office:value-type="float" office:value="48944">
                <text:p>48944</text:p>
              </table:table-cell>
              <table:table-cell office:value-type="float" office:value="5545431.433582">
                <text:p>5545431.433582</text:p>
              </table:table-cell>
              <table:table-cell office:value-type="float" office:value="5821571.87112965">
                <text:p>5821571.87112965</text:p>
              </table:table-cell>
              <table:table-cell office:value-type="float" office:value="2341235.90178501">
                <text:p>2341235.90178501</text:p>
              </table:table-cell>
              <table:table-cell office:value-type="float" office:value="1461533.53308436">
                <text:p>1461533.53308436</text:p>
              </table:table-cell>
              <table:table-cell office:value-type="float" office:value="9688221.53551334">
                <text:p>9688221.53551334</text:p>
              </table:table-cell>
              <table:table-cell office:value-type="float" office:value="10567923.904214">
                <text:p>10567923.904214</text:p>
              </table:table-cell>
            </table:table-row>
            <table:table-row>
              <table:table-cell office:value-type="float" office:value="48975">
                <text:p>48975</text:p>
              </table:table-cell>
              <table:table-cell office:value-type="float" office:value="5626166.61304461">
                <text:p>5626166.61304461</text:p>
              </table:table-cell>
              <table:table-cell office:value-type="float" office:value="5909637.90366477">
                <text:p>5909637.90366477</text:p>
              </table:table-cell>
              <table:table-cell office:value-type="float" office:value="2375697.58804183">
                <text:p>2375697.58804183</text:p>
              </table:table-cell>
              <table:table-cell office:value-type="float" office:value="1481040.93113887">
                <text:p>1481040.93113887</text:p>
              </table:table-cell>
              <table:table-cell office:value-type="float" office:value="9754005.32790066">
                <text:p>9754005.32790066</text:p>
              </table:table-cell>
              <table:table-cell office:value-type="float" office:value="10648661.9848036">
                <text:p>10648661.9848036</text:p>
              </table:table-cell>
            </table:table-row>
            <table:table-row>
              <table:table-cell office:value-type="float" office:value="49003">
                <text:p>49003</text:p>
              </table:table-cell>
              <table:table-cell office:value-type="float" office:value="5707449.99077711">
                <text:p>5707449.99077711</text:p>
              </table:table-cell>
              <table:table-cell office:value-type="float" office:value="5998376.75353813">
                <text:p>5998376.75353813</text:p>
              </table:table-cell>
              <table:table-cell office:value-type="float" office:value="2410387.98538028">
                <text:p>2410387.98538028</text:p>
              </table:table-cell>
              <table:table-cell office:value-type="float" office:value="1500629.61001862">
                <text:p>1500629.61001862</text:p>
              </table:table-cell>
              <table:table-cell office:value-type="float" office:value="9820395.78819507">
                <text:p>9820395.78819507</text:p>
              </table:table-cell>
              <table:table-cell office:value-type="float" office:value="10730154.1635567">
                <text:p>10730154.1635567</text:p>
              </table:table-cell>
            </table:table-row>
            <table:table-row>
              <table:table-cell office:value-type="float" office:value="49034">
                <text:p>49034</text:p>
              </table:table-cell>
              <table:table-cell office:value-type="float" office:value="5789286.62234541">
                <text:p>5789286.62234541</text:p>
              </table:table-cell>
              <table:table-cell office:value-type="float" office:value="6087794.70490111">
                <text:p>6087794.70490111</text:p>
              </table:table-cell>
              <table:table-cell office:value-type="float" office:value="2445308.75610254">
                <text:p>2445308.75610254</text:p>
              </table:table-cell>
              <table:table-cell office:value-type="float" office:value="1520299.9083937">
                <text:p>1520299.9083937</text:p>
              </table:table-cell>
              <table:table-cell office:value-type="float" office:value="9887398.21558593">
                <text:p>9887398.21558593</text:p>
              </table:table-cell>
              <table:table-cell office:value-type="float" office:value="10812407.0632948">
                <text:p>10812407.0632948</text:p>
              </table:table-cell>
            </table:table-row>
            <table:table-row>
              <table:table-cell office:value-type="float" office:value="49064">
                <text:p>49064</text:p>
              </table:table-cell>
              <table:table-cell office:value-type="float" office:value="5871681.60747529">
                <text:p>5871681.60747529</text:p>
              </table:table-cell>
              <table:table-cell office:value-type="float" office:value="6177898.09709523">
                <text:p>6177898.09709523</text:p>
              </table:table-cell>
              <table:table-cell office:value-type="float" office:value="2480461.57534823">
                <text:p>2480461.57534823</text:p>
              </table:table-cell>
              <table:table-cell office:value-type="float" office:value="1540052.16634534">
                <text:p>1540052.16634534</text:p>
              </table:table-cell>
              <table:table-cell office:value-type="float" office:value="9955017.95443765">
                <text:p>9955017.95443765</text:p>
              </table:table-cell>
              <table:table-cell office:value-type="float" office:value="10895427.3634405">
                <text:p>10895427.3634405</text:p>
              </table:table-cell>
            </table:table-row>
            <table:table-row>
              <table:table-cell office:value-type="float" office:value="49095">
                <text:p>49095</text:p>
              </table:table-cell>
              <table:table-cell office:value-type="float" office:value="5954640.09042893">
                <text:p>5954640.09042893</text:p>
              </table:table-cell>
              <table:table-cell office:value-type="float" office:value="6268693.3251239">
                <text:p>6268693.3251239</text:p>
              </table:table-cell>
              <table:table-cell office:value-type="float" office:value="2515848.13119712">
                <text:p>2515848.13119712</text:p>
              </table:table-cell>
              <table:table-cell office:value-type="float" office:value="1559886.72537178">
                <text:p>1559886.72537178</text:p>
              </table:table-cell>
              <table:table-cell office:value-type="float" office:value="10023260.3946703">
                <text:p>10023260.3946703</text:p>
              </table:table-cell>
              <table:table-cell office:value-type="float" office:value="10979221.8004957">
                <text:p>10979221.8004957</text:p>
              </table:table-cell>
            </table:table-row>
            <table:table-row>
              <table:table-cell office:value-type="float" office:value="49125">
                <text:p>49125</text:p>
              </table:table-cell>
              <table:table-cell office:value-type="float" office:value="6038167.26038452">
                <text:p>6038167.26038452</text:p>
              </table:table-cell>
              <table:table-cell office:value-type="float" office:value="6360186.84012803">
                <text:p>6360186.84012803</text:p>
              </table:table-cell>
              <table:table-cell office:value-type="float" office:value="2551470.12477276">
                <text:p>2551470.12477276</text:p>
              </table:table-cell>
              <table:table-cell office:value-type="float" office:value="1579803.92839416">
                <text:p>1579803.92839416</text:p>
              </table:table-cell>
              <table:table-cell office:value-type="float" office:value="10092130.9721436">
                <text:p>10092130.9721436</text:p>
              </table:table-cell>
              <table:table-cell office:value-type="float" office:value="11063797.1685222">
                <text:p>11063797.1685222</text:p>
              </table:table-cell>
            </table:table-row>
            <table:table-row>
              <table:table-cell office:value-type="float" office:value="49156">
                <text:p>49156</text:p>
              </table:table-cell>
              <table:table-cell office:value-type="float" office:value="6122268.35181905">
                <text:p>6122268.35181905</text:p>
              </table:table-cell>
              <table:table-cell office:value-type="float" office:value="6452385.14986571">
                <text:p>6452385.14986571</text:p>
              </table:table-cell>
              <table:table-cell office:value-type="float" office:value="2587329.27034687">
                <text:p>2587329.27034687</text:p>
              </table:table-cell>
              <table:table-cell office:value-type="float" office:value="1599804.11976247">
                <text:p>1599804.11976247</text:p>
              </table:table-cell>
              <table:table-cell office:value-type="float" office:value="10161635.1690438">
                <text:p>10161635.1690438</text:p>
              </table:table-cell>
              <table:table-cell office:value-type="float" office:value="11149160.3196282">
                <text:p>11149160.3196282</text:p>
              </table:table-cell>
            </table:table-row>
            <table:table-row>
              <table:table-cell office:value-type="float" office:value="49187">
                <text:p>49187</text:p>
              </table:table-cell>
              <table:table-cell office:value-type="float" office:value="6206948.64489442">
                <text:p>6206948.64489442</text:p>
              </table:table-cell>
              <table:table-cell office:value-type="float" office:value="6545294.81919595">
                <text:p>6545294.81919595</text:p>
              </table:table-cell>
              <table:table-cell office:value-type="float" office:value="2623427.29544465">
                <text:p>2623427.29544465</text:p>
              </table:table-cell>
              <table:table-cell office:value-type="float" office:value="1619887.64526148">
                <text:p>1619887.64526148</text:p>
              </table:table-cell>
              <table:table-cell office:value-type="float" office:value="10231778.5142742">
                <text:p>10231778.5142742</text:p>
              </table:table-cell>
              <table:table-cell office:value-type="float" office:value="11235318.1644574">
                <text:p>11235318.1644574</text:p>
              </table:table-cell>
            </table:table-row>
            <table:table-row>
              <table:table-cell office:value-type="float" office:value="49217">
                <text:p>49217</text:p>
              </table:table-cell>
              <table:table-cell office:value-type="float" office:value="6292213.4658467">
                <text:p>6292213.4658467</text:p>
              </table:table-cell>
              <table:table-cell office:value-type="float" office:value="6638922.47056643">
                <text:p>6638922.47056643</text:p>
              </table:table-cell>
              <table:table-cell office:value-type="float" office:value="2659765.94095094">
                <text:p>2659765.94095094</text:p>
              </table:table-cell>
              <table:table-cell office:value-type="float" office:value="1640054.85211673">
                <text:p>1640054.85211673</text:p>
              </table:table-cell>
              <table:table-cell office:value-type="float" office:value="10302566.5838489">
                <text:p>10302566.5838489</text:p>
              </table:table-cell>
              <table:table-cell office:value-type="float" office:value="11322277.6726831">
                <text:p>11322277.6726831</text:p>
              </table:table-cell>
            </table:table-row>
            <table:table-row>
              <table:table-cell office:value-type="float" office:value="49248">
                <text:p>49248</text:p>
              </table:table-cell>
              <table:table-cell office:value-type="float" office:value="6378068.18737878">
                <text:p>6378068.18737878</text:p>
              </table:table-cell>
              <table:table-cell office:value-type="float" office:value="6733274.78450545">
                <text:p>6733274.78450545</text:p>
              </table:table-cell>
              <table:table-cell office:value-type="float" office:value="2696346.96121719">
                <text:p>2696346.96121719</text:p>
              </table:table-cell>
              <table:table-cell office:value-type="float" office:value="1660306.08900055">
                <text:p>1660306.08900055</text:p>
              </table:table-cell>
              <table:table-cell office:value-type="float" office:value="10374005.0012893">
                <text:p>10374005.0012893</text:p>
              </table:table-cell>
              <table:table-cell office:value-type="float" office:value="11410045.873506">
                <text:p>11410045.873506</text:p>
              </table:table-cell>
            </table:table-row>
            <table:table-row>
              <table:table-cell office:value-type="float" office:value="49278">
                <text:p>49278</text:p>
              </table:table-cell>
              <table:table-cell office:value-type="float" office:value="6464518.22905619">
                <text:p>6464518.22905619</text:p>
              </table:table-cell>
              <table:table-cell office:value-type="float" office:value="6828358.500118">
                <text:p>6828358.500118</text:p>
              </table:table-cell>
              <table:table-cell office:value-type="float" office:value="2733172.12416937">
                <text:p>2733172.12416937</text:p>
              </table:table-cell>
              <table:table-cell office:value-type="float" office:value="1680641.70603805">
                <text:p>1680641.70603805</text:p>
              </table:table-cell>
              <table:table-cell office:value-type="float" office:value="10446099.4380247">
                <text:p>10446099.4380247</text:p>
              </table:table-cell>
              <table:table-cell office:value-type="float" office:value="11498629.856156">
                <text:p>11498629.856156</text:p>
              </table:table-cell>
            </table:table-row>
            <table:table-row>
              <table:table-cell office:value-type="float" office:value="49309">
                <text:p>49309</text:p>
              </table:table-cell>
              <table:table-cell office:value-type="float" office:value="6551569.05770639">
                <text:p>6551569.05770639</text:p>
              </table:table-cell>
              <table:table-cell office:value-type="float" office:value="6924180.41558597">
                <text:p>6924180.41558597</text:p>
              </table:table-cell>
              <table:table-cell office:value-type="float" office:value="2770243.21141675">
                <text:p>2770243.21141675</text:p>
              </table:table-cell>
              <table:table-cell office:value-type="float" office:value="1701062.05481321">
                <text:p>1701062.05481321</text:p>
              </table:table-cell>
              <table:table-cell office:value-type="float" office:value="10518855.6137956">
                <text:p>10518855.6137956</text:p>
              </table:table-cell>
              <table:table-cell office:value-type="float" office:value="11588036.7703992">
                <text:p>11588036.7703992</text:p>
              </table:table-cell>
            </table:table-row>
            <table:table-row>
              <table:table-cell office:value-type="float" office:value="49340">
                <text:p>49340</text:p>
              </table:table-cell>
              <table:table-cell office:value-type="float" office:value="6639226.18782136">
                <text:p>6639226.18782136</text:p>
              </table:table-cell>
              <table:table-cell office:value-type="float" office:value="7020747.38867263">
                <text:p>7020747.38867263</text:p>
              </table:table-cell>
              <table:table-cell office:value-type="float" office:value="2807562.01836152">
                <text:p>2807562.01836152</text:p>
              </table:table-cell>
              <table:table-cell office:value-type="float" office:value="1721567.48837494">
                <text:p>1721567.48837494</text:p>
              </table:table-cell>
              <table:table-cell office:value-type="float" office:value="10592279.297061">
                <text:p>10592279.297061</text:p>
              </table:table-cell>
              <table:table-cell office:value-type="float" office:value="11678273.8270475">
                <text:p>11678273.8270475</text:p>
              </table:table-cell>
            </table:table-row>
            <table:table-row>
              <table:table-cell office:value-type="float" office:value="49368">
                <text:p>49368</text:p>
              </table:table-cell>
              <table:table-cell office:value-type="float" office:value="6727495.18196353">
                <text:p>6727495.18196353</text:p>
              </table:table-cell>
              <table:table-cell office:value-type="float" office:value="7118066.33723136">
                <text:p>7118066.33723136</text:p>
              </table:table-cell>
              <table:table-cell office:value-type="float" office:value="2845130.35430936">
                <text:p>2845130.35430936</text:p>
              </table:table-cell>
              <table:table-cell office:value-type="float" office:value="1742158.36124316">
                <text:p>1742158.36124316</text:p>
              </table:table-cell>
              <table:table-cell office:value-type="float" office:value="10666376.3054083">
                <text:p>10666376.3054083</text:p>
              </table:table-cell>
              <table:table-cell office:value-type="float" office:value="11769348.2984745">
                <text:p>11769348.2984745</text:p>
              </table:table-cell>
            </table:table-row>
            <table:table-row>
              <table:table-cell office:value-type="float" office:value="49399">
                <text:p>49399</text:p>
              </table:table-cell>
              <table:table-cell office:value-type="float" office:value="6816381.65117527">
                <text:p>6816381.65117527</text:p>
              </table:table-cell>
              <table:table-cell office:value-type="float" office:value="7216144.23971865">
                <text:p>7216144.23971865</text:p>
              </table:table-cell>
              <table:table-cell office:value-type="float" office:value="2882950.04258092">
                <text:p>2882950.04258092</text:p>
              </table:table-cell>
              <table:table-cell office:value-type="float" office:value="1762835.02941501">
                <text:p>1762835.02941501</text:p>
              </table:table-cell>
              <table:table-cell office:value-type="float" office:value="10741152.5059677">
                <text:p>10741152.5059677</text:p>
              </table:table-cell>
              <table:table-cell office:value-type="float" office:value="11861267.5191336">
                <text:p>11861267.5191336</text:p>
              </table:table-cell>
            </table:table-row>
            <table:table-row>
              <table:table-cell office:value-type="float" office:value="49429">
                <text:p>49429</text:p>
              </table:table-cell>
              <table:table-cell office:value-type="float" office:value="6905891.25539167">
                <text:p>6905891.25539167</text:p>
              </table:table-cell>
              <table:table-cell office:value-type="float" office:value="7314988.13571143">
                <text:p>7314988.13571143</text:p>
              </table:table-cell>
              <table:table-cell office:value-type="float" office:value="2921022.92062413">
                <text:p>2921022.92062413</text:p>
              </table:table-cell>
              <table:table-cell office:value-type="float" office:value="1783597.85037091">
                <text:p>1783597.85037091</text:p>
              </table:table-cell>
              <table:table-cell office:value-type="float" office:value="10816613.8158291">
                <text:p>10816613.8158291</text:p>
              </table:table-cell>
              <table:table-cell office:value-type="float" office:value="11954038.8860823">
                <text:p>11954038.8860823</text:p>
              </table:table-cell>
            </table:table-row>
            <table:table-row>
              <table:table-cell office:value-type="float" office:value="49460">
                <text:p>49460</text:p>
              </table:table-cell>
              <table:table-cell office:value-type="float" office:value="6996029.70385691">
                <text:p>6996029.70385691</text:p>
              </table:table-cell>
              <table:table-cell office:value-type="float" office:value="7414605.12642878">
                <text:p>7414605.12642878</text:p>
              </table:table-cell>
              <table:table-cell office:value-type="float" office:value="2959350.84012751">
                <text:p>2959350.84012751</text:p>
              </table:table-cell>
              <table:table-cell office:value-type="float" office:value="1804447.18308078">
                <text:p>1804447.18308078</text:p>
              </table:table-cell>
              <table:table-cell office:value-type="float" office:value="10892766.2024628">
                <text:p>10892766.2024628</text:p>
              </table:table-cell>
              <table:table-cell office:value-type="float" office:value="12047669.8595095">
                <text:p>12047669.8595095</text:p>
              </table:table-cell>
            </table:table-row>
            <table:table-row>
              <table:table-cell office:value-type="float" office:value="49490">
                <text:p>49490</text:p>
              </table:table-cell>
              <table:table-cell office:value-type="float" office:value="7086802.7555441">
                <text:p>7086802.7555441</text:p>
              </table:table-cell>
              <table:table-cell office:value-type="float" office:value="7515002.37525803">
                <text:p>7515002.37525803</text:p>
              </table:table-cell>
              <table:table-cell office:value-type="float" office:value="2997935.66713438">
                <text:p>2997935.66713438</text:p>
              </table:table-cell>
              <table:table-cell office:value-type="float" office:value="1825383.38801029">
                <text:p>1825383.38801029</text:p>
              </table:table-cell>
              <table:table-cell office:value-type="float" office:value="10969615.6841442">
                <text:p>10969615.6841442</text:p>
              </table:table-cell>
              <table:table-cell office:value-type="float" office:value="12142167.9632683">
                <text:p>12142167.9632683</text:p>
              </table:table-cell>
            </table:table-row>
            <table:table-row>
              <table:table-cell office:value-type="float" office:value="49521">
                <text:p>49521</text:p>
              </table:table-cell>
              <table:table-cell office:value-type="float" office:value="7178216.21957863">
                <text:p>7178216.21957863</text:p>
              </table:table-cell>
              <table:table-cell office:value-type="float" office:value="7616187.10828526">
                <text:p>7616187.10828526</text:p>
              </table:table-cell>
              <table:table-cell office:value-type="float" office:value="3036779.282158">
                <text:p>3036779.282158</text:p>
              </table:table-cell>
              <table:table-cell office:value-type="float" office:value="1846406.827127">
                <text:p>1846406.827127</text:p>
              </table:table-cell>
              <table:table-cell office:value-type="float" office:value="11047168.3303812">
                <text:p>11047168.3303812</text:p>
              </table:table-cell>
              <table:table-cell office:value-type="float" office:value="12237540.7854122">
                <text:p>12237540.7854122</text:p>
              </table:table-cell>
            </table:table-row>
            <table:table-row>
              <table:table-cell office:value-type="float" office:value="49552">
                <text:p>49552</text:p>
              </table:table-cell>
              <table:table-cell office:value-type="float" office:value="7270275.95566514">
                <text:p>7270275.95566514</text:p>
              </table:table-cell>
              <table:table-cell office:value-type="float" office:value="7718166.61483036">
                <text:p>7718166.61483036</text:p>
              </table:table-cell>
              <table:table-cell office:value-type="float" office:value="3075883.58029764">
                <text:p>3075883.58029764</text:p>
              </table:table-cell>
              <table:table-cell office:value-type="float" office:value="1867517.86390669">
                <text:p>1867517.86390669</text:p>
              </table:table-cell>
              <table:table-cell office:value-type="float" office:value="11125430.2623461">
                <text:p>11125430.2623461</text:p>
              </table:table-cell>
              <table:table-cell office:value-type="float" office:value="12333795.978737">
                <text:p>12333795.978737</text:p>
              </table:table-cell>
            </table:table-row>
            <table:table-row>
              <table:table-cell office:value-type="float" office:value="49582">
                <text:p>49582</text:p>
              </table:table-cell>
              <table:table-cell office:value-type="float" office:value="7362987.87451803">
                <text:p>7362987.87451803</text:p>
              </table:table-cell>
              <table:table-cell office:value-type="float" office:value="7820948.24798651">
                <text:p>7820948.24798651</text:p>
              </table:table-cell>
              <table:table-cell office:value-type="float" office:value="3115250.47135561">
                <text:p>3115250.47135561</text:p>
              </table:table-cell>
              <table:table-cell office:value-type="float" office:value="1888716.86333964">
                <text:p>1888716.86333964</text:p>
              </table:table-cell>
              <table:table-cell office:value-type="float" office:value="11204407.6533101">
                <text:p>11204407.6533101</text:p>
              </table:table-cell>
              <table:table-cell office:value-type="float" office:value="12430941.2613261">
                <text:p>12430941.2613261</text:p>
              </table:table-cell>
            </table:table-row>
            <table:table-row>
              <table:table-cell office:value-type="float" office:value="49613">
                <text:p>49613</text:p>
              </table:table-cell>
              <table:table-cell office:value-type="float" office:value="7456357.93829561">
                <text:p>7456357.93829561</text:p>
              </table:table-cell>
              <table:table-cell office:value-type="float" office:value="7924539.42516423">
                <text:p>7924539.42516423</text:p>
              </table:table-cell>
              <table:table-cell office:value-type="float" office:value="3154881.87995527">
                <text:p>3154881.87995527</text:p>
              </table:table-cell>
              <table:table-cell office:value-type="float" office:value="1910004.19193689">
                <text:p>1910004.19193689</text:p>
              </table:table-cell>
              <table:table-cell office:value-type="float" office:value="11284106.7290827">
                <text:p>11284106.7290827</text:p>
              </table:table-cell>
              <table:table-cell office:value-type="float" office:value="12528984.4171011">
                <text:p>12528984.4171011</text:p>
              </table:table-cell>
            </table:table-row>
            <table:table-row>
              <table:table-cell office:value-type="float" office:value="49643">
                <text:p>49643</text:p>
              </table:table-cell>
              <table:table-cell office:value-type="float" office:value="7550392.16103797">
                <text:p>7550392.16103797</text:p>
              </table:table-cell>
              <table:table-cell office:value-type="float" office:value="8028947.62864007">
                <text:p>8028947.62864007</text:p>
              </table:table-cell>
              <table:table-cell office:value-type="float" office:value="3194779.74565996">
                <text:p>3194779.74565996</text:p>
              </table:table-cell>
              <table:table-cell office:value-type="float" office:value="1931380.21773662">
                <text:p>1931380.21773662</text:p>
              </table:table-cell>
              <table:table-cell office:value-type="float" office:value="11364533.7684533">
                <text:p>11364533.7684533</text:p>
              </table:table-cell>
              <table:table-cell office:value-type="float" office:value="12627933.2963767">
                <text:p>12627933.2963767</text:p>
              </table:table-cell>
            </table:table-row>
            <table:table-row>
              <table:table-cell office:value-type="float" office:value="49674">
                <text:p>49674</text:p>
              </table:table-cell>
              <table:table-cell office:value-type="float" office:value="7645096.60910841">
                <text:p>7645096.60910841</text:p>
              </table:table-cell>
              <table:table-cell office:value-type="float" office:value="8134180.40610987">
                <text:p>8134180.40610987</text:p>
              </table:table-cell>
              <table:table-cell office:value-type="float" office:value="3234946.02309289">
                <text:p>3234946.02309289</text:p>
              </table:table-cell>
              <table:table-cell office:value-type="float" office:value="1952845.31031053">
                <text:p>1952845.31031053</text:p>
              </table:table-cell>
              <table:table-cell office:value-type="float" office:value="11445695.103638">
                <text:p>11445695.103638</text:p>
              </table:table-cell>
              <table:table-cell office:value-type="float" office:value="12727795.8164204">
                <text:p>12727795.8164204</text:p>
              </table:table-cell>
            </table:table-row>
            <table:table-row>
              <table:table-cell office:value-type="float" office:value="49705">
                <text:p>49705</text:p>
              </table:table-cell>
              <table:table-cell office:value-type="float" office:value="7740477.40163873">
                <text:p>7740477.40163873</text:p>
              </table:table-cell>
              <table:table-cell office:value-type="float" office:value="8240245.37124671">
                <text:p>8240245.37124671</text:p>
              </table:table-cell>
              <table:table-cell office:value-type="float" office:value="3275382.68205813">
                <text:p>3275382.68205813</text:p>
              </table:table-cell>
              <table:table-cell office:value-type="float" office:value="1974399.84077015">
                <text:p>1974399.84077015</text:p>
              </table:table-cell>
              <table:table-cell office:value-type="float" office:value="11527597.1207289">
                <text:p>11527597.1207289</text:p>
              </table:table-cell>
              <table:table-cell office:value-type="float" office:value="12828579.9620168">
                <text:p>12828579.9620168</text:p>
              </table:table-cell>
            </table:table-row>
            <table:table-row>
              <table:table-cell office:value-type="float" office:value="49734">
                <text:p>49734</text:p>
              </table:table-cell>
              <table:table-cell office:value-type="float" office:value="7836540.71097814">
                <text:p>7836540.71097814</text:p>
              </table:table-cell>
              <table:table-cell office:value-type="float" office:value="8347150.20426352">
                <text:p>8347150.20426352</text:p>
              </table:table-cell>
              <table:table-cell office:value-type="float" office:value="3316091.7076624">
                <text:p>3316091.7076624</text:p>
              </table:table-cell>
              <table:table-cell office:value-type="float" office:value="1996044.18177336">
                <text:p>1996044.18177336</text:p>
              </table:table-cell>
              <table:table-cell office:value-type="float" office:value="11610246.2601478">
                <text:p>11610246.2601478</text:p>
              </table:table-cell>
              <table:table-cell office:value-type="float" office:value="12930293.7860368">
                <text:p>12930293.7860368</text:p>
              </table:table-cell>
            </table:table-row>
            <table:table-row>
              <table:table-cell office:value-type="float" office:value="49765">
                <text:p>49765</text:p>
              </table:table-cell>
              <table:table-cell office:value-type="float" office:value="7933292.76314603">
                <text:p>7933292.76314603</text:p>
              </table:table-cell>
              <table:table-cell office:value-type="float" office:value="8454902.65248049">
                <text:p>8454902.65248049</text:p>
              </table:table-cell>
              <table:table-cell office:value-type="float" office:value="3357075.10043805">
                <text:p>3357075.10043805</text:p>
              </table:table-cell>
              <table:table-cell office:value-type="float" office:value="2017778.70753075">
                <text:p>2017778.70753075</text:p>
              </table:table-cell>
              <table:table-cell office:value-type="float" office:value="11693649.0171039">
                <text:p>11693649.0171039</text:p>
              </table:table-cell>
              <table:table-cell office:value-type="float" office:value="13032945.4100112">
                <text:p>13032945.4100112</text:p>
              </table:table-cell>
            </table:table-row>
            <table:table-row>
              <table:table-cell office:value-type="float" office:value="49795">
                <text:p>49795</text:p>
              </table:table-cell>
              <table:table-cell office:value-type="float" office:value="8030739.83828857">
                <text:p>8030739.83828857</text:p>
              </table:table-cell>
              <table:table-cell office:value-type="float" office:value="8563510.53089725">
                <text:p>8563510.53089725</text:p>
              </table:table-cell>
              <table:table-cell office:value-type="float" office:value="3398334.87646687">
                <text:p>3398334.87646687</text:p>
              </table:table-cell>
              <table:table-cell office:value-type="float" office:value="2039603.79381213">
                <text:p>2039603.79381213</text:p>
              </table:table-cell>
              <table:table-cell office:value-type="float" office:value="11777811.9420546">
                <text:p>11777811.9420546</text:p>
              </table:table-cell>
              <table:table-cell office:value-type="float" office:value="13136543.0247093">
                <text:p>13136543.0247093</text:p>
              </table:table-cell>
            </table:table-row>
            <table:table-row>
              <table:table-cell office:value-type="float" office:value="49826">
                <text:p>49826</text:p>
              </table:table-cell>
              <table:table-cell office:value-type="float" office:value="8128888.27113902">
                <text:p>8128888.27113902</text:p>
              </table:table-cell>
              <table:table-cell office:value-type="float" office:value="8672981.72276983">
                <text:p>8672981.72276983</text:p>
              </table:table-cell>
              <table:table-cell office:value-type="float" office:value="3439873.06750507">
                <text:p>3439873.06750507</text:p>
              </table:table-cell>
              <table:table-cell office:value-type="float" office:value="2061519.81795301">
                <text:p>2061519.81795301</text:p>
              </table:table-cell>
              <table:table-cell office:value-type="float" office:value="11862741.6411708">
                <text:p>11862741.6411708</text:p>
              </table:table-cell>
              <table:table-cell office:value-type="float" office:value="13241094.8907228">
                <text:p>13241094.8907228</text:p>
              </table:table-cell>
            </table:table-row>
            <table:table-row>
              <table:table-cell office:value-type="float" office:value="49856">
                <text:p>49856</text:p>
              </table:table-cell>
              <table:table-cell office:value-type="float" office:value="8227744.45148211">
                <text:p>8227744.45148211</text:p>
              </table:table-cell>
              <table:table-cell office:value-type="float" office:value="8783324.18019252">
                <text:p>8783324.18019252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2083527.15886115">
                <text:p>2083527.15886115</text:p>
              </table:table-cell>
              <table:table-cell office:value-type="float" office:value="11948444.7768056">
                <text:p>11948444.7768056</text:p>
              </table:table-cell>
              <table:table-cell office:value-type="float" office:value="13346609.3390536">
                <text:p>13346609.3390536</text:p>
              </table:table-cell>
            </table:table-row>
            <table:table-row>
              <table:table-cell office:value-type="float" office:value="49887">
                <text:p>49887</text:p>
              </table:table-cell>
              <table:table-cell office:value-type="float" office:value="8327314.82462216">
                <text:p>8327314.82462216</text:p>
              </table:table-cell>
              <table:table-cell office:value-type="float" office:value="8894545.92468463">
                <text:p>8894545.92468463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2183976.44511541">
                <text:p>2183976.44511541</text:p>
              </table:table-cell>
              <table:table-cell office:value-type="float" office:value="12077029.2476216">
                <text:p>12077029.2476216</text:p>
              </table:table-cell>
              <table:table-cell office:value-type="float" office:value="13374744.5236153">
                <text:p>13374744.5236153</text:p>
              </table:table-cell>
            </table:table-row>
            <table:table-row>
              <table:table-cell office:value-type="float" office:value="49918">
                <text:p>49918</text:p>
              </table:table-cell>
              <table:table-cell office:value-type="float" office:value="8427956.735019">
                <text:p>8427956.735019</text:p>
              </table:table-cell>
              <table:table-cell office:value-type="float" office:value="9006002.12904809">
                <text:p>9006002.12904809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2285262.80875513">
                <text:p>2285262.80875513</text:p>
              </table:table-cell>
              <table:table-cell office:value-type="float" office:value="12206685.2556944">
                <text:p>12206685.2556944</text:p>
              </table:table-cell>
              <table:table-cell office:value-type="float" office:value="13403114.1680484">
                <text:p>13403114.1680484</text:p>
              </table:table-cell>
            </table:table-row>
            <table:table-row>
              <table:table-cell office:value-type="float" office:value="49948">
                <text:p>49948</text:p>
              </table:table-cell>
              <table:table-cell office:value-type="float" office:value="8529679.11214979">
                <text:p>8529679.11214979</text:p>
              </table:table-cell>
              <table:table-cell office:value-type="float" office:value="9117694.74711516">
                <text:p>9117694.74711516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2387393.22542517">
                <text:p>2387393.22542517</text:p>
              </table:table-cell>
              <table:table-cell office:value-type="float" office:value="12337421.7305011">
                <text:p>12337421.7305011</text:p>
              </table:table-cell>
              <table:table-cell office:value-type="float" office:value="13431720.226185">
                <text:p>13431720.226185</text:p>
              </table:table-cell>
            </table:table-row>
            <table:table-row>
              <table:table-cell office:value-type="float" office:value="49979">
                <text:p>49979</text:p>
              </table:table-cell>
              <table:table-cell office:value-type="float" office:value="8632490.95990397">
                <text:p>8632490.95990397</text:p>
              </table:table-cell>
              <table:table-cell office:value-type="float" office:value="9229625.74900004">
                <text:p>9229625.74900004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2490374.7289008">
                <text:p>2490374.7289008</text:p>
              </table:table-cell>
              <table:table-cell office:value-type="float" office:value="12469247.6759311">
                <text:p>12469247.6759311</text:p>
              </table:table-cell>
              <table:table-cell office:value-type="float" office:value="13460564.6681395">
                <text:p>13460564.6681395</text:p>
              </table:table-cell>
            </table:table-row>
            <table:table-row>
              <table:table-cell office:value-type="float" office:value="50009">
                <text:p>50009</text:p>
              </table:table-cell>
              <table:table-cell office:value-type="float" office:value="8736401.35720339">
                <text:p>8736401.35720339</text:p>
              </table:table-cell>
              <table:table-cell office:value-type="float" office:value="9341797.12123453">
                <text:p>9341797.12123453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2594214.41157206">
                <text:p>2594214.41157206</text:p>
              </table:table-cell>
              <table:table-cell office:value-type="float" office:value="12602172.1709065">
                <text:p>12602172.1709065</text:p>
              </table:table-cell>
              <table:table-cell office:value-type="float" office:value="13489649.4804436">
                <text:p>13489649.4804436</text:p>
              </table:table-cell>
            </table:table-row>
            <table:table-row>
              <table:table-cell office:value-type="float" office:value="50040">
                <text:p>50040</text:p>
              </table:table-cell>
              <table:table-cell office:value-type="float" office:value="8841419.45862761">
                <text:p>8841419.45862761</text:p>
              </table:table-cell>
              <table:table-cell office:value-type="float" office:value="9454210.8669049">
                <text:p>9454210.8669049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2698919.42493224">
                <text:p>2698919.42493224</text:p>
              </table:table-cell>
              <table:table-cell office:value-type="float" office:value="12736204.3700066">
                <text:p>12736204.3700066</text:p>
              </table:table-cell>
              <table:table-cell office:value-type="float" office:value="13518976.6661835">
                <text:p>13518976.6661835</text:p>
              </table:table-cell>
            </table:table-row>
            <table:table-row>
              <table:table-cell office:value-type="float" office:value="50071">
                <text:p>50071</text:p>
              </table:table-cell>
              <table:table-cell office:value-type="float" office:value="8947554.49504433">
                <text:p>8947554.49504433</text:p>
              </table:table-cell>
              <table:table-cell office:value-type="float" office:value="9566869.00578976">
                <text:p>9566869.00578976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2804496.98007043">
                <text:p>2804496.98007043</text:p>
              </table:table-cell>
              <table:table-cell office:value-type="float" office:value="12871353.5040992">
                <text:p>12871353.5040992</text:p>
              </table:table-cell>
              <table:table-cell office:value-type="float" office:value="13548548.2451379">
                <text:p>13548548.2451379</text:p>
              </table:table-cell>
            </table:table-row>
            <table:table-row>
              <table:table-cell office:value-type="float" office:value="50099">
                <text:p>50099</text:p>
              </table:table-cell>
              <table:table-cell office:value-type="float" office:value="9054815.77424516">
                <text:p>9054815.77424516</text:p>
              </table:table-cell>
              <table:table-cell office:value-type="float" office:value="9679773.57449924">
                <text:p>9679773.57449924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2910954.3481681">
                <text:p>2910954.3481681</text:p>
              </table:table-cell>
              <table:table-cell office:value-type="float" office:value="13007628.880976">
                <text:p>13007628.880976</text:p>
              </table:table-cell>
              <table:table-cell office:value-type="float" office:value="13578366.253917">
                <text:p>13578366.253917</text:p>
              </table:table-cell>
            </table:table-row>
            <table:table-row>
              <table:table-cell office:value-type="float" office:value="50130">
                <text:p>50130</text:p>
              </table:table-cell>
              <table:table-cell office:value-type="float" office:value="9163212.68158663">
                <text:p>9163212.68158663</text:p>
              </table:table-cell>
              <table:table-cell office:value-type="float" office:value="9792926.62661522">
                <text:p>9792926.62661522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3018298.86099992">
                <text:p>3018298.86099992</text:p>
              </table:table-cell>
              <table:table-cell office:value-type="float" office:value="13145039.8859933">
                <text:p>13145039.8859933</text:p>
              </table:table-cell>
              <table:table-cell office:value-type="float" office:value="13608432.7461026">
                <text:p>13608432.7461026</text:p>
              </table:table-cell>
            </table:table-row>
            <table:table-row>
              <table:table-cell office:value-type="float" office:value="50160">
                <text:p>50160</text:p>
              </table:table-cell>
              <table:table-cell office:value-type="float" office:value="9272754.68063657">
                <text:p>9272754.68063657</text:p>
              </table:table-cell>
              <table:table-cell office:value-type="float" office:value="9906330.23283274">
                <text:p>9906330.23283274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3126537.91143867">
                <text:p>3126537.91143867</text:p>
              </table:table-cell>
              <table:table-cell office:value-type="float" office:value="13283595.9827192">
                <text:p>13283595.9827192</text:p>
              </table:table-cell>
              <table:table-cell office:value-type="float" office:value="13638749.7923897">
                <text:p>13638749.7923897</text:p>
              </table:table-cell>
            </table:table-row>
            <table:table-row>
              <table:table-cell office:value-type="float" office:value="50191">
                <text:p>50191</text:p>
              </table:table-cell>
              <table:table-cell office:value-type="float" office:value="9383451.3138259">
                <text:p>9383451.3138259</text:p>
              </table:table-cell>
              <table:table-cell office:value-type="float" office:value="10019986.4811027">
                <text:p>10019986.4811027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3235678.95396442">
                <text:p>3235678.95396442</text:p>
              </table:table-cell>
              <table:table-cell office:value-type="float" office:value="13423306.7135844">
                <text:p>13423306.7135844</text:p>
              </table:table-cell>
              <table:table-cell office:value-type="float" office:value="13669319.4807292">
                <text:p>13669319.4807292</text:p>
              </table:table-cell>
            </table:table-row>
            <table:table-row>
              <table:table-cell office:value-type="float" office:value="50221">
                <text:p>50221</text:p>
              </table:table-cell>
              <table:table-cell office:value-type="float" office:value="9495312.20310577">
                <text:p>9495312.20310577</text:p>
              </table:table-cell>
              <table:table-cell office:value-type="float" office:value="10133897.4767754">
                <text:p>10133897.4767754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3345729.50517787">
                <text:p>3345729.50517787</text:p>
              </table:table-cell>
              <table:table-cell office:value-type="float" office:value="13564181.7005402">
                <text:p>13564181.7005402</text:p>
              </table:table-cell>
              <table:table-cell office:value-type="float" office:value="13700143.9164715">
                <text:p>13700143.9164715</text:p>
              </table:table-cell>
            </table:table-row>
            <table:table-row>
              <table:table-cell office:value-type="float" office:value="50252">
                <text:p>50252</text:p>
              </table:table-cell>
              <table:table-cell office:value-type="float" office:value="9608347.05061027">
                <text:p>9608347.05061027</text:p>
              </table:table-cell>
              <table:table-cell office:value-type="float" office:value="10248065.342746">
                <text:p>10248065.342746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3456697.14431811">
                <text:p>3456697.14431811</text:p>
              </table:table-cell>
              <table:table-cell office:value-type="float" office:value="13706230.6457206">
                <text:p>13706230.6457206</text:p>
              </table:table-cell>
              <table:table-cell office:value-type="float" office:value="13731225.2225117">
                <text:p>13731225.2225117</text:p>
              </table:table-cell>
            </table:table-row>
            <table:table-row>
              <table:table-cell office:value-type="float" office:value="50283">
                <text:p>50283</text:p>
              </table:table-cell>
              <table:table-cell office:value-type="float" office:value="9722565.63932461">
                <text:p>9722565.63932461</text:p>
              </table:table-cell>
              <table:table-cell office:value-type="float" office:value="10362492.2196003">
                <text:p>10362492.2196003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3568589.51378451">
                <text:p>3568589.51378451</text:p>
              </table:table-cell>
              <table:table-cell office:value-type="float" office:value="13849463.3321109">
                <text:p>13849463.3321109</text:p>
              </table:table-cell>
              <table:table-cell office:value-type="float" office:value="13762565.5394355">
                <text:p>13762565.5394355</text:p>
              </table:table-cell>
            </table:table-row>
            <table:table-row>
              <table:table-cell office:value-type="float" office:value="50313">
                <text:p>50313</text:p>
              </table:table-cell>
              <table:table-cell office:value-type="float" office:value="9837977.83375887">
                <text:p>9837977.83375887</text:p>
              </table:table-cell>
              <table:table-cell office:value-type="float" office:value="10477180.2657622">
                <text:p>10477180.2657622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3681414.31966313">
                <text:p>3681414.31966313</text:p>
              </table:table-cell>
              <table:table-cell office:value-type="float" office:value="13993889.624221">
                <text:p>13993889.624221</text:p>
              </table:table-cell>
              <table:table-cell office:value-type="float" office:value="13794167.025667">
                <text:p>13794167.025667</text:p>
              </table:table-cell>
            </table:table-row>
            <table:table-row>
              <table:table-cell office:value-type="float" office:value="50344">
                <text:p>50344</text:p>
              </table:table-cell>
              <table:table-cell office:value-type="float" office:value="9954593.58062738">
                <text:p>9954593.58062738</text:p>
              </table:table-cell>
              <table:table-cell office:value-type="float" office:value="10592131.6576428">
                <text:p>10592131.6576428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3795179.33225741">
                <text:p>3795179.33225741</text:p>
              </table:table-cell>
              <table:table-cell office:value-type="float" office:value="14139519.4687655">
                <text:p>14139519.4687655</text:p>
              </table:table-cell>
              <table:table-cell office:value-type="float" office:value="13826031.8576172">
                <text:p>13826031.8576172</text:p>
              </table:table-cell>
            </table:table-row>
            <table:table-row>
              <table:table-cell office:value-type="float" office:value="50374">
                <text:p>50374</text:p>
              </table:table-cell>
              <table:table-cell office:value-type="float" office:value="10072422.9095338">
                <text:p>10072422.9095338</text:p>
              </table:table-cell>
              <table:table-cell office:value-type="float" office:value="10707348.5897896">
                <text:p>10707348.5897896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3909892.38662331">
                <text:p>3909892.38662331</text:p>
              </table:table-cell>
              <table:table-cell office:value-type="float" office:value="14286362.8953477">
                <text:p>14286362.8953477</text:p>
              </table:table-cell>
              <table:table-cell office:value-type="float" office:value="13858162.2298336">
                <text:p>13858162.2298336</text:p>
              </table:table-cell>
            </table:table-row>
            <table:table-row>
              <table:table-cell office:value-type="float" office:value="50405">
                <text:p>50405</text:p>
              </table:table-cell>
              <table:table-cell office:value-type="float" office:value="10191475.9336617">
                <text:p>10191475.9336617</text:p>
              </table:table-cell>
              <table:table-cell office:value-type="float" office:value="10822833.2750382">
                <text:p>10822833.2750382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4025561.38310892">
                <text:p>4025561.38310892</text:p>
              </table:table-cell>
              <table:table-cell office:value-type="float" office:value="14434430.0171515">
                <text:p>14434430.0171515</text:p>
              </table:table-cell>
              <table:table-cell office:value-type="float" office:value="13890560.3551518">
                <text:p>13890560.3551518</text:p>
              </table:table-cell>
            </table:table-row>
            <table:table-row>
              <table:table-cell office:value-type="float" office:value="50436">
                <text:p>50436</text:p>
              </table:table-cell>
              <table:table-cell office:value-type="float" office:value="10311762.8504713">
                <text:p>10311762.8504713</text:p>
              </table:table-cell>
              <table:table-cell office:value-type="float" office:value="10938587.9446645">
                <text:p>10938587.9446645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4142194.28789858">
                <text:p>4142194.28789858</text:p>
              </table:table-cell>
              <table:table-cell office:value-type="float" office:value="14583731.031637">
                <text:p>14583731.031637</text:p>
              </table:table-cell>
              <table:table-cell office:value-type="float" office:value="13923228.4648476">
                <text:p>13923228.4648476</text:p>
              </table:table-cell>
            </table:table-row>
            <table:table-row>
              <table:table-cell office:value-type="float" office:value="50464">
                <text:p>50464</text:p>
              </table:table-cell>
              <table:table-cell office:value-type="float" office:value="10433293.9424016">
                <text:p>10433293.9424016</text:p>
              </table:table-cell>
              <table:table-cell office:value-type="float" office:value="11054614.8485382">
                <text:p>11054614.8485382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4259799.13356149">
                <text:p>4259799.13356149</text:p>
              </table:table-cell>
              <table:table-cell office:value-type="float" office:value="14734276.2212433">
                <text:p>14734276.2212433</text:p>
              </table:table-cell>
              <table:table-cell office:value-type="float" office:value="13956168.8087909">
                <text:p>13956168.8087909</text:p>
              </table:table-cell>
            </table:table-row>
            <table:table-row>
              <table:table-cell office:value-type="float" office:value="50495">
                <text:p>50495</text:p>
              </table:table-cell>
              <table:table-cell office:value-type="float" office:value="10556079.5775786">
                <text:p>10556079.5775786</text:p>
              </table:table-cell>
              <table:table-cell office:value-type="float" office:value="11170916.2552781">
                <text:p>11170916.2552781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4378384.01960492">
                <text:p>4378384.01960492</text:p>
              </table:table-cell>
              <table:table-cell office:value-type="float" office:value="14886075.9540962">
                <text:p>14886075.9540962</text:p>
              </table:table-cell>
              <table:table-cell office:value-type="float" office:value="13989383.6556004">
                <text:p>13989383.6556004</text:p>
              </table:table-cell>
            </table:table-row>
            <table:table-row>
              <table:table-cell office:value-type="float" office:value="50525">
                <text:p>50525</text:p>
              </table:table-cell>
              <table:table-cell office:value-type="float" office:value="10680130.2105294">
                <text:p>10680130.2105294</text:p>
              </table:table-cell>
              <table:table-cell office:value-type="float" office:value="11287494.4524081">
                <text:p>11287494.4524081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4497957.11303204">
                <text:p>4497957.11303204</text:p>
              </table:table-cell>
              <table:table-cell office:value-type="float" office:value="15039140.6847229">
                <text:p>15039140.6847229</text:p>
              </table:table-cell>
              <table:table-cell office:value-type="float" office:value="14022875.2928">
                <text:p>14022875.2928</text:p>
              </table:table-cell>
            </table:table-row>
            <table:table-row>
              <table:table-cell office:value-type="float" office:value="50556">
                <text:p>50556</text:p>
              </table:table-cell>
              <table:table-cell office:value-type="float" office:value="10805456.3829021">
                <text:p>10805456.3829021</text:p>
              </table:table-cell>
              <table:table-cell office:value-type="float" office:value="11404351.7465148">
                <text:p>11404351.7465148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4618526.6489044">
                <text:p>4618526.6489044</text:p>
              </table:table-cell>
              <table:table-cell office:value-type="float" office:value="15193480.9547715">
                <text:p>15193480.9547715</text:p>
              </table:table-cell>
              <table:table-cell office:value-type="float" office:value="14056646.0269763">
                <text:p>14056646.0269763</text:p>
              </table:table-cell>
            </table:table-row>
            <table:table-row>
              <table:table-cell office:value-type="float" office:value="50586">
                <text:p>50586</text:p>
              </table:table-cell>
              <table:table-cell office:value-type="float" office:value="10932068.7241918">
                <text:p>10932068.7241918</text:p>
              </table:table-cell>
              <table:table-cell office:value-type="float" office:value="11521490.4634063">
                <text:p>11521490.4634063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4740100.93090902">
                <text:p>4740100.93090902</text:p>
              </table:table-cell>
              <table:table-cell office:value-type="float" office:value="15349107.3937372">
                <text:p>15349107.3937372</text:p>
              </table:table-cell>
              <table:table-cell office:value-type="float" office:value="14090698.1839373">
                <text:p>14090698.1839373</text:p>
              </table:table-cell>
            </table:table-row>
            <table:table-row>
              <table:table-cell office:value-type="float" office:value="50617">
                <text:p>50617</text:p>
              </table:table-cell>
              <table:table-cell office:value-type="float" office:value="11059977.952473">
                <text:p>11059977.952473</text:p>
              </table:table-cell>
              <table:table-cell office:value-type="float" office:value="11638912.9482724">
                <text:p>11638912.9482724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4862688.33193034">
                <text:p>4862688.33193034</text:p>
              </table:table-cell>
              <table:table-cell office:value-type="float" office:value="15506030.7196942">
                <text:p>15506030.7196942</text:p>
              </table:table-cell>
              <table:table-cell office:value-type="float" office:value="14125034.108873">
                <text:p>14125034.108873</text:p>
              </table:table-cell>
            </table:table-row>
            <table:table-row>
              <table:table-cell office:value-type="float" office:value="50648">
                <text:p>50648</text:p>
              </table:table-cell>
              <table:table-cell office:value-type="float" office:value="11189194.8751371">
                <text:p>11189194.8751371</text:p>
              </table:table-cell>
              <table:table-cell office:value-type="float" office:value="11756621.5658463">
                <text:p>11756621.5658463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4986297.29462685">
                <text:p>4986297.29462685</text:p>
              </table:table-cell>
              <table:table-cell office:value-type="float" office:value="15664261.7400343">
                <text:p>15664261.7400343</text:p>
              </table:table-cell>
              <table:table-cell office:value-type="float" office:value="14159656.1665166">
                <text:p>14159656.1665166</text:p>
              </table:table-cell>
            </table:table-row>
            <table:table-row>
              <table:table-cell office:value-type="float" office:value="50678">
                <text:p>50678</text:p>
              </table:table-cell>
              <table:table-cell office:value-type="float" office:value="11319730.3896374">
                <text:p>11319730.3896374</text:p>
              </table:table-cell>
              <table:table-cell office:value-type="float" office:value="11874618.7005673">
                <text:p>11874618.7005673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5110936.33201249">
                <text:p>5110936.33201249</text:p>
              </table:table-cell>
              <table:table-cell office:value-type="float" office:value="15823811.3522105">
                <text:p>15823811.3522105</text:p>
              </table:table-cell>
              <table:table-cell office:value-type="float" office:value="14194566.7413071">
                <text:p>14194566.7413071</text:p>
              </table:table-cell>
            </table:table-row>
            <table:table-row>
              <table:table-cell office:value-type="float" office:value="50709">
                <text:p>50709</text:p>
              </table:table-cell>
              <table:table-cell office:value-type="float" office:value="11451595.4842391">
                <text:p>11451595.4842391</text:p>
              </table:table-cell>
              <table:table-cell office:value-type="float" office:value="11992906.7567449">
                <text:p>11992906.7567449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5236614.02804301">
                <text:p>5236614.02804301</text:p>
              </table:table-cell>
              <table:table-cell office:value-type="float" office:value="15984690.5444881">
                <text:p>15984690.5444881</text:p>
              </table:table-cell>
              <table:table-cell office:value-type="float" office:value="14229768.2375543">
                <text:p>14229768.2375543</text:p>
              </table:table-cell>
            </table:table-row>
            <table:table-row>
              <table:table-cell office:value-type="float" office:value="50739">
                <text:p>50739</text:p>
              </table:table-cell>
              <table:table-cell office:value-type="float" office:value="11584801.2387765">
                <text:p>11584801.2387765</text:p>
              </table:table-cell>
              <table:table-cell office:value-type="float" office:value="12111488.1587245">
                <text:p>12111488.1587245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5363339.03820713">
                <text:p>5363339.03820713</text:p>
              </table:table-cell>
              <table:table-cell office:value-type="float" office:value="16146910.3967014">
                <text:p>16146910.3967014</text:p>
              </table:table-cell>
              <table:table-cell office:value-type="float" office:value="14265263.0796034">
                <text:p>14265263.0796034</text:p>
              </table:table-cell>
            </table:table-row>
            <table:table-row>
              <table:table-cell office:value-type="float" office:value="50770">
                <text:p>50770</text:p>
              </table:table-cell>
              <table:table-cell office:value-type="float" office:value="11719358.8254157">
                <text:p>11719358.8254157</text:p>
              </table:table-cell>
              <table:table-cell office:value-type="float" office:value="12230365.3510545">
                <text:p>12230365.3510545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5491120.0901226">
                <text:p>5491120.0901226</text:p>
              </table:table-cell>
              <table:table-cell office:value-type="float" office:value="16310482.0810165">
                <text:p>16310482.0810165</text:p>
              </table:table-cell>
              <table:table-cell office:value-type="float" office:value="14301053.7120031">
                <text:p>14301053.7120031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11855279.5094242">
                <text:p>11855279.5094242</text:p>
              </table:table-cell>
              <table:table-cell office:value-type="float" office:value="12349540.7986545">
                <text:p>12349540.7986545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5619965.98413738">
                <text:p>5619965.98413738</text:p>
              </table:table-cell>
              <table:table-cell office:value-type="float" office:value="16475416.8627009">
                <text:p>16475416.8627009</text:p>
              </table:table-cell>
              <table:table-cell office:value-type="float" office:value="14337142.5996727">
                <text:p>14337142.5996727</text:p>
              </table:table-cell>
            </table:table-row>
            <table:table-row>
              <table:table-cell office:value-type="float" office:value="50829">
                <text:p>50829</text:p>
              </table:table-cell>
              <table:table-cell office:value-type="float" office:value="11992574.6499467">
                <text:p>11992574.6499467</text:p>
              </table:table-cell>
              <table:table-cell office:value-type="float" office:value="12469016.9869852">
                <text:p>12469016.9869852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5749885.59393561">
                <text:p>5749885.59393561</text:p>
              </table:table-cell>
              <table:table-cell office:value-type="float" office:value="16641726.1008993">
                <text:p>16641726.1008993</text:p>
              </table:table-cell>
              <table:table-cell office:value-type="float" office:value="14373532.2280729">
                <text:p>14373532.2280729</text:p>
              </table:table-cell>
            </table:table-row>
            <table:table-row>
              <table:table-cell office:value-type="float" office:value="50860">
                <text:p>50860</text:p>
              </table:table-cell>
              <table:table-cell office:value-type="float" office:value="12131255.7007875">
                <text:p>12131255.7007875</text:p>
              </table:table-cell>
              <table:table-cell office:value-type="float" office:value="12588796.4222191">
                <text:p>12588796.4222191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5880887.86714882">
                <text:p>5880887.86714882</text:p>
              </table:table-cell>
              <table:table-cell office:value-type="float" office:value="16809421.249416">
                <text:p>16809421.249416</text:p>
              </table:table-cell>
              <table:table-cell office:value-type="float" office:value="14410225.1033764">
                <text:p>14410225.1033764</text:p>
              </table:table-cell>
            </table:table-row>
            <table:table-row>
              <table:table-cell office:value-type="float" office:value="50890">
                <text:p>50890</text:p>
              </table:table-cell>
              <table:table-cell office:value-type="float" office:value="12271334.2111993">
                <text:p>12271334.2111993</text:p>
              </table:table-cell>
              <table:table-cell office:value-type="float" office:value="12708881.6314139">
                <text:p>12708881.6314139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6012981.82597215">
                <text:p>6012981.82597215</text:p>
              </table:table-cell>
              <table:table-cell office:value-type="float" office:value="16978513.8575038">
                <text:p>16978513.8575038</text:p>
              </table:table-cell>
              <table:table-cell office:value-type="float" office:value="14447223.7526408">
                <text:p>14447223.7526408</text:p>
              </table:table-cell>
            </table:table-row>
            <table:table-row>
              <table:table-cell office:value-type="float" office:value="50921">
                <text:p>50921</text:p>
              </table:table-cell>
              <table:table-cell office:value-type="float" office:value="12412821.8266785">
                <text:p>12412821.8266785</text:p>
              </table:table-cell>
              <table:table-cell office:value-type="float" office:value="12829275.1626859">
                <text:p>12829275.1626859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6146176.56778567">
                <text:p>6146176.56778567</text:p>
              </table:table-cell>
              <table:table-cell office:value-type="float" office:value="17149015.5706589">
                <text:p>17149015.5706589</text:p>
              </table:table-cell>
              <table:table-cell office:value-type="float" office:value="14484530.7239823">
                <text:p>14484530.7239823</text:p>
              </table:table-cell>
            </table:table-row>
            <table:table-row>
              <table:table-cell office:value-type="float" office:value="50951">
                <text:p>50951</text:p>
              </table:table-cell>
              <table:table-cell office:value-type="float" office:value="12555730.2897674">
                <text:p>12555730.2897674</text:p>
              </table:table-cell>
              <table:table-cell office:value-type="float" office:value="12949979.5853858">
                <text:p>12949979.5853858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6280481.26578097">
                <text:p>6280481.26578097</text:p>
              </table:table-cell>
              <table:table-cell office:value-type="float" office:value="17320938.1314236">
                <text:p>17320938.1314236</text:p>
              </table:table-cell>
              <table:table-cell office:value-type="float" office:value="14522148.5867518">
                <text:p>14522148.5867518</text:p>
              </table:table-cell>
            </table:table-row>
            <table:table-row>
              <table:table-cell office:value-type="float" office:value="50982">
                <text:p>50982</text:p>
              </table:table-cell>
              <table:table-cell office:value-type="float" office:value="12700071.4408626">
                <text:p>12700071.4408626</text:p>
              </table:table-cell>
              <table:table-cell office:value-type="float" office:value="13070997.4902754">
                <text:p>13070997.4902754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6415905.16959289">
                <text:p>6415905.16959289</text:p>
              </table:table-cell>
              <table:table-cell office:value-type="float" office:value="17494293.3801947">
                <text:p>17494293.3801947</text:p>
              </table:table-cell>
              <table:table-cell office:value-type="float" office:value="14560079.931711">
                <text:p>14560079.931711</text:p>
              </table:table-cell>
            </table:table-row>
            <table:table-row>
              <table:table-cell office:value-type="float" office:value="51013">
                <text:p>51013</text:p>
              </table:table-cell>
              <table:table-cell office:value-type="float" office:value="12845857.2190308">
                <text:p>12845857.2190308</text:p>
              </table:table-cell>
              <table:table-cell office:value-type="float" office:value="13192331.4897063">
                <text:p>13192331.4897063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6552457.60593659">
                <text:p>6552457.60593659</text:p>
              </table:table-cell>
              <table:table-cell office:value-type="float" office:value="17669093.2560389">
                <text:p>17669093.2560389</text:p>
              </table:table-cell>
              <table:table-cell office:value-type="float" office:value="14598327.3712115">
                <text:p>14598327.3712115</text:p>
              </table:table-cell>
            </table:table-row>
            <table:table-row>
              <table:table-cell office:value-type="float" office:value="51043">
                <text:p>51043</text:p>
              </table:table-cell>
              <table:table-cell office:value-type="float" office:value="12993099.6628312">
                <text:p>12993099.6628312</text:p>
              </table:table-cell>
              <table:table-cell office:value-type="float" office:value="13313984.2177997">
                <text:p>13313984.2177997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6690147.97924981">
                <text:p>6690147.97924981</text:p>
              </table:table-cell>
              <table:table-cell office:value-type="float" office:value="17845349.7975151">
                <text:p>17845349.7975151</text:p>
              </table:table-cell>
              <table:table-cell office:value-type="float" office:value="14636893.5393745">
                <text:p>14636893.5393745</text:p>
              </table:table-cell>
            </table:table-row>
            <table:table-row>
              <table:table-cell office:value-type="float" office:value="51074">
                <text:p>51074</text:p>
              </table:table-cell>
              <table:table-cell office:value-type="float" office:value="13141810.9111438">
                <text:p>13141810.9111438</text:p>
              </table:table-cell>
              <table:table-cell office:value-type="float" office:value="13435958.3306278">
                <text:p>13435958.3306278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6828985.77234064">
                <text:p>6828985.77234064</text:p>
              </table:table-cell>
              <table:table-cell office:value-type="float" office:value="18023075.1435037">
                <text:p>18023075.1435037</text:p>
              </table:table-cell>
              <table:table-cell office:value-type="float" office:value="14675781.0922722">
                <text:p>14675781.0922722</text:p>
              </table:table-cell>
            </table:table-row>
            <table:table-row>
              <table:table-cell office:value-type="float" office:value="51104">
                <text:p>51104</text:p>
              </table:table-cell>
              <table:table-cell office:value-type="float" office:value="13292003.2040063">
                <text:p>13292003.2040063</text:p>
              </table:table-cell>
              <table:table-cell office:value-type="float" office:value="13558256.5063968">
                <text:p>13558256.5063968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6968980.54704057">
                <text:p>6968980.54704057</text:p>
              </table:table-cell>
              <table:table-cell office:value-type="float" office:value="18202281.5340421">
                <text:p>18202281.5340421</text:p>
              </table:table-cell>
              <table:table-cell office:value-type="float" office:value="14714992.7081107">
                <text:p>14714992.7081107</text:p>
              </table:table-cell>
            </table:table-row>
            <table:table-row>
              <table:table-cell office:value-type="float" office:value="51135">
                <text:p>51135</text:p>
              </table:table-cell>
              <table:table-cell office:value-type="float" office:value="13443688.8834567">
                <text:p>13443688.8834567</text:p>
              </table:table-cell>
              <table:table-cell office:value-type="float" office:value="13680881.445631">
                <text:p>13680881.445631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7110141.94486299">
                <text:p>7110141.94486299</text:p>
              </table:table-cell>
              <table:table-cell office:value-type="float" office:value="18382981.3111684">
                <text:p>18382981.3111684</text:p>
              </table:table-cell>
              <table:table-cell office:value-type="float" office:value="14754531.0874145">
                <text:p>14754531.0874145</text:p>
              </table:table-cell>
            </table:table-row>
            <table:table-row>
              <table:table-cell office:value-type="float" office:value="51166">
                <text:p>51166</text:p>
              </table:table-cell>
              <table:table-cell office:value-type="float" office:value="13596880.3943831">
                <text:p>13596880.3943831</text:p>
              </table:table-cell>
              <table:table-cell office:value-type="float" office:value="13803835.8713595">
                <text:p>13803835.8713595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7252479.68766727">
                <text:p>7252479.68766727</text:p>
              </table:table-cell>
              <table:table-cell office:value-type="float" office:value="18565186.9197707">
                <text:p>18565186.9197707</text:p>
              </table:table-cell>
              <table:table-cell office:value-type="float" office:value="14794398.9532126">
                <text:p>14794398.9532126</text:p>
              </table:table-cell>
            </table:table-row>
            <table:table-row>
              <table:table-cell office:value-type="float" office:value="51195">
                <text:p>51195</text:p>
              </table:table-cell>
              <table:table-cell office:value-type="float" office:value="13751590.2853812">
                <text:p>13751590.2853812</text:p>
              </table:table-cell>
              <table:table-cell office:value-type="float" office:value="13927122.5293029">
                <text:p>13927122.5293029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7396003.57832824">
                <text:p>7396003.57832824</text:p>
              </table:table-cell>
              <table:table-cell office:value-type="float" office:value="18748910.9084447">
                <text:p>18748910.9084447</text:p>
              </table:table-cell>
              <table:table-cell office:value-type="float" office:value="14834599.0512256">
                <text:p>14834599.0512256</text:p>
              </table:table-cell>
            </table:table-row>
            <table:table-row>
              <table:table-cell office:value-type="float" office:value="51226">
                <text:p>51226</text:p>
              </table:table-cell>
              <table:table-cell office:value-type="float" office:value="13907831.2096182">
                <text:p>13907831.2096182</text:p>
              </table:table-cell>
              <table:table-cell office:value-type="float" office:value="14050744.1880631">
                <text:p>14050744.1880631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7540723.5014114">
                <text:p>7540723.5014114</text:p>
              </table:table-cell>
              <table:table-cell office:value-type="float" office:value="18934165.9303576">
                <text:p>18934165.9303576</text:p>
              </table:table-cell>
              <table:table-cell office:value-type="float" office:value="14875134.1500554">
                <text:p>14875134.1500554</text:p>
              </table:table-cell>
            </table:table-row>
            <table:table-row>
              <table:table-cell office:value-type="float" office:value="51256">
                <text:p>51256</text:p>
              </table:table-cell>
              <table:table-cell office:value-type="float" office:value="14065615.9257045">
                <text:p>14065615.9257045</text:p>
              </table:table-cell>
              <table:table-cell office:value-type="float" office:value="14174703.6393136">
                <text:p>14174703.6393136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7686649.42385358">
                <text:p>7686649.42385358</text:p>
              </table:table-cell>
              <table:table-cell office:value-type="float" office:value="19120964.7441198">
                <text:p>19120964.7441198</text:p>
              </table:table-cell>
              <table:table-cell office:value-type="float" office:value="14916007.0413754">
                <text:p>14916007.0413754</text:p>
              </table:table-cell>
            </table:table-row>
            <table:table-row>
              <table:table-cell office:value-type="float" office:value="51287">
                <text:p>51287</text:p>
              </table:table-cell>
              <table:table-cell office:value-type="float" office:value="14224957.2985722">
                <text:p>14224957.2985722</text:p>
              </table:table-cell>
              <table:table-cell office:value-type="float" office:value="14299003.6979917">
                <text:p>14299003.6979917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7833791.39564944">
                <text:p>7833791.39564944</text:p>
              </table:table-cell>
              <table:table-cell office:value-type="float" office:value="19309320.2146634">
                <text:p>19309320.2146634</text:p>
              </table:table-cell>
              <table:table-cell office:value-type="float" office:value="14957220.5401231">
                <text:p>14957220.5401231</text:p>
              </table:table-cell>
            </table:table-row>
            <table:table-row>
              <table:table-cell office:value-type="float" office:value="51317">
                <text:p>51317</text:p>
              </table:table-cell>
              <table:table-cell office:value-type="float" office:value="14385868.300361">
                <text:p>14385868.300361</text:p>
              </table:table-cell>
              <table:table-cell office:value-type="float" office:value="14423647.2024927">
                <text:p>14423647.2024927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7982159.55054361">
                <text:p>7982159.55054361</text:p>
              </table:table-cell>
              <table:table-cell office:value-type="float" office:value="19499245.3141282">
                <text:p>19499245.3141282</text:p>
              </table:table-cell>
              <table:table-cell office:value-type="float" office:value="14998777.4846937">
                <text:p>14998777.4846937</text:p>
              </table:table-cell>
            </table:table-row>
            <table:table-row>
              <table:table-cell office:value-type="float" office:value="51348">
                <text:p>51348</text:p>
              </table:table-cell>
              <table:table-cell office:value-type="float" office:value="14548362.0113121">
                <text:p>14548362.0113121</text:p>
              </table:table-cell>
              <table:table-cell office:value-type="float" office:value="14548637.0148652">
                <text:p>14548637.0148652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8131764.10672856">
                <text:p>8131764.10672856</text:p>
              </table:table-cell>
              <table:table-cell office:value-type="float" office:value="19690753.1227552">
                <text:p>19690753.1227552</text:p>
              </table:table-cell>
              <table:table-cell office:value-type="float" office:value="15040680.7371358">
                <text:p>15040680.7371358</text:p>
              </table:table-cell>
            </table:table-row>
            <table:table-row>
              <table:table-cell office:value-type="float" office:value="51379">
                <text:p>51379</text:p>
              </table:table-cell>
              <table:table-cell office:value-type="float" office:value="14712451.6206684">
                <text:p>14712451.6206684</text:p>
              </table:table-cell>
              <table:table-cell office:value-type="float" office:value="14673976.021008">
                <text:p>14673976.021008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8282615.36754838">
                <text:p>8282615.36754838</text:p>
              </table:table-cell>
              <table:table-cell office:value-type="float" office:value="19883856.8297874">
                <text:p>19883856.8297874</text:p>
              </table:table-cell>
              <table:table-cell office:value-type="float" office:value="15082933.1833481">
                <text:p>15082933.1833481</text:p>
              </table:table-cell>
            </table:table-row>
            <table:table-row>
              <table:table-cell office:value-type="float" office:value="51409">
                <text:p>51409</text:p>
              </table:table-cell>
              <table:table-cell office:value-type="float" office:value="14878150.4275833">
                <text:p>14878150.4275833</text:p>
              </table:table-cell>
              <table:table-cell office:value-type="float" office:value="14799667.1308692">
                <text:p>14799667.1308692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8434723.72220837">
                <text:p>8434723.72220837</text:p>
              </table:table-cell>
              <table:table-cell office:value-type="float" office:value="20078569.7343782">
                <text:p>20078569.7343782</text:p>
              </table:table-cell>
              <table:table-cell office:value-type="float" office:value="15125537.733279">
                <text:p>15125537.733279</text:p>
              </table:table-cell>
            </table:table-row>
            <table:table-row>
              <table:table-cell office:value-type="float" office:value="51440">
                <text:p>51440</text:p>
              </table:table-cell>
              <table:table-cell office:value-type="float" office:value="15045471.8420365">
                <text:p>15045471.8420365</text:p>
              </table:table-cell>
              <table:table-cell office:value-type="float" office:value="14925713.2786465">
                <text:p>14925713.2786465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8588099.64649052">
                <text:p>8588099.64649052</text:p>
              </table:table-cell>
              <table:table-cell office:value-type="float" office:value="20274905.2465072">
                <text:p>20274905.2465072</text:p>
              </table:table-cell>
              <table:table-cell office:value-type="float" office:value="15168497.3211259">
                <text:p>15168497.3211259</text:p>
              </table:table-cell>
            </table:table-row>
            <table:table-row>
              <table:table-cell office:value-type="float" office:value="51470">
                <text:p>51470</text:p>
              </table:table-cell>
              <table:table-cell office:value-type="float" office:value="15214429.3857573">
                <text:p>15214429.3857573</text:p>
              </table:table-cell>
              <table:table-cell office:value-type="float" office:value="15052117.4229893">
                <text:p>15052117.4229893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8742753.70347503">
                <text:p>8742753.70347503</text:p>
              </table:table-cell>
              <table:table-cell office:value-type="float" office:value="20472876.887904">
                <text:p>20472876.887904</text:p>
              </table:table-cell>
              <table:table-cell office:value-type="float" office:value="15211814.9055382">
                <text:p>15211814.9055382</text:p>
              </table:table-cell>
            </table:table-row>
            <table:table-row>
              <table:table-cell office:value-type="float" office:value="51501">
                <text:p>51501</text:p>
              </table:table-cell>
              <table:table-cell office:value-type="float" office:value="15385036.6931565">
                <text:p>15385036.6931565</text:p>
              </table:table-cell>
              <table:table-cell office:value-type="float" office:value="15178882.5472021">
                <text:p>15178882.5472021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8898696.54426774">
                <text:p>8898696.54426774</text:p>
              </table:table-cell>
              <table:table-cell office:value-type="float" office:value="20672498.2929792">
                <text:p>20672498.2929792</text:p>
              </table:table-cell>
              <table:table-cell office:value-type="float" office:value="15255493.4698206">
                <text:p>15255493.4698206</text:p>
              </table:table-cell>
            </table:table-row>
            <table:table-row>
              <table:table-cell office:value-type="float" office:value="51532">
                <text:p>51532</text:p>
              </table:table-cell>
              <table:table-cell office:value-type="float" office:value="15557307.5122647">
                <text:p>15557307.5122647</text:p>
              </table:table-cell>
              <table:table-cell office:value-type="float" office:value="15306011.6594506">
                <text:p>15306011.6594506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9055938.90873372">
                <text:p>9055938.90873372</text:p>
              </table:table-cell>
              <table:table-cell office:value-type="float" office:value="20873783.2097632">
                <text:p>20873783.2097632</text:p>
              </table:table-cell>
              <table:table-cell office:value-type="float" office:value="15299536.0221386">
                <text:p>15299536.0221386</text:p>
              </table:table-cell>
            </table:table-row>
            <table:table-row>
              <table:table-cell office:value-type="float" office:value="51560">
                <text:p>51560</text:p>
              </table:table-cell>
              <table:table-cell office:value-type="float" office:value="15731255.7056794">
                <text:p>15731255.7056794</text:p>
              </table:table-cell>
              <table:table-cell office:value-type="float" office:value="15433507.7929684">
                <text:p>15433507.7929684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9214491.62623692">
                <text:p>9214491.62623692</text:p>
              </table:table-cell>
              <table:table-cell office:value-type="float" office:value="21076745.5008538">
                <text:p>21076745.5008538</text:p>
              </table:table-cell>
              <table:table-cell office:value-type="float" office:value="15343945.595726">
                <text:p>15343945.595726</text:p>
              </table:table-cell>
            </table:table-row>
            <table:table-row>
              <table:table-cell office:value-type="float" office:value="51591">
                <text:p>51591</text:p>
              </table:table-cell>
              <table:table-cell office:value-type="float" office:value="15906895.2515198">
                <text:p>15906895.2515198</text:p>
              </table:table-cell>
              <table:table-cell office:value-type="float" office:value="15561374.0062661">
                <text:p>15561374.0062661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9374365.61638598">
                <text:p>9374365.61638598</text:p>
              </table:table-cell>
              <table:table-cell office:value-type="float" office:value="21281399.1443702">
                <text:p>21281399.1443702</text:p>
              </table:table-cell>
              <table:table-cell office:value-type="float" office:value="15388725.2490933">
                <text:p>15388725.2490933</text:p>
              </table:table-cell>
            </table:table-row>
            <table:table-row>
              <table:table-cell office:value-type="float" office:value="51621">
                <text:p>51621</text:p>
              </table:table-cell>
              <table:table-cell office:value-type="float" office:value="16084240.2443896">
                <text:p>16084240.2443896</text:p>
              </table:table-cell>
              <table:table-cell office:value-type="float" office:value="15689613.3833419">
                <text:p>15689613.3833419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9535571.88978628">
                <text:p>9535571.88978628</text:p>
              </table:table-cell>
              <table:table-cell office:value-type="float" office:value="21487758.2349158">
                <text:p>21487758.2349158</text:p>
              </table:table-cell>
              <table:table-cell office:value-type="float" office:value="15433878.0662387">
                <text:p>15433878.0662387</text:p>
              </table:table-cell>
            </table:table-row>
            <table:table-row>
              <table:table-cell office:value-type="float" office:value="51652">
                <text:p>51652</text:p>
              </table:table-cell>
              <table:table-cell office:value-type="float" office:value="16263304.8963472">
                <text:p>16263304.8963472</text:p>
              </table:table-cell>
              <table:table-cell office:value-type="float" office:value="15818229.0338939">
                <text:p>15818229.0338939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9698121.54879825">
                <text:p>9698121.54879825</text:p>
              </table:table-cell>
              <table:table-cell office:value-type="float" office:value="21695836.9845494">
                <text:p>21695836.9845494</text:p>
              </table:table-cell>
              <table:table-cell office:value-type="float" office:value="15479407.1568603">
                <text:p>15479407.1568603</text:p>
              </table:table-cell>
            </table:table-row>
            <table:table-row>
              <table:table-cell office:value-type="float" office:value="51682">
                <text:p>51682</text:p>
              </table:table-cell>
              <table:table-cell office:value-type="float" office:value="16444103.5378851">
                <text:p>16444103.5378851</text:p>
              </table:table-cell>
              <table:table-cell office:value-type="float" office:value="15947224.0935344">
                <text:p>15947224.0935344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9862025.78830199">
                <text:p>9862025.78830199</text:p>
              </table:table-cell>
              <table:table-cell office:value-type="float" office:value="21905649.7237632">
                <text:p>21905649.7237632</text:p>
              </table:table-cell>
              <table:table-cell office:value-type="float" office:value="15525315.6565704">
                <text:p>15525315.6565704</text:p>
              </table:table-cell>
            </table:table-row>
            <table:table-row>
              <table:table-cell office:value-type="float" office:value="51713">
                <text:p>51713</text:p>
              </table:table-cell>
              <table:table-cell office:value-type="float" office:value="16626650.6189165">
                <text:p>16626650.6189165</text:p>
              </table:table-cell>
              <table:table-cell office:value-type="float" office:value="16076601.7240058">
                <text:p>16076601.7240058</text:p>
              </table:table-cell>
              <table:table-cell office:value-type="float" office:value="3481691.72110915">
                <text:p>3481691.72110915</text:p>
              </table:table-cell>
              <table:table-cell office:value-type="float" office:value="9862025.78830199">
                <text:p>9862025.78830199</text:p>
              </table:table-cell>
              <table:table-cell office:value-type="float" office:value="22117210.9024705">
                <text:p>22117210.9024705</text:p>
              </table:table-cell>
              <table:table-cell office:value-type="float" office:value="15736876.8352776">
                <text:p>15736876.8352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